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8.086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1.06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0.667cm" fo:break-before="auto" style:use-optimal-row-height="true"/>
    </style:style>
    <style:style style:name="ro4" style:family="table-row">
      <style:table-row-properties style:row-height="0.984cm" fo:break-before="auto" style:use-optimal-row-height="true"/>
    </style:style>
    <style:style style:name="ro5" style:family="table-row">
      <style:table-row-properties style:row-height="1.296cm" fo:break-before="auto" style:use-optimal-row-height="true"/>
    </style:style>
    <style:style style:name="ro6" style:family="table-row">
      <style:table-row-properties style:row-height="0.88cm" fo:break-before="auto" style:use-optimal-row-height="true"/>
    </style:style>
    <style:style style:name="ro7" style:family="table-row">
      <style:table-row-properties style:row-height="0.721cm" fo:break-before="auto" style:use-optimal-row-height="true"/>
    </style:style>
    <style:style style:name="ro8" style:family="table-row">
      <style:table-row-properties style:row-height="2.542cm" fo:break-before="auto" style:use-optimal-row-height="true"/>
    </style:style>
    <style:style style:name="ro9" style:family="table-row">
      <style:table-row-properties style:row-height="0.829cm" fo:break-before="auto" style:use-optimal-row-height="true"/>
    </style:style>
    <style:style style:name="ro10" style:family="table-row">
      <style:table-row-properties style:row-height="5.965cm" fo:break-before="auto" style:use-optimal-row-height="true"/>
    </style:style>
    <style:style style:name="ro11" style:family="table-row">
      <style:table-row-properties style:row-height="61.683cm" fo:break-before="auto" style:use-optimal-row-height="true"/>
    </style:style>
    <style:style style:name="ro12" style:family="table-row">
      <style:table-row-properties style:row-height="30.245cm" fo:break-before="auto" style:use-optimal-row-height="true"/>
    </style:style>
    <style:style style:name="ro13" style:family="table-row">
      <style:table-row-properties style:row-height="7.521cm" fo:break-before="auto" style:use-optimal-row-height="true"/>
    </style:style>
    <style:style style:name="ro14" style:family="table-row">
      <style:table-row-properties style:row-height="23.708cm" fo:break-before="auto" style:use-optimal-row-height="true"/>
    </style:style>
    <style:style style:name="ro15" style:family="table-row">
      <style:table-row-properties style:row-height="11.568cm" fo:break-before="auto" style:use-optimal-row-height="true"/>
    </style:style>
    <style:style style:name="ro16" style:family="table-row">
      <style:table-row-properties style:row-height="10.0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5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6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7" style:family="table-cell" style:parent-style-name="Default">
      <style:table-cell-properties fo:wrap-option="wrap" style:direction="ltr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style:direction="ltr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background-color="#83caff" fo:wrap-option="wrap"/>
      <style:text-properties fo:font-size="8pt" style:font-size-asian="8pt" style:font-size-complex="8pt" fo:hyphenate="true"/>
    </style:style>
    <style:style style:name="ce11" style:family="table-cell" style:parent-style-name="Default">
      <style:table-cell-properties fo:border-bottom="none" fo:background-color="#eb613d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12" style:family="table-cell" style:parent-style-name="Default">
      <style:table-cell-properties fo:background-color="#eb613d" fo:wrap-option="wrap"/>
      <style:text-properties style:font-name="Arial" fo:font-size="8pt" style:font-size-asian="8pt" style:font-size-complex="8pt" fo:hyphenate="true"/>
    </style:style>
    <style:style style:name="ce13" style:family="table-cell" style:parent-style-name="Default">
      <style:table-cell-properties fo:border-bottom="0.002cm solid #000000" fo:background-color="#eb613d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14" style:family="table-cell" style:parent-style-name="Default">
      <style:table-cell-properties fo:background-color="#e6e6ff" fo:wrap-option="wrap"/>
      <style:text-properties style:font-name="Arial" fo:font-size="8pt" style:font-size-asian="8pt" style:font-size-complex="8pt" fo:hyphenate="true"/>
    </style:style>
    <style:style style:name="ce15" style:family="table-cell" style:parent-style-name="Default">
      <style:table-cell-properties fo:background-color="#e6e6ff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#eb613d"/>
    </style:style>
    <style:style style:name="ce17" style:family="table-cell" style:parent-style-name="Default">
      <style:table-cell-properties fo:background-color="#83caff" fo:wrap-option="wrap"/>
      <style:text-properties style:font-name="Arial" fo:font-size="8pt" style:font-size-asian="8pt" style:font-size-complex="8pt" fo:hyphenate="true"/>
    </style:style>
    <style:style style:name="ce1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">
      <style:text-properties fo:font-size="8pt" style:font-size-asian="8pt" style:font-size-complex="8pt"/>
    </style:style>
    <style:style style:name="ce20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text-properties fo:font-size="26pt" style:font-size-asian="26pt" style:font-size-complex="26pt"/>
    </style:style>
    <style:style style:name="ce2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83caff" fo:wrap-option="wrap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wrap-option="wrap"/>
      <style:text-properties style:font-name="Aria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wrap-option="wrap"/>
      <style:text-properties style:font-name="Arial" fo:font-size="8pt" fo:font-weight="normal" style:font-size-asian="8pt" style:font-size-complex="8pt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83caff" fo:wrap-option="wrap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none" fo:border-left="none" fo:border-right="none" fo:border-top="0.002cm solid #000000"/>
      <style:text-properties style:font-name="Arial" fo:font-size="8pt" style:font-size-asian="8pt" style:font-size-complex="8pt"/>
    </style:style>
    <style:style style:name="ce38" style:family="table-cell" style:parent-style-name="Default">
      <style:table-cell-properties fo:border-bottom="0.002cm solid #000000" fo:border-left="none" fo:border-right="none" fo:border-top="none"/>
      <style:text-properties style:font-name="Arial" fo:font-size="8pt" style:font-size-asian="8pt" style:font-size-complex="8pt"/>
    </style:style>
    <style:style style:name="ce39" style:family="table-cell" style:parent-style-name="Default">
      <style:table-cell-properties fo:background-color="#83caff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00b8ff" style:cell-protect="protected formula-hidden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43" style:family="table-cell" style:parent-style-name="red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()=[$Sheet1.$I$1]" style:apply-style-name="kexi" style:base-cell-address="Sheet1.I163"/>
    </style:style>
    <style:style style:name="ce44" style:family="table-cell" style:parent-style-name="red">
      <style:table-cell-properties style:text-align-source="fix" style:repeat-content="false"/>
      <style:paragraph-properties fo:text-align="center" fo:margin-left="0cm"/>
      <style:map style:condition="cell-content()=[$Sheet1.$I$1]" style:apply-style-name="kexi" style:base-cell-address="Sheet1.I163"/>
    </style:style>
    <style:style style:name="ce45" style:family="table-cell" style:parent-style-name="red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()=[$Sheet1.$I$1]" style:apply-style-name="kexi" style:base-cell-address="Sheet1.I163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ext-properties fo:font-size="6pt" style:font-size-asian="6pt" style:font-size-complex="6pt"/>
    </style:style>
    <style:style style:name="ce52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53" style:family="table-cell" style:parent-style-name="Default">
      <style:text-properties style:font-name="Arial" fo:font-size="6pt" style:font-size-asian="6pt" style:font-size-complex="6pt"/>
    </style:style>
    <style:style style:name="ce54" style:family="table-cell" style:parent-style-name="Default">
      <style:table-cell-properties fo:border-bottom="none" fo:border-left="none" fo:border-right="none" fo:border-top="0.002cm solid #000000"/>
      <style:text-properties style:font-name="Arial" fo:font-size="6pt" style:font-size-asian="6pt" style:font-size-complex="6pt"/>
    </style:style>
    <style:style style:name="ce55" style:family="table-cell" style:parent-style-name="Default">
      <style:table-cell-properties fo:border-bottom="0.002cm solid #000000" fo:border-left="none" fo:border-right="none" fo:border-top="none"/>
      <style:text-properties style:font-name="Arial" fo:font-size="6pt" style:font-size-asian="6pt" style:font-size-complex="6pt"/>
    </style:style>
    <style:style style:name="ce56" style:family="table-cell" style:parent-style-name="Default">
      <style:table-cell-properties fo:background-color="#83caff"/>
      <style:text-properties style:font-name="Arial" fo:font-size="6pt" style:font-size-asian="6pt" style:font-size-complex="6pt"/>
    </style:style>
    <style:style style:name="ce57" style:family="table-cell" style:parent-style-name="Default">
      <style:text-properties style:font-name="Arial"/>
    </style:style>
    <style:style style:name="ce58" style:family="table-cell" style:parent-style-name="Default">
      <style:table-cell-properties fo:border-bottom="none" fo:border-left="none" fo:border-right="none" fo:border-top="0.002cm solid #000000"/>
      <style:text-properties style:font-name="Arial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60" style:family="table-cell" style:parent-style-name="Default">
      <style:text-properties fo:color="#ff0000" style:font-name="Arial"/>
    </style:style>
    <style:style style:name="ce61" style:family="table-cell" style:parent-style-name="Default">
      <style:table-cell-properties fo:border-bottom="none" fo:border-left="none" fo:border-right="none" fo:border-top="0.002cm solid #000000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style:font-name="Arial" style:font-name-asian="DejaVu Sans" style:font-name-complex="Tahoma"/>
    </style:style>
    <style:style style:name="T5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21"/>
        <table:table-column table:style-name="co5" table:default-cell-style-name="ce1"/>
        <table:table-column table:style-name="co6" table:default-cell-style-name="ce48"/>
        <table:table-column table:style-name="co7" table:default-cell-style-name="ce48"/>
        <table:table-column table:style-name="co6" table:number-columns-repeated="2" table:default-cell-style-name="ce48"/>
        <table:table-column table:style-name="co8" table:number-columns-repeated="2" table:default-cell-style-name="ce51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18" office:value-type="string">
            <text:p>done</text:p>
          </table:table-cell>
          <table:table-cell table:style-name="ce20" table:formula="of:=[.K1263]/[.J1263]" office:value-type="percentage" office:value="0.185606060606061" table:number-columns-spanned="1" table:number-rows-spanned="3">
            <text:p>18,561%</text:p>
          </table:table-cell>
          <table:table-cell table:style-name="ce33" office:value-type="string">
            <text:p>E=Exists </text:p>
          </table:table-cell>
          <table:table-cell table:style-name="ce40" table:formula="of:=COUNTIF([.B5:.B1262];&quot;E&quot;)" office:value-type="float" office:value="122">
            <text:p>122</text:p>
          </table:table-cell>
          <table:table-cell table:style-name="ce49" office:value-type="string">
            <text:p>Invalid</text:p>
          </table:table-cell>
          <table:table-cell table:style-name="ce50" table:formula="of:=COUNTIF([.B5:.B1262];&quot;-&quot;)" office:value-type="float" office:value="88">
            <text:p>88</text:p>
          </table:table-cell>
          <table:table-cell office:value-type="string">
            <text:p>ND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19" table:formula="of:=1-([.B1263]/[.C1263])" office:value-type="percentage" office:value="0.62291169451074">
            <text:p>62,29%</text:p>
          </table:table-cell>
          <table:covered-table-cell/>
          <table:table-cell table:style-name="ce33" office:value-type="string">
            <text:p>N=New</text:p>
          </table:table-cell>
          <table:table-cell table:style-name="ce40" table:formula="of:=COUNTIF([.B5:.B1262];&quot;N&quot;)" office:value-type="float" office:value="192">
            <text:p>192</text:p>
          </table:table-cell>
          <table:table-cell table:number-columns-repeated="250"/>
        </table:table-row>
        <table:table-row table:style-name="ro1">
          <table:table-cell table:style-name="ce1" table:number-columns-repeated="3"/>
          <table:covered-table-cell/>
          <table:table-cell table:style-name="ce33" office:value-type="string">
            <text:p>R=Repeated</text:p>
          </table:table-cell>
          <table:table-cell table:style-name="ce40" table:formula="of:=COUNTIF([.B5:.B1262];&quot;R&quot;)" office:value-type="float" office:value="377">
            <text:p>377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41" office:value-type="string">
            <text:p>16x16</text:p>
          </table:table-cell>
          <table:table-cell table:style-name="ce41" office:value-type="string">
            <text:p>22x22</text:p>
          </table:table-cell>
          <table:table-cell table:style-name="ce41" office:value-type="string">
            <text:p>32x32</text:p>
          </table:table-cell>
          <table:table-cell table:style-name="ce41" office:value-type="string">
            <text:p>48x48</text:p>
          </table:table-cell>
          <table:table-cell table:style-name="ce52" table:number-columns-repeated="2"/>
          <table:table-cell table:number-columns-repeated="245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 office:value-type="string">
            <text:p>edit-delete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53" table:formula="of:=IF([.B5]=&quot;R&quot;;0;IF([.B5]=&quot;-&quot;;0;4))" office:value-type="float" office:value="4">
            <text:p>4</text:p>
          </table:table-cell>
          <table:table-cell table:style-name="ce53" table:formula="of:=IF([.B5]=&quot;R&quot;;0;COUNTIF([.F5:.I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"14_flatten"</text:p>
          </table:table-cell>
          <table:table-cell table:style-name="ce34" office:value-type="string">
            <text:p>edit-flatten-path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53" table:formula="of:=IF([.B6]=&quot;R&quot;;0;IF([.B6]=&quot;-&quot;;0;4))" office:value-type="float" office:value="4">
            <text:p>4</text:p>
          </table:table-cell>
          <table:table-cell table:style-name="ce53" table:formula="of:=IF([.B6]=&quot;R&quot;;0;COUNTIF([.F6:.I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24" office:value-type="string">
            <text:p>"14_refine"</text:p>
          </table:table-cell>
          <table:table-cell table:style-name="ce34" office:value-type="string">
            <text:p>?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53" table:formula="of:=IF([.B7]=&quot;R&quot;;0;IF([.B7]=&quot;-&quot;;0;4))" office:value-type="float" office:value="4">
            <text:p>4</text:p>
          </table:table-cell>
          <table:table-cell table:style-name="ce53" table:formula="of:=IF([.B7]=&quot;R&quot;;0;COUNTIF([.F7:.I7];&quot;x&quot;))" office:value-type="float" office:value="0">
            <text:p>0</text:p>
          </table:table-cell>
          <table:table-cell table:style-name="ce57"/>
          <table:table-cell table:style-name="red"/>
          <table:table-cell table:style-name="ce57" table:number-columns-repeated="21"/>
          <table:table-cell table:number-columns-repeated="222"/>
        </table:table-row>
        <table:table-row table:style-name="ro2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23" office:value-type="string">
            <text:p>"14_roundcorners"</text:p>
          </table:table-cell>
          <table:table-cell table:style-name="ce34" office:value-type="string">
            <text:p>edit-corners-rou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53" table:formula="of:=IF([.B8]=&quot;R&quot;;0;IF([.B8]=&quot;-&quot;;0;4))" office:value-type="float" office:value="4">
            <text:p>4</text:p>
          </table:table-cell>
          <table:table-cell table:style-name="ce53" table:formula="of:=IF([.B8]=&quot;R&quot;;0;COUNTIF([.F8:.I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23" office:value-type="string">
            <text:p>Inkscape team</text:p>
          </table:table-cell>
          <table:table-cell table:style-name="ce34" office:value-type="string">
            <text:p>calligraphy?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53" table:formula="of:=IF([.B9]=&quot;R&quot;;0;IF([.B9]=&quot;-&quot;;0;4))" office:value-type="float" office:value="4">
            <text:p>4</text:p>
          </table:table-cell>
          <table:table-cell table:style-name="ce53" table:formula="of:=IF([.B9]=&quot;R&quot;;0;COUNTIF([.F9:.I9];&quot;x&quot;))" office:value-type="float" office:value="0">
            <text:p>0</text:p>
          </table:table-cell>
          <table:table-cell table:style-name="ce57" table:number-columns-repeated="2"/>
          <table:table-cell/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 office:value-type="string">
            <text:p>list-remove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53" table:formula="of:=IF([.B10]=&quot;R&quot;;0;IF([.B10]=&quot;-&quot;;0;4))" office:value-type="float" office:value="4">
            <text:p>4</text:p>
          </table:table-cell>
          <table:table-cell table:style-name="ce53" table:formula="of:=IF([.B10]=&quot;R&quot;;0;COUNTIF([.F10:.I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23"/>
          <table:table-cell table:style-name="ce34" office:value-type="string">
            <text:p>document-save-as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53" table:formula="of:=IF([.B11]=&quot;R&quot;;0;IF([.B11]=&quot;-&quot;;0;4))" office:value-type="float" office:value="4">
            <text:p>4</text:p>
          </table:table-cell>
          <table:table-cell table:style-name="ce53" table:formula="of:=IF([.B11]=&quot;R&quot;;0;COUNTIF([.F11:.I1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23"/>
          <table:table-cell table:style-name="ce34"/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53" table:formula="of:=IF([.B12]=&quot;R&quot;;0;IF([.B12]=&quot;-&quot;;0;4))" office:value-type="float" office:value="0">
            <text:p>0</text:p>
          </table:table-cell>
          <table:table-cell table:style-name="ce53" table:formula="of:=IF([.B12]=&quot;R&quot;;0;COUNTIF([.F12:.I12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1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 office:value-type="string">
            <text:p>list-add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53" table:formula="of:=IF([.B13]=&quot;R&quot;;0;IF([.B13]=&quot;-&quot;;0;4))" office:value-type="float" office:value="4">
            <text:p>4</text:p>
          </table:table-cell>
          <table:table-cell table:style-name="ce53" table:formula="of:=IF([.B13]=&quot;R&quot;;0;COUNTIF([.F13:.I13];&quot;x&quot;))" office:value-type="float" office:value="4">
            <text:p>4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53" table:formula="of:=IF([.B14]=&quot;R&quot;;0;IF([.B14]=&quot;-&quot;;0;4))" office:value-type="float" office:value="0">
            <text:p>0</text:p>
          </table:table-cell>
          <table:table-cell table:style-name="ce53" table:formula="of:=IF([.B14]=&quot;R&quot;;0;COUNTIF([.F14:.I14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 office:value-type="string">
            <text:p>edit-copy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53" table:formula="of:=IF([.B15]=&quot;R&quot;;0;IF([.B15]=&quot;-&quot;;0;4))" office:value-type="float" office:value="4">
            <text:p>4</text:p>
          </table:table-cell>
          <table:table-cell table:style-name="ce53" table:formula="of:=IF([.B15]=&quot;R&quot;;0;COUNTIF([.F15:.I1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53" table:formula="of:=IF([.B16]=&quot;R&quot;;0;IF([.B16]=&quot;-&quot;;0;4))" office:value-type="float" office:value="4">
            <text:p>4</text:p>
          </table:table-cell>
          <table:table-cell table:style-name="ce53" table:formula="of:=IF([.B16]=&quot;R&quot;;0;COUNTIF([.F16:.I1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53" table:formula="of:=IF([.B17]=&quot;R&quot;;0;IF([.B17]=&quot;-&quot;;0;4))" office:value-type="float" office:value="4">
            <text:p>4</text:p>
          </table:table-cell>
          <table:table-cell table:style-name="ce53" table:formula="of:=IF([.B17]=&quot;R&quot;;0;COUNTIF([.F17:.I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53" table:formula="of:=IF([.B18]=&quot;R&quot;;0;IF([.B18]=&quot;-&quot;;0;4))" office:value-type="float" office:value="0">
            <text:p>0</text:p>
          </table:table-cell>
          <table:table-cell table:style-name="ce53" table:formula="of:=IF([.B18]=&quot;R&quot;;0;COUNTIF([.F18:.I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53" table:formula="of:=IF([.B19]=&quot;R&quot;;0;IF([.B19]=&quot;-&quot;;0;4))" office:value-type="float" office:value="0">
            <text:p>0</text:p>
          </table:table-cell>
          <table:table-cell table:style-name="ce53" table:formula="of:=IF([.B19]=&quot;R&quot;;0;COUNTIF([.F19:.I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53" table:formula="of:=IF([.B20]=&quot;R&quot;;0;IF([.B20]=&quot;-&quot;;0;4))" office:value-type="float" office:value="0">
            <text:p>0</text:p>
          </table:table-cell>
          <table:table-cell table:style-name="ce53" table:formula="of:=IF([.B20]=&quot;R&quot;;0;COUNTIF([.F20:.I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 office:value-type="string">
            <text:p>view-filter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53" table:formula="of:=IF([.B21]=&quot;R&quot;;0;IF([.B21]=&quot;-&quot;;0;4))" office:value-type="float" office:value="4">
            <text:p>4</text:p>
          </table:table-cell>
          <table:table-cell table:style-name="ce53" table:formula="of:=IF([.B21]=&quot;R&quot;;0;COUNTIF([.F21:.I2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53" table:formula="of:=IF([.B22]=&quot;R&quot;;0;IF([.B22]=&quot;-&quot;;0;4))" office:value-type="float" office:value="0">
            <text:p>0</text:p>
          </table:table-cell>
          <table:table-cell table:style-name="ce53" table:formula="of:=IF([.B22]=&quot;R&quot;;0;COUNTIF([.F22:.I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53" table:formula="of:=IF([.B23]=&quot;R&quot;;0;IF([.B23]=&quot;-&quot;;0;4))" office:value-type="float" office:value="0">
            <text:p>0</text:p>
          </table:table-cell>
          <table:table-cell table:style-name="ce53" table:formula="of:=IF([.B23]=&quot;R&quot;;0;COUNTIF([.F23:.I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53" table:formula="of:=IF([.B24]=&quot;R&quot;;0;IF([.B24]=&quot;-&quot;;0;4))" office:value-type="float" office:value="0">
            <text:p>0</text:p>
          </table:table-cell>
          <table:table-cell table:style-name="ce53" table:formula="of:=IF([.B24]=&quot;R&quot;;0;COUNTIF([.F24:.I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23" office:value-type="string">
            <text:p>"effectimages" </text:p>
          </table:table-cell>
          <table:table-cell table:style-name="ce34" office:value-type="string">
            <text:p>?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53" table:formula="of:=IF([.B25]=&quot;R&quot;;0;IF([.B25]=&quot;-&quot;;0;4))" office:value-type="float" office:value="4">
            <text:p>4</text:p>
          </table:table-cell>
          <table:table-cell table:style-name="ce53" table:formula="of:=IF([.B25]=&quot;R&quot;;0;COUNTIF([.F25:.I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 office:value-type="string">
            <text:p>format-fill-color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53" table:formula="of:=IF([.B26]=&quot;R&quot;;0;IF([.B26]=&quot;-&quot;;0;4))" office:value-type="float" office:value="4">
            <text:p>4</text:p>
          </table:table-cell>
          <table:table-cell table:style-name="ce53" table:formula="of:=IF([.B26]=&quot;R&quot;;0;COUNTIF([.F26:.I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“pattern”</text:p>
          </table:table-cell>
          <table:table-cell table:style-name="ce34" office:value-type="string">
            <text:p>?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53" table:formula="of:=IF([.B27]=&quot;R&quot;;0;IF([.B27]=&quot;-&quot;;0;4))" office:value-type="float" office:value="4">
            <text:p>4</text:p>
          </table:table-cell>
          <table:table-cell table:style-name="ce53" table:formula="of:=IF([.B27]=&quot;R&quot;;0;COUNTIF([.F27:.I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23"/>
          <table:table-cell table:style-name="ce34" office:value-type="string">
            <text:p>draw-freehand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53" table:formula="of:=IF([.B28]=&quot;R&quot;;0;IF([.B28]=&quot;-&quot;;0;4))" office:value-type="float" office:value="4">
            <text:p>4</text:p>
          </table:table-cell>
          <table:table-cell table:style-name="ce53" table:formula="of:=IF([.B28]=&quot;R&quot;;0;COUNTIF([.F28:.I2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24" office:value-type="string">
            <text:p>"14_whirl" </text:p>
          </table:table-cell>
          <table:table-cell table:style-name="ce34" office:value-type="string">
            <text:p>?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53" table:formula="of:=IF([.B29]=&quot;R&quot;;0;IF([.B29]=&quot;-&quot;;0;4))" office:value-type="float" office:value="4">
            <text:p>4</text:p>
          </table:table-cell>
          <table:table-cell table:style-name="ce53" table:formula="of:=IF([.B29]=&quot;R&quot;;0;COUNTIF([.F29:.I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operties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53" table:formula="of:=IF([.B30]=&quot;R&quot;;0;IF([.B30]=&quot;-&quot;;0;4))" office:value-type="float" office:value="4">
            <text:p>4</text:p>
          </table:table-cell>
          <table:table-cell table:style-name="ce53" table:formula="of:=IF([.B30]=&quot;R&quot;;0;COUNTIF([.F30:.I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24" office:value-type="string">
            <text:p>"grid"</text:p>
          </table:table-cell>
          <table:table-cell table:style-name="ce34"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31]=&quot;R&quot;;0;IF([.B31]=&quot;-&quot;;0;4))" office:value-type="float" office:value="4">
            <text:p>4</text:p>
          </table:table-cell>
          <table:table-cell table:style-name="ce53" table:formula="of:=IF([.B31]=&quot;R&quot;;0;COUNTIF([.F31:.I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desktop-theme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53" table:formula="of:=IF([.B32]=&quot;R&quot;;0;IF([.B32]=&quot;-&quot;;0;4))" office:value-type="float" office:value="4">
            <text:p>4</text:p>
          </table:table-cell>
          <table:table-cell table:style-name="ce53" table:formula="of:=IF([.B32]=&quot;R&quot;;0;COUNTIF([.F32:.I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other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53" table:formula="of:=IF([.B33]=&quot;R&quot;;0;IF([.B33]=&quot;-&quot;;0;4))" office:value-type="float" office:value="4">
            <text:p>4</text:p>
          </table:table-cell>
          <table:table-cell table:style-name="ce53" table:formula="of:=IF([.B33]=&quot;R&quot;;0;COUNTIF([.F33:.I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 office:value-type="string">
            <text:p>view-list-details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53" table:formula="of:=IF([.B34]=&quot;R&quot;;0;IF([.B34]=&quot;-&quot;;0;4))" office:value-type="float" office:value="4">
            <text:p>4</text:p>
          </table:table-cell>
          <table:table-cell table:style-name="ce53" table:formula="of:=IF([.B34]=&quot;R&quot;;0;COUNTIF([.F34:.I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 office:value-type="string">
            <text:p>view-list-text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53" table:formula="of:=IF([.B35]=&quot;R&quot;;0;IF([.B35]=&quot;-&quot;;0;4))" office:value-type="float" office:value="4">
            <text:p>4</text:p>
          </table:table-cell>
          <table:table-cell table:style-name="ce53" table:formula="of:=IF([.B35]=&quot;R&quot;;0;COUNTIF([.F35:.I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 office:value-type="string">
            <text:p>view-preview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53" table:formula="of:=IF([.B36]=&quot;R&quot;;0;IF([.B36]=&quot;-&quot;;0;4))" office:value-type="float" office:value="4">
            <text:p>4</text:p>
          </table:table-cell>
          <table:table-cell table:style-name="ce53" table:formula="of:=IF([.B36]=&quot;R&quot;;0;COUNTIF([.F36:.I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 office:value-type="string">
            <text:p>go-down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53" table:formula="of:=IF([.B37]=&quot;R&quot;;0;IF([.B37]=&quot;-&quot;;0;4))" office:value-type="float" office:value="4">
            <text:p>4</text:p>
          </table:table-cell>
          <table:table-cell table:style-name="ce53" table:formula="of:=IF([.B37]=&quot;R&quot;;0;COUNTIF([.F37:.I37];&quot;x&quot;))" office:value-type="float" office:value="4">
            <text:p>4</text:p>
          </table:table-cell>
          <table:table-cell table:style-name="ce57" table:number-columns-repeated="3"/>
          <table:table-cell/>
          <table:table-cell table:style-name="ce57" table:number-columns-repeated="19"/>
          <table:table-cell table:number-columns-repeated="222"/>
        </table:table-row>
        <table:table-row table:style-name="ro1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 office:value-type="string">
            <text:p>go-up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53" table:formula="of:=IF([.B38]=&quot;R&quot;;0;IF([.B38]=&quot;-&quot;;0;4))" office:value-type="float" office:value="4">
            <text:p>4</text:p>
          </table:table-cell>
          <table:table-cell table:style-name="ce53" table:formula="of:=IF([.B38]=&quot;R&quot;;0;COUNTIF([.F38:.I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53" table:formula="of:=IF([.B39]=&quot;R&quot;;0;IF([.B39]=&quot;-&quot;;0;4))" office:value-type="float" office:value="0">
            <text:p>0</text:p>
          </table:table-cell>
          <table:table-cell table:style-name="ce53" table:formula="of:=IF([.B39]=&quot;R&quot;;0;COUNTIF([.F39:.I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53" table:formula="of:=IF([.B40]=&quot;R&quot;;0;IF([.B40]=&quot;-&quot;;0;4))" office:value-type="float" office:value="0">
            <text:p>0</text:p>
          </table:table-cell>
          <table:table-cell table:style-name="ce53" table:formula="of:=IF([.B40]=&quot;R&quot;;0;COUNTIF([.F40:.I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 office:value-type="string">
            <text:p>view-choose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53" table:formula="of:=IF([.B41]=&quot;R&quot;;0;IF([.B41]=&quot;-&quot;;0;4))" office:value-type="float" office:value="4">
            <text:p>4</text:p>
          </table:table-cell>
          <table:table-cell table:style-name="ce53" table:formula="of:=IF([.B41]=&quot;R&quot;;0;COUNTIF([.F41:.I4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locked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53" table:formula="of:=IF([.B42]=&quot;R&quot;;0;IF([.B42]=&quot;-&quot;;0;4))" office:value-type="float" office:value="4">
            <text:p>4</text:p>
          </table:table-cell>
          <table:table-cell table:style-name="ce53" table:formula="of:=IF([.B42]=&quot;R&quot;;0;COUNTIF([.F42:.I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unlocked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53" table:formula="of:=IF([.B43]=&quot;R&quot;;0;IF([.B43]=&quot;-&quot;;0;4))" office:value-type="float" office:value="4">
            <text:p>4</text:p>
          </table:table-cell>
          <table:table-cell table:style-name="ce53" table:formula="of:=IF([.B43]=&quot;R&quot;;0;COUNTIF([.F43:.I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53" table:formula="of:=IF([.B44]=&quot;R&quot;;0;IF([.B44]=&quot;-&quot;;0;4))" office:value-type="float" office:value="4">
            <text:p>4</text:p>
          </table:table-cell>
          <table:table-cell table:style-name="ce53" table:formula="of:=IF([.B44]=&quot;R&quot;;0;COUNTIF([.F44:.I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14_layer_visible” layer-visible ?</text:p>
          </table:table-cell>
          <table:table-cell table:style-name="ce34"/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53" table:formula="of:=IF([.B45]=&quot;R&quot;;0;IF([.B45]=&quot;-&quot;;0;4))" office:value-type="float" office:value="4">
            <text:p>4</text:p>
          </table:table-cell>
          <table:table-cell table:style-name="ce53" table:formula="of:=IF([.B45]=&quot;R&quot;;0;COUNTIF([.F45:.I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23" office:value-type="string">
            <text:p>Koffice icon </text:p>
          </table:table-cell>
          <table:table-cell table:style-name="ce34"/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53" table:formula="of:=IF([.B46]=&quot;R&quot;;0;IF([.B46]=&quot;-&quot;;0;4))" office:value-type="float" office:value="4">
            <text:p>4</text:p>
          </table:table-cell>
          <table:table-cell table:style-name="ce53" table:formula="of:=IF([.B46]=&quot;R&quot;;0;COUNTIF([.F46:.I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53" table:formula="of:=IF([.B47]=&quot;R&quot;;0;IF([.B47]=&quot;-&quot;;0;4))" office:value-type="float" office:value="4">
            <text:p>4</text:p>
          </table:table-cell>
          <table:table-cell table:style-name="ce53" table:formula="of:=IF([.B47]=&quot;R&quot;;0;COUNTIF([.F47:.I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53" table:formula="of:=IF([.B48]=&quot;R&quot;;0;IF([.B48]=&quot;-&quot;;0;4))" office:value-type="float" office:value="0">
            <text:p>0</text:p>
          </table:table-cell>
          <table:table-cell table:style-name="ce53" table:formula="of:=IF([.B48]=&quot;R&quot;;0;COUNTIF([.F48:.I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group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53" table:formula="of:=IF([.B49]=&quot;R&quot;;0;IF([.B49]=&quot;-&quot;;0;4))" office:value-type="float" office:value="4">
            <text:p>4</text:p>
          </table:table-cell>
          <table:table-cell table:style-name="ce53" table:formula="of:=IF([.B49]=&quot;R&quot;;0;COUNTIF([.F49:.I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23" office:value-type="string">
            <text:p>“guides”</text:p>
          </table:table-cell>
          <table:table-cell table:style-name="ce34"/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53" table:formula="of:=IF([.B50]=&quot;R&quot;;0;IF([.B50]=&quot;-&quot;;0;4))" office:value-type="float" office:value="4">
            <text:p>4</text:p>
          </table:table-cell>
          <table:table-cell table:style-name="ce53" table:formula="of:=IF([.B50]=&quot;R&quot;;0;COUNTIF([.F50:.I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23" office:value-type="string">
            <text:p>“view_margins”</text:p>
          </table:table-cell>
          <table:table-cell table:style-name="ce34"/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53" table:formula="of:=IF([.B51]=&quot;R&quot;;0;IF([.B51]=&quot;-&quot;;0;4))" office:value-type="float" office:value="4">
            <text:p>4</text:p>
          </table:table-cell>
          <table:table-cell table:style-name="ce53" table:formula="of:=IF([.B51]=&quot;R&quot;;0;COUNTIF([.F51:.I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6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ungroup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53" table:formula="of:=IF([.B52]=&quot;R&quot;;0;IF([.B52]=&quot;-&quot;;0;4))" office:value-type="float" office:value="4">
            <text:p>4</text:p>
          </table:table-cell>
          <table:table-cell table:style-name="ce53" table:formula="of:=IF([.B52]=&quot;R&quot;;0;COUNTIF([.F52:.I5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23" office:value-type="string">
            <text:p>“zoom-drawing”</text:p>
          </table:table-cell>
          <table:table-cell table:style-name="ce34"/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53" table:formula="of:=IF([.B53]=&quot;R&quot;;0;IF([.B53]=&quot;-&quot;;0;4))" office:value-type="float" office:value="4">
            <text:p>4</text:p>
          </table:table-cell>
          <table:table-cell table:style-name="ce53" table:formula="of:=IF([.B53]=&quot;R&quot;;0;COUNTIF([.F53:.I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23" office:value-type="string">
            <text:p>“zoom-selection”</text:p>
          </table:table-cell>
          <table:table-cell table:style-name="ce34"/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53" table:formula="of:=IF([.B54]=&quot;R&quot;;0;IF([.B54]=&quot;-&quot;;0;4))" office:value-type="float" office:value="4">
            <text:p>4</text:p>
          </table:table-cell>
          <table:table-cell table:style-name="ce53" table:formula="of:=IF([.B54]=&quot;R&quot;;0;COUNTIF([.F54:.I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23" office:value-type="string">
            <text:p>“duplicate”</text:p>
          </table:table-cell>
          <table:table-cell table:style-name="ce34"/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53" table:formula="of:=IF([.B55]=&quot;R&quot;;0;IF([.B55]=&quot;-&quot;;0;4))" office:value-type="float" office:value="4">
            <text:p>4</text:p>
          </table:table-cell>
          <table:table-cell table:style-name="ce53" table:formula="of:=IF([.B55]=&quot;R&quot;;0;COUNTIF([.F55:.I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53" table:formula="of:=IF([.B56]=&quot;R&quot;;0;IF([.B56]=&quot;-&quot;;0;4))" office:value-type="float" office:value="0">
            <text:p>0</text:p>
          </table:table-cell>
          <table:table-cell table:style-name="ce53" table:formula="of:=IF([.B56]=&quot;R&quot;;0;COUNTIF([.F56:.I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25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35" office:value-type="string">
            <text:p>office-chart-area</text:p>
            <text:p>office-chart-area-normal?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53" table:formula="of:=IF([.B57]=&quot;R&quot;;0;IF([.B57]=&quot;-&quot;;0;4))" office:value-type="float" office:value="4">
            <text:p>4</text:p>
          </table:table-cell>
          <table:table-cell table:style-name="ce53" table:formula="of:=IF([.B57]=&quot;R&quot;;0;COUNTIF([.F57:.I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23" office:value-type="string">
            <text:p>(missing 16px)</text:p>
          </table:table-cell>
          <table:table-cell table:style-name="ce36" office:value-type="string">
            <text:p>office-chart-area-percentage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53" table:formula="of:=IF([.B58]=&quot;R&quot;;0;IF([.B58]=&quot;-&quot;;0;4))" office:value-type="float" office:value="4">
            <text:p>4</text:p>
          </table:table-cell>
          <table:table-cell table:style-name="ce53" table:formula="of:=IF([.B58]=&quot;R&quot;;0;COUNTIF([.F58:.I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5" office:value-type="string">
            <text:p>office-chart-area-stacked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53" table:formula="of:=IF([.B59]=&quot;R&quot;;0;IF([.B59]=&quot;-&quot;;0;4))" office:value-type="float" office:value="4">
            <text:p>4</text:p>
          </table:table-cell>
          <table:table-cell table:style-name="ce53" table:formula="of:=IF([.B59]=&quot;R&quot;;0;COUNTIF([.F59:.I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23" office:value-type="string">
            <text:p>“chart_bar_beside” exists on </text:p>
            <text:p>koffice/kchart/pics (non-oxygen)</text:p>
          </table:table-cell>
          <table:table-cell table:style-name="ce34" office:value-type="string">
            <text:p>office-chart-bar-beside?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53" table:formula="of:=IF([.B60]=&quot;R&quot;;0;IF([.B60]=&quot;-&quot;;0;4))" office:value-type="float" office:value="4">
            <text:p>4</text:p>
          </table:table-cell>
          <table:table-cell table:style-name="ce53" table:formula="of:=IF([.B60]=&quot;R&quot;;0;COUNTIF([.F60:.I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24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34" office:value-type="string">
            <text:p>office-chart-bar-layer?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53" table:formula="of:=IF([.B61]=&quot;R&quot;;0;IF([.B61]=&quot;-&quot;;0;4))" office:value-type="float" office:value="4">
            <text:p>4</text:p>
          </table:table-cell>
          <table:table-cell table:style-name="ce53" table:formula="of:=IF([.B61]=&quot;R&quot;;0;COUNTIF([.F61:.I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5" office:value-type="string">
            <text:p>office-chart-bar-percentage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53" table:formula="of:=IF([.B62]=&quot;R&quot;;0;IF([.B62]=&quot;-&quot;;0;4))" office:value-type="float" office:value="4">
            <text:p>4</text:p>
          </table:table-cell>
          <table:table-cell table:style-name="ce53" table:formula="of:=IF([.B62]=&quot;R&quot;;0;COUNTIF([.F62:.I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24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35" office:value-type="string">
            <text:p>office-chart-line</text:p>
            <text:p>office-chart-line-normal?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53" table:formula="of:=IF([.B63]=&quot;R&quot;;0;IF([.B63]=&quot;-&quot;;0;4))" office:value-type="float" office:value="4">
            <text:p>4</text:p>
          </table:table-cell>
          <table:table-cell table:style-name="ce53" table:formula="of:=IF([.B63]=&quot;R&quot;;0;COUNTIF([.F63:.I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5" office:value-type="string">
            <text:p>office-chart-line-percentage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53" table:formula="of:=IF([.B64]=&quot;R&quot;;0;IF([.B64]=&quot;-&quot;;0;4))" office:value-type="float" office:value="4">
            <text:p>4</text:p>
          </table:table-cell>
          <table:table-cell table:style-name="ce53" table:formula="of:=IF([.B64]=&quot;R&quot;;0;COUNTIF([.F64:.I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5" office:value-type="string">
            <text:p>office-chart-line-stacked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53" table:formula="of:=IF([.B65]=&quot;R&quot;;0;IF([.B65]=&quot;-&quot;;0;4))" office:value-type="float" office:value="4">
            <text:p>4</text:p>
          </table:table-cell>
          <table:table-cell table:style-name="ce53" table:formula="of:=IF([.B65]=&quot;R&quot;;0;COUNTIF([.F65:.I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53" table:formula="of:=IF([.B66]=&quot;R&quot;;0;IF([.B66]=&quot;-&quot;;0;4))" office:value-type="float" office:value="0">
            <text:p>0</text:p>
          </table:table-cell>
          <table:table-cell table:style-name="ce53" table:formula="of:=IF([.B66]=&quot;R&quot;;0;COUNTIF([.F66:.I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53" table:formula="of:=IF([.B67]=&quot;R&quot;;0;IF([.B67]=&quot;-&quot;;0;4))" office:value-type="float" office:value="0">
            <text:p>0</text:p>
          </table:table-cell>
          <table:table-cell table:style-name="ce53" table:formula="of:=IF([.B67]=&quot;R&quot;;0;COUNTIF([.F67:.I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53" table:formula="of:=IF([.B68]=&quot;R&quot;;0;IF([.B68]=&quot;-&quot;;0;4))" office:value-type="float" office:value="0">
            <text:p>0</text:p>
          </table:table-cell>
          <table:table-cell table:style-name="ce53" table:formula="of:=IF([.B68]=&quot;R&quot;;0;COUNTIF([.F68:.I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53" table:formula="of:=IF([.B69]=&quot;R&quot;;0;IF([.B69]=&quot;-&quot;;0;4))" office:value-type="float" office:value="0">
            <text:p>0</text:p>
          </table:table-cell>
          <table:table-cell table:style-name="ce53" table:formula="of:=IF([.B69]=&quot;R&quot;;0;COUNTIF([.F69:.I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53" table:formula="of:=IF([.B70]=&quot;R&quot;;0;IF([.B70]=&quot;-&quot;;0;4))" office:value-type="float" office:value="0">
            <text:p>0</text:p>
          </table:table-cell>
          <table:table-cell table:style-name="ce53" table:formula="of:=IF([.B70]=&quot;R&quot;;0;COUNTIF([.F70:.I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23"/>
          <table:table-cell table:style-name="ce35" office:value-type="string">
            <text:p>office-chart-bar-stacked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53" table:formula="of:=IF([.B71]=&quot;R&quot;;0;IF([.B71]=&quot;-&quot;;0;4))" office:value-type="float" office:value="4">
            <text:p>4</text:p>
          </table:table-cell>
          <table:table-cell table:style-name="ce53" table:formula="of:=IF([.B71]=&quot;R&quot;;0;COUNTIF([.F71:.I7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53" table:formula="of:=IF([.B72]=&quot;R&quot;;0;IF([.B72]=&quot;-&quot;;0;4))" office:value-type="float" office:value="0">
            <text:p>0</text:p>
          </table:table-cell>
          <table:table-cell table:style-name="ce53" table:formula="of:=IF([.B72]=&quot;R&quot;;0;COUNTIF([.F72:.I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53" table:formula="of:=IF([.B73]=&quot;R&quot;;0;IF([.B73]=&quot;-&quot;;0;4))" office:value-type="float" office:value="0">
            <text:p>0</text:p>
          </table:table-cell>
          <table:table-cell table:style-name="ce53" table:formula="of:=IF([.B73]=&quot;R&quot;;0;COUNTIF([.F73:.I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53" table:formula="of:=IF([.B74]=&quot;R&quot;;0;IF([.B74]=&quot;-&quot;;0;4))" office:value-type="float" office:value="0">
            <text:p>0</text:p>
          </table:table-cell>
          <table:table-cell table:style-name="ce53" table:formula="of:=IF([.B74]=&quot;R&quot;;0;COUNTIF([.F74:.I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23" office:value-type="string">
            <text:p>“chart_bubble_normal”</text:p>
          </table:table-cell>
          <table:table-cell table:style-name="ce34"/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53" table:formula="of:=IF([.B75]=&quot;R&quot;;0;IF([.B75]=&quot;-&quot;;0;4))" office:value-type="float" office:value="4">
            <text:p>4</text:p>
          </table:table-cell>
          <table:table-cell table:style-name="ce53" table:formula="of:=IF([.B75]=&quot;R&quot;;0;COUNTIF([.F75:.I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23" office:value-type="string">
            <text:p>“chart_circle_normal”</text:p>
          </table:table-cell>
          <table:table-cell table:style-name="ce34"/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53" table:formula="of:=IF([.B76]=&quot;R&quot;;0;IF([.B76]=&quot;-&quot;;0;4))" office:value-type="float" office:value="4">
            <text:p>4</text:p>
          </table:table-cell>
          <table:table-cell table:style-name="ce53" table:formula="of:=IF([.B76]=&quot;R&quot;;0;COUNTIF([.F76:.I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23" office:value-type="string">
            <text:p>“hi22-action-gantt_chart.png” </text:p>
            <text:p>in koffice/kplato/toolbar (non-oxygen)</text:p>
          </table:table-cell>
          <table:table-cell table:style-name="ce34"/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53" table:formula="of:=IF([.B77]=&quot;R&quot;;0;IF([.B77]=&quot;-&quot;;0;4))" office:value-type="float" office:value="4">
            <text:p>4</text:p>
          </table:table-cell>
          <table:table-cell table:style-name="ce53" table:formula="of:=IF([.B77]=&quot;R&quot;;0;COUNTIF([.F77:.I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23" office:value-type="string">
            <text:p>“chart_radar_normal”</text:p>
          </table:table-cell>
          <table:table-cell table:style-name="ce34"/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53" table:formula="of:=IF([.B78]=&quot;R&quot;;0;IF([.B78]=&quot;-&quot;;0;4))" office:value-type="float" office:value="4">
            <text:p>4</text:p>
          </table:table-cell>
          <table:table-cell table:style-name="ce53" table:formula="of:=IF([.B78]=&quot;R&quot;;0;COUNTIF([.F78:.I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23"/>
          <table:table-cell table:style-name="ce35" office:value-type="string">
            <text:p>office-chart-ring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53" table:formula="of:=IF([.B79]=&quot;R&quot;;0;IF([.B79]=&quot;-&quot;;0;4))" office:value-type="float" office:value="4">
            <text:p>4</text:p>
          </table:table-cell>
          <table:table-cell table:style-name="ce53" table:formula="of:=IF([.B79]=&quot;R&quot;;0;COUNTIF([.F79:.I7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5" office:value-type="string">
            <text:p>office-chart-scatter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53" table:formula="of:=IF([.B80]=&quot;R&quot;;0;IF([.B80]=&quot;-&quot;;0;4))" office:value-type="float" office:value="4">
            <text:p>4</text:p>
          </table:table-cell>
          <table:table-cell table:style-name="ce53" table:formula="of:=IF([.B80]=&quot;R&quot;;0;COUNTIF([.F80:.I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23"/>
          <table:table-cell table:style-name="ce34"/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53" table:formula="of:=IF([.B81]=&quot;R&quot;;0;IF([.B81]=&quot;-&quot;;0;4))" office:value-type="float" office:value="4">
            <text:p>4</text:p>
          </table:table-cell>
          <table:table-cell table:style-name="ce53" table:formula="of:=IF([.B81]=&quot;R&quot;;0;COUNTIF([.F81:.I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23" office:value-type="string">
            <text:p>“chart_surface_normal”</text:p>
          </table:table-cell>
          <table:table-cell table:style-name="ce34"/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53" table:formula="of:=IF([.B82]=&quot;R&quot;;0;IF([.B82]=&quot;-&quot;;0;4))" office:value-type="float" office:value="4">
            <text:p>4</text:p>
          </table:table-cell>
          <table:table-cell table:style-name="ce53" table:formula="of:=IF([.B82]=&quot;R&quot;;0;COUNTIF([.F82:.I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53" table:formula="of:=IF([.B83]=&quot;R&quot;;0;IF([.B83]=&quot;-&quot;;0;4))" office:value-type="float" office:value="0">
            <text:p>0</text:p>
          </table:table-cell>
          <table:table-cell table:style-name="ce53" table:formula="of:=IF([.B83]=&quot;R&quot;;0;COUNTIF([.F83:.I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53" table:formula="of:=IF([.B84]=&quot;R&quot;;0;IF([.B84]=&quot;-&quot;;0;4))" office:value-type="float" office:value="0">
            <text:p>0</text:p>
          </table:table-cell>
          <table:table-cell table:style-name="ce53" table:formula="of:=IF([.B84]=&quot;R&quot;;0;COUNTIF([.F84:.I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53" table:formula="of:=IF([.B85]=&quot;R&quot;;0;IF([.B85]=&quot;-&quot;;0;4))" office:value-type="float" office:value="0">
            <text:p>0</text:p>
          </table:table-cell>
          <table:table-cell table:style-name="ce53" table:formula="of:=IF([.B85]=&quot;R&quot;;0;COUNTIF([.F85:.I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53" table:formula="of:=IF([.B86]=&quot;R&quot;;0;IF([.B86]=&quot;-&quot;;0;4))" office:value-type="float" office:value="0">
            <text:p>0</text:p>
          </table:table-cell>
          <table:table-cell table:style-name="ce53" table:formula="of:=IF([.B86]=&quot;R&quot;;0;COUNTIF([.F86:.I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53" table:formula="of:=IF([.B87]=&quot;R&quot;;0;IF([.B87]=&quot;-&quot;;0;4))" office:value-type="float" office:value="0">
            <text:p>0</text:p>
          </table:table-cell>
          <table:table-cell table:style-name="ce53" table:formula="of:=IF([.B87]=&quot;R&quot;;0;COUNTIF([.F87:.I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53" table:formula="of:=IF([.B88]=&quot;R&quot;;0;IF([.B88]=&quot;-&quot;;0;4))" office:value-type="float" office:value="0">
            <text:p>0</text:p>
          </table:table-cell>
          <table:table-cell table:style-name="ce53" table:formula="of:=IF([.B88]=&quot;R&quot;;0;COUNTIF([.F88:.I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53" table:formula="of:=IF([.B89]=&quot;R&quot;;0;IF([.B89]=&quot;-&quot;;0;4))" office:value-type="float" office:value="0">
            <text:p>0</text:p>
          </table:table-cell>
          <table:table-cell table:style-name="ce53" table:formula="of:=IF([.B89]=&quot;R&quot;;0;COUNTIF([.F89:.I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53" table:formula="of:=IF([.B90]=&quot;R&quot;;0;IF([.B90]=&quot;-&quot;;0;4))" office:value-type="float" office:value="0">
            <text:p>0</text:p>
          </table:table-cell>
          <table:table-cell table:style-name="ce53" table:formula="of:=IF([.B90]=&quot;R&quot;;0;COUNTIF([.F90:.I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53" table:formula="of:=IF([.B91]=&quot;R&quot;;0;IF([.B91]=&quot;-&quot;;0;4))" office:value-type="float" office:value="0">
            <text:p>0</text:p>
          </table:table-cell>
          <table:table-cell table:style-name="ce53" table:formula="of:=IF([.B91]=&quot;R&quot;;0;COUNTIF([.F91:.I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53" table:formula="of:=IF([.B92]=&quot;R&quot;;0;IF([.B92]=&quot;-&quot;;0;4))" office:value-type="float" office:value="0">
            <text:p>0</text:p>
          </table:table-cell>
          <table:table-cell table:style-name="ce53" table:formula="of:=IF([.B92]=&quot;R&quot;;0;COUNTIF([.F92:.I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27" office:value-type="string">
            <text:p>office-chart-pie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53" table:formula="of:=IF([.B93]=&quot;R&quot;;0;IF([.B93]=&quot;-&quot;;0;4))" office:value-type="float" office:value="4">
            <text:p>4</text:p>
          </table:table-cell>
          <table:table-cell table:style-name="ce53" table:formula="of:=IF([.B93]=&quot;R&quot;;0;COUNTIF([.F93:.I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23"/>
          <table:table-cell table:style-name="ce27" office:value-type="string">
            <text:p>office-chart-area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53" table:formula="of:=IF([.B94]=&quot;R&quot;;0;IF([.B94]=&quot;-&quot;;0;4))" office:value-type="float" office:value="4">
            <text:p>4</text:p>
          </table:table-cell>
          <table:table-cell table:style-name="ce53" table:formula="of:=IF([.B94]=&quot;R&quot;;0;COUNTIF([.F94:.I9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23"/>
          <table:table-cell table:style-name="ce27" office:value-type="string">
            <text:p>office-chart-bar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53" table:formula="of:=IF([.B95]=&quot;R&quot;;0;IF([.B95]=&quot;-&quot;;0;4))" office:value-type="float" office:value="4">
            <text:p>4</text:p>
          </table:table-cell>
          <table:table-cell table:style-name="ce53" table:formula="of:=IF([.B95]=&quot;R&quot;;0;COUNTIF([.F95:.I9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34"/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53" table:formula="of:=IF([.B96]=&quot;R&quot;;0;IF([.B96]=&quot;-&quot;;0;4))" office:value-type="float" office:value="0">
            <text:p>0</text:p>
          </table:table-cell>
          <table:table-cell table:style-name="ce53" table:formula="of:=IF([.B96]=&quot;R&quot;;0;COUNTIF([.F96:.I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23"/>
          <table:table-cell table:style-name="ce27" office:value-type="string">
            <text:p>office-chart-line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53" table:formula="of:=IF([.B97]=&quot;R&quot;;0;IF([.B97]=&quot;-&quot;;0;4))" office:value-type="float" office:value="4">
            <text:p>4</text:p>
          </table:table-cell>
          <table:table-cell table:style-name="ce53" table:formula="of:=IF([.B97]=&quot;R&quot;;0;COUNTIF([.F97:.I9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53" table:formula="of:=IF([.B98]=&quot;R&quot;;0;IF([.B98]=&quot;-&quot;;0;4))" office:value-type="float" office:value="0">
            <text:p>0</text:p>
          </table:table-cell>
          <table:table-cell table:style-name="ce53" table:formula="of:=IF([.B98]=&quot;R&quot;;0;COUNTIF([.F98:.I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53" table:formula="of:=IF([.B99]=&quot;R&quot;;0;IF([.B99]=&quot;-&quot;;0;4))" office:value-type="float" office:value="0">
            <text:p>0</text:p>
          </table:table-cell>
          <table:table-cell table:style-name="ce53" table:formula="of:=IF([.B99]=&quot;R&quot;;0;COUNTIF([.F99:.I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53" table:formula="of:=IF([.B100]=&quot;R&quot;;0;IF([.B100]=&quot;-&quot;;0;4))" office:value-type="float" office:value="0">
            <text:p>0</text:p>
          </table:table-cell>
          <table:table-cell table:style-name="ce53" table:formula="of:=IF([.B100]=&quot;R&quot;;0;COUNTIF([.F100:.I1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53" table:formula="of:=IF([.B101]=&quot;R&quot;;0;IF([.B101]=&quot;-&quot;;0;4))" office:value-type="float" office:value="0">
            <text:p>0</text:p>
          </table:table-cell>
          <table:table-cell table:style-name="ce53" table:formula="of:=IF([.B101]=&quot;R&quot;;0;COUNTIF([.F101:.I1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53" table:formula="of:=IF([.B102]=&quot;R&quot;;0;IF([.B102]=&quot;-&quot;;0;4))" office:value-type="float" office:value="0">
            <text:p>0</text:p>
          </table:table-cell>
          <table:table-cell table:style-name="ce53" table:formula="of:=IF([.B102]=&quot;R&quot;;0;COUNTIF([.F102:.I1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53" table:formula="of:=IF([.B103]=&quot;R&quot;;0;IF([.B103]=&quot;-&quot;;0;4))" office:value-type="float" office:value="0">
            <text:p>0</text:p>
          </table:table-cell>
          <table:table-cell table:style-name="ce53" table:formula="of:=IF([.B103]=&quot;R&quot;;0;COUNTIF([.F103:.I1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27" office:value-type="string">
            <text:p>office-chart-polar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53" table:formula="of:=IF([.B104]=&quot;R&quot;;0;IF([.B104]=&quot;-&quot;;0;4))" office:value-type="float" office:value="4">
            <text:p>4</text:p>
          </table:table-cell>
          <table:table-cell table:style-name="ce53" table:formula="of:=IF([.B104]=&quot;R&quot;;0;COUNTIF([.F104:.I1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27" office:value-type="string">
            <text:p>office-chart-scatter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53" table:formula="of:=IF([.B105]=&quot;R&quot;;0;IF([.B105]=&quot;-&quot;;0;4))" office:value-type="float" office:value="0">
            <text:p>0</text:p>
          </table:table-cell>
          <table:table-cell table:style-name="ce53" table:formula="of:=IF([.B105]=&quot;R&quot;;0;COUNTIF([.F105:.I1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53" table:formula="of:=IF([.B106]=&quot;R&quot;;0;IF([.B106]=&quot;-&quot;;0;4))" office:value-type="float" office:value="0">
            <text:p>0</text:p>
          </table:table-cell>
          <table:table-cell table:style-name="ce53" table:formula="of:=IF([.B106]=&quot;R&quot;;0;COUNTIF([.F106:.I1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53" table:formula="of:=IF([.B107]=&quot;R&quot;;0;IF([.B107]=&quot;-&quot;;0;4))" office:value-type="float" office:value="0">
            <text:p>0</text:p>
          </table:table-cell>
          <table:table-cell table:style-name="ce53" table:formula="of:=IF([.B107]=&quot;R&quot;;0;COUNTIF([.F107:.I1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53" table:formula="of:=IF([.B108]=&quot;R&quot;;0;IF([.B108]=&quot;-&quot;;0;4))" office:value-type="float" office:value="0">
            <text:p>0</text:p>
          </table:table-cell>
          <table:table-cell table:style-name="ce53" table:formula="of:=IF([.B108]=&quot;R&quot;;0;COUNTIF([.F108:.I1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53" table:formula="of:=IF([.B109]=&quot;R&quot;;0;IF([.B109]=&quot;-&quot;;0;4))" office:value-type="float" office:value="0">
            <text:p>0</text:p>
          </table:table-cell>
          <table:table-cell table:style-name="ce53" table:formula="of:=IF([.B109]=&quot;R&quot;;0;COUNTIF([.F109:.I1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53" table:formula="of:=IF([.B110]=&quot;R&quot;;0;IF([.B110]=&quot;-&quot;;0;4))" office:value-type="float" office:value="0">
            <text:p>0</text:p>
          </table:table-cell>
          <table:table-cell table:style-name="ce53" table:formula="of:=IF([.B110]=&quot;R&quot;;0;COUNTIF([.F110:.I1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53" table:formula="of:=IF([.B111]=&quot;R&quot;;0;IF([.B111]=&quot;-&quot;;0;4))" office:value-type="float" office:value="0">
            <text:p>0</text:p>
          </table:table-cell>
          <table:table-cell table:style-name="ce53" table:formula="of:=IF([.B111]=&quot;R&quot;;0;COUNTIF([.F111:.I1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53" table:formula="of:=IF([.B112]=&quot;R&quot;;0;IF([.B112]=&quot;-&quot;;0;4))" office:value-type="float" office:value="0">
            <text:p>0</text:p>
          </table:table-cell>
          <table:table-cell table:style-name="ce53" table:formula="of:=IF([.B112]=&quot;R&quot;;0;COUNTIF([.F112:.I1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53" table:formula="of:=IF([.B113]=&quot;R&quot;;0;IF([.B113]=&quot;-&quot;;0;4))" office:value-type="float" office:value="0">
            <text:p>0</text:p>
          </table:table-cell>
          <table:table-cell table:style-name="ce53" table:formula="of:=IF([.B113]=&quot;R&quot;;0;COUNTIF([.F113:.I1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53" table:formula="of:=IF([.B114]=&quot;R&quot;;0;IF([.B114]=&quot;-&quot;;0;4))" office:value-type="float" office:value="0">
            <text:p>0</text:p>
          </table:table-cell>
          <table:table-cell table:style-name="ce53" table:formula="of:=IF([.B114]=&quot;R&quot;;0;COUNTIF([.F114:.I1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34"/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53" table:formula="of:=IF([.B115]=&quot;R&quot;;0;IF([.B115]=&quot;-&quot;;0;4))" office:value-type="float" office:value="0">
            <text:p>0</text:p>
          </table:table-cell>
          <table:table-cell table:style-name="ce53" table:formula="of:=IF([.B115]=&quot;R&quot;;0;COUNTIF([.F115:.I1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4"/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53" table:formula="of:=IF([.B116]=&quot;R&quot;;0;IF([.B116]=&quot;-&quot;;0;4))" office:value-type="float" office:value="0">
            <text:p>0</text:p>
          </table:table-cell>
          <table:table-cell table:style-name="ce53" table:formula="of:=IF([.B116]=&quot;R&quot;;0;COUNTIF([.F116:.I1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53" table:formula="of:=IF([.B117]=&quot;R&quot;;0;IF([.B117]=&quot;-&quot;;0;4))" office:value-type="float" office:value="0">
            <text:p>0</text:p>
          </table:table-cell>
          <table:table-cell table:style-name="ce53" table:formula="of:=IF([.B117]=&quot;R&quot;;0;COUNTIF([.F117:.I1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53" table:formula="of:=IF([.B118]=&quot;R&quot;;0;IF([.B118]=&quot;-&quot;;0;4))" office:value-type="float" office:value="0">
            <text:p>0</text:p>
          </table:table-cell>
          <table:table-cell table:style-name="ce53" table:formula="of:=IF([.B118]=&quot;R&quot;;0;COUNTIF([.F118:.I1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53" table:formula="of:=IF([.B119]=&quot;R&quot;;0;IF([.B119]=&quot;-&quot;;0;4))" office:value-type="float" office:value="0">
            <text:p>0</text:p>
          </table:table-cell>
          <table:table-cell table:style-name="ce53" table:formula="of:=IF([.B119]=&quot;R&quot;;0;COUNTIF([.F119:.I1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53" table:formula="of:=IF([.B120]=&quot;R&quot;;0;IF([.B120]=&quot;-&quot;;0;4))" office:value-type="float" office:value="0">
            <text:p>0</text:p>
          </table:table-cell>
          <table:table-cell table:style-name="ce53" table:formula="of:=IF([.B120]=&quot;R&quot;;0;COUNTIF([.F120:.I1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53" table:formula="of:=IF([.B121]=&quot;R&quot;;0;IF([.B121]=&quot;-&quot;;0;4))" office:value-type="float" office:value="0">
            <text:p>0</text:p>
          </table:table-cell>
          <table:table-cell table:style-name="ce53" table:formula="of:=IF([.B121]=&quot;R&quot;;0;COUNTIF([.F121:.I1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53" table:formula="of:=IF([.B122]=&quot;R&quot;;0;IF([.B122]=&quot;-&quot;;0;4))" office:value-type="float" office:value="0">
            <text:p>0</text:p>
          </table:table-cell>
          <table:table-cell table:style-name="ce53" table:formula="of:=IF([.B122]=&quot;R&quot;;0;COUNTIF([.F122:.I1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53" table:formula="of:=IF([.B123]=&quot;R&quot;;0;IF([.B123]=&quot;-&quot;;0;4))" office:value-type="float" office:value="0">
            <text:p>0</text:p>
          </table:table-cell>
          <table:table-cell table:style-name="ce53" table:formula="of:=IF([.B123]=&quot;R&quot;;0;COUNTIF([.F123:.I1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53" table:formula="of:=IF([.B124]=&quot;R&quot;;0;IF([.B124]=&quot;-&quot;;0;4))" office:value-type="float" office:value="0">
            <text:p>0</text:p>
          </table:table-cell>
          <table:table-cell table:style-name="ce53" table:formula="of:=IF([.B124]=&quot;R&quot;;0;COUNTIF([.F124:.I1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53" table:formula="of:=IF([.B125]=&quot;R&quot;;0;IF([.B125]=&quot;-&quot;;0;4))" office:value-type="float" office:value="0">
            <text:p>0</text:p>
          </table:table-cell>
          <table:table-cell table:style-name="ce53" table:formula="of:=IF([.B125]=&quot;R&quot;;0;COUNTIF([.F125:.I1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23" office:value-type="string">
            <text:p>in apps/kchart</text:p>
          </table:table-cell>
          <table:table-cell table:style-name="ce34" office:value-type="string">
            <text:p>kchart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53" table:formula="of:=IF([.B126]=&quot;R&quot;;0;IF([.B126]=&quot;-&quot;;0;4))" office:value-type="float" office:value="4">
            <text:p>4</text:p>
          </table:table-cell>
          <table:table-cell table:style-name="ce53" table:formula="of:=IF([.B126]=&quot;R&quot;;0;COUNTIF([.F126:.I1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53" table:formula="of:=IF([.B127]=&quot;R&quot;;0;IF([.B127]=&quot;-&quot;;0;4))" office:value-type="float" office:value="0">
            <text:p>0</text:p>
          </table:table-cell>
          <table:table-cell table:style-name="ce53" table:formula="of:=IF([.B127]=&quot;R&quot;;0;COUNTIF([.F127:.I1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23" office:value-type="string">
            <text:p>?? “that-action”</text:p>
          </table:table-cell>
          <table:table-cell table:style-name="ce34"/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53" table:formula="of:=IF([.B128]=&quot;R&quot;;0;IF([.B128]=&quot;-&quot;;0;4))" office:value-type="float" office:value="4">
            <text:p>4</text:p>
          </table:table-cell>
          <table:table-cell table:style-name="ce53" table:formula="of:=IF([.B128]=&quot;R&quot;;0;COUNTIF([.F128:.I1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23" office:value-type="string">
            <text:p>?? “this-action”</text:p>
          </table:table-cell>
          <table:table-cell table:style-name="ce34"/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53" table:formula="of:=IF([.B129]=&quot;R&quot;;0;IF([.B129]=&quot;-&quot;;0;4))" office:value-type="float" office:value="4">
            <text:p>4</text:p>
          </table:table-cell>
          <table:table-cell table:style-name="ce53" table:formula="of:=IF([.B129]=&quot;R&quot;;0;COUNTIF([.F129:.I1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53" table:formula="of:=IF([.B130]=&quot;R&quot;;0;IF([.B130]=&quot;-&quot;;0;4))" office:value-type="float" office:value="0">
            <text:p>0</text:p>
          </table:table-cell>
          <table:table-cell table:style-name="ce53" table:formula="of:=IF([.B130]=&quot;R&quot;;0;COUNTIF([.F130:.I1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53" table:formula="of:=IF([.B131]=&quot;R&quot;;0;IF([.B131]=&quot;-&quot;;0;4))" office:value-type="float" office:value="0">
            <text:p>0</text:p>
          </table:table-cell>
          <table:table-cell table:style-name="ce53" table:formula="of:=IF([.B131]=&quot;R&quot;;0;COUNTIF([.F131:.I1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4" office:value-type="string">
            <text:p>Invalid entry , delete it ?</text:p>
          </table:table-cell>
          <table:table-cell table:style-name="ce34"/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53" table:formula="of:=IF([.B132]=&quot;R&quot;;0;IF([.B132]=&quot;-&quot;;0;4))" office:value-type="float" office:value="0">
            <text:p>0</text:p>
          </table:table-cell>
          <table:table-cell table:style-name="ce53" table:formula="of:=IF([.B132]=&quot;R&quot;;0;COUNTIF([.F132:.I1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53" table:formula="of:=IF([.B133]=&quot;R&quot;;0;IF([.B133]=&quot;-&quot;;0;4))" office:value-type="float" office:value="0">
            <text:p>0</text:p>
          </table:table-cell>
          <table:table-cell table:style-name="ce53" table:formula="of:=IF([.B133]=&quot;R&quot;;0;COUNTIF([.F133:.I1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53" table:formula="of:=IF([.B134]=&quot;R&quot;;0;IF([.B134]=&quot;-&quot;;0;4))" office:value-type="float" office:value="0">
            <text:p>0</text:p>
          </table:table-cell>
          <table:table-cell table:style-name="ce53" table:formula="of:=IF([.B134]=&quot;R&quot;;0;COUNTIF([.F134:.I1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23" office:value-type="string">
            <text:p>“delete_table_col”</text:p>
          </table:table-cell>
          <table:table-cell table:style-name="ce34"/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53" table:formula="of:=IF([.B135]=&quot;R&quot;;0;IF([.B135]=&quot;-&quot;;0;4))" office:value-type="float" office:value="4">
            <text:p>4</text:p>
          </table:table-cell>
          <table:table-cell table:style-name="ce53" table:formula="of:=IF([.B135]=&quot;R&quot;;0;COUNTIF([.F135:.I1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23" office:value-type="string">
            <text:p>“delete_table_row”</text:p>
          </table:table-cell>
          <table:table-cell table:style-name="ce34"/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53" table:formula="of:=IF([.B136]=&quot;R&quot;;0;IF([.B136]=&quot;-&quot;;0;4))" office:value-type="float" office:value="4">
            <text:p>4</text:p>
          </table:table-cell>
          <table:table-cell table:style-name="ce53" table:formula="of:=IF([.B136]=&quot;R&quot;;0;COUNTIF([.F136:.I1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23" office:value-type="string">
            <text:p>“insert_table_col”</text:p>
          </table:table-cell>
          <table:table-cell table:style-name="ce34"/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53" table:formula="of:=IF([.B137]=&quot;R&quot;;0;IF([.B137]=&quot;-&quot;;0;4))" office:value-type="float" office:value="4">
            <text:p>4</text:p>
          </table:table-cell>
          <table:table-cell table:style-name="ce53" table:formula="of:=IF([.B137]=&quot;R&quot;;0;COUNTIF([.F137:.I1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23" office:value-type="string">
            <text:p>“insert_table_row”</text:p>
          </table:table-cell>
          <table:table-cell table:style-name="ce34"/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53" table:formula="of:=IF([.B138]=&quot;R&quot;;0;IF([.B138]=&quot;-&quot;;0;4))" office:value-type="float" office:value="4">
            <text:p>4</text:p>
          </table:table-cell>
          <table:table-cell table:style-name="ce53" table:formula="of:=IF([.B138]=&quot;R&quot;;0;COUNTIF([.F138:.I1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4" office:value-type="string">
            <text:p>kexi/formeditor/form.cpp: <text:s text:c="11"/>icon = SmallIcon("form");</text:p>
          </table:table-cell>
          <table:table-cell table:style-name="ce11" office:value-type="string">
            <text:p>N</text:p>
          </table:table-cell>
          <table:table-cell table:style-name="ce4" office:value-type="float" office:value="86">
            <text:p>86</text:p>
          </table:table-cell>
          <table:table-cell table:style-name="ce26" office:value-type="string">
            <text:p>16&amp;22&amp;32px on </text:p>
            <text:p>kexi/pics/hiXX-action-form.png</text:p>
          </table:table-cell>
          <table:table-cell table:style-name="ce37" office:value-type="string">
            <text:p>view-form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54" table:formula="of:=IF([.B139]=&quot;R&quot;;0;IF([.B139]=&quot;-&quot;;0;4))" office:value-type="float" office:value="4">
            <text:p>4</text:p>
          </table:table-cell>
          <table:table-cell table:style-name="ce54" table:formula="of:=IF([.B139]=&quot;R&quot;;0;COUNTIF([.F139:.I139];&quot;x&quot;))" office:value-type="float" office:value="4">
            <text:p>4</text:p>
          </table:table-cell>
          <table:table-cell table:style-name="ce58" table:number-columns-repeated="23"/>
          <table:table-cell table:style-name="ce61" table:number-columns-repeated="222"/>
        </table:table-row>
        <table:table-row table:style-name="ro7">
          <table:table-cell table:style-name="ce3" office:value-type="string">
            <text:p>kexi/formeditor/form.cpp: <text:s text:c="7"/>icon = SmallIcon("multiple_obj");</text:p>
          </table:table-cell>
          <table:table-cell table:style-name="ce12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23" office:value-type="string">
            <text:p>16&amp;22px on </text:p>
            <text:p>kexi/pics/hi22-action-multiple_obj.png</text:p>
          </table:table-cell>
          <table:table-cell table:style-name="ce34" office:value-type="string">
            <text:p>View-multiple-objects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40]=&quot;R&quot;;0;IF([.B140]=&quot;-&quot;;0;4))" office:value-type="float" office:value="4">
            <text:p>4</text:p>
          </table:table-cell>
          <table:table-cell table:style-name="ce53" table:formula="of:=IF([.B140]=&quot;R&quot;;0;COUNTIF([.F140:.I1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12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23" office:value-type="string">
            <text:p>16&amp;22&amp;32px on </text:p>
            <text:p>kexi/pics/hiXX-action-table.png</text:p>
          </table:table-cell>
          <table:table-cell table:style-name="ce34" office:value-type="string">
            <text:p>view-form-table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41]=&quot;R&quot;;0;IF([.B141]=&quot;-&quot;;0;4))" office:value-type="float" office:value="4">
            <text:p>4</text:p>
          </table:table-cell>
          <table:table-cell table:style-name="ce53" table:formula="of:=IF([.B141]=&quot;R&quot;;0;COUNTIF([.F141:.I14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12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27" office:value-type="string">
            <text:p>kexi/pics/hiXX-action-form_action.png</text:p>
          </table:table-cell>
          <table:table-cell table:style-name="ce34" office:value-type="string">
            <text:p>view-form-action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42]=&quot;R&quot;;0;IF([.B142]=&quot;-&quot;;0;4))" office:value-type="float" office:value="4">
            <text:p>4</text:p>
          </table:table-cell>
          <table:table-cell table:style-name="ce53" table:formula="of:=IF([.B142]=&quot;R&quot;;0;COUNTIF([.F142:.I1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12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23" office:value-type="string">
            <text:p>button_No ? should this be some kind</text:p>
            <text:p>of “cancel” </text:p>
            <text:p><text:span text:style-name="T2">Comment by jstaniek: there is a problem with cancel icon which looks like delete or “forbidden” - it <text:s/>is distracting if used 10 or more times in a list; in fact the button_no icon is used many times for list items that have value of “false”;</text:span></text:p>
            <text:p><text:span text:style-name="T2">can be named button-false</text:span></text:p>
          </table:table-cell>
          <table:table-cell table:style-name="ce34"/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53" table:formula="of:=IF([.B143]=&quot;R&quot;;0;IF([.B143]=&quot;-&quot;;0;4))" office:value-type="float" office:value="4">
            <text:p>4</text:p>
          </table:table-cell>
          <table:table-cell table:style-name="ce53" table:formula="of:=IF([.B143]=&quot;R&quot;;0;COUNTIF([.F143:.I1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23" office:value-type="string">
            <text:p>state_data</text:p>
            <text:p>kexi/pics/hiXX-action-state_data.png</text:p>
          </table:table-cell>
          <table:table-cell table:style-name="ce34"/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53" table:formula="of:=IF([.B144]=&quot;R&quot;;0;IF([.B144]=&quot;-&quot;;0;4))" office:value-type="float" office:value="4">
            <text:p>4</text:p>
          </table:table-cell>
          <table:table-cell table:style-name="ce53" table:formula="of:=IF([.B144]=&quot;R&quot;;0;COUNTIF([.F144:.I1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23" office:value-type="string">
            <text:p>state_edit</text:p>
            <text:p>kexi/pics/hiXX-action-state_edit.png</text:p>
          </table:table-cell>
          <table:table-cell table:style-name="ce34"/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53" table:formula="of:=IF([.B145]=&quot;R&quot;;0;IF([.B145]=&quot;-&quot;;0;4))" office:value-type="float" office:value="4">
            <text:p>4</text:p>
          </table:table-cell>
          <table:table-cell table:style-name="ce53" table:formula="of:=IF([.B145]=&quot;R&quot;;0;COUNTIF([.F145:.I1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23" office:value-type="string">
            <text:p>state_sql</text:p>
            <text:p>kexi/pics/hiXX-action-state_sql.png</text:p>
          </table:table-cell>
          <table:table-cell table:style-name="ce34"/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53" table:formula="of:=IF([.B146]=&quot;R&quot;;0;IF([.B146]=&quot;-&quot;;0;4))" office:value-type="float" office:value="4">
            <text:p>4</text:p>
          </table:table-cell>
          <table:table-cell table:style-name="ce53" table:formula="of:=IF([.B146]=&quot;R&quot;;0;COUNTIF([.F146:.I1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28" office:value-type="string">
            <text:p>“table” (R88) but with arrowlike in document-import</text:p>
            <text:p>proposed name: document-import-table</text:p>
          </table:table-cell>
          <table:table-cell table:style-name="ce34"/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53" table:formula="of:=IF([.B147]=&quot;R&quot;;0;IF([.B147]=&quot;-&quot;;0;4))" office:value-type="float" office:value="4">
            <text:p>4</text:p>
          </table:table-cell>
          <table:table-cell table:style-name="ce53" table:formula="of:=IF([.B147]=&quot;R&quot;;0;COUNTIF([.F147:.I1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4">
            <text:p>114</text:p>
          </table:table-cell>
          <table:table-cell table:style-name="ce28" office:value-type="string">
            <text:p>Server-database (oxy) but with arrowlike in document-import</text:p>
          </table:table-cell>
          <table:table-cell table:style-name="ce34"/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53" table:formula="of:=IF([.B148]=&quot;R&quot;;0;IF([.B148]=&quot;-&quot;;0;4))" office:value-type="float" office:value="4">
            <text:p>4</text:p>
          </table:table-cell>
          <table:table-cell table:style-name="ce53" table:formula="of:=IF([.B148]=&quot;R&quot;;0;COUNTIF([.F148:.I1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document-page-setup"),</text:p>
          </table:table-cell>
          <table:table-cell table:style-name="ce12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23" office:value-type="string">
            <text:p>Document-page-setup for page setup, e.g. 'Configure' icon merged with paper</text:p>
          </table:table-cell>
          <table:table-cell table:style-name="ce34"/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53" table:formula="of:=IF([.B149]=&quot;R&quot;;0;IF([.B149]=&quot;-&quot;;0;4))" office:value-type="float" office:value="4">
            <text:p>4</text:p>
          </table:table-cell>
          <table:table-cell table:style-name="ce53" table:formula="of:=IF([.B149]=&quot;R&quot;;0;COUNTIF([.F149:.I1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23" office:value-type="string">
            <text:p>Database relationships; see <text:a xlink:href="http://en.wikipedia.org/wiki/Entity-relationship_model">http://en.wikipedia.org/wiki/Entity-relationship_model</text:a> for definition and some examples</text:p>
            <text:p>kexi/pics/hi22-action-relation.png</text:p>
          </table:table-cell>
          <table:table-cell table:style-name="ce34"/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53" table:formula="of:=IF([.B150]=&quot;R&quot;;0;IF([.B150]=&quot;-&quot;;0;4))" office:value-type="float" office:value="4">
            <text:p>4</text:p>
          </table:table-cell>
          <table:table-cell table:style-name="ce53" table:formula="of:=IF([.B150]=&quot;R&quot;;0;COUNTIF([.F150:.I1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7">
            <text:p>117</text:p>
          </table:table-cell>
          <table:table-cell table:style-name="ce28" office:value-type="string">
            <text:p>Server-database (oxy) but with arrowlike in document-export</text:p>
            <text:p>proposed name: document-export-table</text:p>
          </table:table-cell>
          <table:table-cell table:style-name="ce34" office:value-type="string">
            <text:p>document-export-table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51]=&quot;R&quot;;0;IF([.B151]=&quot;-&quot;;0;4))" office:value-type="float" office:value="4">
            <text:p>4</text:p>
          </table:table-cell>
          <table:table-cell table:style-name="ce53" table:formula="of:=IF([.B151]=&quot;R&quot;;0;COUNTIF([.F151:.I15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12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23" office:value-type="string">
            <text:p>add_field</text:p>
            <text:p>kexi/pics/hi16-action-add_field.png</text:p>
          </table:table-cell>
          <table:table-cell table:style-name="ce34"/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53" table:formula="of:=IF([.B152]=&quot;R&quot;;0;IF([.B152]=&quot;-&quot;;0;4))" office:value-type="float" office:value="4">
            <text:p>4</text:p>
          </table:table-cell>
          <table:table-cell table:style-name="ce53" table:formula="of:=IF([.B152]=&quot;R&quot;;0;COUNTIF([.F152:.I1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23" office:value-type="string">
            <text:p>Widgets; used as a symbol for a set of many widgets </text:p>
            <text:p>kexi/pics/hi22-action-widgets.png</text:p>
          </table:table-cell>
          <table:table-cell table:style-name="ce34"/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53" table:formula="of:=IF([.B153]=&quot;R&quot;;0;IF([.B153]=&quot;-&quot;;0;4))" office:value-type="float" office:value="4">
            <text:p>4</text:p>
          </table:table-cell>
          <table:table-cell table:style-name="ce53" table:formula="of:=IF([.B153]=&quot;R&quot;;0;COUNTIF([.F153:.I1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12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28" office:value-type="string">
            <text:p>Key – primary database key; note: important tradition in software says it has to be yellow</text:p>
            <text:p>kexi/pics/hi32-action-key.png</text:p>
          </table:table-cell>
          <table:table-cell table:style-name="ce34"/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53" table:formula="of:=IF([.B154]=&quot;R&quot;;0;IF([.B154]=&quot;-&quot;;0;4))" office:value-type="float" office:value="4">
            <text:p>4</text:p>
          </table:table-cell>
          <table:table-cell table:style-name="ce53" table:formula="of:=IF([.B154]=&quot;R&quot;;0;COUNTIF([.F154:.I1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23" office:value-type="string">
            <text:p>kexi/pics/hi16-action-test_it.png</text:p>
            <text:p>name: test</text:p>
            <text:p>base it on oxygen's “check” icon, add “?” character</text:p>
          </table:table-cell>
          <table:table-cell table:style-name="ce34"/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53" table:formula="of:=IF([.B155]=&quot;R&quot;;0;IF([.B155]=&quot;-&quot;;0;4))" office:value-type="float" office:value="4">
            <text:p>4</text:p>
          </table:table-cell>
          <table:table-cell table:style-name="ce53" table:formula="of:=IF([.B155]=&quot;R&quot;;0;COUNTIF([.F155:.I1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12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23" office:value-type="string">
            <text:p>missing 48px</text:p>
          </table:table-cell>
          <table:table-cell table:style-name="ce34" office:value-type="string">
            <text:p>draw-cross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53" table:formula="of:=IF([.B156]=&quot;R&quot;;0;IF([.B156]=&quot;-&quot;;0;4))" office:value-type="float" office:value="4">
            <text:p>4</text:p>
          </table:table-cell>
          <table:table-cell table:style-name="ce53" table:formula="of:=IF([.B156]=&quot;R&quot;;0;COUNTIF([.F156:.I15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12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23" office:value-type="string">
            <text:p>insert-barcode</text:p>
          </table:table-cell>
          <table:table-cell table:style-name="ce34" office:value-type="string">
            <text:p>view-barcode-add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57]=&quot;R&quot;;0;IF([.B157]=&quot;-&quot;;0;4))" office:value-type="float" office:value="4">
            <text:p>4</text:p>
          </table:table-cell>
          <table:table-cell table:style-name="ce53" table:formula="of:=IF([.B157]=&quot;R&quot;;0;COUNTIF([.F157:.I1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12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23" office:value-type="string">
            <text:p>“lineedit”</text:p>
            <text:p>kexi/pics/hi22-action-lineedit.png</text:p>
          </table:table-cell>
          <table:table-cell table:style-name="ce34"/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53" table:formula="of:=IF([.B158]=&quot;R&quot;;0;IF([.B158]=&quot;-&quot;;0;4))" office:value-type="float" office:value="4">
            <text:p>4</text:p>
          </table:table-cell>
          <table:table-cell table:style-name="ce53" table:formula="of:=IF([.B158]=&quot;R&quot;;0;COUNTIF([.F158:.I1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12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23" office:value-type="string">
            <text:p>“autonumber”</text:p>
            <text:p>kexi/widget/tableview/autonumber.png;</text:p>
            <text:p>should be 16 and 22 in size; and sharp like small fonts</text:p>
          </table:table-cell>
          <table:table-cell table:style-name="ce34"/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53" table:formula="of:=IF([.B159]=&quot;R&quot;;0;IF([.B159]=&quot;-&quot;;0;4))" office:value-type="float" office:value="4">
            <text:p>4</text:p>
          </table:table-cell>
          <table:table-cell table:style-name="ce53" table:formula="of:=IF([.B159]=&quot;R&quot;;0;COUNTIF([.F159:.I1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23" office:value-type="string">
            <text:p>“combo” (combobox, drop-down, <text:s/>widget)</text:p>
            <text:p>kexi/pics/hi22-action-combo.png</text:p>
          </table:table-cell>
          <table:table-cell table:style-name="ce34"/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53" table:formula="of:=IF([.B160]=&quot;R&quot;;0;IF([.B160]=&quot;-&quot;;0;4))" office:value-type="float" office:value="4">
            <text:p>4</text:p>
          </table:table-cell>
          <table:table-cell table:style-name="ce53" table:formula="of:=IF([.B160]=&quot;R&quot;;0;COUNTIF([.F160:.I1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12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23" office:value-type="string">
            <text:p>query</text:p>
            <text:p>kexi/pics/hi16-action-query.png</text:p>
          </table:table-cell>
          <table:table-cell table:style-name="ce34"/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53" table:formula="of:=IF([.B161]=&quot;R&quot;;0;IF([.B161]=&quot;-&quot;;0;4))" office:value-type="float" office:value="4">
            <text:p>4</text:p>
          </table:table-cell>
          <table:table-cell table:style-name="ce53" table:formula="of:=IF([.B161]=&quot;R&quot;;0;COUNTIF([.F161:.I1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12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24" office:value-type="string">
            <text:p>pixcollection_iconView ?</text:p>
          </table:table-cell>
          <table:table-cell table:style-name="ce34"/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53" table:formula="of:=IF([.B162]=&quot;R&quot;;0;IF([.B162]=&quot;-&quot;;0;4))" office:value-type="float" office:value="4">
            <text:p>4</text:p>
          </table:table-cell>
          <table:table-cell table:style-name="ce53" table:formula="of:=IF([.B162]=&quot;R&quot;;0;COUNTIF([.F162:.I1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5" office:value-type="string">
            <text:p>kexi/widget/pixmapcollection.cpp: <text:s text:c="3"/>m_iconView = new K3IconView(this, "pixchooser_iconView");</text:p>
          </table:table-cell>
          <table:table-cell table:style-name="ce13" office:value-type="string">
            <text:p>N</text:p>
          </table:table-cell>
          <table:table-cell table:style-name="ce5" office:value-type="float" office:value="168">
            <text:p>168</text:p>
          </table:table-cell>
          <table:table-cell table:style-name="ce29" office:value-type="string">
            <text:p>pixchooser_iconView ?</text:p>
          </table:table-cell>
          <table:table-cell table:style-name="ce38"/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55" table:formula="of:=IF([.B163]=&quot;R&quot;;0;IF([.B163]=&quot;-&quot;;0;4))" office:value-type="float" office:value="4">
            <text:p>4</text:p>
          </table:table-cell>
          <table:table-cell table:style-name="ce55" table:formula="of:=IF([.B163]=&quot;R&quot;;0;COUNTIF([.F163:.I163];&quot;x&quot;))" office:value-type="float" office:value="0">
            <text:p>0</text:p>
          </table:table-cell>
          <table:table-cell table:style-name="ce59" table:number-columns-repeated="23"/>
          <table:table-cell table:style-name="ce62" table:number-columns-repeated="222"/>
        </table:table-row>
        <table:table-row table:style-name="ro4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23" office:value-type="string">
            <text:p>pics/oxygen/</text:p>
            <text:p>ox32-mimetype-x-shape-formula.png</text:p>
            <text:p>should this be moved/renamed?</text:p>
          </table:table-cell>
          <table:table-cell table:style-name="ce34" office:value-type="string">
            <text:p>mimetype-x-shape-formula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53" table:formula="of:=IF([.B164]=&quot;R&quot;;0;IF([.B164]=&quot;-&quot;;0;4))" office:value-type="float" office:value="4">
            <text:p>4</text:p>
          </table:table-cell>
          <table:table-cell table:style-name="ce53" table:formula="of:=IF([.B164]=&quot;R&quot;;0;COUNTIF([.F164:.I1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23" office:value-type="string">
            <text:p>update to “document-edit”</text:p>
          </table:table-cell>
          <table:table-cell table:style-name="ce34" office:value-type="string">
            <text:p>document-edit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Err:522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Err:522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Err:522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Err:522</text:p>
          </table:table-cell>
          <table:table-cell table:style-name="ce53" table:formula="of:=IF([.B165]=&quot;R&quot;;0;IF([.B165]=&quot;-&quot;;0;4))" office:value-type="float" office:value="0">
            <text:p>0</text:p>
          </table:table-cell>
          <table:table-cell table:style-name="ce53" table:formula="of:=IF([.B165]=&quot;R&quot;;0;COUNTIF([.F165:.I1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23"/>
          <table:table-cell table:style-name="ce34" office:value-type="string">
            <text:p>kformula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53" table:formula="of:=IF([.B166]=&quot;R&quot;;0;IF([.B166]=&quot;-&quot;;0;4))" office:value-type="float" office:value="4">
            <text:p>4</text:p>
          </table:table-cell>
          <table:table-cell table:style-name="ce53" table:formula="of:=IF([.B166]=&quot;R&quot;;0;COUNTIF([.F166:.I1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53" table:formula="of:=IF([.B167]=&quot;R&quot;;0;IF([.B167]=&quot;-&quot;;0;4))" office:value-type="float" office:value="0">
            <text:p>0</text:p>
          </table:table-cell>
          <table:table-cell table:style-name="ce53" table:formula="of:=IF([.B167]=&quot;R&quot;;0;COUNTIF([.F167:.I1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23" office:value-type="string">
            <text:p>“paren” (bracket)</text:p>
          </table:table-cell>
          <table:table-cell table:style-name="ce34"/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53" table:formula="of:=IF([.B168]=&quot;R&quot;;0;IF([.B168]=&quot;-&quot;;0;4))" office:value-type="float" office:value="4">
            <text:p>4</text:p>
          </table:table-cell>
          <table:table-cell table:style-name="ce53" table:formula="of:=IF([.B168]=&quot;R&quot;;0;COUNTIF([.F168:.I1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23" office:value-type="string">
            <text:p>“frac” (fraction)</text:p>
          </table:table-cell>
          <table:table-cell table:style-name="ce34"/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53" table:formula="of:=IF([.B169]=&quot;R&quot;;0;IF([.B169]=&quot;-&quot;;0;4))" office:value-type="float" office:value="4">
            <text:p>4</text:p>
          </table:table-cell>
          <table:table-cell table:style-name="ce53" table:formula="of:=IF([.B169]=&quot;R&quot;;0;COUNTIF([.F169:.I1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23" office:value-type="string">
            <text:p>“int” (integral)</text:p>
          </table:table-cell>
          <table:table-cell table:style-name="ce34"/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53" table:formula="of:=IF([.B170]=&quot;R&quot;;0;IF([.B170]=&quot;-&quot;;0;4))" office:value-type="float" office:value="4">
            <text:p>4</text:p>
          </table:table-cell>
          <table:table-cell table:style-name="ce53" table:formula="of:=IF([.B170]=&quot;R&quot;;0;COUNTIF([.F170:.I1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23" office:value-type="string">
            <text:p>“matrix”</text:p>
          </table:table-cell>
          <table:table-cell table:style-name="ce34"/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53" table:formula="of:=IF([.B171]=&quot;R&quot;;0;IF([.B171]=&quot;-&quot;;0;4))" office:value-type="float" office:value="4">
            <text:p>4</text:p>
          </table:table-cell>
          <table:table-cell table:style-name="ce53" table:formula="of:=IF([.B171]=&quot;R&quot;;0;COUNTIF([.F171:.I1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23" office:value-type="string">
            <text:p>“prod” (product)</text:p>
          </table:table-cell>
          <table:table-cell table:style-name="ce34"/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53" table:formula="of:=IF([.B172]=&quot;R&quot;;0;IF([.B172]=&quot;-&quot;;0;4))" office:value-type="float" office:value="4">
            <text:p>4</text:p>
          </table:table-cell>
          <table:table-cell table:style-name="ce53" table:formula="of:=IF([.B172]=&quot;R&quot;;0;COUNTIF([.F172:.I1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23" office:value-type="string">
            <text:p>“sqrt” (root)</text:p>
          </table:table-cell>
          <table:table-cell table:style-name="ce34"/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53" table:formula="of:=IF([.B173]=&quot;R&quot;;0;IF([.B173]=&quot;-&quot;;0;4))" office:value-type="float" office:value="4">
            <text:p>4</text:p>
          </table:table-cell>
          <table:table-cell table:style-name="ce53" table:formula="of:=IF([.B173]=&quot;R&quot;;0;COUNTIF([.F173:.I1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23" office:value-type="string">
            <text:p>“sum” (sum)</text:p>
          </table:table-cell>
          <table:table-cell table:style-name="ce34"/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53" table:formula="of:=IF([.B174]=&quot;R&quot;;0;IF([.B174]=&quot;-&quot;;0;4))" office:value-type="float" office:value="4">
            <text:p>4</text:p>
          </table:table-cell>
          <table:table-cell table:style-name="ce53" table:formula="of:=IF([.B174]=&quot;R&quot;;0;COUNTIF([.F174:.I1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53" table:formula="of:=IF([.B175]=&quot;R&quot;;0;IF([.B175]=&quot;-&quot;;0;4))" office:value-type="float" office:value="0">
            <text:p>0</text:p>
          </table:table-cell>
          <table:table-cell table:style-name="ce53" table:formula="of:=IF([.B175]=&quot;R&quot;;0;COUNTIF([.F175:.I1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53" table:formula="of:=IF([.B176]=&quot;R&quot;;0;IF([.B176]=&quot;-&quot;;0;4))" office:value-type="float" office:value="0">
            <text:p>0</text:p>
          </table:table-cell>
          <table:table-cell table:style-name="ce53" table:formula="of:=IF([.B176]=&quot;R&quot;;0;COUNTIF([.F176:.I1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53" table:formula="of:=IF([.B177]=&quot;R&quot;;0;IF([.B177]=&quot;-&quot;;0;4))" office:value-type="float" office:value="0">
            <text:p>0</text:p>
          </table:table-cell>
          <table:table-cell table:style-name="ce53" table:formula="of:=IF([.B177]=&quot;R&quot;;0;COUNTIF([.F177:.I1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53" table:formula="of:=IF([.B178]=&quot;R&quot;;0;IF([.B178]=&quot;-&quot;;0;4))" office:value-type="float" office:value="0">
            <text:p>0</text:p>
          </table:table-cell>
          <table:table-cell table:style-name="ce53" table:formula="of:=IF([.B178]=&quot;R&quot;;0;COUNTIF([.F178:.I1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53" table:formula="of:=IF([.B179]=&quot;R&quot;;0;IF([.B179]=&quot;-&quot;;0;4))" office:value-type="float" office:value="0">
            <text:p>0</text:p>
          </table:table-cell>
          <table:table-cell table:style-name="ce53" table:formula="of:=IF([.B179]=&quot;R&quot;;0;COUNTIF([.F179:.I1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edit" ), i18n("Edit Main Project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custom edit (project)</text:p>
          </table:table-cell>
          <table:table-cell table:style-name="ce34" office:value-type="string">
            <text:p>view-time-schedule-edi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180]=&quot;R&quot;;0;IF([.B180]=&quot;-&quot;;0;4))" office:value-type="float" office:value="4">
            <text:p>4</text:p>
          </table:table-cell>
          <table:table-cell table:style-name="ce53" table:formula="of:=IF([.B180]=&quot;R&quot;;0;COUNTIF([.F180:.I1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Relation <text:s/>= new KAction(KIcon( "document-edit" ), i18n("Edit Dependency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53" table:formula="of:=IF([.B181]=&quot;R&quot;;0;IF([.B181]=&quot;-&quot;;0;4))" office:value-type="float" office:value="0">
            <text:p>0</text:p>
          </table:table-cell>
          <table:table-cell table:style-name="ce53" table:formula="of:=IF([.B181]=&quot;R&quot;;0;COUNTIF([.F181:.I1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Resource <text:s/>= new KAction(KIcon( "document-edit" ), i18n("Edit Resourc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53" table:formula="of:=IF([.B182]=&quot;R&quot;;0;IF([.B182]=&quot;-&quot;;0;4))" office:value-type="float" office:value="0">
            <text:p>0</text:p>
          </table:table-cell>
          <table:table-cell table:style-name="ce53" table:formula="of:=IF([.B182]=&quot;R&quot;;0;COUNTIF([.F182:.I1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StandardWorktime <text:s/>= new KAction(KIcon( "configure" ), i18n("Edit Standard Worktim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53" table:formula="of:=IF([.B183]=&quot;R&quot;;0;IF([.B183]=&quot;-&quot;;0;4))" office:value-type="float" office:value="0">
            <text:p>0</text:p>
          </table:table-cell>
          <table:table-cell table:style-name="ce53" table:formula="of:=IF([.B183]=&quot;R&quot;;0;COUNTIF([.F183:.I1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IndentTask = new KAction(KIcon( "format-indent-more" ), i18n("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 office:value-type="string">
            <text:p>format-indent-more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53" table:formula="of:=IF([.B184]=&quot;R&quot;;0;IF([.B184]=&quot;-&quot;;0;4))" office:value-type="float" office:value="4">
            <text:p>4</text:p>
          </table:table-cell>
          <table:table-cell table:style-name="ce53" table:formula="of:=IF([.B184]=&quot;R&quot;;0;COUNTIF([.F184:.I18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 office:value-type="string">
            <text:p>document-import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53" table:formula="of:=IF([.B185]=&quot;R&quot;;0;IF([.B185]=&quot;-&quot;;0;4))" office:value-type="float" office:value="4">
            <text:p>4</text:p>
          </table:table-cell>
          <table:table-cell table:style-name="ce53" table:formula="of:=IF([.B185]=&quot;R&quot;;0;COUNTIF([.F185:.I18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MoveTaskDown = new KAction(KIcon( "Arrow-down" ), i18n("Move Task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53" table:formula="of:=IF([.B186]=&quot;R&quot;;0;IF([.B186]=&quot;-&quot;;0;4))" office:value-type="float" office:value="0">
            <text:p>0</text:p>
          </table:table-cell>
          <table:table-cell table:style-name="ce53" table:formula="of:=IF([.B186]=&quot;R&quot;;0;COUNTIF([.F186:.I1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MoveTaskUp = new KAction(KIcon( "Arrow-up" ), i18n("Move Task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53" table:formula="of:=IF([.B187]=&quot;R&quot;;0;IF([.B187]=&quot;-&quot;;0;4))" office:value-type="float" office:value="0">
            <text:p>0</text:p>
          </table:table-cell>
          <table:table-cell table:style-name="ce53" table:formula="of:=IF([.B187]=&quot;R&quot;;0;COUNTIF([.F187:.I1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OpenNode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any of the task types: Task, Summarytask or Milestone.</text:p>
          </table:table-cell>
          <table:table-cell table:style-name="ce34"/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53" table:formula="of:=IF([.B188]=&quot;R&quot;;0;IF([.B188]=&quot;-&quot;;0;4))" office:value-type="float" office:value="0">
            <text:p>0</text:p>
          </table:table-cell>
          <table:table-cell table:style-name="ce53" table:formula="of:=IF([.B188]=&quot;R&quot;;0;COUNTIF([.F188:.I1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edit" ), i18n("Descriptio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description of any of the task types: Task, Summarytask or Milestone.</text:p>
          </table:table-cell>
          <table:table-cell table:style-name="ce34"/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53" table:formula="of:=IF([.B189]=&quot;R&quot;;0;IF([.B189]=&quot;-&quot;;0;4))" office:value-type="float" office:value="0">
            <text:p>0</text:p>
          </table:table-cell>
          <table:table-cell table:style-name="ce53" table:formula="of:=IF([.B189]=&quot;R&quot;;0;COUNTIF([.F189:.I1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custom edit</text:p>
          </table:table-cell>
          <table:table-cell table:style-name="ce34"/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53" table:formula="of:=IF([.B190]=&quot;R&quot;;0;IF([.B190]=&quot;-&quot;;0;4))" office:value-type="float" office:value="0">
            <text:p>0</text:p>
          </table:table-cell>
          <table:table-cell table:style-name="ce53" table:formula="of:=IF([.B190]=&quot;R&quot;;0;COUNTIF([.F190:.I1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UnindentTask= new KAction(KIcon( "format-indent-less" ), i18n("Un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30"/>
          <table:table-cell table:style-name="ce36" office:value-type="string">
            <text:p>format-indent-less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53" table:formula="of:=IF([.B191]=&quot;R&quot;;0;IF([.B191]=&quot;-&quot;;0;4))" office:value-type="float" office:value="4">
            <text:p>4</text:p>
          </table:table-cell>
          <table:table-cell table:style-name="ce53" table:formula="of:=IF([.B191]=&quot;R&quot;;0;COUNTIF([.F191:.I1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53" table:formula="of:=IF([.B192]=&quot;R&quot;;0;IF([.B192]=&quot;-&quot;;0;4))" office:value-type="float" office:value="0">
            <text:p>0</text:p>
          </table:table-cell>
          <table:table-cell table:style-name="ce53" table:formula="of:=IF([.B192]=&quot;R&quot;;0;COUNTIF([.F192:.I1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53" table:formula="of:=IF([.B193]=&quot;R&quot;;0;IF([.B193]=&quot;-&quot;;0;4))" office:value-type="float" office:value="0">
            <text:p>0</text:p>
          </table:table-cell>
          <table:table-cell table:style-name="ce53" table:formula="of:=IF([.B193]=&quot;R&quot;;0;COUNTIF([.F193:.I1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Err:522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Err:522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Err:522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Err:522</text:p>
          </table:table-cell>
          <table:table-cell table:style-name="ce53" table:formula="of:=IF([.B194]=&quot;R&quot;;0;IF([.B194]=&quot;-&quot;;0;4))" office:value-type="float" office:value="0">
            <text:p>0</text:p>
          </table:table-cell>
          <table:table-cell table:style-name="ce53" table:formula="of:=IF([.B194]=&quot;R&quot;;0;COUNTIF([.F194:.I1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Err:522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Err:522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Err:522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Err:522</text:p>
          </table:table-cell>
          <table:table-cell table:style-name="ce53" table:formula="of:=IF([.B195]=&quot;R&quot;;0;IF([.B195]=&quot;-&quot;;0;4))" office:value-type="float" office:value="0">
            <text:p>0</text:p>
          </table:table-cell>
          <table:table-cell table:style-name="ce53" table:formula="of:=IF([.B195]=&quot;R&quot;;0;COUNTIF([.F195:.I1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Used in context menu</text:p>
          </table:table-cell>
          <table:table-cell table:style-name="ce34"/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53" table:formula="of:=IF([.B196]=&quot;R&quot;;0;IF([.B196]=&quot;-&quot;;0;4))" office:value-type="float" office:value="0">
            <text:p>0</text:p>
          </table:table-cell>
          <table:table-cell table:style-name="ce53" table:formula="of:=IF([.B196]=&quot;R&quot;;0;COUNTIF([.F196:.I1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53" table:formula="of:=IF([.B197]=&quot;R&quot;;0;IF([.B197]=&quot;-&quot;;0;4))" office:value-type="float" office:value="0">
            <text:p>0</text:p>
          </table:table-cell>
          <table:table-cell table:style-name="ce53" table:formula="of:=IF([.B197]=&quot;R&quot;;0;COUNTIF([.F197:.I1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53" table:formula="of:=IF([.B198]=&quot;R&quot;;0;IF([.B198]=&quot;-&quot;;0;4))" office:value-type="float" office:value="0">
            <text:p>0</text:p>
          </table:table-cell>
          <table:table-cell table:style-name="ce53" table:formula="of:=IF([.B198]=&quot;R&quot;;0;COUNTIF([.F198:.I1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53" table:formula="of:=IF([.B199]=&quot;R&quot;;0;IF([.B199]=&quot;-&quot;;0;4))" office:value-type="float" office:value="0">
            <text:p>0</text:p>
          </table:table-cell>
          <table:table-cell table:style-name="ce53" table:formula="of:=IF([.B199]=&quot;R&quot;;0;COUNTIF([.F199:.I1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14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53" table:formula="of:=IF([.B200]=&quot;R&quot;;0;IF([.B200]=&quot;-&quot;;0;4))" office:value-type="float" office:value="4">
            <text:p>4</text:p>
          </table:table-cell>
          <table:table-cell table:style-name="ce53" table:formula="of:=IF([.B200]=&quot;R&quot;;0;COUNTIF([.F200:.I2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Err:522</text:p>
          </table:table-cell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Err:522</text:p>
          </table:table-cell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Err:522</text:p>
          </table:table-cell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Err:522</text:p>
          </table:table-cell>
          <table:table-cell table:style-name="ce53" table:formula="of:=IF([.B201]=&quot;R&quot;;0;IF([.B201]=&quot;-&quot;;0;4))" office:value-type="float" office:value="0">
            <text:p>0</text:p>
          </table:table-cell>
          <table:table-cell table:style-name="ce53" table:formula="of:=IF([.B201]=&quot;R&quot;;0;COUNTIF([.F201:.I2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53" table:formula="of:=IF([.B202]=&quot;R&quot;;0;IF([.B202]=&quot;-&quot;;0;4))" office:value-type="float" office:value="0">
            <text:p>0</text:p>
          </table:table-cell>
          <table:table-cell table:style-name="ce53" table:formula="of:=IF([.B202]=&quot;R&quot;;0;COUNTIF([.F202:.I2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Err:522</text:p>
          </table:table-cell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Err:522</text:p>
          </table:table-cell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Err:522</text:p>
          </table:table-cell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Err:522</text:p>
          </table:table-cell>
          <table:table-cell table:style-name="ce53" table:formula="of:=IF([.B203]=&quot;R&quot;;0;IF([.B203]=&quot;-&quot;;0;4))" office:value-type="float" office:value="0">
            <text:p>0</text:p>
          </table:table-cell>
          <table:table-cell table:style-name="ce53" table:formula="of:=IF([.B203]=&quot;R&quot;;0;COUNTIF([.F203:.I2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14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27" office:value-type="string">
            <text:p>arrow-left-double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53" table:formula="of:=IF([.B204]=&quot;R&quot;;0;IF([.B204]=&quot;-&quot;;0;4))" office:value-type="float" office:value="4">
            <text:p>4</text:p>
          </table:table-cell>
          <table:table-cell table:style-name="ce53" table:formula="of:=IF([.B204]=&quot;R&quot;;0;COUNTIF([.F204:.I2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Err:522</text:p>
          </table:table-cell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Err:522</text:p>
          </table:table-cell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Err:522</text:p>
          </table:table-cell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Err:522</text:p>
          </table:table-cell>
          <table:table-cell table:style-name="ce53" table:formula="of:=IF([.B205]=&quot;R&quot;;0;IF([.B205]=&quot;-&quot;;0;4))" office:value-type="float" office:value="0">
            <text:p>0</text:p>
          </table:table-cell>
          <table:table-cell table:style-name="ce53" table:formula="of:=IF([.B205]=&quot;R&quot;;0;COUNTIF([.F205:.I2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34"/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53" table:formula="of:=IF([.B206]=&quot;R&quot;;0;IF([.B206]=&quot;-&quot;;0;4))" office:value-type="float" office:value="0">
            <text:p>0</text:p>
          </table:table-cell>
          <table:table-cell table:style-name="ce53" table:formula="of:=IF([.B206]=&quot;R&quot;;0;COUNTIF([.F206:.I2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Err:522</text:p>
          </table:table-cell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Err:522</text:p>
          </table:table-cell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Err:522</text:p>
          </table:table-cell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Err:522</text:p>
          </table:table-cell>
          <table:table-cell table:style-name="ce53" table:formula="of:=IF([.B207]=&quot;R&quot;;0;IF([.B207]=&quot;-&quot;;0;4))" office:value-type="float" office:value="0">
            <text:p>0</text:p>
          </table:table-cell>
          <table:table-cell table:style-name="ce53" table:formula="of:=IF([.B207]=&quot;R&quot;;0;COUNTIF([.F207:.I2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14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23"/>
          <table:table-cell table:style-name="ce27" office:value-type="string">
            <text:p>go-jump-today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53" table:formula="of:=IF([.B208]=&quot;R&quot;;0;IF([.B208]=&quot;-&quot;;0;4))" office:value-type="float" office:value="4">
            <text:p>4</text:p>
          </table:table-cell>
          <table:table-cell table:style-name="ce53" table:formula="of:=IF([.B208]=&quot;R&quot;;0;COUNTIF([.F208:.I20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1">
            <text:p>361</text:p>
          </table:table-cell>
          <table:table-cell table:style-name="ce23" office:value-type="string">
            <text:p>An Account has to do with cost/money. It's used to define a Cost Breakdown Structure so one can sum up cost in different ways than work or resources are structured. This action will add an account after the selected account. <text:span text:style-name="T3">Priority:Medium</text:span></text:p>
          </table:table-cell>
          <table:table-cell table:style-name="ce34"/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53" table:formula="of:=IF([.B209]=&quot;R&quot;;0;IF([.B209]=&quot;-&quot;;0;4))" office:value-type="float" office:value="4">
            <text:p>4</text:p>
          </table:table-cell>
          <table:table-cell table:style-name="ce53" table:formula="of:=IF([.B209]=&quot;R&quot;;0;COUNTIF([.F209:.I2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2">
            <text:p>362</text:p>
          </table:table-cell>
          <table:table-cell table:style-name="ce23" office:value-type="string">
            <text:p>Adds a new account as a child to the selected account. <text:span text:style-name="T3">Priority:Medium</text:span></text:p>
          </table:table-cell>
          <table:table-cell table:style-name="ce34"/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53" table:formula="of:=IF([.B210]=&quot;R&quot;;0;IF([.B210]=&quot;-&quot;;0;4))" office:value-type="float" office:value="4">
            <text:p>4</text:p>
          </table:table-cell>
          <table:table-cell table:style-name="ce53" table:formula="of:=IF([.B210]=&quot;R&quot;;0;COUNTIF([.F210:.I2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accounts.</text:p>
          </table:table-cell>
          <table:table-cell table:style-name="ce34" office:value-type="string">
            <text:p>edit-delete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53" table:formula="of:=IF([.B211]=&quot;R&quot;;0;IF([.B211]=&quot;-&quot;;0;4))" office:value-type="float" office:value="0">
            <text:p>0</text:p>
          </table:table-cell>
          <table:table-cell table:style-name="ce53" table:formula="of:=IF([.B211]=&quot;R&quot;;0;COUNTIF([.F211:.I2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plato/libs/ui/kptcalendareditor.cpp: <text:s text:c="3"/>actionAddCalendar <text:s text:c="2"/>= new KAction(KIcon( "resource-calendar-insert" ), i18n("Add 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3">
            <text:p>363</text:p>
          </table:table-cell>
          <table:table-cell table:style-name="ce23" office:value-type="string">
            <text:p>Adds a calendar after the selected calendar. A calendar is similar (not quite equal) to a calendar in pim. It defines the working hours of resources. I think using the same (or similar) icon as in pim would be ok. <text:span text:style-name="T3">Priority:High</text:span></text:p>
          </table:table-cell>
          <table:table-cell table:style-name="ce34" office:value-type="string">
            <text:p>resource-calendar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2]=&quot;R&quot;;0;IF([.B212]=&quot;-&quot;;0;4))" office:value-type="float" office:value="4">
            <text:p>4</text:p>
          </table:table-cell>
          <table:table-cell table:style-name="ce53" table:formula="of:=IF([.B212]=&quot;R&quot;;0;COUNTIF([.F212:.I21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resource-calendar-child-insert" ), i18n("Add Sub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4">
            <text:p>364</text:p>
          </table:table-cell>
          <table:table-cell table:style-name="ce23" office:value-type="string">
            <text:p>Adds a new calendar as a child to the selected calendar. <text:span text:style-name="T3">Priority:High</text:span></text:p>
          </table:table-cell>
          <table:table-cell table:style-name="ce34" office:value-type="string">
            <text:p>Resource-calendar-child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3]=&quot;R&quot;;0;IF([.B213]=&quot;-&quot;;0;4))" office:value-type="float" office:value="4">
            <text:p>4</text:p>
          </table:table-cell>
          <table:table-cell table:style-name="ce53" table:formula="of:=IF([.B213]=&quot;R&quot;;0;COUNTIF([.F213:.I21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calendars.</text:p>
          </table:table-cell>
          <table:table-cell table:style-name="ce34" office:value-type="string">
            <text:p>edit-delete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53" table:formula="of:=IF([.B214]=&quot;R&quot;;0;IF([.B214]=&quot;-&quot;;0;4))" office:value-type="float" office:value="0">
            <text:p>0</text:p>
          </table:table-cell>
          <table:table-cell table:style-name="ce53" table:formula="of:=IF([.B214]=&quot;R&quot;;0;COUNTIF([.F214:.I2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A dependency is a directional connection between two tasks, the predeccessor- and the successor. The successor is dependent on the predeccessor, hence the naming. Used in context menu.</text:p>
          </table:table-cell>
          <table:table-cell table:style-name="ce34"/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53" table:formula="of:=IF([.B215]=&quot;R&quot;;0;IF([.B215]=&quot;-&quot;;0;4))" office:value-type="float" office:value="0">
            <text:p>0</text:p>
          </table:table-cell>
          <table:table-cell table:style-name="ce53" table:formula="of:=IF([.B215]=&quot;R&quot;;0;COUNTIF([.F215:.I2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See prev.</text:p>
          </table:table-cell>
          <table:table-cell table:style-name="ce34"/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53" table:formula="of:=IF([.B216]=&quot;R&quot;;0;IF([.B216]=&quot;-&quot;;0;4))" office:value-type="float" office:value="0">
            <text:p>0</text:p>
          </table:table-cell>
          <table:table-cell table:style-name="ce53" table:formula="of:=IF([.B216]=&quot;R&quot;;0;COUNTIF([.F216:.I2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23" office:value-type="string">
            <text:p>A milestone is a “task” without duration. It's just there to mark that something (important) is accomplished. <text:span text:style-name="T3">Priority:High</text:span></text:p>
          </table:table-cell>
          <table:table-cell table:style-name="ce34" office:value-type="string">
            <text:p>mileston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7]=&quot;R&quot;;0;IF([.B217]=&quot;-&quot;;0;4))" office:value-type="float" office:value="4">
            <text:p>4</text:p>
          </table:table-cell>
          <table:table-cell table:style-name="ce53" table:formula="of:=IF([.B217]=&quot;R&quot;;0;COUNTIF([.F217:.I2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23" office:value-type="string">
            <text:p>A subtasks is a normal task that has a parent task which is then called a summarytask. <text:span text:style-name="T3">Priority:High</text:span></text:p>
          </table:table-cell>
          <table:table-cell table:style-name="ce34" office:value-type="string">
            <text:p>view-task-chil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8]=&quot;R&quot;;0;IF([.B218]=&quot;-&quot;;0;4))" office:value-type="float" office:value="4">
            <text:p>4</text:p>
          </table:table-cell>
          <table:table-cell table:style-name="ce53" table:formula="of:=IF([.B218]=&quot;R&quot;;0;COUNTIF([.F218:.I21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23" office:value-type="string">
            <text:p>A task is similar to a todo in pim. <text:span text:style-name="T3">Priority:High</text:span></text:p>
          </table:table-cell>
          <table:table-cell table:style-name="ce34" office:value-type="string">
            <text:p>view-task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9]=&quot;R&quot;;0;IF([.B219]=&quot;-&quot;;0;4))" office:value-type="float" office:value="4">
            <text:p>4</text:p>
          </table:table-cell>
          <table:table-cell table:style-name="ce53" table:formula="of:=IF([.B219]=&quot;R&quot;;0;COUNTIF([.F219:.I21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task icon currently used in config dialog.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This could be same as “add task” icon without the plus sign.</text:p>
          </table:table-cell>
          <table:table-cell table:style-name="ce34" office:value-type="string">
            <text:p>view-task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20]=&quot;R&quot;;0;IF([.B220]=&quot;-&quot;;0;4))" office:value-type="float" office:value="4">
            <text:p>4</text:p>
          </table:table-cell>
          <table:table-cell table:style-name="ce53" table:formula="of:=IF([.B220]=&quot;R&quot;;0;COUNTIF([.F220:.I22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“tasks”. Can be a collection of tasks, milestones and/or summarytasks.</text:p>
          </table:table-cell>
          <table:table-cell table:style-name="ce34"/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53" table:formula="of:=IF([.B221]=&quot;R&quot;;0;IF([.B221]=&quot;-&quot;;0;4))" office:value-type="float" office:value="0">
            <text:p>0</text:p>
          </table:table-cell>
          <table:table-cell table:style-name="ce53" table:formula="of:=IF([.B221]=&quot;R&quot;;0;COUNTIF([.F221:.I2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53" table:formula="of:=IF([.B222]=&quot;R&quot;;0;IF([.B222]=&quot;-&quot;;0;4))" office:value-type="float" office:value="0">
            <text:p>0</text:p>
          </table:table-cell>
          <table:table-cell table:style-name="ce53" table:formula="of:=IF([.B222]=&quot;R&quot;;0;COUNTIF([.F222:.I2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23"/>
          <table:table-cell table:style-name="ce27" office:value-type="string">
            <text:p>document-preview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53" table:formula="of:=IF([.B223]=&quot;R&quot;;0;IF([.B223]=&quot;-&quot;;0;4))" office:value-type="float" office:value="4">
            <text:p>4</text:p>
          </table:table-cell>
          <table:table-cell table:style-name="ce53" table:formula="of:=IF([.B223]=&quot;R&quot;;0;COUNTIF([.F223:.I2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53" table:formula="of:=IF([.B224]=&quot;R&quot;;0;IF([.B224]=&quot;-&quot;;0;4))" office:value-type="float" office:value="0">
            <text:p>0</text:p>
          </table:table-cell>
          <table:table-cell table:style-name="ce53" table:formula="of:=IF([.B224]=&quot;R&quot;;0;COUNTIF([.F224:.I2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53" table:formula="of:=IF([.B225]=&quot;R&quot;;0;IF([.B225]=&quot;-&quot;;0;4))" office:value-type="float" office:value="0">
            <text:p>0</text:p>
          </table:table-cell>
          <table:table-cell table:style-name="ce53" table:formula="of:=IF([.B225]=&quot;R&quot;;0;COUNTIF([.F225:.I2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23"/>
          <table:table-cell table:style-name="ce27" office:value-type="string">
            <text:p>edit-clear-list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53" table:formula="of:=IF([.B226]=&quot;R&quot;;0;IF([.B226]=&quot;-&quot;;0;4))" office:value-type="float" office:value="4">
            <text:p>4</text:p>
          </table:table-cell>
          <table:table-cell table:style-name="ce53" table:formula="of:=IF([.B226]=&quot;R&quot;;0;COUNTIF([.F226:.I2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53" table:formula="of:=IF([.B227]=&quot;R&quot;;0;IF([.B227]=&quot;-&quot;;0;4))" office:value-type="float" office:value="0">
            <text:p>0</text:p>
          </table:table-cell>
          <table:table-cell table:style-name="ce53" table:formula="of:=IF([.B227]=&quot;R&quot;;0;COUNTIF([.F227:.I2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Err:522</text:p>
          </table:table-cell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Err:522</text:p>
          </table:table-cell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Err:522</text:p>
          </table:table-cell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Err:522</text:p>
          </table:table-cell>
          <table:table-cell table:style-name="ce53" table:formula="of:=IF([.B228]=&quot;R&quot;;0;IF([.B228]=&quot;-&quot;;0;4))" office:value-type="float" office:value="0">
            <text:p>0</text:p>
          </table:table-cell>
          <table:table-cell table:style-name="ce53" table:formula="of:=IF([.B228]=&quot;R&quot;;0;COUNTIF([.F228:.I2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53" table:formula="of:=IF([.B229]=&quot;R&quot;;0;IF([.B229]=&quot;-&quot;;0;4))" office:value-type="float" office:value="0">
            <text:p>0</text:p>
          </table:table-cell>
          <table:table-cell table:style-name="ce53" table:formula="of:=IF([.B229]=&quot;R&quot;;0;COUNTIF([.F229:.I2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5">
            <text:p>365</text:p>
          </table:table-cell>
          <table:table-cell table:style-name="ce23" office:value-type="string">
            <text:p><text:span text:style-name="T3">Note</text:span>: This one and next should match. Personnaly I like list-add-user best so there should maybe be a user-group-add? <text:s/>A resource group is a group of resources ;) A resource is often a person, but might be more or less anything. <text:span text:style-name="T3">Priority:High</text:span></text:p>
          </table:table-cell>
          <table:table-cell table:style-name="ce27" office:value-type="string">
            <text:p>resource-group-new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0]=&quot;R&quot;;0;IF([.B230]=&quot;-&quot;;0;4))" office:value-type="float" office:value="4">
            <text:p>4</text:p>
          </table:table-cell>
          <table:table-cell table:style-name="ce53" table:formula="of:=IF([.B230]=&quot;R&quot;;0;COUNTIF([.F230:.I2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6">
            <text:p>366</text:p>
          </table:table-cell>
          <table:table-cell table:style-name="ce24" office:value-type="string">
            <text:p>A resource is often a person, but might be more or less anything. <text:span text:style-name="T3">Priority:High</text:span></text:p>
          </table:table-cell>
          <table:table-cell table:style-name="ce34" office:value-type="string">
            <text:p>list-resource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1]=&quot;R&quot;;0;IF([.B231]=&quot;-&quot;;0;4))" office:value-type="float" office:value="4">
            <text:p>4</text:p>
          </table:table-cell>
          <table:table-cell table:style-name="ce53" table:formula="of:=IF([.B231]=&quot;R&quot;;0;COUNTIF([.F231:.I2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resources and/or resource groups</text:p>
          </table:table-cell>
          <table:table-cell table:style-name="ce34"/>
          <table:table-cell table:style-name="ce42" table:formula="of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42" office:value-type="string">
            <text:p>x</text:p>
          </table:table-cell>
          <table:table-cell table:style-name="ce42" table:formula="of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42" table:formula="of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53" table:formula="of:=IF([.B232]=&quot;R&quot;;0;IF([.B232]=&quot;-&quot;;0;4))" office:value-type="float" office:value="0">
            <text:p>0</text:p>
          </table:table-cell>
          <table:table-cell table:style-name="ce53" table:formula="of:=IF([.B232]=&quot;R&quot;;0;COUNTIF([.F232:.I2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7">
            <text:p>367</text:p>
          </table:table-cell>
          <table:table-cell table:style-name="ce23" office:value-type="string">
            <text:p>A schedule is time schedule.<text:span text:style-name="T2"> Priority:High</text:span></text:p>
          </table:table-cell>
          <table:table-cell table:style-name="ce34" office:value-type="string">
            <text:p>view-time-schedul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3]=&quot;R&quot;;0;IF([.B233]=&quot;-&quot;;0;4))" office:value-type="float" office:value="4">
            <text:p>4</text:p>
          </table:table-cell>
          <table:table-cell table:style-name="ce53" table:formula="of:=IF([.B233]=&quot;R&quot;;0;COUNTIF([.F233:.I2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8">
            <text:p>368</text:p>
          </table:table-cell>
          <table:table-cell table:style-name="ce23" office:value-type="string">
            <text:p>Adds a new schedule as a child to the selected schedule. <text:span text:style-name="T3">Priority:High</text:span></text:p>
          </table:table-cell>
          <table:table-cell table:style-name="ce34" office:value-type="string">
            <text:p>view-time-schedule-child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4]=&quot;R&quot;;0;IF([.B234]=&quot;-&quot;;0;4))" office:value-type="float" office:value="4">
            <text:p>4</text:p>
          </table:table-cell>
          <table:table-cell table:style-name="ce53" table:formula="of:=IF([.B234]=&quot;R&quot;;0;COUNTIF([.F234:.I2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kplato/libs/ui/kptscheduleeditor.cpp: <text:s text:c="3"/>project-baselined</text:p>
          </table:table-cell>
          <table:table-cell table:style-name="ce14" office:value-type="string">
            <text:p>N</text:p>
          </table:table-cell>
          <table:table-cell table:style-name="ce3" office:value-type="float" office:value="369">
            <text:p>369</text:p>
          </table:table-cell>
          <table:table-cell table:style-name="ce23" office:value-type="string">
            <text:p>Baselining means that you “freeze” the project (or schedule) so you can use it to meassure performance against it when the project is executed. I have just added 3 icons for this: project-basline-add; action to set a schedule to state Baselined, project-baseline-remove; action to remove the schedule from state Baselined, project-baselined; status to indicate a baselined schedule. Theese were derived from insert-horizontal-rule. <text:span text:style-name="T3">Priority:High</text:span></text:p>
          </table:table-cell>
          <table:table-cell table:style-name="ce34" office:value-type="string">
            <text:p>view-time-schedule-baseline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5]=&quot;R&quot;;0;IF([.B235]=&quot;-&quot;;0;4))" office:value-type="float" office:value="4">
            <text:p>4</text:p>
          </table:table-cell>
          <table:table-cell table:style-name="ce53" table:formula="of:=IF([.B235]=&quot;R&quot;;0;COUNTIF([.F235:.I2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kplato/libs/ui/kptscheduleeditor.cpp: <text:s text:c="3"/>project-baseline-add</text:p>
          </table:table-cell>
          <table:table-cell table:style-name="ce14" office:value-type="string">
            <text:p>N</text:p>
          </table:table-cell>
          <table:table-cell table:style-name="ce3" office:value-type="float" office:value="370">
            <text:p>370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6]=&quot;R&quot;;0;IF([.B236]=&quot;-&quot;;0;4))" office:value-type="float" office:value="4">
            <text:p>4</text:p>
          </table:table-cell>
          <table:table-cell table:style-name="ce53" table:formula="of:=IF([.B236]=&quot;R&quot;;0;COUNTIF([.F236:.I2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kplato/libs/ui/kptscheduleeditor.cpp: <text:s text:c="3"/>project-baseline-remove</text:p>
          </table:table-cell>
          <table:table-cell table:style-name="ce14" office:value-type="string">
            <text:p>N</text:p>
          </table:table-cell>
          <table:table-cell table:style-name="ce3" office:value-type="float" office:value="371">
            <text:p>371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remov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7]=&quot;R&quot;;0;IF([.B237]=&quot;-&quot;;0;4))" office:value-type="float" office:value="4">
            <text:p>4</text:p>
          </table:table-cell>
          <table:table-cell table:style-name="ce53" table:formula="of:=IF([.B237]=&quot;R&quot;;0;COUNTIF([.F237:.I2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project_calculate</text:p>
            <text:p>kplato/toolbar/hi22-action-project_calculate.png <text:span text:style-name="T3">Priority:High</text:span></text:p>
          </table:table-cell>
          <table:table-cell table:style-name="ce34" office:value-type="string">
            <text:p>view-time-schedule-calculus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8]=&quot;R&quot;;0;IF([.B238]=&quot;-&quot;;0;4))" office:value-type="float" office:value="4">
            <text:p>4</text:p>
          </table:table-cell>
          <table:table-cell table:style-name="ce53" table:formula="of:=IF([.B238]=&quot;R&quot;;0;COUNTIF([.F238:.I2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schedules.</text:p>
          </table:table-cell>
          <table:table-cell table:style-name="ce34"/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53" table:formula="of:=IF([.B239]=&quot;R&quot;;0;IF([.B239]=&quot;-&quot;;0;4))" office:value-type="float" office:value="0">
            <text:p>0</text:p>
          </table:table-cell>
          <table:table-cell table:style-name="ce53" table:formula="of:=IF([.B239]=&quot;R&quot;;0;COUNTIF([.F239:.I2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arrow-down"), i18n("Move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53" table:formula="of:=IF([.B240]=&quot;R&quot;;0;IF([.B240]=&quot;-&quot;;0;4))" office:value-type="float" office:value="0">
            <text:p>0</text:p>
          </table:table-cell>
          <table:table-cell table:style-name="ce53" table:formula="of:=IF([.B240]=&quot;R&quot;;0;COUNTIF([.F240:.I2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arrow-up"), i18n("Move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53" table:formula="of:=IF([.B241]=&quot;R&quot;;0;IF([.B241]=&quot;-&quot;;0;4))" office:value-type="float" office:value="0">
            <text:p>0</text:p>
          </table:table-cell>
          <table:table-cell table:style-name="ce53" table:formula="of:=IF([.B241]=&quot;R&quot;;0;COUNTIF([.F241:.I2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27" office:value-type="string">
            <text:p>view-close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53" table:formula="of:=IF([.B242]=&quot;R&quot;;0;IF([.B242]=&quot;-&quot;;0;4))" office:value-type="float" office:value="4">
            <text:p>4</text:p>
          </table:table-cell>
          <table:table-cell table:style-name="ce53" table:formula="of:=IF([.B242]=&quot;R&quot;;0;COUNTIF([.F242:.I2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27" office:value-type="string">
            <text:p>view-split-left-right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53" table:formula="of:=IF([.B243]=&quot;R&quot;;0;IF([.B243]=&quot;-&quot;;0;4))" office:value-type="float" office:value="4">
            <text:p>4</text:p>
          </table:table-cell>
          <table:table-cell table:style-name="ce53" table:formula="of:=IF([.B243]=&quot;R&quot;;0;COUNTIF([.F243:.I2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Configure-view? No, configure is ok for now.</text:p>
          </table:table-cell>
          <table:table-cell table:style-name="ce34"/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53" table:formula="of:=IF([.B244]=&quot;R&quot;;0;IF([.B244]=&quot;-&quot;;0;4))" office:value-type="float" office:value="0">
            <text:p>0</text:p>
          </table:table-cell>
          <table:table-cell table:style-name="ce53" table:formula="of:=IF([.B244]=&quot;R&quot;;0;COUNTIF([.F244:.I244];&quot;x&quot;))" office:value-type="float" office:value="0">
            <text:p>0</text:p>
          </table:table-cell>
          <table:table-cell table:style-name="ce34" office:value-type="string">
            <text:p>64x64</text:p>
          </table:table-cell>
          <table:table-cell table:style-name="ce34" office:value-type="string">
            <text:p>128x128</text:p>
          </table:table-cell>
          <table:table-cell table:style-name="ce34" office:value-type="string">
            <text:p>256x256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 application icon: kplato</text:p>
          </table:table-cell>
          <table:table-cell table:style-name="ce14" office:value-type="string">
            <text:p>E</text:p>
          </table:table-cell>
          <table:table-cell table:style-name="ce3"/>
          <table:table-cell table:style-name="ce23"/>
          <table:table-cell table:style-name="ce34" office:value-type="string">
            <text:p>kplato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45]=&quot;R&quot;;0;IF([.B245]=&quot;-&quot;;0;4))" office:value-type="float" office:value="4">
            <text:p>4</text:p>
          </table:table-cell>
          <table:table-cell table:style-name="ce53" table:formula="of:=IF([.B245]=&quot;R&quot;;0;COUNTIF([.F245:.I245];&quot;x&quot;))" office:value-type="float" office:value="4">
            <text:p>4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 mimetype icon: application-x-vnd.kde.kplato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 office:value-type="string">
            <text:p>application-x-kplato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53" table:formula="of:=IF([.B246]=&quot;R&quot;;0;IF([.B246]=&quot;-&quot;;0;4))" office:value-type="float" office:value="4">
            <text:p>4</text:p>
          </table:table-cell>
          <table:table-cell table:style-name="ce53" table:formula="of:=IF([.B246]=&quot;R&quot;;0;COUNTIF([.F246:.I246];&quot;x&quot;))" office:value-type="float" office:value="0">
            <text:p>0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work application icon: kplato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/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53" table:formula="of:=IF([.B247]=&quot;R&quot;;0;IF([.B247]=&quot;-&quot;;0;4))" office:value-type="float" office:value="4">
            <text:p>4</text:p>
          </table:table-cell>
          <table:table-cell table:style-name="ce53" table:formula="of:=IF([.B247]=&quot;R&quot;;0;COUNTIF([.F247:.I2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work mimetype icon: application-x-vnd.kde.kplato.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 office:value-type="string">
            <text:p>note the . In kplato.work</text:p>
          </table:table-cell>
          <table:table-cell table:style-name="ce34"/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53" table:formula="of:=IF([.B248]=&quot;R&quot;;0;IF([.B248]=&quot;-&quot;;0;4))" office:value-type="float" office:value="4">
            <text:p>4</text:p>
          </table:table-cell>
          <table:table-cell table:style-name="ce53" table:formula="of:=IF([.B248]=&quot;R&quot;;0;COUNTIF([.F248:.I2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34"/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53" table:formula="of:=IF([.B249]=&quot;R&quot;;0;IF([.B249]=&quot;-&quot;;0;4))" office:value-type="float" office:value="0">
            <text:p>0</text:p>
          </table:table-cell>
          <table:table-cell table:style-name="ce53" table:formula="of:=IF([.B249]=&quot;R&quot;;0;COUNTIF([.F249:.I2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53" table:formula="of:=IF([.B250]=&quot;R&quot;;0;IF([.B250]=&quot;-&quot;;0;4))" office:value-type="float" office:value="0">
            <text:p>0</text:p>
          </table:table-cell>
          <table:table-cell table:style-name="ce53" table:formula="of:=IF([.B250]=&quot;R&quot;;0;COUNTIF([.F250:.I2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53" table:formula="of:=IF([.B251]=&quot;R&quot;;0;IF([.B251]=&quot;-&quot;;0;4))" office:value-type="float" office:value="0">
            <text:p>0</text:p>
          </table:table-cell>
          <table:table-cell table:style-name="ce53" table:formula="of:=IF([.B251]=&quot;R&quot;;0;COUNTIF([.F251:.I2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ocument</text:p>
          </table:table-cell>
          <table:table-cell table:style-name="ce34"/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53" table:formula="of:=IF([.B252]=&quot;R&quot;;0;IF([.B252]=&quot;-&quot;;0;4))" office:value-type="float" office:value="0">
            <text:p>0</text:p>
          </table:table-cell>
          <table:table-cell table:style-name="ce53" table:formula="of:=IF([.B252]=&quot;R&quot;;0;COUNTIF([.F252:.I2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SendPackage <text:s/>= new KAction(KIcon( "mail-send" ), i18n("Send Package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94">
            <text:p>194</text:p>
          </table:table-cell>
          <table:table-cell table:style-name="ce23" office:value-type="string">
            <text:p>Atm. This sends data via mail. That may change in the future. Updated to mail-send</text:p>
          </table:table-cell>
          <table:table-cell table:style-name="ce34" office:value-type="string">
            <text:p>mail-send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53" table:formula="of:=IF([.B253]=&quot;R&quot;;0;IF([.B253]=&quot;-&quot;;0;4))" office:value-type="float" office:value="4">
            <text:p>4</text:p>
          </table:table-cell>
          <table:table-cell table:style-name="ce53" table:formula="of:=IF([.B253]=&quot;R&quot;;0;COUNTIF([.F253:.I25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edit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task progress</text:p>
          </table:table-cell>
          <table:table-cell table:style-name="ce34"/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53" table:formula="of:=IF([.B254]=&quot;R&quot;;0;IF([.B254]=&quot;-&quot;;0;4))" office:value-type="float" office:value="0">
            <text:p>0</text:p>
          </table:table-cell>
          <table:table-cell table:style-name="ce53" table:formula="of:=IF([.B254]=&quot;R&quot;;0;COUNTIF([.F254:.I2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eview" ), i18nc( "@verb", "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eview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53" table:formula="of:=IF([.B255]=&quot;R&quot;;0;IF([.B255]=&quot;-&quot;;0;4))" office:value-type="float" office:value="0">
            <text:p>0</text:p>
          </table:table-cell>
          <table:table-cell table:style-name="ce53" table:formula="of:=IF([.B255]=&quot;R&quot;;0;COUNTIF([.F255:.I2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23" office:value-type="string">
            <text:p>“chronometer”</text:p>
          </table:table-cell>
          <table:table-cell table:style-name="ce34"/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53" table:formula="of:=IF([.B256]=&quot;R&quot;;0;IF([.B256]=&quot;-&quot;;0;4))" office:value-type="float" office:value="4">
            <text:p>4</text:p>
          </table:table-cell>
          <table:table-cell table:style-name="ce53" table:formula="of:=IF([.B256]=&quot;R&quot;;0;COUNTIF([.F256:.I2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23" office:value-type="string">
            <text:p>update to “im-user-away”</text:p>
          </table:table-cell>
          <table:table-cell table:style-name="ce27" office:value-type="string">
            <text:p>im-user-away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53" table:formula="of:=IF([.B257]=&quot;R&quot;;0;IF([.B257]=&quot;-&quot;;0;4))" office:value-type="float" office:value="4">
            <text:p>4</text:p>
          </table:table-cell>
          <table:table-cell table:style-name="ce53" table:formula="of:=IF([.B257]=&quot;R&quot;;0;COUNTIF([.F257:.I2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23" office:value-type="string">
            <text:p>48px missing</text:p>
          </table:table-cell>
          <table:table-cell table:style-name="ce27" office:value-type="string">
            <text:p>view-list-icons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53" table:formula="of:=IF([.B258]=&quot;R&quot;;0;IF([.B258]=&quot;-&quot;;0;4))" office:value-type="float" office:value="4">
            <text:p>4</text:p>
          </table:table-cell>
          <table:table-cell table:style-name="ce53" table:formula="of:=IF([.B258]=&quot;R&quot;;0;COUNTIF([.F258:.I2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Err:522</text:p>
          </table:table-cell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Err:522</text:p>
          </table:table-cell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Err:522</text:p>
          </table:table-cell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Err:522</text:p>
          </table:table-cell>
          <table:table-cell table:style-name="ce53" table:formula="of:=IF([.B259]=&quot;R&quot;;0;IF([.B259]=&quot;-&quot;;0;4))" office:value-type="float" office:value="0">
            <text:p>0</text:p>
          </table:table-cell>
          <table:table-cell table:style-name="ce53" table:formula="of:=IF([.B259]=&quot;R&quot;;0;COUNTIF([.F259:.I2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Err:522</text:p>
          </table:table-cell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Err:522</text:p>
          </table:table-cell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Err:522</text:p>
          </table:table-cell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Err:522</text:p>
          </table:table-cell>
          <table:table-cell table:style-name="ce53" table:formula="of:=IF([.B260]=&quot;R&quot;;0;IF([.B260]=&quot;-&quot;;0;4))" office:value-type="float" office:value="0">
            <text:p>0</text:p>
          </table:table-cell>
          <table:table-cell table:style-name="ce53" table:formula="of:=IF([.B260]=&quot;R&quot;;0;COUNTIF([.F260:.I2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23"/>
          <table:table-cell table:style-name="ce27" office:value-type="string">
            <text:p>view-presentation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53" table:formula="of:=IF([.B261]=&quot;R&quot;;0;IF([.B261]=&quot;-&quot;;0;4))" office:value-type="float" office:value="4">
            <text:p>4</text:p>
          </table:table-cell>
          <table:table-cell table:style-name="ce53" table:formula="of:=IF([.B261]=&quot;R&quot;;0;COUNTIF([.F261:.I2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23" office:value-type="string">
            <text:p>layout-elements??</text:p>
          </table:table-cell>
          <table:table-cell table:style-name="ce34"/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53" table:formula="of:=IF([.B262]=&quot;R&quot;;0;IF([.B262]=&quot;-&quot;;0;4))" office:value-type="float" office:value="4">
            <text:p>4</text:p>
          </table:table-cell>
          <table:table-cell table:style-name="ce53" table:formula="of:=IF([.B262]=&quot;R&quot;;0;COUNTIF([.F262:.I2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23" office:value-type="string">
            <text:p>animation-kpresenter?</text:p>
            <text:p>kpresenter/part/tools/animationtool/ox16-action-animation-kpresenter.png</text:p>
          </table:table-cell>
          <table:table-cell table:style-name="ce34"/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53" table:formula="of:=IF([.B263]=&quot;R&quot;;0;IF([.B263]=&quot;-&quot;;0;4))" office:value-type="float" office:value="4">
            <text:p>4</text:p>
          </table:table-cell>
          <table:table-cell table:style-name="ce53" table:formula="of:=IF([.B263]=&quot;R&quot;;0;COUNTIF([.F263:.I2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53" table:formula="of:=IF([.B264]=&quot;R&quot;;0;IF([.B264]=&quot;-&quot;;0;4))" office:value-type="float" office:value="0">
            <text:p>0</text:p>
          </table:table-cell>
          <table:table-cell table:style-name="ce53" table:formula="of:=IF([.B264]=&quot;R&quot;;0;COUNTIF([.F264:.I2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53" table:formula="of:=IF([.B265]=&quot;R&quot;;0;IF([.B265]=&quot;-&quot;;0;4))" office:value-type="float" office:value="0">
            <text:p>0</text:p>
          </table:table-cell>
          <table:table-cell table:style-name="ce53" table:formula="of:=IF([.B265]=&quot;R&quot;;0;COUNTIF([.F265:.I2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53" table:formula="of:=IF([.B266]=&quot;R&quot;;0;IF([.B266]=&quot;-&quot;;0;4))" office:value-type="float" office:value="0">
            <text:p>0</text:p>
          </table:table-cell>
          <table:table-cell table:style-name="ce53" table:formula="of:=IF([.B266]=&quot;R&quot;;0;COUNTIF([.F266:.I2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53" table:formula="of:=IF([.B267]=&quot;R&quot;;0;IF([.B267]=&quot;-&quot;;0;4))" office:value-type="float" office:value="0">
            <text:p>0</text:p>
          </table:table-cell>
          <table:table-cell table:style-name="ce53" table:formula="of:=IF([.B267]=&quot;R&quot;;0;COUNTIF([.F267:.I2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27" office:value-type="string">
            <text:p>what's the meaning of this icon?</text:p>
            <text:p>use “color-picker-black”?</text:p>
          </table:table-cell>
          <table:table-cell table:style-name="ce34"/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53" table:formula="of:=IF([.B268]=&quot;R&quot;;0;IF([.B268]=&quot;-&quot;;0;4))" office:value-type="float" office:value="4">
            <text:p>4</text:p>
          </table:table-cell>
          <table:table-cell table:style-name="ce53" table:formula="of:=IF([.B268]=&quot;R&quot;;0;COUNTIF([.F268:.I26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23" office:value-type="string">
            <text:p>“highlight” , “text-highlight” ?</text:p>
          </table:table-cell>
          <table:table-cell table:style-name="ce34"/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53" table:formula="of:=IF([.B269]=&quot;R&quot;;0;IF([.B269]=&quot;-&quot;;0;4))" office:value-type="float" office:value="4">
            <text:p>4</text:p>
          </table:table-cell>
          <table:table-cell table:style-name="ce53" table:formula="of:=IF([.B269]=&quot;R&quot;;0;COUNTIF([.F269:.I2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23" office:value-type="string">
            <text:p>“pen”</text:p>
            <text:p>kpresenter/pics/hi16-action-pen.png</text:p>
          </table:table-cell>
          <table:table-cell table:style-name="ce34"/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53" table:formula="of:=IF([.B270]=&quot;R&quot;;0;IF([.B270]=&quot;-&quot;;0;4))" office:value-type="float" office:value="4">
            <text:p>4</text:p>
          </table:table-cell>
          <table:table-cell table:style-name="ce53" table:formula="of:=IF([.B270]=&quot;R&quot;;0;COUNTIF([.F270:.I2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27"/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53" table:formula="of:=IF([.B271]=&quot;R&quot;;0;IF([.B271]=&quot;-&quot;;0;4))" office:value-type="float" office:value="0">
            <text:p>0</text:p>
          </table:table-cell>
          <table:table-cell table:style-name="ce53" table:formula="of:=IF([.B271]=&quot;R&quot;;0;COUNTIF([.F271:.I2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“locked” Toggles the layer of a layer/mask</text:p>
          </table:table-cell>
          <table:table-cell table:style-name="ce34"/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53" table:formula="of:=IF([.B272]=&quot;R&quot;;0;IF([.B272]=&quot;-&quot;;0;4))" office:value-type="float" office:value="0">
            <text:p>0</text:p>
          </table:table-cell>
          <table:table-cell table:style-name="ce53" table:formula="of:=IF([.B272]=&quot;R&quot;;0;COUNTIF([.F272:.I2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“unlock” Toggles the layer of a layer/mask</text:p>
          </table:table-cell>
          <table:table-cell table:style-name="ce34"/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53" table:formula="of:=IF([.B273]=&quot;R&quot;;0;IF([.B273]=&quot;-&quot;;0;4))" office:value-type="float" office:value="0">
            <text:p>0</text:p>
          </table:table-cell>
          <table:table-cell table:style-name="ce53" table:formula="of:=IF([.B273]=&quot;R&quot;;0;COUNTIF([.F273:.I2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visible” Toggles the visibility of a layer/mask</text:p>
          </table:table-cell>
          <table:table-cell table:style-name="ce34"/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53" table:formula="of:=IF([.B274]=&quot;R&quot;;0;IF([.B274]=&quot;-&quot;;0;4))" office:value-type="float" office:value="0">
            <text:p>0</text:p>
          </table:table-cell>
          <table:table-cell table:style-name="ce53" table:formula="of:=IF([.B274]=&quot;R&quot;;0;COUNTIF([.F274:.I2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novisible” Toggles the visibility of a layer/mask</text:p>
          </table:table-cell>
          <table:table-cell table:style-name="ce34"/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53" table:formula="of:=IF([.B275]=&quot;R&quot;;0;IF([.B275]=&quot;-&quot;;0;4))" office:value-type="float" office:value="0">
            <text:p>0</text:p>
          </table:table-cell>
          <table:table-cell table:style-name="ce53" table:formula="of:=IF([.B275]=&quot;R&quot;;0;COUNTIF([.F275:.I2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Shown on clone layer item in the layerbox</text:p>
          </table:table-cell>
          <table:table-cell table:style-name="ce34"/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53" table:formula="of:=IF([.B276]=&quot;R&quot;;0;IF([.B276]=&quot;-&quot;;0;4))" office:value-type="float" office:value="0">
            <text:p>0</text:p>
          </table:table-cell>
          <table:table-cell table:style-name="ce53" table:formula="of:=IF([.B276]=&quot;R&quot;;0;COUNTIF([.F276:.I2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Shown on filter mask item in the layerbox</text:p>
          </table:table-cell>
          <table:table-cell table:style-name="ce34"/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53" table:formula="of:=IF([.B277]=&quot;R&quot;;0;IF([.B277]=&quot;-&quot;;0;4))" office:value-type="float" office:value="0">
            <text:p>0</text:p>
          </table:table-cell>
          <table:table-cell table:style-name="ce53" table:formula="of:=IF([.B277]=&quot;R&quot;;0;COUNTIF([.F277:.I2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53" table:formula="of:=IF([.B278]=&quot;R&quot;;0;IF([.B278]=&quot;-&quot;;0;4))" office:value-type="float" office:value="0">
            <text:p>0</text:p>
          </table:table-cell>
          <table:table-cell table:style-name="ce53" table:formula="of:=IF([.B278]=&quot;R&quot;;0;COUNTIF([.F278:.I2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53" table:formula="of:=IF([.B279]=&quot;R&quot;;0;IF([.B279]=&quot;-&quot;;0;4))" office:value-type="float" office:value="0">
            <text:p>0</text:p>
          </table:table-cell>
          <table:table-cell table:style-name="ce53" table:formula="of:=IF([.B279]=&quot;R&quot;;0;COUNTIF([.F279:.I2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23"/>
          <table:table-cell table:style-name="ce34"/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Err:522</text:p>
          </table:table-cell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Err:522</text:p>
          </table:table-cell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Err:522</text:p>
          </table:table-cell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Err:522</text:p>
          </table:table-cell>
          <table:table-cell table:style-name="ce53" table:formula="of:=IF([.B280]=&quot;R&quot;;0;IF([.B280]=&quot;-&quot;;0;4))" office:value-type="float" office:value="0">
            <text:p>0</text:p>
          </table:table-cell>
          <table:table-cell table:style-name="ce53" table:formula="of:=IF([.B280]=&quot;R&quot;;0;COUNTIF([.F280:.I2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53" table:formula="of:=IF([.B281]=&quot;R&quot;;0;IF([.B281]=&quot;-&quot;;0;4))" office:value-type="float" office:value="0">
            <text:p>0</text:p>
          </table:table-cell>
          <table:table-cell table:style-name="ce53" table:formula="of:=IF([.B281]=&quot;R&quot;;0;COUNTIF([.F281:.I2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53" table:formula="of:=IF([.B282]=&quot;R&quot;;0;IF([.B282]=&quot;-&quot;;0;4))" office:value-type="float" office:value="0">
            <text:p>0</text:p>
          </table:table-cell>
          <table:table-cell table:style-name="ce53" table:formula="of:=IF([.B282]=&quot;R&quot;;0;COUNTIF([.F282:.I2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/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53" table:formula="of:=IF([.B283]=&quot;R&quot;;0;IF([.B283]=&quot;-&quot;;0;4))" office:value-type="float" office:value="0">
            <text:p>0</text:p>
          </table:table-cell>
          <table:table-cell table:style-name="ce53" table:formula="of:=IF([.B283]=&quot;R&quot;;0;COUNTIF([.F283:.I2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53" table:formula="of:=IF([.B284]=&quot;R&quot;;0;IF([.B284]=&quot;-&quot;;0;4))" office:value-type="float" office:value="0">
            <text:p>0</text:p>
          </table:table-cell>
          <table:table-cell table:style-name="ce53" table:formula="of:=IF([.B284]=&quot;R&quot;;0;COUNTIF([.F284:.I2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53" table:formula="of:=IF([.B285]=&quot;R&quot;;0;IF([.B285]=&quot;-&quot;;0;4))" office:value-type="float" office:value="0">
            <text:p>0</text:p>
          </table:table-cell>
          <table:table-cell table:style-name="ce53" table:formula="of:=IF([.B285]=&quot;R&quot;;0;COUNTIF([.F285:.I2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53" table:formula="of:=IF([.B286]=&quot;R&quot;;0;IF([.B286]=&quot;-&quot;;0;4))" office:value-type="float" office:value="0">
            <text:p>0</text:p>
          </table:table-cell>
          <table:table-cell table:style-name="ce53" table:formula="of:=IF([.B286]=&quot;R&quot;;0;COUNTIF([.F286:.I2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23" office:value-type="string">
            <text:p>Icon showing a Krita object in the shape </text:p>
            <text:p>selector</text:p>
          </table:table-cell>
          <table:table-cell table:style-name="ce34"/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53" table:formula="of:=IF([.B287]=&quot;R&quot;;0;IF([.B287]=&quot;-&quot;;0;4))" office:value-type="float" office:value="4">
            <text:p>4</text:p>
          </table:table-cell>
          <table:table-cell table:style-name="ce53" table:formula="of:=IF([.B287]=&quot;R&quot;;0;COUNTIF([.F287:.I2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23" office:value-type="string">
            <text:p>should this use “document-open” ???</text:p>
          </table:table-cell>
          <table:table-cell table:style-name="ce34"/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53" table:formula="of:=IF([.B288]=&quot;R&quot;;0;IF([.B288]=&quot;-&quot;;0;4))" office:value-type="float" office:value="4">
            <text:p>4</text:p>
          </table:table-cell>
          <table:table-cell table:style-name="ce53" table:formula="of:=IF([.B288]=&quot;R&quot;;0;COUNTIF([.F288:.I2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23"/>
          <table:table-cell table:style-name="ce34"/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53" table:formula="of:=IF([.B289]=&quot;R&quot;;0;IF([.B289]=&quot;-&quot;;0;4))" office:value-type="float" office:value="0">
            <text:p>0</text:p>
          </table:table-cell>
          <table:table-cell table:style-name="ce53" table:formula="of:=IF([.B289]=&quot;R&quot;;0;COUNTIF([.F289:.I2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23" office:value-type="string">
            <text:p>no icon / gradient</text:p>
          </table:table-cell>
          <table:table-cell table:style-name="ce34"/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53" table:formula="of:=IF([.B290]=&quot;R&quot;;0;IF([.B290]=&quot;-&quot;;0;4))" office:value-type="float" office:value="4">
            <text:p>4</text:p>
          </table:table-cell>
          <table:table-cell table:style-name="ce53" table:formula="of:=IF([.B290]=&quot;R&quot;;0;COUNTIF([.F290:.I2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no icon / patterns</text:p>
          </table:table-cell>
          <table:table-cell table:style-name="ce34"/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53" table:formula="of:=IF([.B291]=&quot;R&quot;;0;IF([.B291]=&quot;-&quot;;0;4))" office:value-type="float" office:value="0">
            <text:p>0</text:p>
          </table:table-cell>
          <table:table-cell table:style-name="ce53" table:formula="of:=IF([.B291]=&quot;R&quot;;0;COUNTIF([.F291:.I2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Shows a dialog for the properties of a layer</text:p>
            <text:p>or mask</text:p>
          </table:table-cell>
          <table:table-cell table:style-name="ce34"/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53" table:formula="of:=IF([.B292]=&quot;R&quot;;0;IF([.B292]=&quot;-&quot;;0;4))" office:value-type="float" office:value="0">
            <text:p>0</text:p>
          </table:table-cell>
          <table:table-cell table:style-name="ce53" table:formula="of:=IF([.B292]=&quot;R&quot;;0;COUNTIF([.F292:.I2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53" table:formula="of:=IF([.B293]=&quot;R&quot;;0;IF([.B293]=&quot;-&quot;;0;4))" office:value-type="float" office:value="0">
            <text:p>0</text:p>
          </table:table-cell>
          <table:table-cell table:style-name="ce53" table:formula="of:=IF([.B293]=&quot;R&quot;;0;COUNTIF([.F293:.I2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23" office:value-type="string">
            <text:p>“edit-duplicate” ?</text:p>
          </table:table-cell>
          <table:table-cell table:style-name="ce34"/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53" table:formula="of:=IF([.B294]=&quot;R&quot;;0;IF([.B294]=&quot;-&quot;;0;4))" office:value-type="float" office:value="4">
            <text:p>4</text:p>
          </table:table-cell>
          <table:table-cell table:style-name="ce53" table:formula="of:=IF([.B294]=&quot;R&quot;;0;COUNTIF([.F294:.I2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 office:value-type="string">
            <text:p>Switch layerbox to detail view</text:p>
          </table:table-cell>
          <table:table-cell table:style-name="ce34"/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53" table:formula="of:=IF([.B295]=&quot;R&quot;;0;IF([.B295]=&quot;-&quot;;0;4))" office:value-type="float" office:value="0">
            <text:p>0</text:p>
          </table:table-cell>
          <table:table-cell table:style-name="ce53" table:formula="of:=IF([.B295]=&quot;R&quot;;0;COUNTIF([.F295:.I2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 office:value-type="string">
            <text:p>Switch layerbox to minimal view</text:p>
          </table:table-cell>
          <table:table-cell table:style-name="ce34"/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53" table:formula="of:=IF([.B296]=&quot;R&quot;;0;IF([.B296]=&quot;-&quot;;0;4))" office:value-type="float" office:value="0">
            <text:p>0</text:p>
          </table:table-cell>
          <table:table-cell table:style-name="ce53" table:formula="of:=IF([.B296]=&quot;R&quot;;0;COUNTIF([.F296:.I2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 office:value-type="string">
            <text:p>Switch layerbox to thumbnail view</text:p>
          </table:table-cell>
          <table:table-cell table:style-name="ce34"/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53" table:formula="of:=IF([.B297]=&quot;R&quot;;0;IF([.B297]=&quot;-&quot;;0;4))" office:value-type="float" office:value="0">
            <text:p>0</text:p>
          </table:table-cell>
          <table:table-cell table:style-name="ce53" table:formula="of:=IF([.B297]=&quot;R&quot;;0;COUNTIF([.F297:.I2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Creates a new shape layer</text:p>
          </table:table-cell>
          <table:table-cell table:style-name="ce27" office:value-type="string">
            <text:p>bookmark-new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53" table:formula="of:=IF([.B298]=&quot;R&quot;;0;IF([.B298]=&quot;-&quot;;0;4))" office:value-type="float" office:value="4">
            <text:p>4</text:p>
          </table:table-cell>
          <table:table-cell table:style-name="ce53" table:formula="of:=IF([.B298]=&quot;R&quot;;0;COUNTIF([.F298:.I29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23" office:value-type="string">
            <text:p>Adds a new filter mask to the image</text:p>
          </table:table-cell>
          <table:table-cell table:style-name="ce27" office:value-type="string">
            <text:p>bookmarks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53" table:formula="of:=IF([.B299]=&quot;R&quot;;0;IF([.B299]=&quot;-&quot;;0;4))" office:value-type="float" office:value="4">
            <text:p>4</text:p>
          </table:table-cell>
          <table:table-cell table:style-name="ce53" table:formula="of:=IF([.B299]=&quot;R&quot;;0;COUNTIF([.F299:.I29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 office:value-type="string">
            <text:p>Adds a paint layer to the image</text:p>
          </table:table-cell>
          <table:table-cell table:style-name="ce34"/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Err:522</text:p>
          </table:table-cell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Err:522</text:p>
          </table:table-cell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Err:522</text:p>
          </table:table-cell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Err:522</text:p>
          </table:table-cell>
          <table:table-cell table:style-name="ce53" table:formula="of:=IF([.B300]=&quot;R&quot;;0;IF([.B300]=&quot;-&quot;;0;4))" office:value-type="float" office:value="0">
            <text:p>0</text:p>
          </table:table-cell>
          <table:table-cell table:style-name="ce53" table:formula="of:=IF([.B300]=&quot;R&quot;;0;COUNTIF([.F300:.I3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clone”</text:p>
          </table:table-cell>
          <table:table-cell table:style-name="ce34"/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53" table:formula="of:=IF([.B301]=&quot;R&quot;;0;IF([.B301]=&quot;-&quot;;0;4))" office:value-type="float" office:value="0">
            <text:p>0</text:p>
          </table:table-cell>
          <table:table-cell table:style-name="ce53" table:formula="of:=IF([.B301]=&quot;R&quot;;0;COUNTIF([.F301:.I3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34"/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53" table:formula="of:=IF([.B302]=&quot;R&quot;;0;IF([.B302]=&quot;-&quot;;0;4))" office:value-type="float" office:value="0">
            <text:p>0</text:p>
          </table:table-cell>
          <table:table-cell table:style-name="ce53" table:formula="of:=IF([.B302]=&quot;R&quot;;0;COUNTIF([.F302:.I3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 office:value-type="string">
            <text:p>Inserts a selection which only works on the </text:p>
            <text:p>current layer</text:p>
          </table:table-cell>
          <table:table-cell table:style-name="ce34"/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Err:522</text:p>
          </table:table-cell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Err:522</text:p>
          </table:table-cell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Err:522</text:p>
          </table:table-cell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Err:522</text:p>
          </table:table-cell>
          <table:table-cell table:style-name="ce53" table:formula="of:=IF([.B303]=&quot;R&quot;;0;IF([.B303]=&quot;-&quot;;0;4))" office:value-type="float" office:value="0">
            <text:p>0</text:p>
          </table:table-cell>
          <table:table-cell table:style-name="ce53" table:formula="of:=IF([.B303]=&quot;R&quot;;0;COUNTIF([.F303:.I3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23" office:value-type="string">
            <text:p>Inserts a group layer, used to group some</text:p>
            <text:p>other layers</text:p>
          </table:table-cell>
          <table:table-cell table:style-name="ce27" office:value-type="string">
            <text:p>folder-new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53" table:formula="of:=IF([.B304]=&quot;R&quot;;0;IF([.B304]=&quot;-&quot;;0;4))" office:value-type="float" office:value="4">
            <text:p>4</text:p>
          </table:table-cell>
          <table:table-cell table:style-name="ce53" table:formula="of:=IF([.B304]=&quot;R&quot;;0;COUNTIF([.F304:.I3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filter layer / R12 is view-filter</text:p>
            <text:p>but this seem to require a different icon</text:p>
          </table:table-cell>
          <table:table-cell table:style-name="ce34"/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53" table:formula="of:=IF([.B305]=&quot;R&quot;;0;IF([.B305]=&quot;-&quot;;0;4))" office:value-type="float" office:value="0">
            <text:p>0</text:p>
          </table:table-cell>
          <table:table-cell table:style-name="ce53" table:formula="of:=IF([.B305]=&quot;R&quot;;0;COUNTIF([.F305:.I3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generator layer</text:p>
          </table:table-cell>
          <table:table-cell table:style-name="ce34"/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53" table:formula="of:=IF([.B306]=&quot;R&quot;;0;IF([.B306]=&quot;-&quot;;0;4))" office:value-type="float" office:value="0">
            <text:p>0</text:p>
          </table:table-cell>
          <table:table-cell table:style-name="ce53" table:formula="of:=IF([.B306]=&quot;R&quot;;0;COUNTIF([.F306:.I3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mask that transforms a layer</text:p>
          </table:table-cell>
          <table:table-cell table:style-name="ce34"/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53" table:formula="of:=IF([.B307]=&quot;R&quot;;0;IF([.B307]=&quot;-&quot;;0;4))" office:value-type="float" office:value="0">
            <text:p>0</text:p>
          </table:table-cell>
          <table:table-cell table:style-name="ce53" table:formula="of:=IF([.B307]=&quot;R&quot;;0;COUNTIF([.F307:.I3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34"/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53" table:formula="of:=IF([.B308]=&quot;R&quot;;0;IF([.B308]=&quot;-&quot;;0;4))" office:value-type="float" office:value="0">
            <text:p>0</text:p>
          </table:table-cell>
          <table:table-cell table:style-name="ce53" table:formula="of:=IF([.B308]=&quot;R&quot;;0;COUNTIF([.F308:.I3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 office:value-type="string">
            <text:p>Remove the currently selected layer/mask</text:p>
          </table:table-cell>
          <table:table-cell table:style-name="ce34"/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53" table:formula="of:=IF([.B309]=&quot;R&quot;;0;IF([.B309]=&quot;-&quot;;0;4))" office:value-type="float" office:value="0">
            <text:p>0</text:p>
          </table:table-cell>
          <table:table-cell table:style-name="ce53" table:formula="of:=IF([.B309]=&quot;R&quot;;0;COUNTIF([.F309:.I3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Duplicates the selected layer/mask</text:p>
          </table:table-cell>
          <table:table-cell table:style-name="ce34"/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53" table:formula="of:=IF([.B310]=&quot;R&quot;;0;IF([.B310]=&quot;-&quot;;0;4))" office:value-type="float" office:value="0">
            <text:p>0</text:p>
          </table:table-cell>
          <table:table-cell table:style-name="ce53" table:formula="of:=IF([.B310]=&quot;R&quot;;0;COUNTIF([.F310:.I3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34"/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53" table:formula="of:=IF([.B311]=&quot;R&quot;;0;IF([.B311]=&quot;-&quot;;0;4))" office:value-type="float" office:value="0">
            <text:p>0</text:p>
          </table:table-cell>
          <table:table-cell table:style-name="ce53" table:formula="of:=IF([.B311]=&quot;R&quot;;0;COUNTIF([.F311:.I3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34"/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53" table:formula="of:=IF([.B312]=&quot;R&quot;;0;IF([.B312]=&quot;-&quot;;0;4))" office:value-type="float" office:value="0">
            <text:p>0</text:p>
          </table:table-cell>
          <table:table-cell table:style-name="ce53" table:formula="of:=IF([.B312]=&quot;R&quot;;0;COUNTIF([.F312:.I3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 office:value-type="string">
            <text:p>Shows the actions to switch the view mode</text:p>
            <text:p>of the layerbox</text:p>
          </table:table-cell>
          <table:table-cell table:style-name="ce34"/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53" table:formula="of:=IF([.B313]=&quot;R&quot;;0;IF([.B313]=&quot;-&quot;;0;4))" office:value-type="float" office:value="0">
            <text:p>0</text:p>
          </table:table-cell>
          <table:table-cell table:style-name="ce53" table:formula="of:=IF([.B313]=&quot;R&quot;;0;COUNTIF([.F313:.I3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Actions in context menu to insert the shape</text:p>
            <text:p>layer</text:p>
          </table:table-cell>
          <table:table-cell table:style-name="ce34"/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53" table:formula="of:=IF([.B314]=&quot;R&quot;;0;IF([.B314]=&quot;-&quot;;0;4))" office:value-type="float" office:value="0">
            <text:p>0</text:p>
          </table:table-cell>
          <table:table-cell table:style-name="ce53" table:formula="of:=IF([.B314]=&quot;R&quot;;0;COUNTIF([.F314:.I3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53" table:formula="of:=IF([.B315]=&quot;R&quot;;0;IF([.B315]=&quot;-&quot;;0;4))" office:value-type="float" office:value="0">
            <text:p>0</text:p>
          </table:table-cell>
          <table:table-cell table:style-name="ce53" table:formula="of:=IF([.B315]=&quot;R&quot;;0;COUNTIF([.F315:.I3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Err:522</text:p>
          </table:table-cell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Err:522</text:p>
          </table:table-cell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Err:522</text:p>
          </table:table-cell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Err:522</text:p>
          </table:table-cell>
          <table:table-cell table:style-name="ce53" table:formula="of:=IF([.B316]=&quot;R&quot;;0;IF([.B316]=&quot;-&quot;;0;4))" office:value-type="float" office:value="0">
            <text:p>0</text:p>
          </table:table-cell>
          <table:table-cell table:style-name="ce53" table:formula="of:=IF([.B316]=&quot;R&quot;;0;COUNTIF([.F316:.I3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clone?</text:p>
          </table:table-cell>
          <table:table-cell table:style-name="ce34"/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53" table:formula="of:=IF([.B317]=&quot;R&quot;;0;IF([.B317]=&quot;-&quot;;0;4))" office:value-type="float" office:value="0">
            <text:p>0</text:p>
          </table:table-cell>
          <table:table-cell table:style-name="ce53" table:formula="of:=IF([.B317]=&quot;R&quot;;0;COUNTIF([.F317:.I3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</text:p>
          </table:table-cell>
          <table:table-cell table:style-name="ce34"/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53" table:formula="of:=IF([.B318]=&quot;R&quot;;0;IF([.B318]=&quot;-&quot;;0;4))" office:value-type="float" office:value="0">
            <text:p>0</text:p>
          </table:table-cell>
          <table:table-cell table:style-name="ce53" table:formula="of:=IF([.B318]=&quot;R&quot;;0;COUNTIF([.F318:.I3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/>
          <table:table-cell table:style-name="ce34"/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Err:522</text:p>
          </table:table-cell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Err:522</text:p>
          </table:table-cell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Err:522</text:p>
          </table:table-cell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Err:522</text:p>
          </table:table-cell>
          <table:table-cell table:style-name="ce53" table:formula="of:=IF([.B319]=&quot;R&quot;;0;IF([.B319]=&quot;-&quot;;0;4))" office:value-type="float" office:value="0">
            <text:p>0</text:p>
          </table:table-cell>
          <table:table-cell table:style-name="ce53" table:formula="of:=IF([.B319]=&quot;R&quot;;0;COUNTIF([.F319:.I3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23"/>
          <table:table-cell table:style-name="ce34"/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53" table:formula="of:=IF([.B320]=&quot;R&quot;;0;IF([.B320]=&quot;-&quot;;0;4))" office:value-type="float" office:value="0">
            <text:p>0</text:p>
          </table:table-cell>
          <table:table-cell table:style-name="ce53" table:formula="of:=IF([.B320]=&quot;R&quot;;0;COUNTIF([.F320:.I3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/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53" table:formula="of:=IF([.B321]=&quot;R&quot;;0;IF([.B321]=&quot;-&quot;;0;4))" office:value-type="float" office:value="0">
            <text:p>0</text:p>
          </table:table-cell>
          <table:table-cell table:style-name="ce53" table:formula="of:=IF([.B321]=&quot;R&quot;;0;COUNTIF([.F321:.I3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53" table:formula="of:=IF([.B322]=&quot;R&quot;;0;IF([.B322]=&quot;-&quot;;0;4))" office:value-type="float" office:value="0">
            <text:p>0</text:p>
          </table:table-cell>
          <table:table-cell table:style-name="ce53" table:formula="of:=IF([.B322]=&quot;R&quot;;0;COUNTIF([.F322:.I3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53" table:formula="of:=IF([.B323]=&quot;R&quot;;0;IF([.B323]=&quot;-&quot;;0;4))" office:value-type="float" office:value="0">
            <text:p>0</text:p>
          </table:table-cell>
          <table:table-cell table:style-name="ce53" table:formula="of:=IF([.B323]=&quot;R&quot;;0;COUNTIF([.F323:.I3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desktop-locale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53" table:formula="of:=IF([.B324]=&quot;R&quot;;0;IF([.B324]=&quot;-&quot;;0;4))" office:value-type="float" office:value="4">
            <text:p>4</text:p>
          </table:table-cell>
          <table:table-cell table:style-name="ce53" table:formula="of:=IF([.B324]=&quot;R&quot;;0;COUNTIF([.F324:.I3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53" table:formula="of:=IF([.B325]=&quot;R&quot;;0;IF([.B325]=&quot;-&quot;;0;4))" office:value-type="float" office:value="0">
            <text:p>0</text:p>
          </table:table-cell>
          <table:table-cell table:style-name="ce53" table:formula="of:=IF([.B325]=&quot;R&quot;;0;COUNTIF([.F325:.I3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23" office:value-type="string">
            <text:p>“border_horizontal”</text:p>
          </table:table-cell>
          <table:table-cell table:style-name="ce34"/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53" table:formula="of:=IF([.B326]=&quot;R&quot;;0;IF([.B326]=&quot;-&quot;;0;4))" office:value-type="float" office:value="4">
            <text:p>4</text:p>
          </table:table-cell>
          <table:table-cell table:style-name="ce53" table:formula="of:=IF([.B326]=&quot;R&quot;;0;COUNTIF([.F326:.I3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23" office:value-type="string">
            <text:p>“border_inside”</text:p>
          </table:table-cell>
          <table:table-cell table:style-name="ce34"/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53" table:formula="of:=IF([.B327]=&quot;R&quot;;0;IF([.B327]=&quot;-&quot;;0;4))" office:value-type="float" office:value="4">
            <text:p>4</text:p>
          </table:table-cell>
          <table:table-cell table:style-name="ce53" table:formula="of:=IF([.B327]=&quot;R&quot;;0;COUNTIF([.F327:.I3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23" office:value-type="string">
            <text:p>“border_vertical”</text:p>
          </table:table-cell>
          <table:table-cell table:style-name="ce34"/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53" table:formula="of:=IF([.B328]=&quot;R&quot;;0;IF([.B328]=&quot;-&quot;;0;4))" office:value-type="float" office:value="4">
            <text:p>4</text:p>
          </table:table-cell>
          <table:table-cell table:style-name="ce53" table:formula="of:=IF([.B328]=&quot;R&quot;;0;COUNTIF([.F328:.I3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internet-web-browser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53" table:formula="of:=IF([.B329]=&quot;R&quot;;0;IF([.B329]=&quot;-&quot;;0;4))" office:value-type="float" office:value="4">
            <text:p>4</text:p>
          </table:table-cell>
          <table:table-cell table:style-name="ce53" table:formula="of:=IF([.B329]=&quot;R&quot;;0;COUNTIF([.F329:.I32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mail-message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53" table:formula="of:=IF([.B330]=&quot;R&quot;;0;IF([.B330]=&quot;-&quot;;0;4))" office:value-type="float" office:value="4">
            <text:p>4</text:p>
          </table:table-cell>
          <table:table-cell table:style-name="ce53" table:formula="of:=IF([.B330]=&quot;R&quot;;0;COUNTIF([.F330:.I3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23"/>
          <table:table-cell table:style-name="ce34"/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Err:522</text:p>
          </table:table-cell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Err:522</text:p>
          </table:table-cell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Err:522</text:p>
          </table:table-cell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Err:522</text:p>
          </table:table-cell>
          <table:table-cell table:style-name="ce53" table:formula="of:=IF([.B331]=&quot;R&quot;;0;IF([.B331]=&quot;-&quot;;0;4))" office:value-type="float" office:value="0">
            <text:p>0</text:p>
          </table:table-cell>
          <table:table-cell table:style-name="ce53" table:formula="of:=IF([.B331]=&quot;R&quot;;0;COUNTIF([.F331:.I3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x">
            <text:p>x</text:p>
          </table:table-cell>
          <table:table-cell table:style-name="ce53" table:formula="of:=IF([.B332]=&quot;R&quot;;0;IF([.B332]=&quot;-&quot;;0;4))" office:value-type="float" office:value="0">
            <text:p>0</text:p>
          </table:table-cell>
          <table:table-cell table:style-name="ce53" table:formula="of:=IF([.B332]=&quot;R&quot;;0;COUNTIF([.F332:.I3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23"/>
          <table:table-cell table:style-name="ce34"/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Err:522</text:p>
          </table:table-cell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Err:522</text:p>
          </table:table-cell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Err:522</text:p>
          </table:table-cell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Err:522</text:p>
          </table:table-cell>
          <table:table-cell table:style-name="ce53" table:formula="of:=IF([.B333]=&quot;R&quot;;0;IF([.B333]=&quot;-&quot;;0;4))" office:value-type="float" office:value="0">
            <text:p>0</text:p>
          </table:table-cell>
          <table:table-cell table:style-name="ce53" table:formula="of:=IF([.B333]=&quot;R&quot;;0;COUNTIF([.F333:.I3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Err:522</text:p>
          </table:table-cell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Err:522</text:p>
          </table:table-cell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Err:522</text:p>
          </table:table-cell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Err:522</text:p>
          </table:table-cell>
          <table:table-cell table:style-name="ce53" table:formula="of:=IF([.B334]=&quot;R&quot;;0;IF([.B334]=&quot;-&quot;;0;4))" office:value-type="float" office:value="0">
            <text:p>0</text:p>
          </table:table-cell>
          <table:table-cell table:style-name="ce53" table:formula="of:=IF([.B334]=&quot;R&quot;;0;COUNTIF([.F334:.I3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23"/>
          <table:table-cell table:style-name="ce34"/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53" table:formula="of:=IF([.B335]=&quot;R&quot;;0;IF([.B335]=&quot;-&quot;;0;4))" office:value-type="float" office:value="0">
            <text:p>0</text:p>
          </table:table-cell>
          <table:table-cell table:style-name="ce53" table:formula="of:=IF([.B335]=&quot;R&quot;;0;COUNTIF([.F335:.I3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plugin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53" table:formula="of:=IF([.B336]=&quot;R&quot;;0;IF([.B336]=&quot;-&quot;;0;4))" office:value-type="float" office:value="4">
            <text:p>4</text:p>
          </table:table-cell>
          <table:table-cell table:style-name="ce53" table:formula="of:=IF([.B336]=&quot;R&quot;;0;COUNTIF([.F336:.I3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27" office:value-type="string">
            <text:p>tools-check-spelling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53" table:formula="of:=IF([.B337]=&quot;R&quot;;0;IF([.B337]=&quot;-&quot;;0;4))" office:value-type="float" office:value="4">
            <text:p>4</text:p>
          </table:table-cell>
          <table:table-cell table:style-name="ce53" table:formula="of:=IF([.B337]=&quot;R&quot;;0;COUNTIF([.F337:.I3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23"/>
          <table:table-cell table:style-name="ce27" office:value-type="string">
            <text:p>go-bottom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53" table:formula="of:=IF([.B338]=&quot;R&quot;;0;IF([.B338]=&quot;-&quot;;0;4))" office:value-type="float" office:value="4">
            <text:p>4</text:p>
          </table:table-cell>
          <table:table-cell table:style-name="ce53" table:formula="of:=IF([.B338]=&quot;R&quot;;0;COUNTIF([.F338:.I3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53" table:formula="of:=IF([.B339]=&quot;R&quot;;0;IF([.B339]=&quot;-&quot;;0;4))" office:value-type="float" office:value="0">
            <text:p>0</text:p>
          </table:table-cell>
          <table:table-cell table:style-name="ce53" table:formula="of:=IF([.B339]=&quot;R&quot;;0;COUNTIF([.F339:.I3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23"/>
          <table:table-cell table:style-name="ce34" office:value-type="string">
            <text:p>go-top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53" table:formula="of:=IF([.B340]=&quot;R&quot;;0;IF([.B340]=&quot;-&quot;;0;4))" office:value-type="float" office:value="4">
            <text:p>4</text:p>
          </table:table-cell>
          <table:table-cell table:style-name="ce53" table:formula="of:=IF([.B340]=&quot;R&quot;;0;COUNTIF([.F340:.I3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53" table:formula="of:=IF([.B341]=&quot;R&quot;;0;IF([.B341]=&quot;-&quot;;0;4))" office:value-type="float" office:value="0">
            <text:p>0</text:p>
          </table:table-cell>
          <table:table-cell table:style-name="ce53" table:formula="of:=IF([.B341]=&quot;R&quot;;0;COUNTIF([.F341:.I3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Err:522</text:p>
          </table:table-cell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Err:522</text:p>
          </table:table-cell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Err:522</text:p>
          </table:table-cell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Err:522</text:p>
          </table:table-cell>
          <table:table-cell table:style-name="ce53" table:formula="of:=IF([.B342]=&quot;R&quot;;0;IF([.B342]=&quot;-&quot;;0;4))" office:value-type="float" office:value="0">
            <text:p>0</text:p>
          </table:table-cell>
          <table:table-cell table:style-name="ce53" table:formula="of:=IF([.B342]=&quot;R&quot;;0;COUNTIF([.F342:.I3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Err:522</text:p>
          </table:table-cell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Err:522</text:p>
          </table:table-cell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Err:522</text:p>
          </table:table-cell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Err:522</text:p>
          </table:table-cell>
          <table:table-cell table:style-name="ce53" table:formula="of:=IF([.B343]=&quot;R&quot;;0;IF([.B343]=&quot;-&quot;;0;4))" office:value-type="float" office:value="0">
            <text:p>0</text:p>
          </table:table-cell>
          <table:table-cell table:style-name="ce53" table:formula="of:=IF([.B343]=&quot;R&quot;;0;COUNTIF([.F343:.I3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Err:522</text:p>
          </table:table-cell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Err:522</text:p>
          </table:table-cell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Err:522</text:p>
          </table:table-cell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Err:522</text:p>
          </table:table-cell>
          <table:table-cell table:style-name="ce53" table:formula="of:=IF([.B344]=&quot;R&quot;;0;IF([.B344]=&quot;-&quot;;0;4))" office:value-type="float" office:value="0">
            <text:p>0</text:p>
          </table:table-cell>
          <table:table-cell table:style-name="ce53" table:formula="of:=IF([.B344]=&quot;R&quot;;0;COUNTIF([.F344:.I3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Err:522</text:p>
          </table:table-cell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Err:522</text:p>
          </table:table-cell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Err:522</text:p>
          </table:table-cell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Err:522</text:p>
          </table:table-cell>
          <table:table-cell table:style-name="ce53" table:formula="of:=IF([.B345]=&quot;R&quot;;0;IF([.B345]=&quot;-&quot;;0;4))" office:value-type="float" office:value="0">
            <text:p>0</text:p>
          </table:table-cell>
          <table:table-cell table:style-name="ce53" table:formula="of:=IF([.B345]=&quot;R&quot;;0;COUNTIF([.F345:.I3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23" office:value-type="string">
            <text:p>“delete_table”</text:p>
          </table:table-cell>
          <table:table-cell table:style-name="ce34"/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53" table:formula="of:=IF([.B346]=&quot;R&quot;;0;IF([.B346]=&quot;-&quot;;0;4))" office:value-type="float" office:value="4">
            <text:p>4</text:p>
          </table:table-cell>
          <table:table-cell table:style-name="ce53" table:formula="of:=IF([.B346]=&quot;R&quot;;0;COUNTIF([.F346:.I3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27" office:value-type="string">
            <text:p>insert-table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53" table:formula="of:=IF([.B347]=&quot;R&quot;;0;IF([.B347]=&quot;-&quot;;0;4))" office:value-type="float" office:value="4">
            <text:p>4</text:p>
          </table:table-cell>
          <table:table-cell table:style-name="ce53" table:formula="of:=IF([.B347]=&quot;R&quot;;0;COUNTIF([.F347:.I3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53" table:formula="of:=IF([.B348]=&quot;R&quot;;0;IF([.B348]=&quot;-&quot;;0;4))" office:value-type="float" office:value="0">
            <text:p>0</text:p>
          </table:table-cell>
          <table:table-cell table:style-name="ce53" table:formula="of:=IF([.B348]=&quot;R&quot;;0;COUNTIF([.F348:.I3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53" table:formula="of:=IF([.B349]=&quot;R&quot;;0;IF([.B349]=&quot;-&quot;;0;4))" office:value-type="float" office:value="0">
            <text:p>0</text:p>
          </table:table-cell>
          <table:table-cell table:style-name="ce53" table:formula="of:=IF([.B349]=&quot;R&quot;;0;COUNTIF([.F349:.I3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23" office:value-type="string">
            <text:p>“duplicate_table”/copy_table ??</text:p>
          </table:table-cell>
          <table:table-cell table:style-name="ce34"/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53" table:formula="of:=IF([.B350]=&quot;R&quot;;0;IF([.B350]=&quot;-&quot;;0;4))" office:value-type="float" office:value="4">
            <text:p>4</text:p>
          </table:table-cell>
          <table:table-cell table:style-name="ce53" table:formula="of:=IF([.B350]=&quot;R&quot;;0;COUNTIF([.F350:.I3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34"/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53" table:formula="of:=IF([.B351]=&quot;R&quot;;0;IF([.B351]=&quot;-&quot;;0;4))" office:value-type="float" office:value="0">
            <text:p>0</text:p>
          </table:table-cell>
          <table:table-cell table:style-name="ce53" table:formula="of:=IF([.B351]=&quot;R&quot;;0;COUNTIF([.F351:.I3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53" table:formula="of:=IF([.B352]=&quot;R&quot;;0;IF([.B352]=&quot;-&quot;;0;4))" office:value-type="float" office:value="0">
            <text:p>0</text:p>
          </table:table-cell>
          <table:table-cell table:style-name="ce53" table:formula="of:=IF([.B352]=&quot;R&quot;;0;COUNTIF([.F352:.I3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Err:522</text:p>
          </table:table-cell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Err:522</text:p>
          </table:table-cell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Err:522</text:p>
          </table:table-cell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Err:522</text:p>
          </table:table-cell>
          <table:table-cell table:style-name="ce53" table:formula="of:=IF([.B353]=&quot;R&quot;;0;IF([.B353]=&quot;-&quot;;0;4))" office:value-type="float" office:value="0">
            <text:p>0</text:p>
          </table:table-cell>
          <table:table-cell table:style-name="ce53" table:formula="of:=IF([.B353]=&quot;R&quot;;0;COUNTIF([.F353:.I3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53" table:formula="of:=IF([.B354]=&quot;R&quot;;0;IF([.B354]=&quot;-&quot;;0;4))" office:value-type="float" office:value="0">
            <text:p>0</text:p>
          </table:table-cell>
          <table:table-cell table:style-name="ce53" table:formula="of:=IF([.B354]=&quot;R&quot;;0;COUNTIF([.F354:.I3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Err:522</text:p>
          </table:table-cell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Err:522</text:p>
          </table:table-cell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Err:522</text:p>
          </table:table-cell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Err:522</text:p>
          </table:table-cell>
          <table:table-cell table:style-name="ce53" table:formula="of:=IF([.B355]=&quot;R&quot;;0;IF([.B355]=&quot;-&quot;;0;4))" office:value-type="float" office:value="0">
            <text:p>0</text:p>
          </table:table-cell>
          <table:table-cell table:style-name="ce53" table:formula="of:=IF([.B355]=&quot;R&quot;;0;COUNTIF([.F355:.I3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53" table:formula="of:=IF([.B356]=&quot;R&quot;;0;IF([.B356]=&quot;-&quot;;0;4))" office:value-type="float" office:value="0">
            <text:p>0</text:p>
          </table:table-cell>
          <table:table-cell table:style-name="ce53" table:formula="of:=IF([.B356]=&quot;R&quot;;0;COUNTIF([.F356:.I3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Err:522</text:p>
          </table:table-cell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Err:522</text:p>
          </table:table-cell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Err:522</text:p>
          </table:table-cell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Err:522</text:p>
          </table:table-cell>
          <table:table-cell table:style-name="ce53" table:formula="of:=IF([.B357]=&quot;R&quot;;0;IF([.B357]=&quot;-&quot;;0;4))" office:value-type="float" office:value="0">
            <text:p>0</text:p>
          </table:table-cell>
          <table:table-cell table:style-name="ce53" table:formula="of:=IF([.B357]=&quot;R&quot;;0;COUNTIF([.F357:.I3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53" table:formula="of:=IF([.B358]=&quot;R&quot;;0;IF([.B358]=&quot;-&quot;;0;4))" office:value-type="float" office:value="0">
            <text:p>0</text:p>
          </table:table-cell>
          <table:table-cell table:style-name="ce53" table:formula="of:=IF([.B358]=&quot;R&quot;;0;COUNTIF([.F358:.I3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Err:522</text:p>
          </table:table-cell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Err:522</text:p>
          </table:table-cell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Err:522</text:p>
          </table:table-cell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Err:522</text:p>
          </table:table-cell>
          <table:table-cell table:style-name="ce53" table:formula="of:=IF([.B359]=&quot;R&quot;;0;IF([.B359]=&quot;-&quot;;0;4))" office:value-type="float" office:value="0">
            <text:p>0</text:p>
          </table:table-cell>
          <table:table-cell table:style-name="ce53" table:formula="of:=IF([.B359]=&quot;R&quot;;0;COUNTIF([.F359:.I3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53" table:formula="of:=IF([.B360]=&quot;R&quot;;0;IF([.B360]=&quot;-&quot;;0;4))" office:value-type="float" office:value="0">
            <text:p>0</text:p>
          </table:table-cell>
          <table:table-cell table:style-name="ce53" table:formula="of:=IF([.B360]=&quot;R&quot;;0;COUNTIF([.F360:.I3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Err:522</text:p>
          </table:table-cell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Err:522</text:p>
          </table:table-cell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Err:522</text:p>
          </table:table-cell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Err:522</text:p>
          </table:table-cell>
          <table:table-cell table:style-name="ce53" table:formula="of:=IF([.B361]=&quot;R&quot;;0;IF([.B361]=&quot;-&quot;;0;4))" office:value-type="float" office:value="0">
            <text:p>0</text:p>
          </table:table-cell>
          <table:table-cell table:style-name="ce53" table:formula="of:=IF([.B361]=&quot;R&quot;;0;COUNTIF([.F361:.I3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book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53" table:formula="of:=IF([.B362]=&quot;R&quot;;0;IF([.B362]=&quot;-&quot;;0;4))" office:value-type="float" office:value="0">
            <text:p>0</text:p>
          </table:table-cell>
          <table:table-cell table:style-name="ce53" table:formula="of:=IF([.B362]=&quot;R&quot;;0;COUNTIF([.F362:.I3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Err:522</text:p>
          </table:table-cell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Err:522</text:p>
          </table:table-cell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Err:522</text:p>
          </table:table-cell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Err:522</text:p>
          </table:table-cell>
          <table:table-cell table:style-name="ce53" table:formula="of:=IF([.B363]=&quot;R&quot;;0;IF([.B363]=&quot;-&quot;;0;4))" office:value-type="float" office:value="0">
            <text:p>0</text:p>
          </table:table-cell>
          <table:table-cell table:style-name="ce53" table:formula="of:=IF([.B363]=&quot;R&quot;;0;COUNTIF([.F363:.I3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sheet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53" table:formula="of:=IF([.B364]=&quot;R&quot;;0;IF([.B364]=&quot;-&quot;;0;4))" office:value-type="float" office:value="0">
            <text:p>0</text:p>
          </table:table-cell>
          <table:table-cell table:style-name="ce53" table:formula="of:=IF([.B364]=&quot;R&quot;;0;COUNTIF([.F364:.I3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53" table:formula="of:=IF([.B365]=&quot;R&quot;;0;IF([.B365]=&quot;-&quot;;0;4))" office:value-type="float" office:value="0">
            <text:p>0</text:p>
          </table:table-cell>
          <table:table-cell table:style-name="ce53" table:formula="of:=IF([.B365]=&quot;R&quot;;0;COUNTIF([.F365:.I3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53" table:formula="of:=IF([.B366]=&quot;R&quot;;0;IF([.B366]=&quot;-&quot;;0;4))" office:value-type="float" office:value="0">
            <text:p>0</text:p>
          </table:table-cell>
          <table:table-cell table:style-name="ce53" table:formula="of:=IF([.B366]=&quot;R&quot;;0;COUNTIF([.F366:.I3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calendar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53" table:formula="of:=IF([.B367]=&quot;R&quot;;0;IF([.B367]=&quot;-&quot;;0;4))" office:value-type="float" office:value="4">
            <text:p>4</text:p>
          </table:table-cell>
          <table:table-cell table:style-name="ce53" table:formula="of:=IF([.B367]=&quot;R&quot;;0;COUNTIF([.F367:.I36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23"/>
          <table:table-cell table:style-name="ce34"/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53" table:formula="of:=IF([.B368]=&quot;R&quot;;0;IF([.B368]=&quot;-&quot;;0;4))" office:value-type="float" office:value="0">
            <text:p>0</text:p>
          </table:table-cell>
          <table:table-cell table:style-name="ce53" table:formula="of:=IF([.B368]=&quot;R&quot;;0;COUNTIF([.F368:.I3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53" table:formula="of:=IF([.B369]=&quot;R&quot;;0;IF([.B369]=&quot;-&quot;;0;4))" office:value-type="float" office:value="0">
            <text:p>0</text:p>
          </table:table-cell>
          <table:table-cell table:style-name="ce53" table:formula="of:=IF([.B369]=&quot;R&quot;;0;COUNTIF([.F369:.I3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53" table:formula="of:=IF([.B370]=&quot;R&quot;;0;IF([.B370]=&quot;-&quot;;0;4))" office:value-type="float" office:value="0">
            <text:p>0</text:p>
          </table:table-cell>
          <table:table-cell table:style-name="ce53" table:formula="of:=IF([.B370]=&quot;R&quot;;0;COUNTIF([.F370:.I3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 office:value-type="string">
            <text:p>update to “edit-rename”</text:p>
          </table:table-cell>
          <table:table-cell table:style-name="ce34"/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Err:522</text:p>
          </table:table-cell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Err:522</text:p>
          </table:table-cell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Err:522</text:p>
          </table:table-cell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Err:522</text:p>
          </table:table-cell>
          <table:table-cell table:style-name="ce53" table:formula="of:=IF([.B371]=&quot;R&quot;;0;IF([.B371]=&quot;-&quot;;0;4))" office:value-type="float" office:value="0">
            <text:p>0</text:p>
          </table:table-cell>
          <table:table-cell table:style-name="ce53" table:formula="of:=IF([.B371]=&quot;R&quot;;0;COUNTIF([.F371:.I3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23" office:value-type="string">
            <text:p>use spreadsheet (from mimetype??)</text:p>
          </table:table-cell>
          <table:table-cell table:style-name="ce34"/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53" table:formula="of:=IF([.B372]=&quot;R&quot;;0;IF([.B372]=&quot;-&quot;;0;4))" office:value-type="float" office:value="4">
            <text:p>4</text:p>
          </table:table-cell>
          <table:table-cell table:style-name="ce53" table:formula="of:=IF([.B372]=&quot;R&quot;;0;COUNTIF([.F372:.I3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53" table:formula="of:=IF([.B373]=&quot;R&quot;;0;IF([.B373]=&quot;-&quot;;0;4))" office:value-type="float" office:value="0">
            <text:p>0</text:p>
          </table:table-cell>
          <table:table-cell table:style-name="ce53" table:formula="of:=IF([.B373]=&quot;R&quot;;0;COUNTIF([.F373:.I3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53" table:formula="of:=IF([.B374]=&quot;R&quot;;0;IF([.B374]=&quot;-&quot;;0;4))" office:value-type="float" office:value="0">
            <text:p>0</text:p>
          </table:table-cell>
          <table:table-cell table:style-name="ce53" table:formula="of:=IF([.B374]=&quot;R&quot;;0;COUNTIF([.F374:.I3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 office:value-type="string">
            <text:p>document-export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53" table:formula="of:=IF([.B375]=&quot;R&quot;;0;IF([.B375]=&quot;-&quot;;0;4))" office:value-type="float" office:value="4">
            <text:p>4</text:p>
          </table:table-cell>
          <table:table-cell table:style-name="ce53" table:formula="of:=IF([.B375]=&quot;R&quot;;0;COUNTIF([.F375:.I37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53" table:formula="of:=IF([.B376]=&quot;R&quot;;0;IF([.B376]=&quot;-&quot;;0;4))" office:value-type="float" office:value="0">
            <text:p>0</text:p>
          </table:table-cell>
          <table:table-cell table:style-name="ce53" table:formula="of:=IF([.B376]=&quot;R&quot;;0;COUNTIF([.F376:.I3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x">
            <text:p>x</text:p>
          </table:table-cell>
          <table:table-cell table:style-name="ce53" table:formula="of:=IF([.B377]=&quot;R&quot;;0;IF([.B377]=&quot;-&quot;;0;4))" office:value-type="float" office:value="0">
            <text:p>0</text:p>
          </table:table-cell>
          <table:table-cell table:style-name="ce53" table:formula="of:=IF([.B377]=&quot;R&quot;;0;COUNTIF([.F377:.I3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23"/>
          <table:table-cell table:style-name="ce34"/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53" table:formula="of:=IF([.B378]=&quot;R&quot;;0;IF([.B378]=&quot;-&quot;;0;4))" office:value-type="float" office:value="0">
            <text:p>0</text:p>
          </table:table-cell>
          <table:table-cell table:style-name="ce53" table:formula="of:=IF([.B378]=&quot;R&quot;;0;COUNTIF([.F378:.I3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“adjustcol”</text:p>
          </table:table-cell>
          <table:table-cell table:style-name="ce34"/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53" table:formula="of:=IF([.B379]=&quot;R&quot;;0;IF([.B379]=&quot;-&quot;;0;4))" office:value-type="float" office:value="4">
            <text:p>4</text:p>
          </table:table-cell>
          <table:table-cell table:style-name="ce53" table:formula="of:=IF([.B379]=&quot;R&quot;;0;COUNTIF([.F379:.I3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“adjustrow”</text:p>
          </table:table-cell>
          <table:table-cell table:style-name="ce34"/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53" table:formula="of:=IF([.B380]=&quot;R&quot;;0;IF([.B380]=&quot;-&quot;;0;4))" office:value-type="float" office:value="4">
            <text:p>4</text:p>
          </table:table-cell>
          <table:table-cell table:style-name="ce53" table:formula="of:=IF([.B380]=&quot;R&quot;;0;COUNTIF([.F380:.I3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53" table:formula="of:=IF([.B381]=&quot;R&quot;;0;IF([.B381]=&quot;-&quot;;0;4))" office:value-type="float" office:value="0">
            <text:p>0</text:p>
          </table:table-cell>
          <table:table-cell table:style-name="ce53" table:formula="of:=IF([.B381]=&quot;R&quot;;0;COUNTIF([.F381:.I3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53" table:formula="of:=IF([.B382]=&quot;R&quot;;0;IF([.B382]=&quot;-&quot;;0;4))" office:value-type="float" office:value="0">
            <text:p>0</text:p>
          </table:table-cell>
          <table:table-cell table:style-name="ce53" table:formula="of:=IF([.B382]=&quot;R&quot;;0;COUNTIF([.F382:.I3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53" table:formula="of:=IF([.B383]=&quot;R&quot;;0;IF([.B383]=&quot;-&quot;;0;4))" office:value-type="float" office:value="0">
            <text:p>0</text:p>
          </table:table-cell>
          <table:table-cell table:style-name="ce53" table:formula="of:=IF([.B383]=&quot;R&quot;;0;COUNTIF([.F383:.I3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53" table:formula="of:=IF([.B384]=&quot;R&quot;;0;IF([.B384]=&quot;-&quot;;0;4))" office:value-type="float" office:value="0">
            <text:p>0</text:p>
          </table:table-cell>
          <table:table-cell table:style-name="ce53" table:formula="of:=IF([.B384]=&quot;R&quot;;0;COUNTIF([.F384:.I3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23" office:value-type="string">
            <text:p>“insertcell”</text:p>
          </table:table-cell>
          <table:table-cell table:style-name="ce34"/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53" table:formula="of:=IF([.B385]=&quot;R&quot;;0;IF([.B385]=&quot;-&quot;;0;4))" office:value-type="float" office:value="4">
            <text:p>4</text:p>
          </table:table-cell>
          <table:table-cell table:style-name="ce53" table:formula="of:=IF([.B385]=&quot;R&quot;;0;COUNTIF([.F385:.I3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23" office:value-type="string">
            <text:p>“removecell”</text:p>
          </table:table-cell>
          <table:table-cell table:style-name="ce34"/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53" table:formula="of:=IF([.B386]=&quot;R&quot;;0;IF([.B386]=&quot;-&quot;;0;4))" office:value-type="float" office:value="4">
            <text:p>4</text:p>
          </table:table-cell>
          <table:table-cell table:style-name="ce53" table:formula="of:=IF([.B386]=&quot;R&quot;;0;COUNTIF([.F386:.I3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53" table:formula="of:=IF([.B387]=&quot;R&quot;;0;IF([.B387]=&quot;-&quot;;0;4))" office:value-type="float" office:value="0">
            <text:p>0</text:p>
          </table:table-cell>
          <table:table-cell table:style-name="ce53" table:formula="of:=IF([.B387]=&quot;R&quot;;0;COUNTIF([.F387:.I3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53" table:formula="of:=IF([.B388]=&quot;R&quot;;0;IF([.B388]=&quot;-&quot;;0;4))" office:value-type="float" office:value="0">
            <text:p>0</text:p>
          </table:table-cell>
          <table:table-cell table:style-name="ce53" table:formula="of:=IF([.B388]=&quot;R&quot;;0;COUNTIF([.F388:.I3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Err:522</text:p>
          </table:table-cell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Err:522</text:p>
          </table:table-cell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Err:522</text:p>
          </table:table-cell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Err:522</text:p>
          </table:table-cell>
          <table:table-cell table:style-name="ce53" table:formula="of:=IF([.B389]=&quot;R&quot;;0;IF([.B389]=&quot;-&quot;;0;4))" office:value-type="float" office:value="0">
            <text:p>0</text:p>
          </table:table-cell>
          <table:table-cell table:style-name="ce53" table:formula="of:=IF([.B389]=&quot;R&quot;;0;COUNTIF([.F389:.I3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53" table:formula="of:=IF([.B390]=&quot;R&quot;;0;IF([.B390]=&quot;-&quot;;0;4))" office:value-type="float" office:value="0">
            <text:p>0</text:p>
          </table:table-cell>
          <table:table-cell table:style-name="ce53" table:formula="of:=IF([.B390]=&quot;R&quot;;0;COUNTIF([.F390:.I3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23"/>
          <table:table-cell table:style-name="ce34" office:value-type="string">
            <text:p>accessories-character-map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53" table:formula="of:=IF([.B391]=&quot;R&quot;;0;IF([.B391]=&quot;-&quot;;0;4))" office:value-type="float" office:value="4">
            <text:p>4</text:p>
          </table:table-cell>
          <table:table-cell table:style-name="ce53" table:formula="of:=IF([.B391]=&quot;R&quot;;0;COUNTIF([.F391:.I3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/>
          <table:table-cell table:style-name="ce34"/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53" table:formula="of:=IF([.B392]=&quot;R&quot;;0;IF([.B392]=&quot;-&quot;;0;4))" office:value-type="float" office:value="0">
            <text:p>0</text:p>
          </table:table-cell>
          <table:table-cell table:style-name="ce53" table:formula="of:=IF([.B392]=&quot;R&quot;;0;COUNTIF([.F392:.I3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/>
          <table:table-cell table:style-name="ce34"/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53" table:formula="of:=IF([.B393]=&quot;R&quot;;0;IF([.B393]=&quot;-&quot;;0;4))" office:value-type="float" office:value="0">
            <text:p>0</text:p>
          </table:table-cell>
          <table:table-cell table:style-name="ce53" table:formula="of:=IF([.B393]=&quot;R&quot;;0;COUNTIF([.F393:.I3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“black_sum” / autosum</text:p>
          </table:table-cell>
          <table:table-cell table:style-name="ce34"/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53" table:formula="of:=IF([.B394]=&quot;R&quot;;0;IF([.B394]=&quot;-&quot;;0;4))" office:value-type="float" office:value="4">
            <text:p>4</text:p>
          </table:table-cell>
          <table:table-cell table:style-name="ce53" table:formula="of:=IF([.B394]=&quot;R&quot;;0;COUNTIF([.F394:.I3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border_all</text:p>
          </table:table-cell>
          <table:table-cell table:style-name="ce34"/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53" table:formula="of:=IF([.B395]=&quot;R&quot;;0;IF([.B395]=&quot;-&quot;;0;4))" office:value-type="float" office:value="4">
            <text:p>4</text:p>
          </table:table-cell>
          <table:table-cell table:style-name="ce53" table:formula="of:=IF([.B395]=&quot;R&quot;;0;COUNTIF([.F395:.I3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border_bottom</text:p>
          </table:table-cell>
          <table:table-cell table:style-name="ce34"/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53" table:formula="of:=IF([.B396]=&quot;R&quot;;0;IF([.B396]=&quot;-&quot;;0;4))" office:value-type="float" office:value="4">
            <text:p>4</text:p>
          </table:table-cell>
          <table:table-cell table:style-name="ce53" table:formula="of:=IF([.B396]=&quot;R&quot;;0;COUNTIF([.F396:.I3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border_left</text:p>
          </table:table-cell>
          <table:table-cell table:style-name="ce34"/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53" table:formula="of:=IF([.B397]=&quot;R&quot;;0;IF([.B397]=&quot;-&quot;;0;4))" office:value-type="float" office:value="4">
            <text:p>4</text:p>
          </table:table-cell>
          <table:table-cell table:style-name="ce53" table:formula="of:=IF([.B397]=&quot;R&quot;;0;COUNTIF([.F397:.I3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23" office:value-type="string">
            <text:p>border_remove</text:p>
          </table:table-cell>
          <table:table-cell table:style-name="ce34"/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53" table:formula="of:=IF([.B398]=&quot;R&quot;;0;IF([.B398]=&quot;-&quot;;0;4))" office:value-type="float" office:value="4">
            <text:p>4</text:p>
          </table:table-cell>
          <table:table-cell table:style-name="ce53" table:formula="of:=IF([.B398]=&quot;R&quot;;0;COUNTIF([.F398:.I3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border_right</text:p>
          </table:table-cell>
          <table:table-cell table:style-name="ce34"/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53" table:formula="of:=IF([.B399]=&quot;R&quot;;0;IF([.B399]=&quot;-&quot;;0;4))" office:value-type="float" office:value="4">
            <text:p>4</text:p>
          </table:table-cell>
          <table:table-cell table:style-name="ce53" table:formula="of:=IF([.B399]=&quot;R&quot;;0;COUNTIF([.F399:.I3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border_top</text:p>
          </table:table-cell>
          <table:table-cell table:style-name="ce34"/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53" table:formula="of:=IF([.B400]=&quot;R&quot;;0;IF([.B400]=&quot;-&quot;;0;4))" office:value-type="float" office:value="4">
            <text:p>4</text:p>
          </table:table-cell>
          <table:table-cell table:style-name="ce53" table:formula="of:=IF([.B400]=&quot;R&quot;;0;COUNTIF([.F400:.I4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23" office:value-type="string">
            <text:p>cell_edit</text:p>
          </table:table-cell>
          <table:table-cell table:style-name="ce34"/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53" table:formula="of:=IF([.B401]=&quot;R&quot;;0;IF([.B401]=&quot;-&quot;;0;4))" office:value-type="float" office:value="4">
            <text:p>4</text:p>
          </table:table-cell>
          <table:table-cell table:style-name="ce53" table:formula="of:=IF([.B401]=&quot;R&quot;;0;COUNTIF([.F401:.I4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23" office:value-type="string">
            <text:p>cell_layout</text:p>
          </table:table-cell>
          <table:table-cell table:style-name="ce34"/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53" table:formula="of:=IF([.B402]=&quot;R&quot;;0;IF([.B402]=&quot;-&quot;;0;4))" office:value-type="float" office:value="4">
            <text:p>4</text:p>
          </table:table-cell>
          <table:table-cell table:style-name="ce53" table:formula="of:=IF([.B402]=&quot;R&quot;;0;COUNTIF([.F402:.I4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23" office:value-type="string">
            <text:p>“comment” / add-comment?</text:p>
          </table:table-cell>
          <table:table-cell table:style-name="ce34"/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53" table:formula="of:=IF([.B403]=&quot;R&quot;;0;IF([.B403]=&quot;-&quot;;0;4))" office:value-type="float" office:value="4">
            <text:p>4</text:p>
          </table:table-cell>
          <table:table-cell table:style-name="ce53" table:formula="of:=IF([.B403]=&quot;R&quot;;0;COUNTIF([.F403:.I4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53" table:formula="of:=IF([.B404]=&quot;R&quot;;0;IF([.B404]=&quot;-&quot;;0;4))" office:value-type="float" office:value="0">
            <text:p>0</text:p>
          </table:table-cell>
          <table:table-cell table:style-name="ce53" table:formula="of:=IF([.B404]=&quot;R&quot;;0;COUNTIF([.F404:.I4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53" table:formula="of:=IF([.B405]=&quot;R&quot;;0;IF([.B405]=&quot;-&quot;;0;4))" office:value-type="float" office:value="0">
            <text:p>0</text:p>
          </table:table-cell>
          <table:table-cell table:style-name="ce53" table:formula="of:=IF([.B405]=&quot;R&quot;;0;COUNTIF([.F405:.I4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23" office:value-type="string">
            <text:p>“deletecell” “delete-cell”</text:p>
          </table:table-cell>
          <table:table-cell table:style-name="ce34"/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53" table:formula="of:=IF([.B406]=&quot;R&quot;;0;IF([.B406]=&quot;-&quot;;0;4))" office:value-type="float" office:value="4">
            <text:p>4</text:p>
          </table:table-cell>
          <table:table-cell table:style-name="ce53" table:formula="of:=IF([.B406]=&quot;R&quot;;0;COUNTIF([.F406:.I4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23" office:value-type="string">
            <text:p>“disassociatecell”</text:p>
          </table:table-cell>
          <table:table-cell table:style-name="ce34"/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53" table:formula="of:=IF([.B407]=&quot;R&quot;;0;IF([.B407]=&quot;-&quot;;0;4))" office:value-type="float" office:value="4">
            <text:p>4</text:p>
          </table:table-cell>
          <table:table-cell table:style-name="ce53" table:formula="of:=IF([.B407]=&quot;R&quot;;0;COUNTIF([.F407:.I4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 office:value-type="string">
            <text:p>edit-clear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53" table:formula="of:=IF([.B408]=&quot;R&quot;;0;IF([.B408]=&quot;-&quot;;0;4))" office:value-type="float" office:value="4">
            <text:p>4</text:p>
          </table:table-cell>
          <table:table-cell table:style-name="ce53" table:formula="of:=IF([.B408]=&quot;R&quot;;0;COUNTIF([.F408:.I40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23" office:value-type="string">
            <text:p>"first_letter_upper" / capitalize</text:p>
          </table:table-cell>
          <table:table-cell table:style-name="ce34"/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53" table:formula="of:=IF([.B409]=&quot;R&quot;;0;IF([.B409]=&quot;-&quot;;0;4))" office:value-type="float" office:value="4">
            <text:p>4</text:p>
          </table:table-cell>
          <table:table-cell table:style-name="ce53" table:formula="of:=IF([.B409]=&quot;R&quot;;0;COUNTIF([.F409:.I4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27" office:value-type="string">
            <text:p>format-font-size-less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53" table:formula="of:=IF([.B410]=&quot;R&quot;;0;IF([.B410]=&quot;-&quot;;0;4))" office:value-type="float" office:value="4">
            <text:p>4</text:p>
          </table:table-cell>
          <table:table-cell table:style-name="ce53" table:formula="of:=IF([.B410]=&quot;R&quot;;0;COUNTIF([.F410:.I4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27" office:value-type="string">
            <text:p>format-font-size-more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53" table:formula="of:=IF([.B411]=&quot;R&quot;;0;IF([.B411]=&quot;-&quot;;0;4))" office:value-type="float" office:value="4">
            <text:p>4</text:p>
          </table:table-cell>
          <table:table-cell table:style-name="ce53" table:formula="of:=IF([.B411]=&quot;R&quot;;0;COUNTIF([.F411:.I41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27"/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53" table:formula="of:=IF([.B412]=&quot;R&quot;;0;IF([.B412]=&quot;-&quot;;0;4))" office:value-type="float" office:value="0">
            <text:p>0</text:p>
          </table:table-cell>
          <table:table-cell table:style-name="ce53" table:formula="of:=IF([.B412]=&quot;R&quot;;0;COUNTIF([.F412:.I4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/>
          <table:table-cell table:style-name="ce34"/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53" table:formula="of:=IF([.B413]=&quot;R&quot;;0;IF([.B413]=&quot;-&quot;;0;4))" office:value-type="float" office:value="0">
            <text:p>0</text:p>
          </table:table-cell>
          <table:table-cell table:style-name="ce53" table:formula="of:=IF([.B413]=&quot;R&quot;;0;COUNTIF([.F413:.I4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/>
          <table:table-cell table:style-name="ce34"/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53" table:formula="of:=IF([.B414]=&quot;R&quot;;0;IF([.B414]=&quot;-&quot;;0;4))" office:value-type="float" office:value="0">
            <text:p>0</text:p>
          </table:table-cell>
          <table:table-cell table:style-name="ce53" table:formula="of:=IF([.B414]=&quot;R&quot;;0;COUNTIF([.F414:.I4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23"/>
          <table:table-cell table:style-name="ce27" office:value-type="string">
            <text:p>format-stroke-color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53" table:formula="of:=IF([.B415]=&quot;R&quot;;0;IF([.B415]=&quot;-&quot;;0;4))" office:value-type="float" office:value="4">
            <text:p>4</text:p>
          </table:table-cell>
          <table:table-cell table:style-name="ce53" table:formula="of:=IF([.B415]=&quot;R&quot;;0;COUNTIF([.F415:.I41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23" office:value-type="string">
            <text:p>“funct” / function symbol</text:p>
          </table:table-cell>
          <table:table-cell table:style-name="ce34"/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53" table:formula="of:=IF([.B416]=&quot;R&quot;;0;IF([.B416]=&quot;-&quot;;0;4))" office:value-type="float" office:value="4">
            <text:p>4</text:p>
          </table:table-cell>
          <table:table-cell table:style-name="ce53" table:formula="of:=IF([.B416]=&quot;R&quot;;0;COUNTIF([.F416:.I4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23"/>
          <table:table-cell table:style-name="ce34"/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Err:522</text:p>
          </table:table-cell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Err:522</text:p>
          </table:table-cell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Err:522</text:p>
          </table:table-cell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Err:522</text:p>
          </table:table-cell>
          <table:table-cell table:style-name="ce53" table:formula="of:=IF([.B417]=&quot;R&quot;;0;IF([.B417]=&quot;-&quot;;0;4))" office:value-type="float" office:value="0">
            <text:p>0</text:p>
          </table:table-cell>
          <table:table-cell table:style-name="ce53" table:formula="of:=IF([.B417]=&quot;R&quot;;0;COUNTIF([.F417:.I4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23" office:value-type="string">
            <text:p>hide_table_column / hide-column</text:p>
          </table:table-cell>
          <table:table-cell table:style-name="ce34"/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53" table:formula="of:=IF([.B418]=&quot;R&quot;;0;IF([.B418]=&quot;-&quot;;0;4))" office:value-type="float" office:value="4">
            <text:p>4</text:p>
          </table:table-cell>
          <table:table-cell table:style-name="ce53" table:formula="of:=IF([.B418]=&quot;R&quot;;0;COUNTIF([.F418:.I4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23" office:value-type="string">
            <text:p>hide_table_row/ hide-row ?</text:p>
          </table:table-cell>
          <table:table-cell table:style-name="ce34"/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53" table:formula="of:=IF([.B419]=&quot;R&quot;;0;IF([.B419]=&quot;-&quot;;0;4))" office:value-type="float" office:value="4">
            <text:p>4</text:p>
          </table:table-cell>
          <table:table-cell table:style-name="ce53" table:formula="of:=IF([.B419]=&quot;R&quot;;0;COUNTIF([.F419:.I4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53" table:formula="of:=IF([.B420]=&quot;R&quot;;0;IF([.B420]=&quot;-&quot;;0;4))" office:value-type="float" office:value="0">
            <text:p>0</text:p>
          </table:table-cell>
          <table:table-cell table:style-name="ce53" table:formula="of:=IF([.B420]=&quot;R&quot;;0;COUNTIF([.F420:.I4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53" table:formula="of:=IF([.B421]=&quot;R&quot;;0;IF([.B421]=&quot;-&quot;;0;4))" office:value-type="float" office:value="0">
            <text:p>0</text:p>
          </table:table-cell>
          <table:table-cell table:style-name="ce53" table:formula="of:=IF([.B421]=&quot;R&quot;;0;COUNTIF([.F421:.I4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23"/>
          <table:table-cell table:style-name="ce34"/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53" table:formula="of:=IF([.B422]=&quot;R&quot;;0;IF([.B422]=&quot;-&quot;;0;4))" office:value-type="float" office:value="0">
            <text:p>0</text:p>
          </table:table-cell>
          <table:table-cell table:style-name="ce53" table:formula="of:=IF([.B422]=&quot;R&quot;;0;COUNTIF([.F422:.I4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23" office:value-type="string">
            <text:p>“insertcellcopy” / copy-cell ??</text:p>
          </table:table-cell>
          <table:table-cell table:style-name="ce34"/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53" table:formula="of:=IF([.B423]=&quot;R&quot;;0;IF([.B423]=&quot;-&quot;;0;4))" office:value-type="float" office:value="4">
            <text:p>4</text:p>
          </table:table-cell>
          <table:table-cell table:style-name="ce53" table:formula="of:=IF([.B423]=&quot;R&quot;;0;COUNTIF([.F423:.I4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23" office:value-type="string">
            <text:p>update to “insert-link”</text:p>
          </table:table-cell>
          <table:table-cell table:style-name="ce34" office:value-type="string">
            <text:p>insert-link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53" table:formula="of:=IF([.B424]=&quot;R&quot;;0;IF([.B424]=&quot;-&quot;;0;4))" office:value-type="float" office:value="4">
            <text:p>4</text:p>
          </table:table-cell>
          <table:table-cell table:style-name="ce53" table:formula="of:=IF([.B424]=&quot;R&quot;;0;COUNTIF([.F424:.I4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23" office:value-type="string">
            <text:p>“inspector” ?? </text:p>
          </table:table-cell>
          <table:table-cell table:style-name="ce34"/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53" table:formula="of:=IF([.B425]=&quot;R&quot;;0;IF([.B425]=&quot;-&quot;;0;4))" office:value-type="float" office:value="4">
            <text:p>4</text:p>
          </table:table-cell>
          <table:table-cell table:style-name="ce53" table:formula="of:=IF([.B425]=&quot;R&quot;;0;COUNTIF([.F425:.I4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kilpper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53" table:formula="of:=IF([.B426]=&quot;R&quot;;0;IF([.B426]=&quot;-&quot;;0;4))" office:value-type="float" office:value="4">
            <text:p>4</text:p>
          </table:table-cell>
          <table:table-cell table:style-name="ce53" table:formula="of:=IF([.B426]=&quot;R&quot;;0;COUNTIF([.F426:.I4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23" office:value-type="string">
            <text:p>“mergecell-horizontal” / cell-merge-horizontal?</text:p>
          </table:table-cell>
          <table:table-cell table:style-name="ce34"/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53" table:formula="of:=IF([.B427]=&quot;R&quot;;0;IF([.B427]=&quot;-&quot;;0;4))" office:value-type="float" office:value="4">
            <text:p>4</text:p>
          </table:table-cell>
          <table:table-cell table:style-name="ce53" table:formula="of:=IF([.B427]=&quot;R&quot;;0;COUNTIF([.F427:.I4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23" office:value-type="string">
            <text:p>“mergecell-vertical” / cell-merge-vertical?</text:p>
          </table:table-cell>
          <table:table-cell table:style-name="ce34"/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53" table:formula="of:=IF([.B428]=&quot;R&quot;;0;IF([.B428]=&quot;-&quot;;0;4))" office:value-type="float" office:value="4">
            <text:p>4</text:p>
          </table:table-cell>
          <table:table-cell table:style-name="ce53" table:formula="of:=IF([.B428]=&quot;R&quot;;0;COUNTIF([.F428:.I4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23" office:value-type="string">
            <text:p>“mergecell” / cell-merge ?</text:p>
          </table:table-cell>
          <table:table-cell table:style-name="ce34"/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53" table:formula="of:=IF([.B429]=&quot;R&quot;;0;IF([.B429]=&quot;-&quot;;0;4))" office:value-type="float" office:value="4">
            <text:p>4</text:p>
          </table:table-cell>
          <table:table-cell table:style-name="ce53" table:formula="of:=IF([.B429]=&quot;R&quot;;0;COUNTIF([.F429:.I4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network-server-database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53" table:formula="of:=IF([.B430]=&quot;R&quot;;0;IF([.B430]=&quot;-&quot;;0;4))" office:value-type="float" office:value="4">
            <text:p>4</text:p>
          </table:table-cell>
          <table:table-cell table:style-name="ce53" table:formula="of:=IF([.B430]=&quot;R&quot;;0;COUNTIF([.F430:.I4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23" office:value-type="string">
            <text:p>“prec_minus” / precision-decrease</text:p>
          </table:table-cell>
          <table:table-cell table:style-name="ce34"/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53" table:formula="of:=IF([.B431]=&quot;R&quot;;0;IF([.B431]=&quot;-&quot;;0;4))" office:value-type="float" office:value="4">
            <text:p>4</text:p>
          </table:table-cell>
          <table:table-cell table:style-name="ce53" table:formula="of:=IF([.B431]=&quot;R&quot;;0;COUNTIF([.F431:.I4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23" office:value-type="string">
            <text:p>“prec_plus” / precision-increas?</text:p>
          </table:table-cell>
          <table:table-cell table:style-name="ce34"/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53" table:formula="of:=IF([.B432]=&quot;R&quot;;0;IF([.B432]=&quot;-&quot;;0;4))" office:value-type="float" office:value="4">
            <text:p>4</text:p>
          </table:table-cell>
          <table:table-cell table:style-name="ce53" table:formula="of:=IF([.B432]=&quot;R&quot;;0;COUNTIF([.F432:.I4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23"/>
          <table:table-cell table:style-name="ce34"/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53" table:formula="of:=IF([.B433]=&quot;R&quot;;0;IF([.B433]=&quot;-&quot;;0;4))" office:value-type="float" office:value="0">
            <text:p>0</text:p>
          </table:table-cell>
          <table:table-cell table:style-name="ce53" table:formula="of:=IF([.B433]=&quot;R&quot;;0;COUNTIF([.F433:.I4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23" office:value-type="string">
            <text:p>remove comment</text:p>
            <text:p>use list-remove / archive-remove ??</text:p>
          </table:table-cell>
          <table:table-cell table:style-name="ce34"/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53" table:formula="of:=IF([.B434]=&quot;R&quot;;0;IF([.B434]=&quot;-&quot;;0;4))" office:value-type="float" office:value="4">
            <text:p>4</text:p>
          </table:table-cell>
          <table:table-cell table:style-name="ce53" table:formula="of:=IF([.B434]=&quot;R&quot;;0;COUNTIF([.F434:.I4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use “adjust-col” ?</text:p>
          </table:table-cell>
          <table:table-cell table:style-name="ce34"/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53" table:formula="of:=IF([.B435]=&quot;R&quot;;0;IF([.B435]=&quot;-&quot;;0;4))" office:value-type="float" office:value="0">
            <text:p>0</text:p>
          </table:table-cell>
          <table:table-cell table:style-name="ce53" table:formula="of:=IF([.B435]=&quot;R&quot;;0;COUNTIF([.F435:.I4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use “adjust-row” ?</text:p>
          </table:table-cell>
          <table:table-cell table:style-name="ce34"/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53" table:formula="of:=IF([.B436]=&quot;R&quot;;0;IF([.B436]=&quot;-&quot;;0;4))" office:value-type="float" office:value="0">
            <text:p>0</text:p>
          </table:table-cell>
          <table:table-cell table:style-name="ce53" table:formula="of:=IF([.B436]=&quot;R&quot;;0;COUNTIF([.F436:.I4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23" office:value-type="string">
            <text:p>“series” (math?)</text:p>
          </table:table-cell>
          <table:table-cell table:style-name="ce34"/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53" table:formula="of:=IF([.B437]=&quot;R&quot;;0;IF([.B437]=&quot;-&quot;;0;4))" office:value-type="float" office:value="4">
            <text:p>4</text:p>
          </table:table-cell>
          <table:table-cell table:style-name="ce53" table:formula="of:=IF([.B437]=&quot;R&quot;;0;COUNTIF([.F437:.I4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23" office:value-type="string">
            <text:p>“show_sheet_column”</text:p>
          </table:table-cell>
          <table:table-cell table:style-name="ce34"/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53" table:formula="of:=IF([.B438]=&quot;R&quot;;0;IF([.B438]=&quot;-&quot;;0;4))" office:value-type="float" office:value="4">
            <text:p>4</text:p>
          </table:table-cell>
          <table:table-cell table:style-name="ce53" table:formula="of:=IF([.B438]=&quot;R&quot;;0;COUNTIF([.F438:.I4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23" office:value-type="string">
            <text:p>“show_table_column”</text:p>
          </table:table-cell>
          <table:table-cell table:style-name="ce34"/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53" table:formula="of:=IF([.B439]=&quot;R&quot;;0;IF([.B439]=&quot;-&quot;;0;4))" office:value-type="float" office:value="4">
            <text:p>4</text:p>
          </table:table-cell>
          <table:table-cell table:style-name="ce53" table:formula="of:=IF([.B439]=&quot;R&quot;;0;COUNTIF([.F439:.I4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23" office:value-type="string">
            <text:p>“show_table_row”</text:p>
          </table:table-cell>
          <table:table-cell table:style-name="ce34"/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53" table:formula="of:=IF([.B440]=&quot;R&quot;;0;IF([.B440]=&quot;-&quot;;0;4))" office:value-type="float" office:value="4">
            <text:p>4</text:p>
          </table:table-cell>
          <table:table-cell table:style-name="ce53" table:formula="of:=IF([.B440]=&quot;R&quot;;0;COUNTIF([.F440:.I4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23"/>
          <table:table-cell table:style-name="ce34"/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53" table:formula="of:=IF([.B441]=&quot;R&quot;;0;IF([.B441]=&quot;-&quot;;0;4))" office:value-type="float" office:value="0">
            <text:p>0</text:p>
          </table:table-cell>
          <table:table-cell table:style-name="ce53" table:formula="of:=IF([.B441]=&quot;R&quot;;0;COUNTIF([.F441:.I4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23" office:value-type="string">
            <text:p>“special_paste” (modified “edit-paste”?)</text:p>
          </table:table-cell>
          <table:table-cell table:style-name="ce34"/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53" table:formula="of:=IF([.B442]=&quot;R&quot;;0;IF([.B442]=&quot;-&quot;;0;4))" office:value-type="float" office:value="4">
            <text:p>4</text:p>
          </table:table-cell>
          <table:table-cell table:style-name="ce53" table:formula="of:=IF([.B442]=&quot;R&quot;;0;COUNTIF([.F442:.I4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x">
            <text:p>x</text:p>
          </table:table-cell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x">
            <text:p>x</text:p>
          </table:table-cell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x">
            <text:p>x</text:p>
          </table:table-cell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x">
            <text:p>x</text:p>
          </table:table-cell>
          <table:table-cell table:style-name="ce53" table:formula="of:=IF([.B443]=&quot;R&quot;;0;IF([.B443]=&quot;-&quot;;0;4))" office:value-type="float" office:value="0">
            <text:p>0</text:p>
          </table:table-cell>
          <table:table-cell table:style-name="ce53" table:formula="of:=IF([.B443]=&quot;R&quot;;0;COUNTIF([.F443:.I4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plain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53" table:formula="of:=IF([.B444]=&quot;R&quot;;0;IF([.B444]=&quot;-&quot;;0;4))" office:value-type="float" office:value="4">
            <text:p>4</text:p>
          </table:table-cell>
          <table:table-cell table:style-name="ce53" table:formula="of:=IF([.B444]=&quot;R&quot;;0;COUNTIF([.F444:.I44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23" office:value-type="string">
            <text:p>update to “format-text-color”</text:p>
          </table:table-cell>
          <table:table-cell table:style-name="ce34" office:value-type="string">
            <text:p>format-text-color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53" table:formula="of:=IF([.B445]=&quot;R&quot;;0;IF([.B445]=&quot;-&quot;;0;4))" office:value-type="float" office:value="4">
            <text:p>4</text:p>
          </table:table-cell>
          <table:table-cell table:style-name="ce53" table:formula="of:=IF([.B445]=&quot;R&quot;;0;COUNTIF([.F445:.I44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update to “view-filter”</text:p>
          </table:table-cell>
          <table:table-cell table:style-name="ce34"/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53" table:formula="of:=IF([.B446]=&quot;R&quot;;0;IF([.B446]=&quot;-&quot;;0;4))" office:value-type="float" office:value="0">
            <text:p>0</text:p>
          </table:table-cell>
          <table:table-cell table:style-name="ce53" table:formula="of:=IF([.B446]=&quot;R&quot;;0;COUNTIF([.F446:.I4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23" office:value-type="string">
            <text:p>update to “view-sort-ascending”</text:p>
          </table:table-cell>
          <table:table-cell table:style-name="ce27" office:value-type="string">
            <text:p>view-sort-ascending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53" table:formula="of:=IF([.B447]=&quot;R&quot;;0;IF([.B447]=&quot;-&quot;;0;4))" office:value-type="float" office:value="4">
            <text:p>4</text:p>
          </table:table-cell>
          <table:table-cell table:style-name="ce53" table:formula="of:=IF([.B447]=&quot;R&quot;;0;COUNTIF([.F447:.I4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23" office:value-type="string">
            <text:p>update to “view-sort-descending”</text:p>
          </table:table-cell>
          <table:table-cell table:style-name="ce27" office:value-type="string">
            <text:p>view-sort-descending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53" table:formula="of:=IF([.B448]=&quot;R&quot;;0;IF([.B448]=&quot;-&quot;;0;4))" office:value-type="float" office:value="4">
            <text:p>4</text:p>
          </table:table-cell>
          <table:table-cell table:style-name="ce53" table:formula="of:=IF([.B448]=&quot;R&quot;;0;COUNTIF([.F448:.I44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border_outline</text:p>
          </table:table-cell>
          <table:table-cell table:style-name="ce34"/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53" table:formula="of:=IF([.B449]=&quot;R&quot;;0;IF([.B449]=&quot;-&quot;;0;4))" office:value-type="float" office:value="4">
            <text:p>4</text:p>
          </table:table-cell>
          <table:table-cell table:style-name="ce53" table:formula="of:=IF([.B449]=&quot;R&quot;;0;COUNTIF([.F449:.I4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53" table:formula="of:=IF([.B450]=&quot;R&quot;;0;IF([.B450]=&quot;-&quot;;0;4))" office:value-type="float" office:value="0">
            <text:p>0</text:p>
          </table:table-cell>
          <table:table-cell table:style-name="ce53" table:formula="of:=IF([.B450]=&quot;R&quot;;0;COUNTIF([.F450:.I4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53" table:formula="of:=IF([.B451]=&quot;R&quot;;0;IF([.B451]=&quot;-&quot;;0;4))" office:value-type="float" office:value="0">
            <text:p>0</text:p>
          </table:table-cell>
          <table:table-cell table:style-name="ce53" table:formula="of:=IF([.B451]=&quot;R&quot;;0;COUNTIF([.F451:.I4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Err:522</text:p>
          </table:table-cell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Err:522</text:p>
          </table:table-cell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Err:522</text:p>
          </table:table-cell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Err:522</text:p>
          </table:table-cell>
          <table:table-cell table:style-name="ce53" table:formula="of:=IF([.B452]=&quot;R&quot;;0;IF([.B452]=&quot;-&quot;;0;4))" office:value-type="float" office:value="0">
            <text:p>0</text:p>
          </table:table-cell>
          <table:table-cell table:style-name="ce53" table:formula="of:=IF([.B452]=&quot;R&quot;;0;COUNTIF([.F452:.I4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Err:522</text:p>
          </table:table-cell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Err:522</text:p>
          </table:table-cell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Err:522</text:p>
          </table:table-cell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Err:522</text:p>
          </table:table-cell>
          <table:table-cell table:style-name="ce53" table:formula="of:=IF([.B453]=&quot;R&quot;;0;IF([.B453]=&quot;-&quot;;0;4))" office:value-type="float" office:value="0">
            <text:p>0</text:p>
          </table:table-cell>
          <table:table-cell table:style-name="ce53" table:formula="of:=IF([.B453]=&quot;R&quot;;0;COUNTIF([.F453:.I4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Err:522</text:p>
          </table:table-cell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Err:522</text:p>
          </table:table-cell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Err:522</text:p>
          </table:table-cell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Err:522</text:p>
          </table:table-cell>
          <table:table-cell table:style-name="ce53" table:formula="of:=IF([.B454]=&quot;R&quot;;0;IF([.B454]=&quot;-&quot;;0;4))" office:value-type="float" office:value="0">
            <text:p>0</text:p>
          </table:table-cell>
          <table:table-cell table:style-name="ce53" table:formula="of:=IF([.B454]=&quot;R&quot;;0;COUNTIF([.F454:.I4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Err:522</text:p>
          </table:table-cell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Err:522</text:p>
          </table:table-cell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Err:522</text:p>
          </table:table-cell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Err:522</text:p>
          </table:table-cell>
          <table:table-cell table:style-name="ce53" table:formula="of:=IF([.B455]=&quot;R&quot;;0;IF([.B455]=&quot;-&quot;;0;4))" office:value-type="float" office:value="0">
            <text:p>0</text:p>
          </table:table-cell>
          <table:table-cell table:style-name="ce53" table:formula="of:=IF([.B455]=&quot;R&quot;;0;COUNTIF([.F455:.I4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Err:522</text:p>
          </table:table-cell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Err:522</text:p>
          </table:table-cell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Err:522</text:p>
          </table:table-cell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Err:522</text:p>
          </table:table-cell>
          <table:table-cell table:style-name="ce53" table:formula="of:=IF([.B456]=&quot;R&quot;;0;IF([.B456]=&quot;-&quot;;0;4))" office:value-type="float" office:value="0">
            <text:p>0</text:p>
          </table:table-cell>
          <table:table-cell table:style-name="ce53" table:formula="of:=IF([.B456]=&quot;R&quot;;0;COUNTIF([.F456:.I4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27" office:value-type="string">
            <text:p>format-text-strikethrough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53" table:formula="of:=IF([.B457]=&quot;R&quot;;0;IF([.B457]=&quot;-&quot;;0;4))" office:value-type="float" office:value="4">
            <text:p>4</text:p>
          </table:table-cell>
          <table:table-cell table:style-name="ce53" table:formula="of:=IF([.B457]=&quot;R&quot;;0;COUNTIF([.F457:.I4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Err:522</text:p>
          </table:table-cell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Err:522</text:p>
          </table:table-cell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Err:522</text:p>
          </table:table-cell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Err:522</text:p>
          </table:table-cell>
          <table:table-cell table:style-name="ce53" table:formula="of:=IF([.B458]=&quot;R&quot;;0;IF([.B458]=&quot;-&quot;;0;4))" office:value-type="float" office:value="0">
            <text:p>0</text:p>
          </table:table-cell>
          <table:table-cell table:style-name="ce53" table:formula="of:=IF([.B458]=&quot;R&quot;;0;COUNTIF([.F458:.I4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are we talking about</text:p>
            <text:p>vertical alignment?)</text:p>
          </table:table-cell>
          <table:table-cell table:style-name="ce27" office:value-type="string">
            <text:p>align-vertical-center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53" table:formula="of:=IF([.B459]=&quot;R&quot;;0;IF([.B459]=&quot;-&quot;;0;4))" office:value-type="float" office:value="4">
            <text:p>4</text:p>
          </table:table-cell>
          <table:table-cell table:style-name="ce53" table:formula="of:=IF([.B459]=&quot;R&quot;;0;COUNTIF([.F459:.I4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23" office:value-type="string">
            <text:p>“money” / currency-symbol ?</text:p>
          </table:table-cell>
          <table:table-cell table:style-name="ce34"/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53" table:formula="of:=IF([.B460]=&quot;R&quot;;0;IF([.B460]=&quot;-&quot;;0;4))" office:value-type="float" office:value="4">
            <text:p>4</text:p>
          </table:table-cell>
          <table:table-cell table:style-name="ce53" table:formula="of:=IF([.B460]=&quot;R&quot;;0;COUNTIF([.F460:.I4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23" office:value-type="string">
            <text:p>“multirow”</text:p>
          </table:table-cell>
          <table:table-cell table:style-name="ce34"/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53" table:formula="of:=IF([.B461]=&quot;R&quot;;0;IF([.B461]=&quot;-&quot;;0;4))" office:value-type="float" office:value="4">
            <text:p>4</text:p>
          </table:table-cell>
          <table:table-cell table:style-name="ce53" table:formula="of:=IF([.B461]=&quot;R&quot;;0;COUNTIF([.F461:.I4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23" office:value-type="string">
            <text:p>“percent” (symbol)</text:p>
          </table:table-cell>
          <table:table-cell table:style-name="ce34"/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53" table:formula="of:=IF([.B462]=&quot;R&quot;;0;IF([.B462]=&quot;-&quot;;0;4))" office:value-type="float" office:value="4">
            <text:p>4</text:p>
          </table:table-cell>
          <table:table-cell table:style-name="ce53" table:formula="of:=IF([.B462]=&quot;R&quot;;0;COUNTIF([.F462:.I4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23" office:value-type="string">
            <text:p>update to “align-vertical-bottom”</text:p>
          </table:table-cell>
          <table:table-cell table:style-name="ce27" office:value-type="string">
            <text:p>align-vertical-bottom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53" table:formula="of:=IF([.B463]=&quot;R&quot;;0;IF([.B463]=&quot;-&quot;;0;4))" office:value-type="float" office:value="4">
            <text:p>4</text:p>
          </table:table-cell>
          <table:table-cell table:style-name="ce53" table:formula="of:=IF([.B463]=&quot;R&quot;;0;COUNTIF([.F463:.I46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27" office:value-type="string">
            <text:p>align-vertical-top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53" table:formula="of:=IF([.B464]=&quot;R&quot;;0;IF([.B464]=&quot;-&quot;;0;4))" office:value-type="float" office:value="4">
            <text:p>4</text:p>
          </table:table-cell>
          <table:table-cell table:style-name="ce53" table:formula="of:=IF([.B464]=&quot;R&quot;;0;COUNTIF([.F464:.I4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23" office:value-type="string">
            <text:p>“vertical_text” (???)</text:p>
          </table:table-cell>
          <table:table-cell table:style-name="ce34"/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53" table:formula="of:=IF([.B465]=&quot;R&quot;;0;IF([.B465]=&quot;-&quot;;0;4))" office:value-type="float" office:value="4">
            <text:p>4</text:p>
          </table:table-cell>
          <table:table-cell table:style-name="ce53" table:formula="of:=IF([.B465]=&quot;R&quot;;0;COUNTIF([.F465:.I4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53" table:formula="of:=IF([.B466]=&quot;R&quot;;0;IF([.B466]=&quot;-&quot;;0;4))" office:value-type="float" office:value="0">
            <text:p>0</text:p>
          </table:table-cell>
          <table:table-cell table:style-name="ce53" table:formula="of:=IF([.B466]=&quot;R&quot;;0;COUNTIF([.F466:.I4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53" table:formula="of:=IF([.B467]=&quot;R&quot;;0;IF([.B467]=&quot;-&quot;;0;4))" office:value-type="float" office:value="0">
            <text:p>0</text:p>
          </table:table-cell>
          <table:table-cell table:style-name="ce53" table:formula="of:=IF([.B467]=&quot;R&quot;;0;COUNTIF([.F467:.I4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53" table:formula="of:=IF([.B468]=&quot;R&quot;;0;IF([.B468]=&quot;-&quot;;0;4))" office:value-type="float" office:value="0">
            <text:p>0</text:p>
          </table:table-cell>
          <table:table-cell table:style-name="ce53" table:formula="of:=IF([.B468]=&quot;R&quot;;0;COUNTIF([.F468:.I4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53" table:formula="of:=IF([.B469]=&quot;R&quot;;0;IF([.B469]=&quot;-&quot;;0;4))" office:value-type="float" office:value="0">
            <text:p>0</text:p>
          </table:table-cell>
          <table:table-cell table:style-name="ce53" table:formula="of:=IF([.B469]=&quot;R&quot;;0;COUNTIF([.F469:.I4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53" table:formula="of:=IF([.B470]=&quot;R&quot;;0;IF([.B470]=&quot;-&quot;;0;4))" office:value-type="float" office:value="0">
            <text:p>0</text:p>
          </table:table-cell>
          <table:table-cell table:style-name="ce53" table:formula="of:=IF([.B470]=&quot;R&quot;;0;COUNTIF([.F470:.I4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53" table:formula="of:=IF([.B471]=&quot;R&quot;;0;IF([.B471]=&quot;-&quot;;0;4))" office:value-type="float" office:value="0">
            <text:p>0</text:p>
          </table:table-cell>
          <table:table-cell table:style-name="ce53" table:formula="of:=IF([.B471]=&quot;R&quot;;0;COUNTIF([.F471:.I4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53" table:formula="of:=IF([.B472]=&quot;R&quot;;0;IF([.B472]=&quot;-&quot;;0;4))" office:value-type="float" office:value="0">
            <text:p>0</text:p>
          </table:table-cell>
          <table:table-cell table:style-name="ce53" table:formula="of:=IF([.B472]=&quot;R&quot;;0;COUNTIF([.F472:.I4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53" table:formula="of:=IF([.B473]=&quot;R&quot;;0;IF([.B473]=&quot;-&quot;;0;4))" office:value-type="float" office:value="0">
            <text:p>0</text:p>
          </table:table-cell>
          <table:table-cell table:style-name="ce53" table:formula="of:=IF([.B473]=&quot;R&quot;;0;COUNTIF([.F473:.I4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53" table:formula="of:=IF([.B474]=&quot;R&quot;;0;IF([.B474]=&quot;-&quot;;0;4))" office:value-type="float" office:value="0">
            <text:p>0</text:p>
          </table:table-cell>
          <table:table-cell table:style-name="ce53" table:formula="of:=IF([.B474]=&quot;R&quot;;0;COUNTIF([.F474:.I4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53" table:formula="of:=IF([.B475]=&quot;R&quot;;0;IF([.B475]=&quot;-&quot;;0;4))" office:value-type="float" office:value="0">
            <text:p>0</text:p>
          </table:table-cell>
          <table:table-cell table:style-name="ce53" table:formula="of:=IF([.B475]=&quot;R&quot;;0;COUNTIF([.F475:.I4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53" table:formula="of:=IF([.B476]=&quot;R&quot;;0;IF([.B476]=&quot;-&quot;;0;4))" office:value-type="float" office:value="0">
            <text:p>0</text:p>
          </table:table-cell>
          <table:table-cell table:style-name="ce53" table:formula="of:=IF([.B476]=&quot;R&quot;;0;COUNTIF([.F476:.I4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53" table:formula="of:=IF([.B477]=&quot;R&quot;;0;IF([.B477]=&quot;-&quot;;0;4))" office:value-type="float" office:value="0">
            <text:p>0</text:p>
          </table:table-cell>
          <table:table-cell table:style-name="ce53" table:formula="of:=IF([.B477]=&quot;R&quot;;0;COUNTIF([.F477:.I4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53" table:formula="of:=IF([.B478]=&quot;R&quot;;0;IF([.B478]=&quot;-&quot;;0;4))" office:value-type="float" office:value="0">
            <text:p>0</text:p>
          </table:table-cell>
          <table:table-cell table:style-name="ce53" table:formula="of:=IF([.B478]=&quot;R&quot;;0;COUNTIF([.F478:.I4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53" table:formula="of:=IF([.B479]=&quot;R&quot;;0;IF([.B479]=&quot;-&quot;;0;4))" office:value-type="float" office:value="0">
            <text:p>0</text:p>
          </table:table-cell>
          <table:table-cell table:style-name="ce53" table:formula="of:=IF([.B479]=&quot;R&quot;;0;COUNTIF([.F479:.I4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53" table:formula="of:=IF([.B480]=&quot;R&quot;;0;IF([.B480]=&quot;-&quot;;0;4))" office:value-type="float" office:value="0">
            <text:p>0</text:p>
          </table:table-cell>
          <table:table-cell table:style-name="ce53" table:formula="of:=IF([.B480]=&quot;R&quot;;0;COUNTIF([.F480:.I4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53" table:formula="of:=IF([.B481]=&quot;R&quot;;0;IF([.B481]=&quot;-&quot;;0;4))" office:value-type="float" office:value="0">
            <text:p>0</text:p>
          </table:table-cell>
          <table:table-cell table:style-name="ce53" table:formula="of:=IF([.B481]=&quot;R&quot;;0;COUNTIF([.F481:.I4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53" table:formula="of:=IF([.B482]=&quot;R&quot;;0;IF([.B482]=&quot;-&quot;;0;4))" office:value-type="float" office:value="0">
            <text:p>0</text:p>
          </table:table-cell>
          <table:table-cell table:style-name="ce53" table:formula="of:=IF([.B482]=&quot;R&quot;;0;COUNTIF([.F482:.I4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53" table:formula="of:=IF([.B483]=&quot;R&quot;;0;IF([.B483]=&quot;-&quot;;0;4))" office:value-type="float" office:value="0">
            <text:p>0</text:p>
          </table:table-cell>
          <table:table-cell table:style-name="ce53" table:formula="of:=IF([.B483]=&quot;R&quot;;0;COUNTIF([.F483:.I4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53" table:formula="of:=IF([.B484]=&quot;R&quot;;0;IF([.B484]=&quot;-&quot;;0;4))" office:value-type="float" office:value="0">
            <text:p>0</text:p>
          </table:table-cell>
          <table:table-cell table:style-name="ce53" table:formula="of:=IF([.B484]=&quot;R&quot;;0;COUNTIF([.F484:.I4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53" table:formula="of:=IF([.B485]=&quot;R&quot;;0;IF([.B485]=&quot;-&quot;;0;4))" office:value-type="float" office:value="0">
            <text:p>0</text:p>
          </table:table-cell>
          <table:table-cell table:style-name="ce53" table:formula="of:=IF([.B485]=&quot;R&quot;;0;COUNTIF([.F485:.I4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53" table:formula="of:=IF([.B486]=&quot;R&quot;;0;IF([.B486]=&quot;-&quot;;0;4))" office:value-type="float" office:value="0">
            <text:p>0</text:p>
          </table:table-cell>
          <table:table-cell table:style-name="ce53" table:formula="of:=IF([.B486]=&quot;R&quot;;0;COUNTIF([.F486:.I4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53" table:formula="of:=IF([.B487]=&quot;R&quot;;0;IF([.B487]=&quot;-&quot;;0;4))" office:value-type="float" office:value="0">
            <text:p>0</text:p>
          </table:table-cell>
          <table:table-cell table:style-name="ce53" table:formula="of:=IF([.B487]=&quot;R&quot;;0;COUNTIF([.F487:.I4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53" table:formula="of:=IF([.B488]=&quot;R&quot;;0;IF([.B488]=&quot;-&quot;;0;4))" office:value-type="float" office:value="0">
            <text:p>0</text:p>
          </table:table-cell>
          <table:table-cell table:style-name="ce53" table:formula="of:=IF([.B488]=&quot;R&quot;;0;COUNTIF([.F488:.I4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53" table:formula="of:=IF([.B489]=&quot;R&quot;;0;IF([.B489]=&quot;-&quot;;0;4))" office:value-type="float" office:value="0">
            <text:p>0</text:p>
          </table:table-cell>
          <table:table-cell table:style-name="ce53" table:formula="of:=IF([.B489]=&quot;R&quot;;0;COUNTIF([.F489:.I4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53" table:formula="of:=IF([.B490]=&quot;R&quot;;0;IF([.B490]=&quot;-&quot;;0;4))" office:value-type="float" office:value="0">
            <text:p>0</text:p>
          </table:table-cell>
          <table:table-cell table:style-name="ce53" table:formula="of:=IF([.B490]=&quot;R&quot;;0;COUNTIF([.F490:.I4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53" table:formula="of:=IF([.B491]=&quot;R&quot;;0;IF([.B491]=&quot;-&quot;;0;4))" office:value-type="float" office:value="0">
            <text:p>0</text:p>
          </table:table-cell>
          <table:table-cell table:style-name="ce53" table:formula="of:=IF([.B491]=&quot;R&quot;;0;COUNTIF([.F491:.I4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53" table:formula="of:=IF([.B492]=&quot;R&quot;;0;IF([.B492]=&quot;-&quot;;0;4))" office:value-type="float" office:value="0">
            <text:p>0</text:p>
          </table:table-cell>
          <table:table-cell table:style-name="ce53" table:formula="of:=IF([.B492]=&quot;R&quot;;0;COUNTIF([.F492:.I4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53" table:formula="of:=IF([.B493]=&quot;R&quot;;0;IF([.B493]=&quot;-&quot;;0;4))" office:value-type="float" office:value="0">
            <text:p>0</text:p>
          </table:table-cell>
          <table:table-cell table:style-name="ce53" table:formula="of:=IF([.B493]=&quot;R&quot;;0;COUNTIF([.F493:.I4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53" table:formula="of:=IF([.B494]=&quot;R&quot;;0;IF([.B494]=&quot;-&quot;;0;4))" office:value-type="float" office:value="0">
            <text:p>0</text:p>
          </table:table-cell>
          <table:table-cell table:style-name="ce53" table:formula="of:=IF([.B494]=&quot;R&quot;;0;COUNTIF([.F494:.I4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53" table:formula="of:=IF([.B495]=&quot;R&quot;;0;IF([.B495]=&quot;-&quot;;0;4))" office:value-type="float" office:value="0">
            <text:p>0</text:p>
          </table:table-cell>
          <table:table-cell table:style-name="ce53" table:formula="of:=IF([.B495]=&quot;R&quot;;0;COUNTIF([.F495:.I4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53" table:formula="of:=IF([.B496]=&quot;R&quot;;0;IF([.B496]=&quot;-&quot;;0;4))" office:value-type="float" office:value="0">
            <text:p>0</text:p>
          </table:table-cell>
          <table:table-cell table:style-name="ce53" table:formula="of:=IF([.B496]=&quot;R&quot;;0;COUNTIF([.F496:.I4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53" table:formula="of:=IF([.B497]=&quot;R&quot;;0;IF([.B497]=&quot;-&quot;;0;4))" office:value-type="float" office:value="0">
            <text:p>0</text:p>
          </table:table-cell>
          <table:table-cell table:style-name="ce53" table:formula="of:=IF([.B497]=&quot;R&quot;;0;COUNTIF([.F497:.I4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53" table:formula="of:=IF([.B498]=&quot;R&quot;;0;IF([.B498]=&quot;-&quot;;0;4))" office:value-type="float" office:value="0">
            <text:p>0</text:p>
          </table:table-cell>
          <table:table-cell table:style-name="ce53" table:formula="of:=IF([.B498]=&quot;R&quot;;0;COUNTIF([.F498:.I4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53" table:formula="of:=IF([.B499]=&quot;R&quot;;0;IF([.B499]=&quot;-&quot;;0;4))" office:value-type="float" office:value="0">
            <text:p>0</text:p>
          </table:table-cell>
          <table:table-cell table:style-name="ce53" table:formula="of:=IF([.B499]=&quot;R&quot;;0;COUNTIF([.F499:.I4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53" table:formula="of:=IF([.B500]=&quot;R&quot;;0;IF([.B500]=&quot;-&quot;;0;4))" office:value-type="float" office:value="0">
            <text:p>0</text:p>
          </table:table-cell>
          <table:table-cell table:style-name="ce53" table:formula="of:=IF([.B500]=&quot;R&quot;;0;COUNTIF([.F500:.I5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53" table:formula="of:=IF([.B501]=&quot;R&quot;;0;IF([.B501]=&quot;-&quot;;0;4))" office:value-type="float" office:value="0">
            <text:p>0</text:p>
          </table:table-cell>
          <table:table-cell table:style-name="ce53" table:formula="of:=IF([.B501]=&quot;R&quot;;0;COUNTIF([.F501:.I5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53" table:formula="of:=IF([.B502]=&quot;R&quot;;0;IF([.B502]=&quot;-&quot;;0;4))" office:value-type="float" office:value="0">
            <text:p>0</text:p>
          </table:table-cell>
          <table:table-cell table:style-name="ce53" table:formula="of:=IF([.B502]=&quot;R&quot;;0;COUNTIF([.F502:.I5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53" table:formula="of:=IF([.B503]=&quot;R&quot;;0;IF([.B503]=&quot;-&quot;;0;4))" office:value-type="float" office:value="0">
            <text:p>0</text:p>
          </table:table-cell>
          <table:table-cell table:style-name="ce53" table:formula="of:=IF([.B503]=&quot;R&quot;;0;COUNTIF([.F503:.I5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53" table:formula="of:=IF([.B504]=&quot;R&quot;;0;IF([.B504]=&quot;-&quot;;0;4))" office:value-type="float" office:value="0">
            <text:p>0</text:p>
          </table:table-cell>
          <table:table-cell table:style-name="ce53" table:formula="of:=IF([.B504]=&quot;R&quot;;0;COUNTIF([.F504:.I5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53" table:formula="of:=IF([.B505]=&quot;R&quot;;0;IF([.B505]=&quot;-&quot;;0;4))" office:value-type="float" office:value="0">
            <text:p>0</text:p>
          </table:table-cell>
          <table:table-cell table:style-name="ce53" table:formula="of:=IF([.B505]=&quot;R&quot;;0;COUNTIF([.F505:.I5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53" table:formula="of:=IF([.B506]=&quot;R&quot;;0;IF([.B506]=&quot;-&quot;;0;4))" office:value-type="float" office:value="0">
            <text:p>0</text:p>
          </table:table-cell>
          <table:table-cell table:style-name="ce53" table:formula="of:=IF([.B506]=&quot;R&quot;;0;COUNTIF([.F506:.I5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53" table:formula="of:=IF([.B507]=&quot;R&quot;;0;IF([.B507]=&quot;-&quot;;0;4))" office:value-type="float" office:value="0">
            <text:p>0</text:p>
          </table:table-cell>
          <table:table-cell table:style-name="ce53" table:formula="of:=IF([.B507]=&quot;R&quot;;0;COUNTIF([.F507:.I5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53" table:formula="of:=IF([.B508]=&quot;R&quot;;0;IF([.B508]=&quot;-&quot;;0;4))" office:value-type="float" office:value="0">
            <text:p>0</text:p>
          </table:table-cell>
          <table:table-cell table:style-name="ce53" table:formula="of:=IF([.B508]=&quot;R&quot;;0;COUNTIF([.F508:.I5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23"/>
          <table:table-cell table:style-name="ce34"/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Err:522</text:p>
          </table:table-cell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Err:522</text:p>
          </table:table-cell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Err:522</text:p>
          </table:table-cell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Err:522</text:p>
          </table:table-cell>
          <table:table-cell table:style-name="ce53" table:formula="of:=IF([.B509]=&quot;R&quot;;0;IF([.B509]=&quot;-&quot;;0;4))" office:value-type="float" office:value="0">
            <text:p>0</text:p>
          </table:table-cell>
          <table:table-cell table:style-name="ce53" table:formula="of:=IF([.B509]=&quot;R&quot;;0;COUNTIF([.F509:.I5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23"/>
          <table:table-cell table:style-name="ce34"/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Err:522</text:p>
          </table:table-cell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Err:522</text:p>
          </table:table-cell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Err:522</text:p>
          </table:table-cell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Err:522</text:p>
          </table:table-cell>
          <table:table-cell table:style-name="ce53" table:formula="of:=IF([.B510]=&quot;R&quot;;0;IF([.B510]=&quot;-&quot;;0;4))" office:value-type="float" office:value="0">
            <text:p>0</text:p>
          </table:table-cell>
          <table:table-cell table:style-name="ce53" table:formula="of:=IF([.B510]=&quot;R&quot;;0;COUNTIF([.F510:.I5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23" office:value-type="string">
            <text:p>use “select-rectangular” / </text:p>
            <text:p>or create a new one ?</text:p>
          </table:table-cell>
          <table:table-cell table:style-name="ce34"/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53" table:formula="of:=IF([.B511]=&quot;R&quot;;0;IF([.B511]=&quot;-&quot;;0;4))" office:value-type="float" office:value="4">
            <text:p>4</text:p>
          </table:table-cell>
          <table:table-cell table:style-name="ce53" table:formula="of:=IF([.B511]=&quot;R&quot;;0;COUNTIF([.F511:.I5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Err:522</text:p>
          </table:table-cell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Err:522</text:p>
          </table:table-cell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Err:522</text:p>
          </table:table-cell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Err:522</text:p>
          </table:table-cell>
          <table:table-cell table:style-name="ce53" table:formula="of:=IF([.B512]=&quot;R&quot;;0;IF([.B512]=&quot;-&quot;;0;4))" office:value-type="float" office:value="0">
            <text:p>0</text:p>
          </table:table-cell>
          <table:table-cell table:style-name="ce53" table:formula="of:=IF([.B512]=&quot;R&quot;;0;COUNTIF([.F512:.I5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53" table:formula="of:=IF([.B513]=&quot;R&quot;;0;IF([.B513]=&quot;-&quot;;0;4))" office:value-type="float" office:value="0">
            <text:p>0</text:p>
          </table:table-cell>
          <table:table-cell table:style-name="ce53" table:formula="of:=IF([.B513]=&quot;R&quot;;0;COUNTIF([.F513:.I5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(border_bottom)</text:p>
          </table:table-cell>
          <table:table-cell table:style-name="ce34"/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53" table:formula="of:=IF([.B514]=&quot;R&quot;;0;IF([.B514]=&quot;-&quot;;0;4))" office:value-type="float" office:value="0">
            <text:p>0</text:p>
          </table:table-cell>
          <table:table-cell table:style-name="ce53" table:formula="of:=IF([.B514]=&quot;R&quot;;0;COUNTIF([.F514:.I5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(border_left)</text:p>
          </table:table-cell>
          <table:table-cell table:style-name="ce34"/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53" table:formula="of:=IF([.B515]=&quot;R&quot;;0;IF([.B515]=&quot;-&quot;;0;4))" office:value-type="float" office:value="0">
            <text:p>0</text:p>
          </table:table-cell>
          <table:table-cell table:style-name="ce53" table:formula="of:=IF([.B515]=&quot;R&quot;;0;COUNTIF([.F515:.I5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(border_outline)</text:p>
          </table:table-cell>
          <table:table-cell table:style-name="ce34"/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53" table:formula="of:=IF([.B516]=&quot;R&quot;;0;IF([.B516]=&quot;-&quot;;0;4))" office:value-type="float" office:value="0">
            <text:p>0</text:p>
          </table:table-cell>
          <table:table-cell table:style-name="ce53" table:formula="of:=IF([.B516]=&quot;R&quot;;0;COUNTIF([.F516:.I5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(border_right)</text:p>
          </table:table-cell>
          <table:table-cell table:style-name="ce34"/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53" table:formula="of:=IF([.B517]=&quot;R&quot;;0;IF([.B517]=&quot;-&quot;;0;4))" office:value-type="float" office:value="0">
            <text:p>0</text:p>
          </table:table-cell>
          <table:table-cell table:style-name="ce53" table:formula="of:=IF([.B517]=&quot;R&quot;;0;COUNTIF([.F517:.I5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(border_top)</text:p>
          </table:table-cell>
          <table:table-cell table:style-name="ce34"/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53" table:formula="of:=IF([.B518]=&quot;R&quot;;0;IF([.B518]=&quot;-&quot;;0;4))" office:value-type="float" office:value="0">
            <text:p>0</text:p>
          </table:table-cell>
          <table:table-cell table:style-name="ce53" table:formula="of:=IF([.B518]=&quot;R&quot;;0;COUNTIF([.F518:.I5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53" table:formula="of:=IF([.B519]=&quot;R&quot;;0;IF([.B519]=&quot;-&quot;;0;4))" office:value-type="float" office:value="0">
            <text:p>0</text:p>
          </table:table-cell>
          <table:table-cell table:style-name="ce53" table:formula="of:=IF([.B519]=&quot;R&quot;;0;COUNTIF([.F519:.I5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53" table:formula="of:=IF([.B520]=&quot;R&quot;;0;IF([.B520]=&quot;-&quot;;0;4))" office:value-type="float" office:value="0">
            <text:p>0</text:p>
          </table:table-cell>
          <table:table-cell table:style-name="ce53" table:formula="of:=IF([.B520]=&quot;R&quot;;0;COUNTIF([.F520:.I5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/>
          <table:table-cell table:style-name="ce34"/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53" table:formula="of:=IF([.B521]=&quot;R&quot;;0;IF([.B521]=&quot;-&quot;;0;4))" office:value-type="float" office:value="0">
            <text:p>0</text:p>
          </table:table-cell>
          <table:table-cell table:style-name="ce53" table:formula="of:=IF([.B521]=&quot;R&quot;;0;COUNTIF([.F521:.I5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front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53" table:formula="of:=IF([.B522]=&quot;R&quot;;0;IF([.B522]=&quot;-&quot;;0;4))" office:value-type="float" office:value="4">
            <text:p>4</text:p>
          </table:table-cell>
          <table:table-cell table:style-name="ce53" table:formula="of:=IF([.B522]=&quot;R&quot;;0;COUNTIF([.F522:.I52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lower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53" table:formula="of:=IF([.B523]=&quot;R&quot;;0;IF([.B523]=&quot;-&quot;;0;4))" office:value-type="float" office:value="4">
            <text:p>4</text:p>
          </table:table-cell>
          <table:table-cell table:style-name="ce53" table:formula="of:=IF([.B523]=&quot;R&quot;;0;COUNTIF([.F523:.I5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raise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53" table:formula="of:=IF([.B524]=&quot;R&quot;;0;IF([.B524]=&quot;-&quot;;0;4))" office:value-type="float" office:value="4">
            <text:p>4</text:p>
          </table:table-cell>
          <table:table-cell table:style-name="ce53" table:formula="of:=IF([.B524]=&quot;R&quot;;0;COUNTIF([.F524:.I5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back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53" table:formula="of:=IF([.B525]=&quot;R&quot;;0;IF([.B525]=&quot;-&quot;;0;4))" office:value-type="float" office:value="4">
            <text:p>4</text:p>
          </table:table-cell>
          <table:table-cell table:style-name="ce53" table:formula="of:=IF([.B525]=&quot;R&quot;;0;COUNTIF([.F525:.I52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23" office:value-type="string">
            <text:p>“x-shape-connection”</text:p>
          </table:table-cell>
          <table:table-cell table:style-name="ce34"/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53" table:formula="of:=IF([.B526]=&quot;R&quot;;0;IF([.B526]=&quot;-&quot;;0;4))" office:value-type="float" office:value="4">
            <text:p>4</text:p>
          </table:table-cell>
          <table:table-cell table:style-name="ce53" table:formula="of:=IF([.B526]=&quot;R&quot;;0;COUNTIF([.F526:.I5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23" office:value-type="string">
            <text:p>“pathshape”</text:p>
          </table:table-cell>
          <table:table-cell table:style-name="ce34"/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53" table:formula="of:=IF([.B527]=&quot;R&quot;;0;IF([.B527]=&quot;-&quot;;0;4))" office:value-type="float" office:value="4">
            <text:p>4</text:p>
          </table:table-cell>
          <table:table-cell table:style-name="ce53" table:formula="of:=IF([.B527]=&quot;R&quot;;0;COUNTIF([.F527:.I5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23" office:value-type="string">
            <text:p>“snap-boundingbox”</text:p>
          </table:table-cell>
          <table:table-cell table:style-name="ce34"/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53" table:formula="of:=IF([.B528]=&quot;R&quot;;0;IF([.B528]=&quot;-&quot;;0;4))" office:value-type="float" office:value="4">
            <text:p>4</text:p>
          </table:table-cell>
          <table:table-cell table:style-name="ce53" table:formula="of:=IF([.B528]=&quot;R&quot;;0;COUNTIF([.F528:.I5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extension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53" table:formula="of:=IF([.B529]=&quot;R&quot;;0;IF([.B529]=&quot;-&quot;;0;4))" office:value-type="float" office:value="4">
            <text:p>4</text:p>
          </table:table-cell>
          <table:table-cell table:style-name="ce53" table:formula="of:=IF([.B529]=&quot;R&quot;;0;COUNTIF([.F529:.I52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intersection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53" table:formula="of:=IF([.B530]=&quot;R&quot;;0;IF([.B530]=&quot;-&quot;;0;4))" office:value-type="float" office:value="4">
            <text:p>4</text:p>
          </table:table-cell>
          <table:table-cell table:style-name="ce53" table:formula="of:=IF([.B530]=&quot;R&quot;;0;COUNTIF([.F530:.I5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23" office:value-type="string">
            <text:p>(it is “guidline” not “guideline”)</text:p>
            <text:p><text:span text:style-name="T4">(only 16px)</text:span></text:p>
          </table:table-cell>
          <table:table-cell table:style-name="ce34" office:value-type="string">
            <text:p>snap-guidline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53" table:formula="of:=IF([.B531]=&quot;R&quot;;0;IF([.B531]=&quot;-&quot;;0;4))" office:value-type="float" office:value="4">
            <text:p>4</text:p>
          </table:table-cell>
          <table:table-cell table:style-name="ce53" table:formula="of:=IF([.B531]=&quot;R&quot;;0;COUNTIF([.F531:.I5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node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53" table:formula="of:=IF([.B532]=&quot;R&quot;;0;IF([.B532]=&quot;-&quot;;0;4))" office:value-type="float" office:value="4">
            <text:p>4</text:p>
          </table:table-cell>
          <table:table-cell table:style-name="ce53" table:formula="of:=IF([.B532]=&quot;R&quot;;0;COUNTIF([.F532:.I5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orto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53" table:formula="of:=IF([.B533]=&quot;R&quot;;0;IF([.B533]=&quot;-&quot;;0;4))" office:value-type="float" office:value="4">
            <text:p>4</text:p>
          </table:table-cell>
          <table:table-cell table:style-name="ce53" table:formula="of:=IF([.B533]=&quot;R&quot;;0;COUNTIF([.F533:.I5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23" office:value-type="string">
            <text:p>“createpath”</text:p>
          </table:table-cell>
          <table:table-cell table:style-name="ce34"/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53" table:formula="of:=IF([.B534]=&quot;R&quot;;0;IF([.B534]=&quot;-&quot;;0;4))" office:value-type="float" office:value="4">
            <text:p>4</text:p>
          </table:table-cell>
          <table:table-cell table:style-name="ce53" table:formula="of:=IF([.B534]=&quot;R&quot;;0;COUNTIF([.F534:.I5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23" office:value-type="string">
            <text:p>“hand” (is this freehand? R16)</text:p>
          </table:table-cell>
          <table:table-cell table:style-name="ce34"/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53" table:formula="of:=IF([.B535]=&quot;R&quot;;0;IF([.B535]=&quot;-&quot;;0;4))" office:value-type="float" office:value="4">
            <text:p>4</text:p>
          </table:table-cell>
          <table:table-cell table:style-name="ce53" table:formula="of:=IF([.B535]=&quot;R&quot;;0;COUNTIF([.F535:.I5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23" office:value-type="string">
            <text:p>“pathpoint-insert”</text:p>
          </table:table-cell>
          <table:table-cell table:style-name="ce34"/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53" table:formula="of:=IF([.B536]=&quot;R&quot;;0;IF([.B536]=&quot;-&quot;;0;4))" office:value-type="float" office:value="4">
            <text:p>4</text:p>
          </table:table-cell>
          <table:table-cell table:style-name="ce53" table:formula="of:=IF([.B536]=&quot;R&quot;;0;COUNTIF([.F536:.I5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23" office:value-type="string">
            <text:p>"path-break-point"</text:p>
          </table:table-cell>
          <table:table-cell table:style-name="ce34"/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53" table:formula="of:=IF([.B537]=&quot;R&quot;;0;IF([.B537]=&quot;-&quot;;0;4))" office:value-type="float" office:value="4">
            <text:p>4</text:p>
          </table:table-cell>
          <table:table-cell table:style-name="ce53" table:formula="of:=IF([.B537]=&quot;R&quot;;0;COUNTIF([.F537:.I5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23" office:value-type="string">
            <text:p>"path-break-segment"</text:p>
          </table:table-cell>
          <table:table-cell table:style-name="ce34"/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53" table:formula="of:=IF([.B538]=&quot;R&quot;;0;IF([.B538]=&quot;-&quot;;0;4))" office:value-type="float" office:value="4">
            <text:p>4</text:p>
          </table:table-cell>
          <table:table-cell table:style-name="ce53" table:formula="of:=IF([.B538]=&quot;R&quot;;0;COUNTIF([.F538:.I5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23" office:value-type="string">
            <text:p>"convert-to-path"</text:p>
          </table:table-cell>
          <table:table-cell table:style-name="ce34"/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53" table:formula="of:=IF([.B539]=&quot;R&quot;;0;IF([.B539]=&quot;-&quot;;0;4))" office:value-type="float" office:value="4">
            <text:p>4</text:p>
          </table:table-cell>
          <table:table-cell table:style-name="ce53" table:formula="of:=IF([.B539]=&quot;R&quot;;0;COUNTIF([.F539:.I5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23" office:value-type="string">
            <text:p>"pathpoint-curve"</text:p>
          </table:table-cell>
          <table:table-cell table:style-name="ce34"/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53" table:formula="of:=IF([.B540]=&quot;R&quot;;0;IF([.B540]=&quot;-&quot;;0;4))" office:value-type="float" office:value="4">
            <text:p>4</text:p>
          </table:table-cell>
          <table:table-cell table:style-name="ce53" table:formula="of:=IF([.B540]=&quot;R&quot;;0;COUNTIF([.F540:.I5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23" office:value-type="string">
            <text:p>"pathsegment-curve"</text:p>
          </table:table-cell>
          <table:table-cell table:style-name="ce34"/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53" table:formula="of:=IF([.B541]=&quot;R&quot;;0;IF([.B541]=&quot;-&quot;;0;4))" office:value-type="float" office:value="4">
            <text:p>4</text:p>
          </table:table-cell>
          <table:table-cell table:style-name="ce53" table:formula="of:=IF([.B541]=&quot;R&quot;;0;COUNTIF([.F541:.I5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23" office:value-type="string">
            <text:p>"pathpoint-join"</text:p>
          </table:table-cell>
          <table:table-cell table:style-name="ce34"/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53" table:formula="of:=IF([.B542]=&quot;R&quot;;0;IF([.B542]=&quot;-&quot;;0;4))" office:value-type="float" office:value="4">
            <text:p>4</text:p>
          </table:table-cell>
          <table:table-cell table:style-name="ce53" table:formula="of:=IF([.B542]=&quot;R&quot;;0;COUNTIF([.F542:.I5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23" office:value-type="string">
            <text:p>"pathpoint-line"</text:p>
          </table:table-cell>
          <table:table-cell table:style-name="ce34"/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53" table:formula="of:=IF([.B543]=&quot;R&quot;;0;IF([.B543]=&quot;-&quot;;0;4))" office:value-type="float" office:value="4">
            <text:p>4</text:p>
          </table:table-cell>
          <table:table-cell table:style-name="ce53" table:formula="of:=IF([.B543]=&quot;R&quot;;0;COUNTIF([.F543:.I5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23" office:value-type="string">
            <text:p>"pathsegment-line"</text:p>
          </table:table-cell>
          <table:table-cell table:style-name="ce34"/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53" table:formula="of:=IF([.B544]=&quot;R&quot;;0;IF([.B544]=&quot;-&quot;;0;4))" office:value-type="float" office:value="4">
            <text:p>4</text:p>
          </table:table-cell>
          <table:table-cell table:style-name="ce53" table:formula="of:=IF([.B544]=&quot;R&quot;;0;COUNTIF([.F544:.I5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23" office:value-type="string">
            <text:p>"pathpoint-merge"</text:p>
          </table:table-cell>
          <table:table-cell table:style-name="ce34"/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53" table:formula="of:=IF([.B545]=&quot;R&quot;;0;IF([.B545]=&quot;-&quot;;0;4))" office:value-type="float" office:value="4">
            <text:p>4</text:p>
          </table:table-cell>
          <table:table-cell table:style-name="ce53" table:formula="of:=IF([.B545]=&quot;R&quot;;0;COUNTIF([.F545:.I5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23" office:value-type="string">
            <text:p>"pathpoint-corner"</text:p>
          </table:table-cell>
          <table:table-cell table:style-name="ce34"/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53" table:formula="of:=IF([.B546]=&quot;R&quot;;0;IF([.B546]=&quot;-&quot;;0;4))" office:value-type="float" office:value="4">
            <text:p>4</text:p>
          </table:table-cell>
          <table:table-cell table:style-name="ce53" table:formula="of:=IF([.B546]=&quot;R&quot;;0;COUNTIF([.F546:.I5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23" office:value-type="string">
            <text:p>"pathpoint-smooth"</text:p>
          </table:table-cell>
          <table:table-cell table:style-name="ce34"/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53" table:formula="of:=IF([.B547]=&quot;R&quot;;0;IF([.B547]=&quot;-&quot;;0;4))" office:value-type="float" office:value="4">
            <text:p>4</text:p>
          </table:table-cell>
          <table:table-cell table:style-name="ce53" table:formula="of:=IF([.B547]=&quot;R&quot;;0;COUNTIF([.F547:.I5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23" office:value-type="string">
            <text:p>"pathpoint-symmetric"</text:p>
          </table:table-cell>
          <table:table-cell table:style-name="ce34"/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53" table:formula="of:=IF([.B548]=&quot;R&quot;;0;IF([.B548]=&quot;-&quot;;0;4))" office:value-type="float" office:value="4">
            <text:p>4</text:p>
          </table:table-cell>
          <table:table-cell table:style-name="ce53" table:formula="of:=IF([.B548]=&quot;R&quot;;0;COUNTIF([.F548:.I5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23" office:value-type="string">
            <text:p>"pathpoint-remove"</text:p>
          </table:table-cell>
          <table:table-cell table:style-name="ce34"/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53" table:formula="of:=IF([.B549]=&quot;R&quot;;0;IF([.B549]=&quot;-&quot;;0;4))" office:value-type="float" office:value="4">
            <text:p>4</text:p>
          </table:table-cell>
          <table:table-cell table:style-name="ce53" table:formula="of:=IF([.B549]=&quot;R&quot;;0;COUNTIF([.F549:.I5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23" office:value-type="string">
            <text:p>“editpath”</text:p>
          </table:table-cell>
          <table:table-cell table:style-name="ce34"/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53" table:formula="of:=IF([.B550]=&quot;R&quot;;0;IF([.B550]=&quot;-&quot;;0;4))" office:value-type="float" office:value="4">
            <text:p>4</text:p>
          </table:table-cell>
          <table:table-cell table:style-name="ce53" table:formula="of:=IF([.B550]=&quot;R&quot;;0;COUNTIF([.F550:.I5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 office:value-type="string">
            <text:p>zoom-original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53" table:formula="of:=IF([.B551]=&quot;R&quot;;0;IF([.B551]=&quot;-&quot;;0;4))" office:value-type="float" office:value="4">
            <text:p>4</text:p>
          </table:table-cell>
          <table:table-cell table:style-name="ce53" table:formula="of:=IF([.B551]=&quot;R&quot;;0;COUNTIF([.F551:.I55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23"/>
          <table:table-cell table:style-name="ce34"/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Err:522</text:p>
          </table:table-cell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Err:522</text:p>
          </table:table-cell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Err:522</text:p>
          </table:table-cell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Err:522</text:p>
          </table:table-cell>
          <table:table-cell table:style-name="ce53" table:formula="of:=IF([.B552]=&quot;R&quot;;0;IF([.B552]=&quot;-&quot;;0;4))" office:value-type="float" office:value="0">
            <text:p>0</text:p>
          </table:table-cell>
          <table:table-cell table:style-name="ce53" table:formula="of:=IF([.B552]=&quot;R&quot;;0;COUNTIF([.F552:.I5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23"/>
          <table:table-cell table:style-name="ce34"/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Err:522</text:p>
          </table:table-cell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Err:522</text:p>
          </table:table-cell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Err:522</text:p>
          </table:table-cell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Err:522</text:p>
          </table:table-cell>
          <table:table-cell table:style-name="ce53" table:formula="of:=IF([.B553]=&quot;R&quot;;0;IF([.B553]=&quot;-&quot;;0;4))" office:value-type="float" office:value="0">
            <text:p>0</text:p>
          </table:table-cell>
          <table:table-cell table:style-name="ce53" table:formula="of:=IF([.B553]=&quot;R&quot;;0;COUNTIF([.F553:.I5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53" table:formula="of:=IF([.B554]=&quot;R&quot;;0;IF([.B554]=&quot;-&quot;;0;4))" office:value-type="float" office:value="0">
            <text:p>0</text:p>
          </table:table-cell>
          <table:table-cell table:style-name="ce53" table:formula="of:=IF([.B554]=&quot;R&quot;;0;COUNTIF([.F554:.I5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Err:522</text:p>
          </table:table-cell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Err:522</text:p>
          </table:table-cell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Err:522</text:p>
          </table:table-cell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Err:522</text:p>
          </table:table-cell>
          <table:table-cell table:style-name="ce53" table:formula="of:=IF([.B555]=&quot;R&quot;;0;IF([.B555]=&quot;-&quot;;0;4))" office:value-type="float" office:value="0">
            <text:p>0</text:p>
          </table:table-cell>
          <table:table-cell table:style-name="ce53" table:formula="of:=IF([.B555]=&quot;R&quot;;0;COUNTIF([.F555:.I5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object-locked)</text:p>
          </table:table-cell>
          <table:table-cell table:style-name="ce34"/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53" table:formula="of:=IF([.B556]=&quot;R&quot;;0;IF([.B556]=&quot;-&quot;;0;4))" office:value-type="float" office:value="0">
            <text:p>0</text:p>
          </table:table-cell>
          <table:table-cell table:style-name="ce53" table:formula="of:=IF([.B556]=&quot;R&quot;;0;COUNTIF([.F556:.I556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4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object-unlocked)</text:p>
          </table:table-cell>
          <table:table-cell table:style-name="ce34"/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53" table:formula="of:=IF([.B557]=&quot;R&quot;;0;IF([.B557]=&quot;-&quot;;0;4))" office:value-type="float" office:value="0">
            <text:p>0</text:p>
          </table:table-cell>
          <table:table-cell table:style-name="ce53" table:formula="of:=IF([.B557]=&quot;R&quot;;0;COUNTIF([.F557:.I557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53" table:formula="of:=IF([.B558]=&quot;R&quot;;0;IF([.B558]=&quot;-&quot;;0;4))" office:value-type="float" office:value="4">
            <text:p>4</text:p>
          </table:table-cell>
          <table:table-cell table:style-name="ce53" table:formula="of:=IF([.B558]=&quot;R&quot;;0;COUNTIF([.F558:.I5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/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53" table:formula="of:=IF([.B559]=&quot;R&quot;;0;IF([.B559]=&quot;-&quot;;0;4))" office:value-type="float" office:value="0">
            <text:p>0</text:p>
          </table:table-cell>
          <table:table-cell table:style-name="ce53" table:formula="of:=IF([.B559]=&quot;R&quot;;0;COUNTIF([.F559:.I5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/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53" table:formula="of:=IF([.B560]=&quot;R&quot;;0;IF([.B560]=&quot;-&quot;;0;4))" office:value-type="float" office:value="0">
            <text:p>0</text:p>
          </table:table-cell>
          <table:table-cell table:style-name="ce53" table:formula="of:=IF([.B560]=&quot;R&quot;;0;COUNTIF([.F560:.I5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/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53" table:formula="of:=IF([.B561]=&quot;R&quot;;0;IF([.B561]=&quot;-&quot;;0;4))" office:value-type="float" office:value="0">
            <text:p>0</text:p>
          </table:table-cell>
          <table:table-cell table:style-name="ce53" table:formula="of:=IF([.B561]=&quot;R&quot;;0;COUNTIF([.F561:.I5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Err:522</text:p>
          </table:table-cell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Err:522</text:p>
          </table:table-cell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Err:522</text:p>
          </table:table-cell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Err:522</text:p>
          </table:table-cell>
          <table:table-cell table:style-name="ce53" table:formula="of:=IF([.B562]=&quot;R&quot;;0;IF([.B562]=&quot;-&quot;;0;4))" office:value-type="float" office:value="0">
            <text:p>0</text:p>
          </table:table-cell>
          <table:table-cell table:style-name="ce53" table:formula="of:=IF([.B562]=&quot;R&quot;;0;COUNTIF([.F562:.I5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Err:522</text:p>
          </table:table-cell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Err:522</text:p>
          </table:table-cell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Err:522</text:p>
          </table:table-cell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Err:522</text:p>
          </table:table-cell>
          <table:table-cell table:style-name="ce53" table:formula="of:=IF([.B563]=&quot;R&quot;;0;IF([.B563]=&quot;-&quot;;0;4))" office:value-type="float" office:value="0">
            <text:p>0</text:p>
          </table:table-cell>
          <table:table-cell table:style-name="ce53" table:formula="of:=IF([.B563]=&quot;R&quot;;0;COUNTIF([.F563:.I5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53" table:formula="of:=IF([.B564]=&quot;R&quot;;0;IF([.B564]=&quot;-&quot;;0;4))" office:value-type="float" office:value="0">
            <text:p>0</text:p>
          </table:table-cell>
          <table:table-cell table:style-name="ce53" table:formula="of:=IF([.B564]=&quot;R&quot;;0;COUNTIF([.F564:.I5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53" table:formula="of:=IF([.B565]=&quot;R&quot;;0;IF([.B565]=&quot;-&quot;;0;4))" office:value-type="float" office:value="0">
            <text:p>0</text:p>
          </table:table-cell>
          <table:table-cell table:style-name="ce53" table:formula="of:=IF([.B565]=&quot;R&quot;;0;COUNTIF([.F565:.I5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53" table:formula="of:=IF([.B566]=&quot;R&quot;;0;IF([.B566]=&quot;-&quot;;0;4))" office:value-type="float" office:value="0">
            <text:p>0</text:p>
          </table:table-cell>
          <table:table-cell table:style-name="ce53" table:formula="of:=IF([.B566]=&quot;R&quot;;0;COUNTIF([.F566:.I5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53" table:formula="of:=IF([.B567]=&quot;R&quot;;0;IF([.B567]=&quot;-&quot;;0;4))" office:value-type="float" office:value="0">
            <text:p>0</text:p>
          </table:table-cell>
          <table:table-cell table:style-name="ce53" table:formula="of:=IF([.B567]=&quot;R&quot;;0;COUNTIF([.F567:.I5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/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53" table:formula="of:=IF([.B568]=&quot;R&quot;;0;IF([.B568]=&quot;-&quot;;0;4))" office:value-type="float" office:value="0">
            <text:p>0</text:p>
          </table:table-cell>
          <table:table-cell table:style-name="ce53" table:formula="of:=IF([.B568]=&quot;R&quot;;0;COUNTIF([.F568:.I5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23" office:value-type="string">
            <text:p>“layer-new”</text:p>
            <text:p>(or use “list-add” ??)</text:p>
          </table:table-cell>
          <table:table-cell table:style-name="ce34"/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53" table:formula="of:=IF([.B569]=&quot;R&quot;;0;IF([.B569]=&quot;-&quot;;0;4))" office:value-type="float" office:value="4">
            <text:p>4</text:p>
          </table:table-cell>
          <table:table-cell table:style-name="ce53" table:formula="of:=IF([.B569]=&quot;R&quot;;0;COUNTIF([.F569:.I5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Err:522</text:p>
          </table:table-cell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Err:522</text:p>
          </table:table-cell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Err:522</text:p>
          </table:table-cell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Err:522</text:p>
          </table:table-cell>
          <table:table-cell table:style-name="ce53" table:formula="of:=IF([.B570]=&quot;R&quot;;0;IF([.B570]=&quot;-&quot;;0;4))" office:value-type="float" office:value="0">
            <text:p>0</text:p>
          </table:table-cell>
          <table:table-cell table:style-name="ce53" table:formula="of:=IF([.B570]=&quot;R&quot;;0;COUNTIF([.F570:.I5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Err:522</text:p>
          </table:table-cell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Err:522</text:p>
          </table:table-cell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Err:522</text:p>
          </table:table-cell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Err:522</text:p>
          </table:table-cell>
          <table:table-cell table:style-name="ce53" table:formula="of:=IF([.B571]=&quot;R&quot;;0;IF([.B571]=&quot;-&quot;;0;4))" office:value-type="float" office:value="0">
            <text:p>0</text:p>
          </table:table-cell>
          <table:table-cell table:style-name="ce53" table:formula="of:=IF([.B571]=&quot;R&quot;;0;COUNTIF([.F571:.I5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23"/>
          <table:table-cell table:style-name="ce34"/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53" table:formula="of:=IF([.B572]=&quot;R&quot;;0;IF([.B572]=&quot;-&quot;;0;4))" office:value-type="float" office:value="0">
            <text:p>0</text:p>
          </table:table-cell>
          <table:table-cell table:style-name="ce53" table:formula="of:=IF([.B572]=&quot;R&quot;;0;COUNTIF([.F572:.I5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53" table:formula="of:=IF([.B573]=&quot;R&quot;;0;IF([.B573]=&quot;-&quot;;0;4))" office:value-type="float" office:value="0">
            <text:p>0</text:p>
          </table:table-cell>
          <table:table-cell table:style-name="ce53" table:formula="of:=IF([.B573]=&quot;R&quot;;0;COUNTIF([.F573:.I5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23" office:value-type="string">
            <text:p>“backgroundtool” (?) </text:p>
            <text:p>(fill background is R14)</text:p>
          </table:table-cell>
          <table:table-cell table:style-name="ce34"/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53" table:formula="of:=IF([.B574]=&quot;R&quot;;0;IF([.B574]=&quot;-&quot;;0;4))" office:value-type="float" office:value="4">
            <text:p>4</text:p>
          </table:table-cell>
          <table:table-cell table:style-name="ce53" table:formula="of:=IF([.B574]=&quot;R&quot;;0;COUNTIF([.F574:.I5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53" table:formula="of:=IF([.B575]=&quot;R&quot;;0;IF([.B575]=&quot;-&quot;;0;4))" office:value-type="float" office:value="0">
            <text:p>0</text:p>
          </table:table-cell>
          <table:table-cell table:style-name="ce53" table:formula="of:=IF([.B575]=&quot;R&quot;;0;COUNTIF([.F575:.I5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 office:value-type="string">
            <text:p>(R10 is “arrow_down”, R76is “arrow_right”)</text:p>
          </table:table-cell>
          <table:table-cell table:style-name="ce34"/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53" table:formula="of:=IF([.B576]=&quot;R&quot;;0;IF([.B576]=&quot;-&quot;;0;4))" office:value-type="float" office:value="0">
            <text:p>0</text:p>
          </table:table-cell>
          <table:table-cell table:style-name="ce53" table:formula="of:=IF([.B576]=&quot;R&quot;;0;COUNTIF([.F576:.I5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53" table:formula="of:=IF([.B577]=&quot;R&quot;;0;IF([.B577]=&quot;-&quot;;0;4))" office:value-type="float" office:value="0">
            <text:p>0</text:p>
          </table:table-cell>
          <table:table-cell table:style-name="ce53" table:formula="of:=IF([.B577]=&quot;R&quot;;0;COUNTIF([.F577:.I5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53" table:formula="of:=IF([.B578]=&quot;R&quot;;0;IF([.B578]=&quot;-&quot;;0;4))" office:value-type="float" office:value="0">
            <text:p>0</text:p>
          </table:table-cell>
          <table:table-cell table:style-name="ce53" table:formula="of:=IF([.B578]=&quot;R&quot;;0;COUNTIF([.F578:.I5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53" table:formula="of:=IF([.B579]=&quot;R&quot;;0;IF([.B579]=&quot;-&quot;;0;4))" office:value-type="float" office:value="0">
            <text:p>0</text:p>
          </table:table-cell>
          <table:table-cell table:style-name="ce53" table:formula="of:=IF([.B579]=&quot;R&quot;;0;COUNTIF([.F579:.I5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53" table:formula="of:=IF([.B580]=&quot;R&quot;;0;IF([.B580]=&quot;-&quot;;0;4))" office:value-type="float" office:value="0">
            <text:p>0</text:p>
          </table:table-cell>
          <table:table-cell table:style-name="ce53" table:formula="of:=IF([.B580]=&quot;R&quot;;0;COUNTIF([.F580:.I5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53" table:formula="of:=IF([.B581]=&quot;R&quot;;0;IF([.B581]=&quot;-&quot;;0;4))" office:value-type="float" office:value="0">
            <text:p>0</text:p>
          </table:table-cell>
          <table:table-cell table:style-name="ce53" table:formula="of:=IF([.B581]=&quot;R&quot;;0;COUNTIF([.F581:.I5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53" table:formula="of:=IF([.B582]=&quot;R&quot;;0;IF([.B582]=&quot;-&quot;;0;4))" office:value-type="float" office:value="0">
            <text:p>0</text:p>
          </table:table-cell>
          <table:table-cell table:style-name="ce53" table:formula="of:=IF([.B582]=&quot;R&quot;;0;COUNTIF([.F582:.I5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53" table:formula="of:=IF([.B583]=&quot;R&quot;;0;IF([.B583]=&quot;-&quot;;0;4))" office:value-type="float" office:value="0">
            <text:p>0</text:p>
          </table:table-cell>
          <table:table-cell table:style-name="ce53" table:formula="of:=IF([.B583]=&quot;R&quot;;0;COUNTIF([.F583:.I5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53" table:formula="of:=IF([.B584]=&quot;R&quot;;0;IF([.B584]=&quot;-&quot;;0;4))" office:value-type="float" office:value="0">
            <text:p>0</text:p>
          </table:table-cell>
          <table:table-cell table:style-name="ce53" table:formula="of:=IF([.B584]=&quot;R&quot;;0;COUNTIF([.F584:.I5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53" table:formula="of:=IF([.B585]=&quot;R&quot;;0;IF([.B585]=&quot;-&quot;;0;4))" office:value-type="float" office:value="0">
            <text:p>0</text:p>
          </table:table-cell>
          <table:table-cell table:style-name="ce53" table:formula="of:=IF([.B585]=&quot;R&quot;;0;COUNTIF([.F585:.I5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53" table:formula="of:=IF([.B586]=&quot;R&quot;;0;IF([.B586]=&quot;-&quot;;0;4))" office:value-type="float" office:value="0">
            <text:p>0</text:p>
          </table:table-cell>
          <table:table-cell table:style-name="ce53" table:formula="of:=IF([.B586]=&quot;R&quot;;0;COUNTIF([.F586:.I5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user-identity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53" table:formula="of:=IF([.B587]=&quot;R&quot;;0;IF([.B587]=&quot;-&quot;;0;4))" office:value-type="float" office:value="4">
            <text:p>4</text:p>
          </table:table-cell>
          <table:table-cell table:style-name="ce53" table:formula="of:=IF([.B587]=&quot;R&quot;;0;COUNTIF([.F587:.I58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address-book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53" table:formula="of:=IF([.B588]=&quot;R&quot;;0;IF([.B588]=&quot;-&quot;;0;4))" office:value-type="float" office:value="4">
            <text:p>4</text:p>
          </table:table-cell>
          <table:table-cell table:style-name="ce53" table:formula="of:=IF([.B588]=&quot;R&quot;;0;COUNTIF([.F588:.I58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23" office:value-type="string">
            <text:p>“grid”</text:p>
          </table:table-cell>
          <table:table-cell table:style-name="ce34"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589]=&quot;R&quot;;0;IF([.B589]=&quot;-&quot;;0;4))" office:value-type="float" office:value="0">
            <text:p>0</text:p>
          </table:table-cell>
          <table:table-cell table:style-name="ce53" table:formula="of:=IF([.B589]=&quot;R&quot;;0;COUNTIF([.F589:.I5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53" table:formula="of:=IF([.B590]=&quot;R&quot;;0;IF([.B590]=&quot;-&quot;;0;4))" office:value-type="float" office:value="0">
            <text:p>0</text:p>
          </table:table-cell>
          <table:table-cell table:style-name="ce53" table:formula="of:=IF([.B590]=&quot;R&quot;;0;COUNTIF([.F590:.I5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application-pdf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53" table:formula="of:=IF([.B591]=&quot;R&quot;;0;IF([.B591]=&quot;-&quot;;0;4))" office:value-type="float" office:value="4">
            <text:p>4</text:p>
          </table:table-cell>
          <table:table-cell table:style-name="ce53" table:formula="of:=IF([.B591]=&quot;R&quot;;0;COUNTIF([.F591:.I5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53" table:formula="of:=IF([.B592]=&quot;R&quot;;0;IF([.B592]=&quot;-&quot;;0;4))" office:value-type="float" office:value="0">
            <text:p>0</text:p>
          </table:table-cell>
          <table:table-cell table:style-name="ce53" table:formula="of:=IF([.B592]=&quot;R&quot;;0;COUNTIF([.F592:.I5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23" office:value-type="string">
            <text:p>“view_orientation”</text:p>
          </table:table-cell>
          <table:table-cell table:style-name="ce34"/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53" table:formula="of:=IF([.B593]=&quot;R&quot;;0;IF([.B593]=&quot;-&quot;;0;4))" office:value-type="float" office:value="4">
            <text:p>4</text:p>
          </table:table-cell>
          <table:table-cell table:style-name="ce53" table:formula="of:=IF([.B593]=&quot;R&quot;;0;COUNTIF([.F593:.I5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53" table:formula="of:=IF([.B594]=&quot;R&quot;;0;IF([.B594]=&quot;-&quot;;0;4))" office:value-type="float" office:value="0">
            <text:p>0</text:p>
          </table:table-cell>
          <table:table-cell table:style-name="ce53" table:formula="of:=IF([.B594]=&quot;R&quot;;0;COUNTIF([.F594:.I5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34"/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53" table:formula="of:=IF([.B595]=&quot;R&quot;;0;IF([.B595]=&quot;-&quot;;0;4))" office:value-type="float" office:value="0">
            <text:p>0</text:p>
          </table:table-cell>
          <table:table-cell table:style-name="ce53" table:formula="of:=IF([.B595]=&quot;R&quot;;0;COUNTIF([.F595:.I5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27" office:value-type="string">
            <text:p>view-split-left-right</text:p>
            <text:p><text:span text:style-name="T5">(or ) view-split-top-bottom</text:span></text:p>
          </table:table-cell>
          <table:table-cell table:style-name="ce34"/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53" table:formula="of:=IF([.B596]=&quot;R&quot;;0;IF([.B596]=&quot;-&quot;;0;4))" office:value-type="float" office:value="0">
            <text:p>0</text:p>
          </table:table-cell>
          <table:table-cell table:style-name="ce53" table:formula="of:=IF([.B596]=&quot;R&quot;;0;COUNTIF([.F596:.I5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23"/>
          <table:table-cell table:style-name="ce34"/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Err:522</text:p>
          </table:table-cell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Err:522</text:p>
          </table:table-cell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Err:522</text:p>
          </table:table-cell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Err:522</text:p>
          </table:table-cell>
          <table:table-cell table:style-name="ce53" table:formula="of:=IF([.B597]=&quot;R&quot;;0;IF([.B597]=&quot;-&quot;;0;4))" office:value-type="float" office:value="0">
            <text:p>0</text:p>
          </table:table-cell>
          <table:table-cell table:style-name="ce53" table:formula="of:=IF([.B597]=&quot;R&quot;;0;COUNTIF([.F597:.I5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23"/>
          <table:table-cell table:style-name="ce34" office:value-type="string">
            <text:p>view-fullscreen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53" table:formula="of:=IF([.B598]=&quot;R&quot;;0;IF([.B598]=&quot;-&quot;;0;4))" office:value-type="float" office:value="4">
            <text:p>4</text:p>
          </table:table-cell>
          <table:table-cell table:style-name="ce53" table:formula="of:=IF([.B598]=&quot;R&quot;;0;COUNTIF([.F598:.I59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23"/>
          <table:table-cell table:style-name="ce27" office:value-type="string">
            <text:p>window-new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53" table:formula="of:=IF([.B599]=&quot;R&quot;;0;IF([.B599]=&quot;-&quot;;0;4))" office:value-type="float" office:value="4">
            <text:p>4</text:p>
          </table:table-cell>
          <table:table-cell table:style-name="ce53" table:formula="of:=IF([.B599]=&quot;R&quot;;0;COUNTIF([.F599:.I59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53" table:formula="of:=IF([.B600]=&quot;R&quot;;0;IF([.B600]=&quot;-&quot;;0;4))" office:value-type="float" office:value="0">
            <text:p>0</text:p>
          </table:table-cell>
          <table:table-cell table:style-name="ce53" table:formula="of:=IF([.B600]=&quot;R&quot;;0;COUNTIF([.F600:.I6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/>
          <table:table-cell table:style-name="ce34"/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Err:522</text:p>
          </table:table-cell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Err:522</text:p>
          </table:table-cell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Err:522</text:p>
          </table:table-cell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Err:522</text:p>
          </table:table-cell>
          <table:table-cell table:style-name="ce53" table:formula="of:=IF([.B601]=&quot;R&quot;;0;IF([.B601]=&quot;-&quot;;0;4))" office:value-type="float" office:value="0">
            <text:p>0</text:p>
          </table:table-cell>
          <table:table-cell table:style-name="ce53" table:formula="of:=IF([.B601]=&quot;R&quot;;0;COUNTIF([.F601:.I6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53" table:formula="of:=IF([.B602]=&quot;R&quot;;0;IF([.B602]=&quot;-&quot;;0;4))" office:value-type="float" office:value="0">
            <text:p>0</text:p>
          </table:table-cell>
          <table:table-cell table:style-name="ce53" table:formula="of:=IF([.B602]=&quot;R&quot;;0;COUNTIF([.F602:.I6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Err:522</text:p>
          </table:table-cell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Err:522</text:p>
          </table:table-cell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Err:522</text:p>
          </table:table-cell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Err:522</text:p>
          </table:table-cell>
          <table:table-cell table:style-name="ce53" table:formula="of:=IF([.B603]=&quot;R&quot;;0;IF([.B603]=&quot;-&quot;;0;4))" office:value-type="float" office:value="0">
            <text:p>0</text:p>
          </table:table-cell>
          <table:table-cell table:style-name="ce53" table:formula="of:=IF([.B603]=&quot;R&quot;;0;COUNTIF([.F603:.I6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11"/>tmpIcon=".icon/"+file+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53" table:formula="of:=IF([.B604]=&quot;R&quot;;0;IF([.B604]=&quot;-&quot;;0;4))" office:value-type="float" office:value="0">
            <text:p>0</text:p>
          </table:table-cell>
          <table:table-cell table:style-name="ce53" table:formula="of:=IF([.B604]=&quot;R&quot;;0;COUNTIF([.F604:.I6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53" table:formula="of:=IF([.B605]=&quot;R&quot;;0;IF([.B605]=&quot;-&quot;;0;4))" office:value-type="float" office:value="0">
            <text:p>0</text:p>
          </table:table-cell>
          <table:table-cell table:style-name="ce53" table:formula="of:=IF([.B605]=&quot;R&quot;;0;COUNTIF([.F605:.I6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53" table:formula="of:=IF([.B606]=&quot;R&quot;;0;IF([.B606]=&quot;-&quot;;0;4))" office:value-type="float" office:value="0">
            <text:p>0</text:p>
          </table:table-cell>
          <table:table-cell table:style-name="ce53" table:formula="of:=IF([.B606]=&quot;R&quot;;0;COUNTIF([.F606:.I6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3"/>QString tmpIcon=".icon/"+file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53" table:formula="of:=IF([.B607]=&quot;R&quot;;0;IF([.B607]=&quot;-&quot;;0;4))" office:value-type="float" office:value="0">
            <text:p>0</text:p>
          </table:table-cell>
          <table:table-cell table:style-name="ce53" table:formula="of:=IF([.B607]=&quot;R&quot;;0;COUNTIF([.F607:.I6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53" table:formula="of:=IF([.B608]=&quot;R&quot;;0;IF([.B608]=&quot;-&quot;;0;4))" office:value-type="float" office:value="0">
            <text:p>0</text:p>
          </table:table-cell>
          <table:table-cell table:style-name="ce53" table:formula="of:=IF([.B608]=&quot;R&quot;;0;COUNTIF([.F608:.I6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53" table:formula="of:=IF([.B609]=&quot;R&quot;;0;IF([.B609]=&quot;-&quot;;0;4))" office:value-type="float" office:value="0">
            <text:p>0</text:p>
          </table:table-cell>
          <table:table-cell table:style-name="ce53" table:formula="of:=IF([.B609]=&quot;R&quot;;0;COUNTIF([.F609:.I6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53" table:formula="of:=IF([.B610]=&quot;R&quot;;0;IF([.B610]=&quot;-&quot;;0;4))" office:value-type="float" office:value="0">
            <text:p>0</text:p>
          </table:table-cell>
          <table:table-cell table:style-name="ce53" table:formula="of:=IF([.B610]=&quot;R&quot;;0;COUNTIF([.F610:.I6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53" table:formula="of:=IF([.B611]=&quot;R&quot;;0;IF([.B611]=&quot;-&quot;;0;4))" office:value-type="float" office:value="0">
            <text:p>0</text:p>
          </table:table-cell>
          <table:table-cell table:style-name="ce53" table:formula="of:=IF([.B611]=&quot;R&quot;;0;COUNTIF([.F611:.I6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53" table:formula="of:=IF([.B612]=&quot;R&quot;;0;IF([.B612]=&quot;-&quot;;0;4))" office:value-type="float" office:value="0">
            <text:p>0</text:p>
          </table:table-cell>
          <table:table-cell table:style-name="ce53" table:formula="of:=IF([.B612]=&quot;R&quot;;0;COUNTIF([.F612:.I6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53" table:formula="of:=IF([.B613]=&quot;R&quot;;0;IF([.B613]=&quot;-&quot;;0;4))" office:value-type="float" office:value="0">
            <text:p>0</text:p>
          </table:table-cell>
          <table:table-cell table:style-name="ce53" table:formula="of:=IF([.B613]=&quot;R&quot;;0;COUNTIF([.F613:.I6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23" office:value-type="string">
            <text:p>“zoom-pixels”</text:p>
          </table:table-cell>
          <table:table-cell table:style-name="ce34"/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53" table:formula="of:=IF([.B614]=&quot;R&quot;;0;IF([.B614]=&quot;-&quot;;0;4))" office:value-type="float" office:value="4">
            <text:p>4</text:p>
          </table:table-cell>
          <table:table-cell table:style-name="ce53" table:formula="of:=IF([.B614]=&quot;R&quot;;0;COUNTIF([.F614:.I6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23" office:value-type="string">
            <text:p>“zoom-all”</text:p>
            <text:p>(should this use another zoom-*?)</text:p>
          </table:table-cell>
          <table:table-cell table:style-name="ce34"/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53" table:formula="of:=IF([.B615]=&quot;R&quot;;0;IF([.B615]=&quot;-&quot;;0;4))" office:value-type="float" office:value="4">
            <text:p>4</text:p>
          </table:table-cell>
          <table:table-cell table:style-name="ce53" table:formula="of:=IF([.B615]=&quot;R&quot;;0;COUNTIF([.F615:.I6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23"/>
          <table:table-cell table:style-name="ce34"/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53" table:formula="of:=IF([.B616]=&quot;R&quot;;0;IF([.B616]=&quot;-&quot;;0;4))" office:value-type="float" office:value="0">
            <text:p>0</text:p>
          </table:table-cell>
          <table:table-cell table:style-name="ce53" table:formula="of:=IF([.B616]=&quot;R&quot;;0;COUNTIF([.F616:.I6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/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53" table:formula="of:=IF([.B617]=&quot;R&quot;;0;IF([.B617]=&quot;-&quot;;0;4))" office:value-type="float" office:value="0">
            <text:p>0</text:p>
          </table:table-cell>
          <table:table-cell table:style-name="ce53" table:formula="of:=IF([.B617]=&quot;R&quot;;0;COUNTIF([.F617:.I6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Err:522</text:p>
          </table:table-cell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Err:522</text:p>
          </table:table-cell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Err:522</text:p>
          </table:table-cell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Err:522</text:p>
          </table:table-cell>
          <table:table-cell table:style-name="ce53" table:formula="of:=IF([.B618]=&quot;R&quot;;0;IF([.B618]=&quot;-&quot;;0;4))" office:value-type="float" office:value="0">
            <text:p>0</text:p>
          </table:table-cell>
          <table:table-cell table:style-name="ce53" table:formula="of:=IF([.B618]=&quot;R&quot;;0;COUNTIF([.F618:.I6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Err:522</text:p>
          </table:table-cell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Err:522</text:p>
          </table:table-cell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Err:522</text:p>
          </table:table-cell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Err:522</text:p>
          </table:table-cell>
          <table:table-cell table:style-name="ce53" table:formula="of:=IF([.B619]=&quot;R&quot;;0;IF([.B619]=&quot;-&quot;;0;4))" office:value-type="float" office:value="0">
            <text:p>0</text:p>
          </table:table-cell>
          <table:table-cell table:style-name="ce53" table:formula="of:=IF([.B619]=&quot;R&quot;;0;COUNTIF([.F619:.I6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Err:522</text:p>
          </table:table-cell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Err:522</text:p>
          </table:table-cell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Err:522</text:p>
          </table:table-cell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Err:522</text:p>
          </table:table-cell>
          <table:table-cell table:style-name="ce53" table:formula="of:=IF([.B620]=&quot;R&quot;;0;IF([.B620]=&quot;-&quot;;0;4))" office:value-type="float" office:value="0">
            <text:p>0</text:p>
          </table:table-cell>
          <table:table-cell table:style-name="ce53" table:formula="of:=IF([.B620]=&quot;R&quot;;0;COUNTIF([.F620:.I6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Err:522</text:p>
          </table:table-cell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Err:522</text:p>
          </table:table-cell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Err:522</text:p>
          </table:table-cell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Err:522</text:p>
          </table:table-cell>
          <table:table-cell table:style-name="ce53" table:formula="of:=IF([.B621]=&quot;R&quot;;0;IF([.B621]=&quot;-&quot;;0;4))" office:value-type="float" office:value="0">
            <text:p>0</text:p>
          </table:table-cell>
          <table:table-cell table:style-name="ce53" table:formula="of:=IF([.B621]=&quot;R&quot;;0;COUNTIF([.F621:.I6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Err:522</text:p>
          </table:table-cell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Err:522</text:p>
          </table:table-cell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Err:522</text:p>
          </table:table-cell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Err:522</text:p>
          </table:table-cell>
          <table:table-cell table:style-name="ce53" table:formula="of:=IF([.B622]=&quot;R&quot;;0;IF([.B622]=&quot;-&quot;;0;4))" office:value-type="float" office:value="0">
            <text:p>0</text:p>
          </table:table-cell>
          <table:table-cell table:style-name="ce53" table:formula="of:=IF([.B622]=&quot;R&quot;;0;COUNTIF([.F622:.I6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23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34"/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53" table:formula="of:=IF([.B623]=&quot;R&quot;;0;IF([.B623]=&quot;-&quot;;0;4))" office:value-type="float" office:value="4">
            <text:p>4</text:p>
          </table:table-cell>
          <table:table-cell table:style-name="ce53" table:formula="of:=IF([.B623]=&quot;R&quot;;0;COUNTIF([.F623:.I6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23" office:value-type="string">
            <text:p>“artistictext-attach-path”</text:p>
          </table:table-cell>
          <table:table-cell table:style-name="ce34"/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53" table:formula="of:=IF([.B624]=&quot;R&quot;;0;IF([.B624]=&quot;-&quot;;0;4))" office:value-type="float" office:value="4">
            <text:p>4</text:p>
          </table:table-cell>
          <table:table-cell table:style-name="ce53" table:formula="of:=IF([.B624]=&quot;R&quot;;0;COUNTIF([.F624:.I6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23"/>
          <table:table-cell table:style-name="ce34"/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53" table:formula="of:=IF([.B625]=&quot;R&quot;;0;IF([.B625]=&quot;-&quot;;0;4))" office:value-type="float" office:value="0">
            <text:p>0</text:p>
          </table:table-cell>
          <table:table-cell table:style-name="ce53" table:formula="of:=IF([.B625]=&quot;R&quot;;0;COUNTIF([.F625:.I6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23" office:value-type="string">
            <text:p>“artistictext-detach-path”</text:p>
          </table:table-cell>
          <table:table-cell table:style-name="ce34"/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53" table:formula="of:=IF([.B626]=&quot;R&quot;;0;IF([.B626]=&quot;-&quot;;0;4))" office:value-type="float" office:value="4">
            <text:p>4</text:p>
          </table:table-cell>
          <table:table-cell table:style-name="ce53" table:formula="of:=IF([.B626]=&quot;R&quot;;0;COUNTIF([.F626:.I6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23" office:value-type="string">
            <text:p>“artistictext-tool”</text:p>
          </table:table-cell>
          <table:table-cell table:style-name="ce34"/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53" table:formula="of:=IF([.B627]=&quot;R&quot;;0;IF([.B627]=&quot;-&quot;;0;4))" office:value-type="float" office:value="4">
            <text:p>4</text:p>
          </table:table-cell>
          <table:table-cell table:style-name="ce53" table:formula="of:=IF([.B627]=&quot;R&quot;;0;COUNTIF([.F627:.I6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23"/>
          <table:table-cell table:style-name="ce34"/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53" table:formula="of:=IF([.B628]=&quot;R&quot;;0;IF([.B628]=&quot;-&quot;;0;4))" office:value-type="float" office:value="0">
            <text:p>0</text:p>
          </table:table-cell>
          <table:table-cell table:style-name="ce53" table:formula="of:=IF([.B628]=&quot;R&quot;;0;COUNTIF([.F628:.I6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23"/>
          <table:table-cell table:style-name="ce34"/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53" table:formula="of:=IF([.B629]=&quot;R&quot;;0;IF([.B629]=&quot;-&quot;;0;4))" office:value-type="float" office:value="0">
            <text:p>0</text:p>
          </table:table-cell>
          <table:table-cell table:style-name="ce53" table:formula="of:=IF([.B629]=&quot;R&quot;;0;COUNTIF([.F629:.I6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23"/>
          <table:table-cell table:style-name="ce27" office:value-type="string">
            <text:p>align-horizontal-center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53" table:formula="of:=IF([.B630]=&quot;R&quot;;0;IF([.B630]=&quot;-&quot;;0;4))" office:value-type="float" office:value="4">
            <text:p>4</text:p>
          </table:table-cell>
          <table:table-cell table:style-name="ce53" table:formula="of:=IF([.B630]=&quot;R&quot;;0;COUNTIF([.F630:.I6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23"/>
          <table:table-cell table:style-name="ce27" office:value-type="string">
            <text:p>align-horizontal-left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53" table:formula="of:=IF([.B631]=&quot;R&quot;;0;IF([.B631]=&quot;-&quot;;0;4))" office:value-type="float" office:value="4">
            <text:p>4</text:p>
          </table:table-cell>
          <table:table-cell table:style-name="ce53" table:formula="of:=IF([.B631]=&quot;R&quot;;0;COUNTIF([.F631:.I6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update to “align-vertical-center”)</text:p>
          </table:table-cell>
          <table:table-cell table:style-name="ce34"/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53" table:formula="of:=IF([.B632]=&quot;R&quot;;0;IF([.B632]=&quot;-&quot;;0;4))" office:value-type="float" office:value="0">
            <text:p>0</text:p>
          </table:table-cell>
          <table:table-cell table:style-name="ce53" table:formula="of:=IF([.B632]=&quot;R&quot;;0;COUNTIF([.F632:.I6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23" office:value-type="string">
            <text:p>update to “align-horizontal-right”</text:p>
          </table:table-cell>
          <table:table-cell table:style-name="ce27" office:value-type="string">
            <text:p>align-horizontal-right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53" table:formula="of:=IF([.B633]=&quot;R&quot;;0;IF([.B633]=&quot;-&quot;;0;4))" office:value-type="float" office:value="4">
            <text:p>4</text:p>
          </table:table-cell>
          <table:table-cell table:style-name="ce53" table:formula="of:=IF([.B633]=&quot;R&quot;;0;COUNTIF([.F633:.I6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34"/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53" table:formula="of:=IF([.B634]=&quot;R&quot;;0;IF([.B634]=&quot;-&quot;;0;4))" office:value-type="float" office:value="0">
            <text:p>0</text:p>
          </table:table-cell>
          <table:table-cell table:style-name="ce53" table:formula="of:=IF([.B634]=&quot;R&quot;;0;COUNTIF([.F634:.I6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update to “order-front”)</text:p>
          </table:table-cell>
          <table:table-cell table:style-name="ce34"/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53" table:formula="of:=IF([.B635]=&quot;R&quot;;0;IF([.B635]=&quot;-&quot;;0;4))" office:value-type="float" office:value="0">
            <text:p>0</text:p>
          </table:table-cell>
          <table:table-cell table:style-name="ce53" table:formula="of:=IF([.B635]=&quot;R&quot;;0;COUNTIF([.F635:.I6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23"/>
          <table:table-cell table:style-name="ce34"/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53" table:formula="of:=IF([.B636]=&quot;R&quot;;0;IF([.B636]=&quot;-&quot;;0;4))" office:value-type="float" office:value="0">
            <text:p>0</text:p>
          </table:table-cell>
          <table:table-cell table:style-name="ce53" table:formula="of:=IF([.B636]=&quot;R&quot;;0;COUNTIF([.F636:.I6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update to “object-order-front”)</text:p>
          </table:table-cell>
          <table:table-cell table:style-name="ce34"/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53" table:formula="of:=IF([.B637]=&quot;R&quot;;0;IF([.B637]=&quot;-&quot;;0;4))" office:value-type="float" office:value="0">
            <text:p>0</text:p>
          </table:table-cell>
          <table:table-cell table:style-name="ce53" table:formula="of:=IF([.B637]=&quot;R&quot;;0;COUNTIF([.F637:.I6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update to “object-order-raise”)</text:p>
          </table:table-cell>
          <table:table-cell table:style-name="ce34"/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53" table:formula="of:=IF([.B638]=&quot;R&quot;;0;IF([.B638]=&quot;-&quot;;0;4))" office:value-type="float" office:value="0">
            <text:p>0</text:p>
          </table:table-cell>
          <table:table-cell table:style-name="ce53" table:formula="of:=IF([.B638]=&quot;R&quot;;0;COUNTIF([.F638:.I6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update to “object-order-back”)</text:p>
          </table:table-cell>
          <table:table-cell table:style-name="ce34"/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53" table:formula="of:=IF([.B639]=&quot;R&quot;;0;IF([.B639]=&quot;-&quot;;0;4))" office:value-type="float" office:value="0">
            <text:p>0</text:p>
          </table:table-cell>
          <table:table-cell table:style-name="ce53" table:formula="of:=IF([.B639]=&quot;R&quot;;0;COUNTIF([.F639:.I6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23"/>
          <table:table-cell table:style-name="ce34"/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53" table:formula="of:=IF([.B640]=&quot;R&quot;;0;IF([.B640]=&quot;-&quot;;0;4))" office:value-type="float" office:value="0">
            <text:p>0</text:p>
          </table:table-cell>
          <table:table-cell table:style-name="ce53" table:formula="of:=IF([.B640]=&quot;R&quot;;0;COUNTIF([.F640:.I6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23" office:value-type="string">
            <text:p>“select” / edit-select-all, select-rectangular ??</text:p>
          </table:table-cell>
          <table:table-cell table:style-name="ce34"/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53" table:formula="of:=IF([.B641]=&quot;R&quot;;0;IF([.B641]=&quot;-&quot;;0;4))" office:value-type="float" office:value="4">
            <text:p>4</text:p>
          </table:table-cell>
          <table:table-cell table:style-name="ce53" table:formula="of:=IF([.B641]=&quot;R&quot;;0;COUNTIF([.F641:.I6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53" table:formula="of:=IF([.B642]=&quot;R&quot;;0;IF([.B642]=&quot;-&quot;;0;4))" office:value-type="float" office:value="0">
            <text:p>0</text:p>
          </table:table-cell>
          <table:table-cell table:style-name="ce53" table:formula="of:=IF([.B642]=&quot;R&quot;;0;COUNTIF([.F642:.I6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53" table:formula="of:=IF([.B643]=&quot;R&quot;;0;IF([.B643]=&quot;-&quot;;0;4))" office:value-type="float" office:value="0">
            <text:p>0</text:p>
          </table:table-cell>
          <table:table-cell table:style-name="ce53" table:formula="of:=IF([.B643]=&quot;R&quot;;0;COUNTIF([.F643:.I6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23" office:value-type="string">
            <text:p>“divine-shape”</text:p>
          </table:table-cell>
          <table:table-cell table:style-name="ce34"/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53" table:formula="of:=IF([.B644]=&quot;R&quot;;0;IF([.B644]=&quot;-&quot;;0;4))" office:value-type="float" office:value="4">
            <text:p>4</text:p>
          </table:table-cell>
          <table:table-cell table:style-name="ce53" table:formula="of:=IF([.B644]=&quot;R&quot;;0;COUNTIF([.F644:.I6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23" office:value-type="string">
            <text:p>“golden-ratio-bottomright”</text:p>
          </table:table-cell>
          <table:table-cell table:style-name="ce34"/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53" table:formula="of:=IF([.B645]=&quot;R&quot;;0;IF([.B645]=&quot;-&quot;;0;4))" office:value-type="float" office:value="4">
            <text:p>4</text:p>
          </table:table-cell>
          <table:table-cell table:style-name="ce53" table:formula="of:=IF([.B645]=&quot;R&quot;;0;COUNTIF([.F645:.I6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23" office:value-type="string">
            <text:p>“golden-ratio-bottomleft”</text:p>
          </table:table-cell>
          <table:table-cell table:style-name="ce34"/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53" table:formula="of:=IF([.B646]=&quot;R&quot;;0;IF([.B646]=&quot;-&quot;;0;4))" office:value-type="float" office:value="4">
            <text:p>4</text:p>
          </table:table-cell>
          <table:table-cell table:style-name="ce53" table:formula="of:=IF([.B646]=&quot;R&quot;;0;COUNTIF([.F646:.I6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23" office:value-type="string">
            <text:p>“golden-ratio-topleft”</text:p>
          </table:table-cell>
          <table:table-cell table:style-name="ce34"/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53" table:formula="of:=IF([.B647]=&quot;R&quot;;0;IF([.B647]=&quot;-&quot;;0;4))" office:value-type="float" office:value="4">
            <text:p>4</text:p>
          </table:table-cell>
          <table:table-cell table:style-name="ce53" table:formula="of:=IF([.B647]=&quot;R&quot;;0;COUNTIF([.F647:.I6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23" office:value-type="string">
            <text:p>“golden-ratio-topright”</text:p>
          </table:table-cell>
          <table:table-cell table:style-name="ce34"/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53" table:formula="of:=IF([.B648]=&quot;R&quot;;0;IF([.B648]=&quot;-&quot;;0;4))" office:value-type="float" office:value="4">
            <text:p>4</text:p>
          </table:table-cell>
          <table:table-cell table:style-name="ce53" table:formula="of:=IF([.B648]=&quot;R&quot;;0;COUNTIF([.F648:.I6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53" table:formula="of:=IF([.B649]=&quot;R&quot;;0;IF([.B649]=&quot;-&quot;;0;4))" office:value-type="float" office:value="0">
            <text:p>0</text:p>
          </table:table-cell>
          <table:table-cell table:style-name="ce53" table:formula="of:=IF([.B649]=&quot;R&quot;;0;COUNTIF([.F649:.I6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53" table:formula="of:=IF([.B650]=&quot;R&quot;;0;IF([.B650]=&quot;-&quot;;0;4))" office:value-type="float" office:value="0">
            <text:p>0</text:p>
          </table:table-cell>
          <table:table-cell table:style-name="ce53" table:formula="of:=IF([.B650]=&quot;R&quot;;0;COUNTIF([.F650:.I6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53" table:formula="of:=IF([.B651]=&quot;R&quot;;0;IF([.B651]=&quot;-&quot;;0;4))" office:value-type="float" office:value="0">
            <text:p>0</text:p>
          </table:table-cell>
          <table:table-cell table:style-name="ce53" table:formula="of:=IF([.B651]=&quot;R&quot;;0;COUNTIF([.F651:.I6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23" office:value-type="string">
            <text:p>“shape-choose” /use “shapes” ??</text:p>
          </table:table-cell>
          <table:table-cell table:style-name="ce34"/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53" table:formula="of:=IF([.B652]=&quot;R&quot;;0;IF([.B652]=&quot;-&quot;;0;4))" office:value-type="float" office:value="4">
            <text:p>4</text:p>
          </table:table-cell>
          <table:table-cell table:style-name="ce53" table:formula="of:=IF([.B652]=&quot;R&quot;;0;COUNTIF([.F652:.I6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23"/>
          <table:table-cell table:style-name="ce34"/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53" table:formula="of:=IF([.B653]=&quot;R&quot;;0;IF([.B653]=&quot;-&quot;;0;4))" office:value-type="float" office:value="0">
            <text:p>0</text:p>
          </table:table-cell>
          <table:table-cell table:style-name="ce53" table:formula="of:=IF([.B653]=&quot;R&quot;;0;COUNTIF([.F653:.I6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53" table:formula="of:=IF([.B654]=&quot;R&quot;;0;IF([.B654]=&quot;-&quot;;0;4))" office:value-type="float" office:value="0">
            <text:p>0</text:p>
          </table:table-cell>
          <table:table-cell table:style-name="ce53" table:formula="of:=IF([.B654]=&quot;R&quot;;0;COUNTIF([.F654:.I6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53" table:formula="of:=IF([.B655]=&quot;R&quot;;0;IF([.B655]=&quot;-&quot;;0;4))" office:value-type="float" office:value="0">
            <text:p>0</text:p>
          </table:table-cell>
          <table:table-cell table:style-name="ce53" table:formula="of:=IF([.B655]=&quot;R&quot;;0;COUNTIF([.F655:.I6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53" table:formula="of:=IF([.B656]=&quot;R&quot;;0;IF([.B656]=&quot;-&quot;;0;4))" office:value-type="float" office:value="0">
            <text:p>0</text:p>
          </table:table-cell>
          <table:table-cell table:style-name="ce53" table:formula="of:=IF([.B656]=&quot;R&quot;;0;COUNTIF([.F656:.I6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53" table:formula="of:=IF([.B657]=&quot;R&quot;;0;IF([.B657]=&quot;-&quot;;0;4))" office:value-type="float" office:value="0">
            <text:p>0</text:p>
          </table:table-cell>
          <table:table-cell table:style-name="ce53" table:formula="of:=IF([.B657]=&quot;R&quot;;0;COUNTIF([.F657:.I6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53" table:formula="of:=IF([.B658]=&quot;R&quot;;0;IF([.B658]=&quot;-&quot;;0;4))" office:value-type="float" office:value="0">
            <text:p>0</text:p>
          </table:table-cell>
          <table:table-cell table:style-name="ce53" table:formula="of:=IF([.B658]=&quot;R&quot;;0;COUNTIF([.F658:.I6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53" table:formula="of:=IF([.B659]=&quot;R&quot;;0;IF([.B659]=&quot;-&quot;;0;4))" office:value-type="float" office:value="0">
            <text:p>0</text:p>
          </table:table-cell>
          <table:table-cell table:style-name="ce53" table:formula="of:=IF([.B659]=&quot;R&quot;;0;COUNTIF([.F659:.I6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23" office:value-type="string">
            <text:p>only 16px</text:p>
            <text:p>update to “stroke-cap-*”</text:p>
          </table:table-cell>
          <table:table-cell table:style-name="ce34" office:value-type="string">
            <text:p>stroke-cap-button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53" table:formula="of:=IF([.B660]=&quot;R&quot;;0;IF([.B660]=&quot;-&quot;;0;4))" office:value-type="float" office:value="4">
            <text:p>4</text:p>
          </table:table-cell>
          <table:table-cell table:style-name="ce53" table:formula="of:=IF([.B660]=&quot;R&quot;;0;COUNTIF([.F660:.I66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round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53" table:formula="of:=IF([.B661]=&quot;R&quot;;0;IF([.B661]=&quot;-&quot;;0;4))" office:value-type="float" office:value="4">
            <text:p>4</text:p>
          </table:table-cell>
          <table:table-cell table:style-name="ce53" table:formula="of:=IF([.B661]=&quot;R&quot;;0;COUNTIF([.F661:.I6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square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53" table:formula="of:=IF([.B662]=&quot;R&quot;;0;IF([.B662]=&quot;-&quot;;0;4))" office:value-type="float" office:value="4">
            <text:p>4</text:p>
          </table:table-cell>
          <table:table-cell table:style-name="ce53" table:formula="of:=IF([.B662]=&quot;R&quot;;0;COUNTIF([.F662:.I6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bevel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53" table:formula="of:=IF([.B663]=&quot;R&quot;;0;IF([.B663]=&quot;-&quot;;0;4))" office:value-type="float" office:value="4">
            <text:p>4</text:p>
          </table:table-cell>
          <table:table-cell table:style-name="ce53" table:formula="of:=IF([.B663]=&quot;R&quot;;0;COUNTIF([.F663:.I66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miter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53" table:formula="of:=IF([.B664]=&quot;R&quot;;0;IF([.B664]=&quot;-&quot;;0;4))" office:value-type="float" office:value="4">
            <text:p>4</text:p>
          </table:table-cell>
          <table:table-cell table:style-name="ce53" table:formula="of:=IF([.B664]=&quot;R&quot;;0;COUNTIF([.F664:.I6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round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53" table:formula="of:=IF([.B665]=&quot;R&quot;;0;IF([.B665]=&quot;-&quot;;0;4))" office:value-type="float" office:value="4">
            <text:p>4</text:p>
          </table:table-cell>
          <table:table-cell table:style-name="ce53" table:formula="of:=IF([.B665]=&quot;R&quot;;0;COUNTIF([.F665:.I6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23" office:value-type="string">
            <text:p>“music-flat”</text:p>
          </table:table-cell>
          <table:table-cell table:style-name="ce34"/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53" table:formula="of:=IF([.B666]=&quot;R&quot;;0;IF([.B666]=&quot;-&quot;;0;4))" office:value-type="float" office:value="4">
            <text:p>4</text:p>
          </table:table-cell>
          <table:table-cell table:style-name="ce53" table:formula="of:=IF([.B666]=&quot;R&quot;;0;COUNTIF([.F666:.I6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23" office:value-type="string">
            <text:p>“music-doubleflat”</text:p>
          </table:table-cell>
          <table:table-cell table:style-name="ce34"/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53" table:formula="of:=IF([.B667]=&quot;R&quot;;0;IF([.B667]=&quot;-&quot;;0;4))" office:value-type="float" office:value="4">
            <text:p>4</text:p>
          </table:table-cell>
          <table:table-cell table:style-name="ce53" table:formula="of:=IF([.B667]=&quot;R&quot;;0;COUNTIF([.F667:.I6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23" office:value-type="string">
            <text:p>“music-natural”</text:p>
          </table:table-cell>
          <table:table-cell table:style-name="ce34"/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53" table:formula="of:=IF([.B668]=&quot;R&quot;;0;IF([.B668]=&quot;-&quot;;0;4))" office:value-type="float" office:value="4">
            <text:p>4</text:p>
          </table:table-cell>
          <table:table-cell table:style-name="ce53" table:formula="of:=IF([.B668]=&quot;R&quot;;0;COUNTIF([.F668:.I6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23" office:value-type="string">
            <text:p>“music-cross”</text:p>
          </table:table-cell>
          <table:table-cell table:style-name="ce34"/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53" table:formula="of:=IF([.B669]=&quot;R&quot;;0;IF([.B669]=&quot;-&quot;;0;4))" office:value-type="float" office:value="4">
            <text:p>4</text:p>
          </table:table-cell>
          <table:table-cell table:style-name="ce53" table:formula="of:=IF([.B669]=&quot;R&quot;;0;COUNTIF([.F669:.I6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23" office:value-type="string">
            <text:p>“music-doublecross”</text:p>
          </table:table-cell>
          <table:table-cell table:style-name="ce34"/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53" table:formula="of:=IF([.B670]=&quot;R&quot;;0;IF([.B670]=&quot;-&quot;;0;4))" office:value-type="float" office:value="4">
            <text:p>4</text:p>
          </table:table-cell>
          <table:table-cell table:style-name="ce53" table:formula="of:=IF([.B670]=&quot;R&quot;;0;COUNTIF([.F670:.I6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23" office:value-type="string">
            <text:p>“music-dottednode”</text:p>
          </table:table-cell>
          <table:table-cell table:style-name="ce34"/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53" table:formula="of:=IF([.B671]=&quot;R&quot;;0;IF([.B671]=&quot;-&quot;;0;4))" office:value-type="float" office:value="4">
            <text:p>4</text:p>
          </table:table-cell>
          <table:table-cell table:style-name="ce53" table:formula="of:=IF([.B671]=&quot;R&quot;;0;COUNTIF([.F671:.I6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23"/>
          <table:table-cell table:style-name="ce27" office:value-type="string">
            <text:p>draw-eraser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53" table:formula="of:=IF([.B672]=&quot;R&quot;;0;IF([.B672]=&quot;-&quot;;0;4))" office:value-type="float" office:value="4">
            <text:p>4</text:p>
          </table:table-cell>
          <table:table-cell table:style-name="ce53" table:formula="of:=IF([.B672]=&quot;R&quot;;0;COUNTIF([.F672:.I67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53" table:formula="of:=IF([.B673]=&quot;R&quot;;0;IF([.B673]=&quot;-&quot;;0;4))" office:value-type="float" office:value="0">
            <text:p>0</text:p>
          </table:table-cell>
          <table:table-cell table:style-name="ce53" table:formula="of:=IF([.B673]=&quot;R&quot;;0;COUNTIF([.F673:.I6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53" table:formula="of:=IF([.B674]=&quot;R&quot;;0;IF([.B674]=&quot;-&quot;;0;4))" office:value-type="float" office:value="0">
            <text:p>0</text:p>
          </table:table-cell>
          <table:table-cell table:style-name="ce53" table:formula="of:=IF([.B674]=&quot;R&quot;;0;COUNTIF([.F674:.I6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53" table:formula="of:=IF([.B675]=&quot;R&quot;;0;IF([.B675]=&quot;-&quot;;0;4))" office:value-type="float" office:value="0">
            <text:p>0</text:p>
          </table:table-cell>
          <table:table-cell table:style-name="ce53" table:formula="of:=IF([.B675]=&quot;R&quot;;0;COUNTIF([.F675:.I6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53" table:formula="of:=IF([.B676]=&quot;R&quot;;0;IF([.B676]=&quot;-&quot;;0;4))" office:value-type="float" office:value="0">
            <text:p>0</text:p>
          </table:table-cell>
          <table:table-cell table:style-name="ce53" table:formula="of:=IF([.B676]=&quot;R&quot;;0;COUNTIF([.F676:.I6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53" table:formula="of:=IF([.B677]=&quot;R&quot;;0;IF([.B677]=&quot;-&quot;;0;4))" office:value-type="float" office:value="0">
            <text:p>0</text:p>
          </table:table-cell>
          <table:table-cell table:style-name="ce53" table:formula="of:=IF([.B677]=&quot;R&quot;;0;COUNTIF([.F677:.I6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53" table:formula="of:=IF([.B678]=&quot;R&quot;;0;IF([.B678]=&quot;-&quot;;0;4))" office:value-type="float" office:value="0">
            <text:p>0</text:p>
          </table:table-cell>
          <table:table-cell table:style-name="ce53" table:formula="of:=IF([.B678]=&quot;R&quot;;0;COUNTIF([.F678:.I6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53" table:formula="of:=IF([.B679]=&quot;R&quot;;0;IF([.B679]=&quot;-&quot;;0;4))" office:value-type="float" office:value="0">
            <text:p>0</text:p>
          </table:table-cell>
          <table:table-cell table:style-name="ce53" table:formula="of:=IF([.B679]=&quot;R&quot;;0;COUNTIF([.F679:.I6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53" table:formula="of:=IF([.B680]=&quot;R&quot;;0;IF([.B680]=&quot;-&quot;;0;4))" office:value-type="float" office:value="0">
            <text:p>0</text:p>
          </table:table-cell>
          <table:table-cell table:style-name="ce53" table:formula="of:=IF([.B680]=&quot;R&quot;;0;COUNTIF([.F680:.I6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53" table:formula="of:=IF([.B681]=&quot;R&quot;;0;IF([.B681]=&quot;-&quot;;0;4))" office:value-type="float" office:value="0">
            <text:p>0</text:p>
          </table:table-cell>
          <table:table-cell table:style-name="ce53" table:formula="of:=IF([.B681]=&quot;R&quot;;0;COUNTIF([.F681:.I6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23"/>
          <table:table-cell table:style-name="ce34"/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53" table:formula="of:=IF([.B682]=&quot;R&quot;;0;IF([.B682]=&quot;-&quot;;0;4))" office:value-type="float" office:value="0">
            <text:p>0</text:p>
          </table:table-cell>
          <table:table-cell table:style-name="ce53" table:formula="of:=IF([.B682]=&quot;R&quot;;0;COUNTIF([.F682:.I6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23" office:value-type="string">
            <text:p>“music-clef-alto”</text:p>
          </table:table-cell>
          <table:table-cell table:style-name="ce34"/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53" table:formula="of:=IF([.B683]=&quot;R&quot;;0;IF([.B683]=&quot;-&quot;;0;4))" office:value-type="float" office:value="4">
            <text:p>4</text:p>
          </table:table-cell>
          <table:table-cell table:style-name="ce53" table:formula="of:=IF([.B683]=&quot;R&quot;;0;COUNTIF([.F683:.I6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23" office:value-type="string">
            <text:p>“music-clef-bass”</text:p>
          </table:table-cell>
          <table:table-cell table:style-name="ce34"/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53" table:formula="of:=IF([.B684]=&quot;R&quot;;0;IF([.B684]=&quot;-&quot;;0;4))" office:value-type="float" office:value="4">
            <text:p>4</text:p>
          </table:table-cell>
          <table:table-cell table:style-name="ce53" table:formula="of:=IF([.B684]=&quot;R&quot;;0;COUNTIF([.F684:.I6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23" office:value-type="string">
            <text:p>“music-clef-trebble”</text:p>
          </table:table-cell>
          <table:table-cell table:style-name="ce34"/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53" table:formula="of:=IF([.B685]=&quot;R&quot;;0;IF([.B685]=&quot;-&quot;;0;4))" office:value-type="float" office:value="4">
            <text:p>4</text:p>
          </table:table-cell>
          <table:table-cell table:style-name="ce53" table:formula="of:=IF([.B685]=&quot;R&quot;;0;COUNTIF([.F685:.I6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23" office:value-type="string">
            <text:p>“music-clef”</text:p>
          </table:table-cell>
          <table:table-cell table:style-name="ce34"/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53" table:formula="of:=IF([.B686]=&quot;R&quot;;0;IF([.B686]=&quot;-&quot;;0;4))" office:value-type="float" office:value="4">
            <text:p>4</text:p>
          </table:table-cell>
          <table:table-cell table:style-name="ce53" table:formula="of:=IF([.B686]=&quot;R&quot;;0;COUNTIF([.F686:.I6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23" office:value-type="string">
            <text:p>“music-tiednote”</text:p>
          </table:table-cell>
          <table:table-cell table:style-name="ce34"/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53" table:formula="of:=IF([.B687]=&quot;R&quot;;0;IF([.B687]=&quot;-&quot;;0;4))" office:value-type="float" office:value="4">
            <text:p>4</text:p>
          </table:table-cell>
          <table:table-cell table:style-name="ce53" table:formula="of:=IF([.B687]=&quot;R&quot;;0;COUNTIF([.F687:.I6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53" table:formula="of:=IF([.B688]=&quot;R&quot;;0;IF([.B688]=&quot;-&quot;;0;4))" office:value-type="float" office:value="0">
            <text:p>0</text:p>
          </table:table-cell>
          <table:table-cell table:style-name="ce53" table:formula="of:=IF([.B688]=&quot;R&quot;;0;COUNTIF([.F688:.I6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53" table:formula="of:=IF([.B689]=&quot;R&quot;;0;IF([.B689]=&quot;-&quot;;0;4))" office:value-type="float" office:value="0">
            <text:p>0</text:p>
          </table:table-cell>
          <table:table-cell table:style-name="ce53" table:formula="of:=IF([.B689]=&quot;R&quot;;0;COUNTIF([.F689:.I6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53" table:formula="of:=IF([.B690]=&quot;R&quot;;0;IF([.B690]=&quot;-&quot;;0;4))" office:value-type="float" office:value="0">
            <text:p>0</text:p>
          </table:table-cell>
          <table:table-cell table:style-name="ce53" table:formula="of:=IF([.B690]=&quot;R&quot;;0;COUNTIF([.F690:.I6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23" office:value-type="string">
            <text:p>“musicflake” (shape)</text:p>
          </table:table-cell>
          <table:table-cell table:style-name="ce34"/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53" table:formula="of:=IF([.B691]=&quot;R&quot;;0;IF([.B691]=&quot;-&quot;;0;4))" office:value-type="float" office:value="4">
            <text:p>4</text:p>
          </table:table-cell>
          <table:table-cell table:style-name="ce53" table:formula="of:=IF([.B691]=&quot;R&quot;;0;COUNTIF([.F691:.I6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23" office:value-type="string">
            <text:p>“music-note-16th”</text:p>
          </table:table-cell>
          <table:table-cell table:style-name="ce34"/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53" table:formula="of:=IF([.B692]=&quot;R&quot;;0;IF([.B692]=&quot;-&quot;;0;4))" office:value-type="float" office:value="4">
            <text:p>4</text:p>
          </table:table-cell>
          <table:table-cell table:style-name="ce53" table:formula="of:=IF([.B692]=&quot;R&quot;;0;COUNTIF([.F692:.I6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23" office:value-type="string">
            <text:p>“musicshape” (related to “musicflake”353?)</text:p>
          </table:table-cell>
          <table:table-cell table:style-name="ce34"/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53" table:formula="of:=IF([.B693]=&quot;R&quot;;0;IF([.B693]=&quot;-&quot;;0;4))" office:value-type="float" office:value="4">
            <text:p>4</text:p>
          </table:table-cell>
          <table:table-cell table:style-name="ce53" table:formula="of:=IF([.B693]=&quot;R&quot;;0;COUNTIF([.F693:.I6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53" table:formula="of:=IF([.B694]=&quot;R&quot;;0;IF([.B694]=&quot;-&quot;;0;4))" office:value-type="float" office:value="0">
            <text:p>0</text:p>
          </table:table-cell>
          <table:table-cell table:style-name="ce53" table:formula="of:=IF([.B694]=&quot;R&quot;;0;COUNTIF([.F694:.I6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53" table:formula="of:=IF([.B695]=&quot;R&quot;;0;IF([.B695]=&quot;-&quot;;0;4))" office:value-type="float" office:value="0">
            <text:p>0</text:p>
          </table:table-cell>
          <table:table-cell table:style-name="ce53" table:formula="of:=IF([.B695]=&quot;R&quot;;0;COUNTIF([.F695:.I6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53" table:formula="of:=IF([.B696]=&quot;R&quot;;0;IF([.B696]=&quot;-&quot;;0;4))" office:value-type="float" office:value="0">
            <text:p>0</text:p>
          </table:table-cell>
          <table:table-cell table:style-name="ce53" table:formula="of:=IF([.B696]=&quot;R&quot;;0;COUNTIF([.F696:.I6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23"/>
          <table:table-cell table:style-name="ce34"/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53" table:formula="of:=IF([.B697]=&quot;R&quot;;0;IF([.B697]=&quot;-&quot;;0;4))" office:value-type="float" office:value="0">
            <text:p>0</text:p>
          </table:table-cell>
          <table:table-cell table:style-name="ce53" table:formula="of:=IF([.B697]=&quot;R&quot;;0;COUNTIF([.F697:.I6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 office:value-type="string">
            <text:p>draw-text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53" table:formula="of:=IF([.B698]=&quot;R&quot;;0;IF([.B698]=&quot;-&quot;;0;4))" office:value-type="float" office:value="4">
            <text:p>4</text:p>
          </table:table-cell>
          <table:table-cell table:style-name="ce53" table:formula="of:=IF([.B698]=&quot;R&quot;;0;COUNTIF([.F698:.I69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“ellipse-shape” (use “draw-ellipse”?)</text:p>
          </table:table-cell>
          <table:table-cell table:style-name="ce34" office:value-type="string">
            <text:p>draw-ellipse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53" table:formula="of:=IF([.B699]=&quot;R&quot;;0;IF([.B699]=&quot;-&quot;;0;4))" office:value-type="float" office:value="4">
            <text:p>4</text:p>
          </table:table-cell>
          <table:table-cell table:style-name="ce53" table:formula="of:=IF([.B699]=&quot;R&quot;;0;COUNTIF([.F699:.I69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23" office:value-type="string">
            <text:p>“enhancedpath”</text:p>
          </table:table-cell>
          <table:table-cell table:style-name="ce34"/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53" table:formula="of:=IF([.B700]=&quot;R&quot;;0;IF([.B700]=&quot;-&quot;;0;4))" office:value-type="float" office:value="4">
            <text:p>4</text:p>
          </table:table-cell>
          <table:table-cell table:style-name="ce53" table:formula="of:=IF([.B700]=&quot;R&quot;;0;COUNTIF([.F700:.I7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23" office:value-type="string">
            <text:p>“rectangle-shape” (use “draw-rectangle”?)</text:p>
          </table:table-cell>
          <table:table-cell table:style-name="ce34" office:value-type="string">
            <text:p>draw-rectangle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53" table:formula="of:=IF([.B701]=&quot;R&quot;;0;IF([.B701]=&quot;-&quot;;0;4))" office:value-type="float" office:value="4">
            <text:p>4</text:p>
          </table:table-cell>
          <table:table-cell table:style-name="ce53" table:formula="of:=IF([.B701]=&quot;R&quot;;0;COUNTIF([.F701:.I7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23" office:value-type="string">
            <text:p>“spiral-shape”</text:p>
          </table:table-cell>
          <table:table-cell table:style-name="ce34"/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53" table:formula="of:=IF([.B702]=&quot;R&quot;;0;IF([.B702]=&quot;-&quot;;0;4))" office:value-type="float" office:value="4">
            <text:p>4</text:p>
          </table:table-cell>
          <table:table-cell table:style-name="ce53" table:formula="of:=IF([.B702]=&quot;R&quot;;0;COUNTIF([.F702:.I7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23" office:value-type="string">
            <text:p>“star” ( use “draw-star”)</text:p>
          </table:table-cell>
          <table:table-cell table:style-name="ce34" office:value-type="string">
            <text:p>draw-star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53" table:formula="of:=IF([.B703]=&quot;R&quot;;0;IF([.B703]=&quot;-&quot;;0;4))" office:value-type="float" office:value="4">
            <text:p>4</text:p>
          </table:table-cell>
          <table:table-cell table:style-name="ce53" table:formula="of:=IF([.B703]=&quot;R&quot;;0;COUNTIF([.F703:.I70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23" office:value-type="string">
            <text:p>“x-shape-image” (use “insert-image” </text:p>
            <text:p>or mimetype/image (or preview))</text:p>
          </table:table-cell>
          <table:table-cell table:style-name="ce34"/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53" table:formula="of:=IF([.B704]=&quot;R&quot;;0;IF([.B704]=&quot;-&quot;;0;4))" office:value-type="float" office:value="4">
            <text:p>4</text:p>
          </table:table-cell>
          <table:table-cell table:style-name="ce53" table:formula="of:=IF([.B704]=&quot;R&quot;;0;COUNTIF([.F704:.I7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 office:value-type="string">
            <text:p>update to “document-open”</text:p>
          </table:table-cell>
          <table:table-cell table:style-name="ce34"/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Err:522</text:p>
          </table:table-cell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Err:522</text:p>
          </table:table-cell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Err:522</text:p>
          </table:table-cell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Err:522</text:p>
          </table:table-cell>
          <table:table-cell table:style-name="ce53" table:formula="of:=IF([.B705]=&quot;R&quot;;0;IF([.B705]=&quot;-&quot;;0;4))" office:value-type="float" office:value="0">
            <text:p>0</text:p>
          </table:table-cell>
          <table:table-cell table:style-name="ce53" table:formula="of:=IF([.B705]=&quot;R&quot;;0;COUNTIF([.F705:.I7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23" office:value-type="string">
            <text:p>“pictureshape”</text:p>
            <text:p><text:s/>(use some mimetype/drawing)</text:p>
          </table:table-cell>
          <table:table-cell table:style-name="ce34"/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53" table:formula="of:=IF([.B706]=&quot;R&quot;;0;IF([.B706]=&quot;-&quot;;0;4))" office:value-type="float" office:value="4">
            <text:p>4</text:p>
          </table:table-cell>
          <table:table-cell table:style-name="ce53" table:formula="of:=IF([.B706]=&quot;R&quot;;0;COUNTIF([.F706:.I7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23" office:value-type="string">
            <text:p>(in devices/)</text:p>
          </table:table-cell>
          <table:table-cell table:style-name="ce34" office:value-type="string">
            <text:p>scanner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53" table:formula="of:=IF([.B707]=&quot;R&quot;;0;IF([.B707]=&quot;-&quot;;0;4))" office:value-type="float" office:value="4">
            <text:p>4</text:p>
          </table:table-cell>
          <table:table-cell table:style-name="ce53" table:formula="of:=IF([.B707]=&quot;R&quot;;0;COUNTIF([.F707:.I70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53" table:formula="of:=IF([.B708]=&quot;R&quot;;0;IF([.B708]=&quot;-&quot;;0;4))" office:value-type="float" office:value="0">
            <text:p>0</text:p>
          </table:table-cell>
          <table:table-cell table:style-name="ce53" table:formula="of:=IF([.B708]=&quot;R&quot;;0;COUNTIF([.F708:.I7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Err:522</text:p>
          </table:table-cell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Err:522</text:p>
          </table:table-cell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Err:522</text:p>
          </table:table-cell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Err:522</text:p>
          </table:table-cell>
          <table:table-cell table:style-name="ce53" table:formula="of:=IF([.B709]=&quot;R&quot;;0;IF([.B709]=&quot;-&quot;;0;4))" office:value-type="float" office:value="0">
            <text:p>0</text:p>
          </table:table-cell>
          <table:table-cell table:style-name="ce53" table:formula="of:=IF([.B709]=&quot;R&quot;;0;COUNTIF([.F709:.I7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Err:522</text:p>
          </table:table-cell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Err:522</text:p>
          </table:table-cell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Err:522</text:p>
          </table:table-cell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Err:522</text:p>
          </table:table-cell>
          <table:table-cell table:style-name="ce53" table:formula="of:=IF([.B710]=&quot;R&quot;;0;IF([.B710]=&quot;-&quot;;0;4))" office:value-type="float" office:value="0">
            <text:p>0</text:p>
          </table:table-cell>
          <table:table-cell table:style-name="ce53" table:formula="of:=IF([.B710]=&quot;R&quot;;0;COUNTIF([.F710:.I7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Err:522</text:p>
          </table:table-cell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Err:522</text:p>
          </table:table-cell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Err:522</text:p>
          </table:table-cell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Err:522</text:p>
          </table:table-cell>
          <table:table-cell table:style-name="ce53" table:formula="of:=IF([.B711]=&quot;R&quot;;0;IF([.B711]=&quot;-&quot;;0;4))" office:value-type="float" office:value="0">
            <text:p>0</text:p>
          </table:table-cell>
          <table:table-cell table:style-name="ce53" table:formula="of:=IF([.B711]=&quot;R&quot;;0;COUNTIF([.F711:.I7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53" table:formula="of:=IF([.B712]=&quot;R&quot;;0;IF([.B712]=&quot;-&quot;;0;4))" office:value-type="float" office:value="0">
            <text:p>0</text:p>
          </table:table-cell>
          <table:table-cell table:style-name="ce53" table:formula="of:=IF([.B712]=&quot;R&quot;;0;COUNTIF([.F712:.I7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53" table:formula="of:=IF([.B713]=&quot;R&quot;;0;IF([.B713]=&quot;-&quot;;0;4))" office:value-type="float" office:value="0">
            <text:p>0</text:p>
          </table:table-cell>
          <table:table-cell table:style-name="ce53" table:formula="of:=IF([.B713]=&quot;R&quot;;0;COUNTIF([.F713:.I7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 office:value-type="string">
            <text:p>update to “format-text-bold”</text:p>
          </table:table-cell>
          <table:table-cell table:style-name="ce34"/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Err:522</text:p>
          </table:table-cell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Err:522</text:p>
          </table:table-cell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Err:522</text:p>
          </table:table-cell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Err:522</text:p>
          </table:table-cell>
          <table:table-cell table:style-name="ce53" table:formula="of:=IF([.B714]=&quot;R&quot;;0;IF([.B714]=&quot;-&quot;;0;4))" office:value-type="float" office:value="0">
            <text:p>0</text:p>
          </table:table-cell>
          <table:table-cell table:style-name="ce53" table:formula="of:=IF([.B714]=&quot;R&quot;;0;COUNTIF([.F714:.I7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what is “middle” ?</text:p>
            <text:p>align vertically on center?</text:p>
          </table:table-cell>
          <table:table-cell table:style-name="ce34"/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53" table:formula="of:=IF([.B715]=&quot;R&quot;;0;IF([.B715]=&quot;-&quot;;0;4))" office:value-type="float" office:value="0">
            <text:p>0</text:p>
          </table:table-cell>
          <table:table-cell table:style-name="ce53" table:formula="of:=IF([.B715]=&quot;R&quot;;0;COUNTIF([.F715:.I7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 office:value-type="string">
            <text:p>update to “format-text-italic”</text:p>
          </table:table-cell>
          <table:table-cell table:style-name="ce34"/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Err:522</text:p>
          </table:table-cell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Err:522</text:p>
          </table:table-cell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Err:522</text:p>
          </table:table-cell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Err:522</text:p>
          </table:table-cell>
          <table:table-cell table:style-name="ce53" table:formula="of:=IF([.B716]=&quot;R&quot;;0;IF([.B716]=&quot;-&quot;;0;4))" office:value-type="float" office:value="0">
            <text:p>0</text:p>
          </table:table-cell>
          <table:table-cell table:style-name="ce53" table:formula="of:=IF([.B716]=&quot;R&quot;;0;COUNTIF([.F716:.I7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34"/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53" table:formula="of:=IF([.B717]=&quot;R&quot;;0;IF([.B717]=&quot;-&quot;;0;4))" office:value-type="float" office:value="0">
            <text:p>0</text:p>
          </table:table-cell>
          <table:table-cell table:style-name="ce53" table:formula="of:=IF([.B717]=&quot;R&quot;;0;COUNTIF([.F717:.I7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34"/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53" table:formula="of:=IF([.B718]=&quot;R&quot;;0;IF([.B718]=&quot;-&quot;;0;4))" office:value-type="float" office:value="0">
            <text:p>0</text:p>
          </table:table-cell>
          <table:table-cell table:style-name="ce53" table:formula="of:=IF([.B718]=&quot;R&quot;;0;COUNTIF([.F718:.I7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23" office:value-type="string">
            <text:p>“sans” font type</text:p>
          </table:table-cell>
          <table:table-cell table:style-name="ce34"/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53" table:formula="of:=IF([.B719]=&quot;R&quot;;0;IF([.B719]=&quot;-&quot;;0;4))" office:value-type="float" office:value="4">
            <text:p>4</text:p>
          </table:table-cell>
          <table:table-cell table:style-name="ce53" table:formula="of:=IF([.B719]=&quot;R&quot;;0;COUNTIF([.F719:.I7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23" office:value-type="string">
            <text:p>“serif” font type</text:p>
          </table:table-cell>
          <table:table-cell table:style-name="ce34"/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53" table:formula="of:=IF([.B720]=&quot;R&quot;;0;IF([.B720]=&quot;-&quot;;0;4))" office:value-type="float" office:value="4">
            <text:p>4</text:p>
          </table:table-cell>
          <table:table-cell table:style-name="ce53" table:formula="of:=IF([.B720]=&quot;R&quot;;0;COUNTIF([.F720:.I7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x-script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53" table:formula="of:=IF([.B721]=&quot;R&quot;;0;IF([.B721]=&quot;-&quot;;0;4))" office:value-type="float" office:value="4">
            <text:p>4</text:p>
          </table:table-cell>
          <table:table-cell table:style-name="ce53" table:formula="of:=IF([.B721]=&quot;R&quot;;0;COUNTIF([.F721:.I72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 office:value-type="string">
            <text:p>update to “format-text-underline”</text:p>
          </table:table-cell>
          <table:table-cell table:style-name="ce34"/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Err:522</text:p>
          </table:table-cell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Err:522</text:p>
          </table:table-cell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Err:522</text:p>
          </table:table-cell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Err:522</text:p>
          </table:table-cell>
          <table:table-cell table:style-name="ce53" table:formula="of:=IF([.B722]=&quot;R&quot;;0;IF([.B722]=&quot;-&quot;;0;4))" office:value-type="float" office:value="0">
            <text:p>0</text:p>
          </table:table-cell>
          <table:table-cell table:style-name="ce53" table:formula="of:=IF([.B722]=&quot;R&quot;;0;COUNTIF([.F722:.I7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Err:522</text:p>
          </table:table-cell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Err:522</text:p>
          </table:table-cell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Err:522</text:p>
          </table:table-cell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Err:522</text:p>
          </table:table-cell>
          <table:table-cell table:style-name="ce53" table:formula="of:=IF([.B723]=&quot;R&quot;;0;IF([.B723]=&quot;-&quot;;0;4))" office:value-type="float" office:value="0">
            <text:p>0</text:p>
          </table:table-cell>
          <table:table-cell table:style-name="ce53" table:formula="of:=IF([.B723]=&quot;R&quot;;0;COUNTIF([.F723:.I7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Err:522</text:p>
          </table:table-cell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Err:522</text:p>
          </table:table-cell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Err:522</text:p>
          </table:table-cell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Err:522</text:p>
          </table:table-cell>
          <table:table-cell table:style-name="ce53" table:formula="of:=IF([.B724]=&quot;R&quot;;0;IF([.B724]=&quot;-&quot;;0;4))" office:value-type="float" office:value="0">
            <text:p>0</text:p>
          </table:table-cell>
          <table:table-cell table:style-name="ce53" table:formula="of:=IF([.B724]=&quot;R&quot;;0;COUNTIF([.F724:.I7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53" table:formula="of:=IF([.B725]=&quot;R&quot;;0;IF([.B725]=&quot;-&quot;;0;4))" office:value-type="float" office:value="0">
            <text:p>0</text:p>
          </table:table-cell>
          <table:table-cell table:style-name="ce53" table:formula="of:=IF([.B725]=&quot;R&quot;;0;COUNTIF([.F725:.I7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53" table:formula="of:=IF([.B726]=&quot;R&quot;;0;IF([.B726]=&quot;-&quot;;0;4))" office:value-type="float" office:value="0">
            <text:p>0</text:p>
          </table:table-cell>
          <table:table-cell table:style-name="ce53" table:formula="of:=IF([.B726]=&quot;R&quot;;0;COUNTIF([.F726:.I7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34"/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53" table:formula="of:=IF([.B727]=&quot;R&quot;;0;IF([.B727]=&quot;-&quot;;0;4))" office:value-type="float" office:value="0">
            <text:p>0</text:p>
          </table:table-cell>
          <table:table-cell table:style-name="ce53" table:formula="of:=IF([.B727]=&quot;R&quot;;0;COUNTIF([.F727:.I7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23" office:value-type="string">
            <text:p>“kotext-character” / text-character ?</text:p>
          </table:table-cell>
          <table:table-cell table:style-name="ce34"/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53" table:formula="of:=IF([.B728]=&quot;R&quot;;0;IF([.B728]=&quot;-&quot;;0;4))" office:value-type="float" office:value="4">
            <text:p>4</text:p>
          </table:table-cell>
          <table:table-cell table:style-name="ce53" table:formula="of:=IF([.B728]=&quot;R&quot;;0;COUNTIF([.F728:.I7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23" office:value-type="string">
            <text:p>“kotext-paragraph” / text-paragraph</text:p>
          </table:table-cell>
          <table:table-cell table:style-name="ce34"/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53" table:formula="of:=IF([.B729]=&quot;R&quot;;0;IF([.B729]=&quot;-&quot;;0;4))" office:value-type="float" office:value="4">
            <text:p>4</text:p>
          </table:table-cell>
          <table:table-cell table:style-name="ce53" table:formula="of:=IF([.B729]=&quot;R&quot;;0;COUNTIF([.F729:.I7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23"/>
          <table:table-cell table:style-name="ce34" office:value-type="string">
            <text:p>dialog-ok-apply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53" table:formula="of:=IF([.B730]=&quot;R&quot;;0;IF([.B730]=&quot;-&quot;;0;4))" office:value-type="float" office:value="4">
            <text:p>4</text:p>
          </table:table-cell>
          <table:table-cell table:style-name="ce53" table:formula="of:=IF([.B730]=&quot;R&quot;;0;COUNTIF([.F730:.I7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53" table:formula="of:=IF([.B731]=&quot;R&quot;;0;IF([.B731]=&quot;-&quot;;0;4))" office:value-type="float" office:value="0">
            <text:p>0</text:p>
          </table:table-cell>
          <table:table-cell table:style-name="ce53" table:formula="of:=IF([.B731]=&quot;R&quot;;0;COUNTIF([.F731:.I7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53" table:formula="of:=IF([.B732]=&quot;R&quot;;0;IF([.B732]=&quot;-&quot;;0;4))" office:value-type="float" office:value="0">
            <text:p>0</text:p>
          </table:table-cell>
          <table:table-cell table:style-name="ce53" table:formula="of:=IF([.B732]=&quot;R&quot;;0;COUNTIF([.F732:.I7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53" table:formula="of:=IF([.B733]=&quot;R&quot;;0;IF([.B733]=&quot;-&quot;;0;4))" office:value-type="float" office:value="0">
            <text:p>0</text:p>
          </table:table-cell>
          <table:table-cell table:style-name="ce53" table:formula="of:=IF([.B733]=&quot;R&quot;;0;COUNTIF([.F733:.I7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53" table:formula="of:=IF([.B734]=&quot;R&quot;;0;IF([.B734]=&quot;-&quot;;0;4))" office:value-type="float" office:value="0">
            <text:p>0</text:p>
          </table:table-cell>
          <table:table-cell table:style-name="ce53" table:formula="of:=IF([.B734]=&quot;R&quot;;0;COUNTIF([.F734:.I7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53" table:formula="of:=IF([.B735]=&quot;R&quot;;0;IF([.B735]=&quot;-&quot;;0;4))" office:value-type="float" office:value="0">
            <text:p>0</text:p>
          </table:table-cell>
          <table:table-cell table:style-name="ce53" table:formula="of:=IF([.B735]=&quot;R&quot;;0;COUNTIF([.F735:.I7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23"/>
          <table:table-cell table:style-name="ce27" office:value-type="string">
            <text:p>format-list-unordered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53" table:formula="of:=IF([.B736]=&quot;R&quot;;0;IF([.B736]=&quot;-&quot;;0;4))" office:value-type="float" office:value="4">
            <text:p>4</text:p>
          </table:table-cell>
          <table:table-cell table:style-name="ce53" table:formula="of:=IF([.B736]=&quot;R&quot;;0;COUNTIF([.F736:.I7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23"/>
          <table:table-cell table:style-name="ce27" office:value-type="string">
            <text:p>format-list-ordered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53" table:formula="of:=IF([.B737]=&quot;R&quot;;0;IF([.B737]=&quot;-&quot;;0;4))" office:value-type="float" office:value="4">
            <text:p>4</text:p>
          </table:table-cell>
          <table:table-cell table:style-name="ce53" table:formula="of:=IF([.B737]=&quot;R&quot;;0;COUNTIF([.F737:.I7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23"/>
          <table:table-cell table:style-name="ce27" office:value-type="string">
            <text:p>character-set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53" table:formula="of:=IF([.B738]=&quot;R&quot;;0;IF([.B738]=&quot;-&quot;;0;4))" office:value-type="float" office:value="4">
            <text:p>4</text:p>
          </table:table-cell>
          <table:table-cell table:style-name="ce53" table:formula="of:=IF([.B738]=&quot;R&quot;;0;COUNTIF([.F738:.I7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23"/>
          <table:table-cell table:style-name="ce34"/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Err:522</text:p>
          </table:table-cell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Err:522</text:p>
          </table:table-cell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Err:522</text:p>
          </table:table-cell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Err:522</text:p>
          </table:table-cell>
          <table:table-cell table:style-name="ce53" table:formula="of:=IF([.B739]=&quot;R&quot;;0;IF([.B739]=&quot;-&quot;;0;4))" office:value-type="float" office:value="0">
            <text:p>0</text:p>
          </table:table-cell>
          <table:table-cell table:style-name="ce53" table:formula="of:=IF([.B739]=&quot;R&quot;;0;COUNTIF([.F739:.I7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Err:522</text:p>
          </table:table-cell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Err:522</text:p>
          </table:table-cell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Err:522</text:p>
          </table:table-cell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Err:522</text:p>
          </table:table-cell>
          <table:table-cell table:style-name="ce53" table:formula="of:=IF([.B740]=&quot;R&quot;;0;IF([.B740]=&quot;-&quot;;0;4))" office:value-type="float" office:value="0">
            <text:p>0</text:p>
          </table:table-cell>
          <table:table-cell table:style-name="ce53" table:formula="of:=IF([.B740]=&quot;R&quot;;0;COUNTIF([.F740:.I7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Err:522</text:p>
          </table:table-cell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Err:522</text:p>
          </table:table-cell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Err:522</text:p>
          </table:table-cell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Err:522</text:p>
          </table:table-cell>
          <table:table-cell table:style-name="ce53" table:formula="of:=IF([.B741]=&quot;R&quot;;0;IF([.B741]=&quot;-&quot;;0;4))" office:value-type="float" office:value="0">
            <text:p>0</text:p>
          </table:table-cell>
          <table:table-cell table:style-name="ce53" table:formula="of:=IF([.B741]=&quot;R&quot;;0;COUNTIF([.F741:.I7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Err:522</text:p>
          </table:table-cell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Err:522</text:p>
          </table:table-cell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Err:522</text:p>
          </table:table-cell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Err:522</text:p>
          </table:table-cell>
          <table:table-cell table:style-name="ce53" table:formula="of:=IF([.B742]=&quot;R&quot;;0;IF([.B742]=&quot;-&quot;;0;4))" office:value-type="float" office:value="0">
            <text:p>0</text:p>
          </table:table-cell>
          <table:table-cell table:style-name="ce53" table:formula="of:=IF([.B742]=&quot;R&quot;;0;COUNTIF([.F742:.I7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/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53" table:formula="of:=IF([.B743]=&quot;R&quot;;0;IF([.B743]=&quot;-&quot;;0;4))" office:value-type="float" office:value="0">
            <text:p>0</text:p>
          </table:table-cell>
          <table:table-cell table:style-name="ce53" table:formula="of:=IF([.B743]=&quot;R&quot;;0;COUNTIF([.F743:.I7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Err:522</text:p>
          </table:table-cell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Err:522</text:p>
          </table:table-cell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Err:522</text:p>
          </table:table-cell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Err:522</text:p>
          </table:table-cell>
          <table:table-cell table:style-name="ce53" table:formula="of:=IF([.B744]=&quot;R&quot;;0;IF([.B744]=&quot;-&quot;;0;4))" office:value-type="float" office:value="0">
            <text:p>0</text:p>
          </table:table-cell>
          <table:table-cell table:style-name="ce53" table:formula="of:=IF([.B744]=&quot;R&quot;;0;COUNTIF([.F744:.I7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Err:522</text:p>
          </table:table-cell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Err:522</text:p>
          </table:table-cell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Err:522</text:p>
          </table:table-cell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Err:522</text:p>
          </table:table-cell>
          <table:table-cell table:style-name="ce53" table:formula="of:=IF([.B745]=&quot;R&quot;;0;IF([.B745]=&quot;-&quot;;0;4))" office:value-type="float" office:value="0">
            <text:p>0</text:p>
          </table:table-cell>
          <table:table-cell table:style-name="ce53" table:formula="of:=IF([.B745]=&quot;R&quot;;0;COUNTIF([.F745:.I7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34"/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53" table:formula="of:=IF([.B746]=&quot;R&quot;;0;IF([.B746]=&quot;-&quot;;0;4))" office:value-type="float" office:value="0">
            <text:p>0</text:p>
          </table:table-cell>
          <table:table-cell table:style-name="ce53" table:formula="of:=IF([.B746]=&quot;R&quot;;0;COUNTIF([.F746:.I7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23"/>
          <table:table-cell table:style-name="ce34"/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Err:522</text:p>
          </table:table-cell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Err:522</text:p>
          </table:table-cell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Err:522</text:p>
          </table:table-cell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Err:522</text:p>
          </table:table-cell>
          <table:table-cell table:style-name="ce53" table:formula="of:=IF([.B747]=&quot;R&quot;;0;IF([.B747]=&quot;-&quot;;0;4))" office:value-type="float" office:value="0">
            <text:p>0</text:p>
          </table:table-cell>
          <table:table-cell table:style-name="ce53" table:formula="of:=IF([.B747]=&quot;R&quot;;0;COUNTIF([.F747:.I7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23"/>
          <table:table-cell table:style-name="ce34"/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Err:522</text:p>
          </table:table-cell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Err:522</text:p>
          </table:table-cell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Err:522</text:p>
          </table:table-cell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Err:522</text:p>
          </table:table-cell>
          <table:table-cell table:style-name="ce53" table:formula="of:=IF([.B748]=&quot;R&quot;;0;IF([.B748]=&quot;-&quot;;0;4))" office:value-type="float" office:value="0">
            <text:p>0</text:p>
          </table:table-cell>
          <table:table-cell table:style-name="ce53" table:formula="of:=IF([.B748]=&quot;R&quot;;0;COUNTIF([.F748:.I7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23"/>
          <table:table-cell table:style-name="ce34"/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53" table:formula="of:=IF([.B749]=&quot;R&quot;;0;IF([.B749]=&quot;-&quot;;0;4))" office:value-type="float" office:value="0">
            <text:p>0</text:p>
          </table:table-cell>
          <table:table-cell table:style-name="ce53" table:formula="of:=IF([.B749]=&quot;R&quot;;0;COUNTIF([.F749:.I7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l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53" table:formula="of:=IF([.B750]=&quot;R&quot;;0;IF([.B750]=&quot;-&quot;;0;4))" office:value-type="float" office:value="4">
            <text:p>4</text:p>
          </table:table-cell>
          <table:table-cell table:style-name="ce53" table:formula="of:=IF([.B750]=&quot;R&quot;;0;COUNTIF([.F750:.I7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/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53" table:formula="of:=IF([.B751]=&quot;R&quot;;0;IF([.B751]=&quot;-&quot;;0;4))" office:value-type="float" office:value="0">
            <text:p>0</text:p>
          </table:table-cell>
          <table:table-cell table:style-name="ce53" table:formula="of:=IF([.B751]=&quot;R&quot;;0;COUNTIF([.F751:.I7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53" table:formula="of:=IF([.B752]=&quot;R&quot;;0;IF([.B752]=&quot;-&quot;;0;4))" office:value-type="float" office:value="0">
            <text:p>0</text:p>
          </table:table-cell>
          <table:table-cell table:style-name="ce53" table:formula="of:=IF([.B752]=&quot;R&quot;;0;COUNTIF([.F752:.I7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Tool/KarbonFilterEffectsToolFactory.cpp: <text:s text:c="3"/>setIcon( "effectimages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53" table:formula="of:=IF([.B753]=&quot;R&quot;;0;IF([.B753]=&quot;-&quot;;0;4))" office:value-type="float" office:value="4">
            <text:p>4</text:p>
          </table:table-cell>
          <table:table-cell table:style-name="ce53" table:formula="of:=IF([.B753]=&quot;R&quot;;0;COUNTIF([.F753:.I7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//button-&gt;setIcon( QPixmap( (const char **) buttonnone ) );</text:p>
          </table:table-cell>
          <table:table-cell table:style-name="Default"/>
          <table:table-cell table:style-name="Default"/>
          <table:table-cell table:style-name="ce31"/>
          <table:table-cell table:style-name="ce34"/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53" table:formula="of:=IF([.B754]=&quot;R&quot;;0;IF([.B754]=&quot;-&quot;;0;4))" office:value-type="float" office:value="4">
            <text:p>4</text:p>
          </table:table-cell>
          <table:table-cell table:style-name="ce53" table:formula="of:=IF([.B754]=&quot;R&quot;;0;COUNTIF([.F754:.I7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KIcon( "edit-delet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53" table:formula="of:=IF([.B755]=&quot;R&quot;;0;IF([.B755]=&quot;-&quot;;0;4))" office:value-type="float" office:value="4">
            <text:p>4</text:p>
          </table:table-cell>
          <table:table-cell table:style-name="ce53" table:formula="of:=IF([.B755]=&quot;R&quot;;0;COUNTIF([.F755:.I7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solid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53" table:formula="of:=IF([.B756]=&quot;R&quot;;0;IF([.B756]=&quot;-&quot;;0;4))" office:value-type="float" office:value="4">
            <text:p>4</text:p>
          </table:table-cell>
          <table:table-cell table:style-name="ce53" table:formula="of:=IF([.B756]=&quot;R&quot;;0;COUNTIF([.F756:.I7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gradient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53" table:formula="of:=IF([.B757]=&quot;R&quot;;0;IF([.B757]=&quot;-&quot;;0;4))" office:value-type="float" office:value="4">
            <text:p>4</text:p>
          </table:table-cell>
          <table:table-cell table:style-name="ce53" table:formula="of:=IF([.B757]=&quot;R&quot;;0;COUNTIF([.F757:.I7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pattern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53" table:formula="of:=IF([.B758]=&quot;R&quot;;0;IF([.B758]=&quot;-&quot;;0;4))" office:value-type="float" office:value="4">
            <text:p>4</text:p>
          </table:table-cell>
          <table:table-cell table:style-name="ce53" table:formula="of:=IF([.B758]=&quot;R&quot;;0;COUNTIF([.F758:.I7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evenodd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53" table:formula="of:=IF([.B759]=&quot;R&quot;;0;IF([.B759]=&quot;-&quot;;0;4))" office:value-type="float" office:value="4">
            <text:p>4</text:p>
          </table:table-cell>
          <table:table-cell table:style-name="ce53" table:formula="of:=IF([.B759]=&quot;R&quot;;0;COUNTIF([.F759:.I7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winding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53" table:formula="of:=IF([.B760]=&quot;R&quot;;0;IF([.B760]=&quot;-&quot;;0;4))" office:value-type="float" office:value="4">
            <text:p>4</text:p>
          </table:table-cell>
          <table:table-cell table:style-name="ce53" table:formula="of:=IF([.B760]=&quot;R&quot;;0;COUNTIF([.F760:.I7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ui/dockers/KarbonLayer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53" table:formula="of:=IF([.B761]=&quot;R&quot;;0;IF([.B761]=&quot;-&quot;;0;4))" office:value-type="float" office:value="0">
            <text:p>0</text:p>
          </table:table-cell>
          <table:table-cell table:style-name="ce53" table:formula="of:=IF([.B761]=&quot;R&quot;;0;COUNTIF([.F761:.I7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53" table:formula="of:=IF([.B762]=&quot;R&quot;;0;IF([.B762]=&quot;-&quot;;0;4))" office:value-type="float" office:value="0">
            <text:p>0</text:p>
          </table:table-cell>
          <table:table-cell table:style-name="ce53" table:formula="of:=IF([.B762]=&quot;R&quot;;0;COUNTIF([.F762:.I7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ui/dockers/KarbonLayerDocker.cpp: <text:s text:c="3"/>button-&gt;setIcon( SmallIcon( "go-up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53" table:formula="of:=IF([.B763]=&quot;R&quot;;0;IF([.B763]=&quot;-&quot;;0;4))" office:value-type="float" office:value="4">
            <text:p>4</text:p>
          </table:table-cell>
          <table:table-cell table:style-name="ce53" table:formula="of:=IF([.B763]=&quot;R&quot;;0;COUNTIF([.F763:.I7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go-down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53" table:formula="of:=IF([.B764]=&quot;R&quot;;0;IF([.B764]=&quot;-&quot;;0;4))" office:value-type="float" office:value="4">
            <text:p>4</text:p>
          </table:table-cell>
          <table:table-cell table:style-name="ce53" table:formula="of:=IF([.B764]=&quot;R&quot;;0;COUNTIF([.F764:.I7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toolButton-&gt;setIcon(SmallIcon("view-choose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53" table:formula="of:=IF([.B765]=&quot;R&quot;;0;IF([.B765]=&quot;-&quot;;0;4))" office:value-type="float" office:value="4">
            <text:p>4</text:p>
          </table:table-cell>
          <table:table-cell table:style-name="ce53" table:formula="of:=IF([.B765]=&quot;R&quot;;0;COUNTIF([.F765:.I7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53" table:formula="of:=IF([.B766]=&quot;R&quot;;0;IF([.B766]=&quot;-&quot;;0;4))" office:value-type="float" office:value="4">
            <text:p>4</text:p>
          </table:table-cell>
          <table:table-cell table:style-name="ce53" table:formula="of:=IF([.B766]=&quot;R&quot;;0;COUNTIF([.F766:.I7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53" table:formula="of:=IF([.B767]=&quot;R&quot;;0;IF([.B767]=&quot;-&quot;;0;4))" office:value-type="float" office:value="4">
            <text:p>4</text:p>
          </table:table-cell>
          <table:table-cell table:style-name="ce53" table:formula="of:=IF([.B767]=&quot;R&quot;;0;COUNTIF([.F767:.I7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arbon/ui/dialogs/KarbonConfigureDialog.cpp: <text:s text:c="3"/>item-&gt;setIcon(KIcon(BarIcon("grid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768]=&quot;R&quot;;0;IF([.B768]=&quot;-&quot;;0;4))" office:value-type="float" office:value="4">
            <text:p>4</text:p>
          </table:table-cell>
          <table:table-cell table:style-name="ce53" table:formula="of:=IF([.B768]=&quot;R&quot;;0;COUNTIF([.F768:.I76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53" table:formula="of:=IF([.B769]=&quot;R&quot;;0;IF([.B769]=&quot;-&quot;;0;4))" office:value-type="float" office:value="4">
            <text:p>4</text:p>
          </table:table-cell>
          <table:table-cell table:style-name="ce53" table:formula="of:=IF([.B769]=&quot;R&quot;;0;COUNTIF([.F769:.I7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Effec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53" table:formula="of:=IF([.B770]=&quot;R&quot;;0;IF([.B770]=&quot;-&quot;;0;4))" office:value-type="float" office:value="0">
            <text:p>0</text:p>
          </table:table-cell>
          <table:table-cell table:style-name="ce53" table:formula="of:=IF([.B770]=&quot;R&quot;;0;COUNTIF([.F770:.I7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Effec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53" table:formula="of:=IF([.B771]=&quot;R&quot;;0;IF([.B771]=&quot;-&quot;;0;4))" office:value-type="float" office:value="0">
            <text:p>0</text:p>
          </table:table-cell>
          <table:table-cell table:style-name="ce53" table:formula="of:=IF([.B771]=&quot;R&quot;;0;COUNTIF([.F771:.I7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aiseEffect-&gt;setIcon(KIcon("arrow-up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53" table:formula="of:=IF([.B772]=&quot;R&quot;;0;IF([.B772]=&quot;-&quot;;0;4))" office:value-type="float" office:value="4">
            <text:p>4</text:p>
          </table:table-cell>
          <table:table-cell table:style-name="ce53" table:formula="of:=IF([.B772]=&quot;R&quot;;0;COUNTIF([.F772:.I7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lowerEffect-&gt;setIcon(KIcon("arrow-dow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53" table:formula="of:=IF([.B773]=&quot;R&quot;;0;IF([.B773]=&quot;-&quot;;0;4))" office:value-type="float" office:value="4">
            <text:p>4</text:p>
          </table:table-cell>
          <table:table-cell table:style-name="ce53" table:formula="of:=IF([.B773]=&quot;R&quot;;0;COUNTIF([.F773:.I7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Prese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53" table:formula="of:=IF([.B774]=&quot;R&quot;;0;IF([.B774]=&quot;-&quot;;0;4))" office:value-type="float" office:value="0">
            <text:p>0</text:p>
          </table:table-cell>
          <table:table-cell table:style-name="ce53" table:formula="of:=IF([.B774]=&quot;R&quot;;0;COUNTIF([.F774:.I7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Prese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53" table:formula="of:=IF([.B775]=&quot;R&quot;;0;IF([.B775]=&quot;-&quot;;0;4))" office:value-type="float" office:value="0">
            <text:p>0</text:p>
          </table:table-cell>
          <table:table-cell table:style-name="ce53" table:formula="of:=IF([.B775]=&quot;R&quot;;0;COUNTIF([.F775:.I7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addButton-&gt;setIcon( KIcon("list-add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53" table:formula="of:=IF([.B776]=&quot;R&quot;;0;IF([.B776]=&quot;-&quot;;0;4))" office:value-type="float" office:value="0">
            <text:p>0</text:p>
          </table:table-cell>
          <table:table-cell table:style-name="ce53" table:formula="of:=IF([.B776]=&quot;R&quot;;0;COUNTIF([.F776:.I7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editButton-&gt;setIcon(KIcon("view-filter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53" table:formula="of:=IF([.B777]=&quot;R&quot;;0;IF([.B777]=&quot;-&quot;;0;4))" office:value-type="float" office:value="4">
            <text:p>4</text:p>
          </table:table-cell>
          <table:table-cell table:style-name="ce53" table:formula="of:=IF([.B777]=&quot;R&quot;;0;COUNTIF([.F777:.I7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53" table:formula="of:=IF([.B778]=&quot;R&quot;;0;IF([.B778]=&quot;-&quot;;0;4))" office:value-type="float" office:value="0">
            <text:p>0</text:p>
          </table:table-cell>
          <table:table-cell table:style-name="ce53" table:formula="of:=IF([.B778]=&quot;R&quot;;0;COUNTIF([.F778:.I7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aiseButton-&gt;setIcon(KIcon("arrow-up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53" table:formula="of:=IF([.B779]=&quot;R&quot;;0;IF([.B779]=&quot;-&quot;;0;4))" office:value-type="float" office:value="4">
            <text:p>4</text:p>
          </table:table-cell>
          <table:table-cell table:style-name="ce53" table:formula="of:=IF([.B779]=&quot;R&quot;;0;COUNTIF([.F779:.I7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lowerButton-&gt;setIcon(KIcon("arrow-dow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53" table:formula="of:=IF([.B780]=&quot;R&quot;;0;IF([.B780]=&quot;-&quot;;0;4))" office:value-type="float" office:value="4">
            <text:p>4</text:p>
          </table:table-cell>
          <table:table-cell table:style-name="ce53" table:formula="of:=IF([.B780]=&quot;R&quot;;0;COUNTIF([.F780:.I7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Factory.cpp: <text:s text:c="3"/>setIcon( "effectimages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53" table:formula="of:=IF([.B781]=&quot;R&quot;;0;IF([.B781]=&quot;-&quot;;0;4))" office:value-type="float" office:value="4">
            <text:p>4</text:p>
          </table:table-cell>
          <table:table-cell table:style-name="ce53" table:formula="of:=IF([.B781]=&quot;R&quot;;0;COUNTIF([.F781:.I7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PencilToolFactory.cpp: <text:s text:c="3"/>setIcon( "draw-freehand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53" table:formula="of:=IF([.B782]=&quot;R&quot;;0;IF([.B782]=&quot;-&quot;;0;4))" office:value-type="float" office:value="4">
            <text:p>4</text:p>
          </table:table-cell>
          <table:table-cell table:style-name="ce53" table:formula="of:=IF([.B782]=&quot;R&quot;;0;COUNTIF([.F782:.I7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53" table:formula="of:=IF([.B783]=&quot;R&quot;;0;IF([.B783]=&quot;-&quot;;0;4))" office:value-type="float" office:value="4">
            <text:p>4</text:p>
          </table:table-cell>
          <table:table-cell table:style-name="ce53" table:formula="of:=IF([.B783]=&quot;R&quot;;0;COUNTIF([.F783:.I7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53" table:formula="of:=IF([.B784]=&quot;R&quot;;0;IF([.B784]=&quot;-&quot;;0;4))" office:value-type="float" office:value="0">
            <text:p>0</text:p>
          </table:table-cell>
          <table:table-cell table:style-name="ce53" table:formula="of:=IF([.B784]=&quot;R&quot;;0;COUNTIF([.F784:.I7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ToolFactory.cpp: <text:s text:c="3"/>setIcon( "calligraphy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53" table:formula="of:=IF([.B785]=&quot;R&quot;;0;IF([.B785]=&quot;-&quot;;0;4))" office:value-type="float" office:value="4">
            <text:p>4</text:p>
          </table:table-cell>
          <table:table-cell table:style-name="ce53" table:formula="of:=IF([.B785]=&quot;R&quot;;0;COUNTIF([.F785:.I7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icShapeFactory.cpp: <text:s text:c="3"/>setIcon("calligraphy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53" table:formula="of:=IF([.B786]=&quot;R&quot;;0;IF([.B786]=&quot;-&quot;;0;4))" office:value-type="float" office:value="4">
            <text:p>4</text:p>
          </table:table-cell>
          <table:table-cell table:style-name="ce53" table:formula="of:=IF([.B786]=&quot;R&quot;;0;COUNTIF([.F786:.I7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GradientToolFactory.cpp: <text:s text:c="3"/>setIcon( "format-fill-color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53" table:formula="of:=IF([.B787]=&quot;R&quot;;0;IF([.B787]=&quot;-&quot;;0;4))" office:value-type="float" office:value="4">
            <text:p>4</text:p>
          </table:table-cell>
          <table:table-cell table:style-name="ce53" table:formula="of:=IF([.B787]=&quot;R&quot;;0;COUNTIF([.F787:.I7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PatternToolFactory.cpp: <text:s text:c="3"/>setIcon( "pattern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53" table:formula="of:=IF([.B788]=&quot;R&quot;;0;IF([.B788]=&quot;-&quot;;0;4))" office:value-type="float" office:value="4">
            <text:p>4</text:p>
          </table:table-cell>
          <table:table-cell table:style-name="ce53" table:formula="of:=IF([.B788]=&quot;R&quot;;0;COUNTIF([.F788:.I7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ToolFactory.cpp: <text:s text:c="3"/>setIcon ( "kchart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53" table:formula="of:=IF([.B789]=&quot;R&quot;;0;IF([.B789]=&quot;-&quot;;0;4))" office:value-type="float" office:value="4">
            <text:p>4</text:p>
          </table:table-cell>
          <table:table-cell table:style-name="ce53" table:formula="of:=IF([.B789]=&quot;R&quot;;0;COUNTIF([.F789:.I7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dialogs/TableEditorDialog.cpp: <text:s text:c="3"/>insertRow-&gt;setIcon( insertRow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53" table:formula="of:=IF([.B790]=&quot;R&quot;;0;IF([.B790]=&quot;-&quot;;0;4))" office:value-type="float" office:value="4">
            <text:p>4</text:p>
          </table:table-cell>
          <table:table-cell table:style-name="ce53" table:formula="of:=IF([.B790]=&quot;R&quot;;0;COUNTIF([.F790:.I7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dialogs/TableEditorDialog.cpp: <text:s text:c="3"/>deleteRow-&gt;setIcon( deleteRow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53" table:formula="of:=IF([.B791]=&quot;R&quot;;0;IF([.B791]=&quot;-&quot;;0;4))" office:value-type="float" office:value="4">
            <text:p>4</text:p>
          </table:table-cell>
          <table:table-cell table:style-name="ce53" table:formula="of:=IF([.B791]=&quot;R&quot;;0;COUNTIF([.F791:.I7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insertColumn-&gt;setIcon( insertColumn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53" table:formula="of:=IF([.B792]=&quot;R&quot;;0;IF([.B792]=&quot;-&quot;;0;4))" office:value-type="float" office:value="4">
            <text:p>4</text:p>
          </table:table-cell>
          <table:table-cell table:style-name="ce53" table:formula="of:=IF([.B792]=&quot;R&quot;;0;COUNTIF([.F792:.I7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deleteColumn-&gt;setIcon( deleteColumn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53" table:formula="of:=IF([.B793]=&quot;R&quot;;0;IF([.B793]=&quot;-&quot;;0;4))" office:value-type="float" office:value="4">
            <text:p>4</text:p>
          </table:table-cell>
          <table:table-cell table:style-name="ce53" table:formula="of:=IF([.B793]=&quot;R&quot;;0;COUNTIF([.F793:.I7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53" table:formula="of:=IF([.B794]=&quot;R&quot;;0;IF([.B794]=&quot;-&quot;;0;4))" office:value-type="float" office:value="4">
            <text:p>4</text:p>
          </table:table-cell>
          <table:table-cell table:style-name="ce53" table:formula="of:=IF([.B794]=&quot;R&quot;;0;COUNTIF([.F794:.I7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ataSetChartTypeMenu-&gt;setIcon( KIcon( "chart_bar_beside" ) ); <text:s text:c="6"/>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53" table:formula="of:=IF([.B795]=&quot;R&quot;;0;IF([.B795]=&quot;-&quot;;0;4))" office:value-type="float" office:value="4">
            <text:p>4</text:p>
          </table:table-cell>
          <table:table-cell table:style-name="ce53" table:formula="of:=IF([.B795]=&quot;R&quot;;0;COUNTIF([.F795:.I7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ConfigWidget.cpp: <text:s text:c="3"/>d-&gt;ui.addAxis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53" table:formula="of:=IF([.B796]=&quot;R&quot;;0;IF([.B796]=&quot;-&quot;;0;4))" office:value-type="float" office:value="0">
            <text:p>0</text:p>
          </table:table-cell>
          <table:table-cell table:style-name="ce53" table:formula="of:=IF([.B796]=&quot;R&quot;;0;COUNTIF([.F796:.I7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-&gt;ui.removeAxis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53" table:formula="of:=IF([.B797]=&quot;R&quot;;0;IF([.B797]=&quot;-&quot;;0;4))" office:value-type="float" office:value="0">
            <text:p>0</text:p>
          </table:table-cell>
          <table:table-cell table:style-name="ce53" table:formula="of:=IF([.B797]=&quot;R&quot;;0;COUNTIF([.F797:.I7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53" table:formula="of:=IF([.B798]=&quot;R&quot;;0;IF([.B798]=&quot;-&quot;;0;4))" office:value-type="float" office:value="4">
            <text:p>4</text:p>
          </table:table-cell>
          <table:table-cell table:style-name="ce53" table:formula="of:=IF([.B798]=&quot;R&quot;;0;COUNTIF([.F798:.I7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53" table:formula="of:=IF([.B799]=&quot;R&quot;;0;IF([.B799]=&quot;-&quot;;0;4))" office:value-type="float" office:value="4">
            <text:p>4</text:p>
          </table:table-cell>
          <table:table-cell table:style-name="ce53" table:formula="of:=IF([.B799]=&quot;R&quot;;0;COUNTIF([.F799:.I7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53" table:formula="of:=IF([.B800]=&quot;R&quot;;0;IF([.B800]=&quot;-&quot;;0;4))" office:value-type="float" office:value="4">
            <text:p>4</text:p>
          </table:table-cell>
          <table:table-cell table:style-name="ce53" table:formula="of:=IF([.B800]=&quot;R&quot;;0;COUNTIF([.F800:.I8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53" table:formula="of:=IF([.B801]=&quot;R&quot;;0;IF([.B801]=&quot;-&quot;;0;4))" office:value-type="float" office:value="4">
            <text:p>4</text:p>
          </table:table-cell>
          <table:table-cell table:style-name="ce53" table:formula="of:=IF([.B801]=&quot;R&quot;;0;COUNTIF([.F801:.I8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53" table:formula="of:=IF([.B802]=&quot;R&quot;;0;IF([.B802]=&quot;-&quot;;0;4))" office:value-type="float" office:value="4">
            <text:p>4</text:p>
          </table:table-cell>
          <table:table-cell table:style-name="ce53" table:formula="of:=IF([.B802]=&quot;R&quot;;0;COUNTIF([.F802:.I8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53" table:formula="of:=IF([.B803]=&quot;R&quot;;0;IF([.B803]=&quot;-&quot;;0;4))" office:value-type="float" office:value="4">
            <text:p>4</text:p>
          </table:table-cell>
          <table:table-cell table:style-name="ce53" table:formula="of:=IF([.B803]=&quot;R&quot;;0;COUNTIF([.F803:.I8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53" table:formula="of:=IF([.B804]=&quot;R&quot;;0;IF([.B804]=&quot;-&quot;;0;4))" office:value-type="float" office:value="4">
            <text:p>4</text:p>
          </table:table-cell>
          <table:table-cell table:style-name="ce53" table:formula="of:=IF([.B804]=&quot;R&quot;;0;COUNTIF([.F804:.I8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53" table:formula="of:=IF([.B805]=&quot;R&quot;;0;IF([.B805]=&quot;-&quot;;0;4))" office:value-type="float" office:value="4">
            <text:p>4</text:p>
          </table:table-cell>
          <table:table-cell table:style-name="ce53" table:formula="of:=IF([.B805]=&quot;R&quot;;0;COUNTIF([.F805:.I8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53" table:formula="of:=IF([.B806]=&quot;R&quot;;0;IF([.B806]=&quot;-&quot;;0;4))" office:value-type="float" office:value="4">
            <text:p>4</text:p>
          </table:table-cell>
          <table:table-cell table:style-name="ce53" table:formula="of:=IF([.B806]=&quot;R&quot;;0;COUNTIF([.F806:.I8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53" table:formula="of:=IF([.B807]=&quot;R&quot;;0;IF([.B807]=&quot;-&quot;;0;4))" office:value-type="float" office:value="4">
            <text:p>4</text:p>
          </table:table-cell>
          <table:table-cell table:style-name="ce53" table:formula="of:=IF([.B807]=&quot;R&quot;;0;COUNTIF([.F807:.I8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53" table:formula="of:=IF([.B808]=&quot;R&quot;;0;IF([.B808]=&quot;-&quot;;0;4))" office:value-type="float" office:value="4">
            <text:p>4</text:p>
          </table:table-cell>
          <table:table-cell table:style-name="ce53" table:formula="of:=IF([.B808]=&quot;R&quot;;0;COUNTIF([.F808:.I8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53" table:formula="of:=IF([.B809]=&quot;R&quot;;0;IF([.B809]=&quot;-&quot;;0;4))" office:value-type="float" office:value="4">
            <text:p>4</text:p>
          </table:table-cell>
          <table:table-cell table:style-name="ce53" table:formula="of:=IF([.B809]=&quot;R&quot;;0;COUNTIF([.F809:.I8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53" table:formula="of:=IF([.B810]=&quot;R&quot;;0;IF([.B810]=&quot;-&quot;;0;4))" office:value-type="float" office:value="4">
            <text:p>4</text:p>
          </table:table-cell>
          <table:table-cell table:style-name="ce53" table:formula="of:=IF([.B810]=&quot;R&quot;;0;COUNTIF([.F810:.I8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53" table:formula="of:=IF([.B811]=&quot;R&quot;;0;IF([.B811]=&quot;-&quot;;0;4))" office:value-type="float" office:value="4">
            <text:p>4</text:p>
          </table:table-cell>
          <table:table-cell table:style-name="ce53" table:formula="of:=IF([.B811]=&quot;R&quot;;0;COUNTIF([.F811:.I8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53" table:formula="of:=IF([.B812]=&quot;R&quot;;0;IF([.B812]=&quot;-&quot;;0;4))" office:value-type="float" office:value="4">
            <text:p>4</text:p>
          </table:table-cell>
          <table:table-cell table:style-name="ce53" table:formula="of:=IF([.B812]=&quot;R&quot;;0;COUNTIF([.F812:.I8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53" table:formula="of:=IF([.B813]=&quot;R&quot;;0;IF([.B813]=&quot;-&quot;;0;4))" office:value-type="float" office:value="4">
            <text:p>4</text:p>
          </table:table-cell>
          <table:table-cell table:style-name="ce53" table:formula="of:=IF([.B813]=&quot;R&quot;;0;COUNTIF([.F813:.I8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53" table:formula="of:=IF([.B814]=&quot;R&quot;;0;IF([.B814]=&quot;-&quot;;0;4))" office:value-type="float" office:value="4">
            <text:p>4</text:p>
          </table:table-cell>
          <table:table-cell table:style-name="ce53" table:formula="of:=IF([.B814]=&quot;R&quot;;0;COUNTIF([.F814:.I8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53" table:formula="of:=IF([.B815]=&quot;R&quot;;0;IF([.B815]=&quot;-&quot;;0;4))" office:value-type="float" office:value="4">
            <text:p>4</text:p>
          </table:table-cell>
          <table:table-cell table:style-name="ce53" table:formula="of:=IF([.B815]=&quot;R&quot;;0;COUNTIF([.F815:.I8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53" table:formula="of:=IF([.B816]=&quot;R&quot;;0;IF([.B816]=&quot;-&quot;;0;4))" office:value-type="float" office:value="4">
            <text:p>4</text:p>
          </table:table-cell>
          <table:table-cell table:style-name="ce53" table:formula="of:=IF([.B816]=&quot;R&quot;;0;COUNTIF([.F816:.I8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53" table:formula="of:=IF([.B817]=&quot;R&quot;;0;IF([.B817]=&quot;-&quot;;0;4))" office:value-type="float" office:value="4">
            <text:p>4</text:p>
          </table:table-cell>
          <table:table-cell table:style-name="ce53" table:formula="of:=IF([.B817]=&quot;R&quot;;0;COUNTIF([.F817:.I8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53" table:formula="of:=IF([.B818]=&quot;R&quot;;0;IF([.B818]=&quot;-&quot;;0;4))" office:value-type="float" office:value="4">
            <text:p>4</text:p>
          </table:table-cell>
          <table:table-cell table:style-name="ce53" table:formula="of:=IF([.B818]=&quot;R&quot;;0;COUNTIF([.F818:.I8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53" table:formula="of:=IF([.B819]=&quot;R&quot;;0;IF([.B819]=&quot;-&quot;;0;4))" office:value-type="float" office:value="4">
            <text:p>4</text:p>
          </table:table-cell>
          <table:table-cell table:style-name="ce53" table:formula="of:=IF([.B819]=&quot;R&quot;;0;COUNTIF([.F819:.I8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53" table:formula="of:=IF([.B820]=&quot;R&quot;;0;IF([.B820]=&quot;-&quot;;0;4))" office:value-type="float" office:value="4">
            <text:p>4</text:p>
          </table:table-cell>
          <table:table-cell table:style-name="ce53" table:formula="of:=IF([.B820]=&quot;R&quot;;0;COUNTIF([.F820:.I8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53" table:formula="of:=IF([.B821]=&quot;R&quot;;0;IF([.B821]=&quot;-&quot;;0;4))" office:value-type="float" office:value="4">
            <text:p>4</text:p>
          </table:table-cell>
          <table:table-cell table:style-name="ce53" table:formula="of:=IF([.B821]=&quot;R&quot;;0;COUNTIF([.F821:.I8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53" table:formula="of:=IF([.B822]=&quot;R&quot;;0;IF([.B822]=&quot;-&quot;;0;4))" office:value-type="float" office:value="4">
            <text:p>4</text:p>
          </table:table-cell>
          <table:table-cell table:style-name="ce53" table:formula="of:=IF([.B822]=&quot;R&quot;;0;COUNTIF([.F822:.I8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53" table:formula="of:=IF([.B823]=&quot;R&quot;;0;IF([.B823]=&quot;-&quot;;0;4))" office:value-type="float" office:value="4">
            <text:p>4</text:p>
          </table:table-cell>
          <table:table-cell table:style-name="ce53" table:formula="of:=IF([.B823]=&quot;R&quot;;0;COUNTIF([.F823:.I8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53" table:formula="of:=IF([.B824]=&quot;R&quot;;0;IF([.B824]=&quot;-&quot;;0;4))" office:value-type="float" office:value="4">
            <text:p>4</text:p>
          </table:table-cell>
          <table:table-cell table:style-name="ce53" table:formula="of:=IF([.B824]=&quot;R&quot;;0;COUNTIF([.F824:.I8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53" table:formula="of:=IF([.B825]=&quot;R&quot;;0;IF([.B825]=&quot;-&quot;;0;4))" office:value-type="float" office:value="4">
            <text:p>4</text:p>
          </table:table-cell>
          <table:table-cell table:style-name="ce53" table:formula="of:=IF([.B825]=&quot;R&quot;;0;COUNTIF([.F825:.I8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53" table:formula="of:=IF([.B826]=&quot;R&quot;;0;IF([.B826]=&quot;-&quot;;0;4))" office:value-type="float" office:value="4">
            <text:p>4</text:p>
          </table:table-cell>
          <table:table-cell table:style-name="ce53" table:formula="of:=IF([.B826]=&quot;R&quot;;0;COUNTIF([.F826:.I8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53" table:formula="of:=IF([.B827]=&quot;R&quot;;0;IF([.B827]=&quot;-&quot;;0;4))" office:value-type="float" office:value="4">
            <text:p>4</text:p>
          </table:table-cell>
          <table:table-cell table:style-name="ce53" table:formula="of:=IF([.B827]=&quot;R&quot;;0;COUNTIF([.F827:.I8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ing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53" table:formula="of:=IF([.B828]=&quot;R&quot;;0;IF([.B828]=&quot;-&quot;;0;4))" office:value-type="float" office:value="4">
            <text:p>4</text:p>
          </table:table-cell>
          <table:table-cell table:style-name="ce53" table:formula="of:=IF([.B828]=&quot;R&quot;;0;COUNTIF([.F828:.I8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53" table:formula="of:=IF([.B829]=&quot;R&quot;;0;IF([.B829]=&quot;-&quot;;0;4))" office:value-type="float" office:value="4">
            <text:p>4</text:p>
          </table:table-cell>
          <table:table-cell table:style-name="ce53" table:formula="of:=IF([.B829]=&quot;R&quot;;0;COUNTIF([.F829:.I8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adar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53" table:formula="of:=IF([.B830]=&quot;R&quot;;0;IF([.B830]=&quot;-&quot;;0;4))" office:value-type="float" office:value="4">
            <text:p>4</text:p>
          </table:table-cell>
          <table:table-cell table:style-name="ce53" table:formula="of:=IF([.B830]=&quot;R&quot;;0;COUNTIF([.F830:.I8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tock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53" table:formula="of:=IF([.B831]=&quot;R&quot;;0;IF([.B831]=&quot;-&quot;;0;4))" office:value-type="float" office:value="4">
            <text:p>4</text:p>
          </table:table-cell>
          <table:table-cell table:style-name="ce53" table:formula="of:=IF([.B831]=&quot;R&quot;;0;COUNTIF([.F831:.I8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53" table:formula="of:=IF([.B832]=&quot;R&quot;;0;IF([.B832]=&quot;-&quot;;0;4))" office:value-type="float" office:value="4">
            <text:p>4</text:p>
          </table:table-cell>
          <table:table-cell table:style-name="ce53" table:formula="of:=IF([.B832]=&quot;R&quot;;0;COUNTIF([.F832:.I8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53" table:formula="of:=IF([.B833]=&quot;R&quot;;0;IF([.B833]=&quot;-&quot;;0;4))" office:value-type="float" office:value="4">
            <text:p>4</text:p>
          </table:table-cell>
          <table:table-cell table:style-name="ce53" table:formula="of:=IF([.B833]=&quot;R&quot;;0;COUNTIF([.F833:.I8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gantt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53" table:formula="of:=IF([.B834]=&quot;R&quot;;0;IF([.B834]=&quot;-&quot;;0;4))" office:value-type="float" office:value="4">
            <text:p>4</text:p>
          </table:table-cell>
          <table:table-cell table:style-name="ce53" table:formula="of:=IF([.B834]=&quot;R&quot;;0;COUNTIF([.F834:.I8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ShapeFactory.cpp: <text:s text:c="3"/>setIcon( "kchart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53" table:formula="of:=IF([.B835]=&quot;R&quot;;0;IF([.B835]=&quot;-&quot;;0;4))" office:value-type="float" office:value="4">
            <text:p>4</text:p>
          </table:table-cell>
          <table:table-cell table:style-name="ce53" table:formula="of:=IF([.B835]=&quot;R&quot;;0;COUNTIF([.F835:.I8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Icon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53" table:formula="of:=IF([.B836]=&quot;R&quot;;0;IF([.B836]=&quot;-&quot;;0;4))" office:value-type="float" office:value="4">
            <text:p>4</text:p>
          </table:table-cell>
          <table:table-cell table:style-name="ce53" table:formula="of:=IF([.B836]=&quot;R&quot;;0;COUNTIF([.F836:.I8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String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53" table:formula="of:=IF([.B837]=&quot;R&quot;;0;IF([.B837]=&quot;-&quot;;0;4))" office:value-type="float" office:value="4">
            <text:p>4</text:p>
          </table:table-cell>
          <table:table-cell table:style-name="ce53" table:formula="of:=IF([.B837]=&quot;R&quot;;0;COUNTIF([.F837:.I8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Q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53" table:formula="of:=IF([.B838]=&quot;R&quot;;0;IF([.B838]=&quot;-&quot;;0;4))" office:value-type="float" office:value="4">
            <text:p>4</text:p>
          </table:table-cell>
          <table:table-cell table:style-name="ce53" table:formula="of:=IF([.B838]=&quot;R&quot;;0;COUNTIF([.F838:.I8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53" table:formula="of:=IF([.B839]=&quot;R&quot;;0;IF([.B839]=&quot;-&quot;;0;4))" office:value-type="float" office:value="4">
            <text:p>4</text:p>
          </table:table-cell>
          <table:table-cell table:style-name="ce53" table:formula="of:=IF([.B839]=&quot;R&quot;;0;COUNTIF([.F839:.I8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Icon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53" table:formula="of:=IF([.B840]=&quot;R&quot;;0;IF([.B840]=&quot;-&quot;;0;4))" office:value-type="float" office:value="4">
            <text:p>4</text:p>
          </table:table-cell>
          <table:table-cell table:style-name="ce53" table:formula="of:=IF([.B840]=&quot;R&quot;;0;COUNTIF([.F840:.I8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String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53" table:formula="of:=IF([.B841]=&quot;R&quot;;0;IF([.B841]=&quot;-&quot;;0;4))" office:value-type="float" office:value="4">
            <text:p>4</text:p>
          </table:table-cell>
          <table:table-cell table:style-name="ce53" table:formula="of:=IF([.B841]=&quot;R&quot;;0;COUNTIF([.F841:.I8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3"/>setIcon(K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53" table:formula="of:=IF([.B842]=&quot;R&quot;;0;IF([.B842]=&quot;-&quot;;0;4))" office:value-type="float" office:value="4">
            <text:p>4</text:p>
          </table:table-cell>
          <table:table-cell table:style-name="ce53" table:formula="of:=IF([.B842]=&quot;R&quot;;0;COUNTIF([.F842:.I8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Find-&gt;setIconSet(KStandardGuiItem::find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53" table:formula="of:=IF([.B843]=&quot;R&quot;;0;IF([.B843]=&quot;-&quot;;0;4))" office:value-type="float" office:value="4">
            <text:p>4</text:p>
          </table:table-cell>
          <table:table-cell table:style-name="ce53" table:formula="of:=IF([.B843]=&quot;R&quot;;0;COUNTIF([.F843:.I8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Close-&gt;setIconSet(KStandardGuiItem::close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53" table:formula="of:=IF([.B844]=&quot;R&quot;;0;IF([.B844]=&quot;-&quot;;0;4))" office:value-type="float" office:value="4">
            <text:p>4</text:p>
          </table:table-cell>
          <table:table-cell table:style-name="ce53" table:formula="of:=IF([.B844]=&quot;R&quot;;0;COUNTIF([.F844:.I8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file-&gt;btn_advanced-&gt;setIconSet( KIcon("arrow-down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53" table:formula="of:=IF([.B845]=&quot;R&quot;;0;IF([.B845]=&quot;-&quot;;0;4))" office:value-type="float" office:value="4">
            <text:p>4</text:p>
          </table:table-cell>
          <table:table-cell table:style-name="ce53" table:formula="of:=IF([.B845]=&quot;R&quot;;0;COUNTIF([.F845:.I8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remote-&gt;btn_back-&gt;setIconSet( KIcon("arrow-up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53" table:formula="of:=IF([.B846]=&quot;R&quot;;0;IF([.B846]=&quot;-&quot;;0;4))" office:value-type="float" office:value="4">
            <text:p>4</text:p>
          </table:table-cell>
          <table:table-cell table:style-name="ce53" table:formula="of:=IF([.B846]=&quot;R&quot;;0;COUNTIF([.F846:.I8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53" table:formula="of:=IF([.B847]=&quot;R&quot;;0;IF([.B847]=&quot;-&quot;;0;4))" office:value-type="float" office:value="4">
            <text:p>4</text:p>
          </table:table-cell>
          <table:table-cell table:style-name="ce53" table:formula="of:=IF([.B847]=&quot;R&quot;;0;COUNTIF([.F847:.I8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7"/>toolbar-&gt;setIconText(KToolBar::IconOnly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53" table:formula="of:=IF([.B848]=&quot;R&quot;;0;IF([.B848]=&quot;-&quot;;0;4))" office:value-type="float" office:value="4">
            <text:p>4</text:p>
          </table:table-cell>
          <table:table-cell table:style-name="ce53" table:formula="of:=IF([.B848]=&quot;R&quot;;0;COUNTIF([.F848:.I8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53" table:formula="of:=IF([.B849]=&quot;R&quot;;0;IF([.B849]=&quot;-&quot;;0;4))" office:value-type="float" office:value="4">
            <text:p>4</text:p>
          </table:table-cell>
          <table:table-cell table:style-name="ce53" table:formula="of:=IF([.B849]=&quot;R&quot;;0;COUNTIF([.F849:.I8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Dialog.cpp: <text:s text:c="3"/>d-&gt;templPageWidgetItem_BlankDatabase-&gt;setIcon(KIcon("x-office-documen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53" table:formula="of:=IF([.B850]=&quot;R&quot;;0;IF([.B850]=&quot;-&quot;;0;4))" office:value-type="float" office:value="4">
            <text:p>4</text:p>
          </table:table-cell>
          <table:table-cell table:style-name="ce53" table:formula="of:=IF([.B850]=&quot;R&quot;;0;COUNTIF([.F850:.I8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Dialog.cpp: <text:s text:c="3"/>d-&gt;templPageWidgetItem_CreateFromTemplate-&gt;setIcon(KIcon(kexi_sqlite_icon_name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53" table:formula="of:=IF([.B851]=&quot;R&quot;;0;IF([.B851]=&quot;-&quot;;0;4))" office:value-type="float" office:value="4">
            <text:p>4</text:p>
          </table:table-cell>
          <table:table-cell table:style-name="ce53" table:formula="of:=IF([.B851]=&quot;R&quot;;0;COUNTIF([.F851:.I8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53" table:formula="of:=IF([.B852]=&quot;R&quot;;0;IF([.B852]=&quot;-&quot;;0;4))" office:value-type="float" office:value="4">
            <text:p>4</text:p>
          </table:table-cell>
          <table:table-cell table:style-name="ce53" table:formula="of:=IF([.B852]=&quot;R&quot;;0;COUNTIF([.F852:.I8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setIcon(Desktop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53" table:formula="of:=IF([.B853]=&quot;R&quot;;0;IF([.B853]=&quot;-&quot;;0;4))" office:value-type="float" office:value="4">
            <text:p>4</text:p>
          </table:table-cell>
          <table:table-cell table:style-name="ce53" table:formula="of:=IF([.B853]=&quot;R&quot;;0;COUNTIF([.F853:.I8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53" table:formula="of:=IF([.B854]=&quot;R&quot;;0;IF([.B854]=&quot;-&quot;;0;4))" office:value-type="float" office:value="4">
            <text:p>4</text:p>
          </table:table-cell>
          <table:table-cell table:style-name="ce53" table:formula="of:=IF([.B854]=&quot;R&quot;;0;COUNTIF([.F854:.I8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nav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53" table:formula="of:=IF([.B855]=&quot;R&quot;;0;IF([.B855]=&quot;-&quot;;0;4))" office:value-type="float" office:value="4">
            <text:p>4</text:p>
          </table:table-cell>
          <table:table-cell table:style-name="ce53" table:formula="of:=IF([.B855]=&quot;R&quot;;0;COUNTIF([.F855:.I8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Button-&gt;setIconSet(KStandardGuiItem::print().iconSet(KIconLoader::Small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53" table:formula="of:=IF([.B856]=&quot;R&quot;;0;IF([.B856]=&quot;-&quot;;0;4))" office:value-type="float" office:value="4">
            <text:p>4</text:p>
          </table:table-cell>
          <table:table-cell table:style-name="ce53" table:formula="of:=IF([.B856]=&quot;R&quot;;0;COUNTIF([.F856:.I8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53" table:formula="of:=IF([.B857]=&quot;R&quot;;0;IF([.B857]=&quot;-&quot;;0;4))" office:value-type="float" office:value="4">
            <text:p>4</text:p>
          </table:table-cell>
          <table:table-cell table:style-name="ce53" table:formula="of:=IF([.B857]=&quot;R&quot;;0;COUNTIF([.F857:.I8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finddialog.cpp: <text:s text:c="3"/>m_btnFind-&gt;setIcon(KIcon(a-&gt;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53" table:formula="of:=IF([.B858]=&quot;R&quot;;0;IF([.B858]=&quot;-&quot;;0;4))" office:value-type="float" office:value="4">
            <text:p>4</text:p>
          </table:table-cell>
          <table:table-cell table:style-name="ce53" table:formula="of:=IF([.B858]=&quot;R&quot;;0;COUNTIF([.F858:.I8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finddialog.cpp: <text:s text:c="3"/>m_btnClose-&gt;setIcon(KStandardGuiItem::close().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53" table:formula="of:=IF([.B859]=&quot;R&quot;;0;IF([.B859]=&quot;-&quot;;0;4))" office:value-type="float" office:value="4">
            <text:p>4</text:p>
          </table:table-cell>
          <table:table-cell table:style-name="ce53" table:formula="of:=IF([.B859]=&quot;R&quot;;0;COUNTIF([.F859:.I8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_p.h: <text:s text:c="5"/>helpToolBar-&gt;setIconSize( QSize(IconSize(KIconLoader::Small), IconSize(KIconLoader::Small)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53" table:formula="of:=IF([.B860]=&quot;R&quot;;0;IF([.B860]=&quot;-&quot;;0;4))" office:value-type="float" office:value="4">
            <text:p>4</text:p>
          </table:table-cell>
          <table:table-cell table:style-name="ce53" table:formula="of:=IF([.B860]=&quot;R&quot;;0;COUNTIF([.F860:.I8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_p.h: <text:s text:c="5"/>a-&gt;setIcon(KIcon("tools-report-bug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53" table:formula="of:=IF([.B861]=&quot;R&quot;;0;IF([.B861]=&quot;-&quot;;0;4))" office:value-type="float" office:value="4">
            <text:p>4</text:p>
          </table:table-cell>
          <table:table-cell table:style-name="ce53" table:formula="of:=IF([.B861]=&quot;R&quot;;0;COUNTIF([.F861:.I8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 <text:s text:c="3"/>rightWidget-&gt;setIcon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53" table:formula="of:=IF([.B862]=&quot;R&quot;;0;IF([.B862]=&quot;-&quot;;0;4))" office:value-type="float" office:value="4">
            <text:p>4</text:p>
          </table:table-cell>
          <table:table-cell table:style-name="ce53" table:formula="of:=IF([.B862]=&quot;R&quot;;0;COUNTIF([.F862:.I8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// <text:s/>closeButton-&gt;setIconSet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53" table:formula="of:=IF([.B863]=&quot;R&quot;;0;IF([.B863]=&quot;-&quot;;0;4))" office:value-type="float" office:value="4">
            <text:p>4</text:p>
          </table:table-cell>
          <table:table-cell table:style-name="ce53" table:formula="of:=IF([.B863]=&quot;R&quot;;0;COUNTIF([.F863:.I8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help_report_bug_action-&gt;setIcon(KIcon("tools-report-bug")); // good icon for toolbar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53" table:formula="of:=IF([.B864]=&quot;R&quot;;0;IF([.B864]=&quot;-&quot;;0;4))" office:value-type="float" office:value="4">
            <text:p>4</text:p>
          </table:table-cell>
          <table:table-cell table:style-name="ce53" table:formula="of:=IF([.B864]=&quot;R&quot;;0;COUNTIF([.F864:.I8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setIcon(Desktop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53" table:formula="of:=IF([.B865]=&quot;R&quot;;0;IF([.B865]=&quot;-&quot;;0;4))" office:value-type="float" office:value="4">
            <text:p>4</text:p>
          </table:table-cell>
          <table:table-cell table:style-name="ce53" table:formula="of:=IF([.B865]=&quot;R&quot;;0;COUNTIF([.F865:.I8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7" office:value-type="string">
            <text:p>kexi/main/KexiMainWindow.cpp:// pWnd-&gt;setIcon( DesktopIcon( static_cast&lt;KexiWindow *&gt;(pWnd)-&gt;part()-&gt;info()-&gt;itemIcon() 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53" table:formula="of:=IF([.B866]=&quot;R&quot;;0;IF([.B866]=&quot;-&quot;;0;4))" office:value-type="float" office:value="4">
            <text:p>4</text:p>
          </table:table-cell>
          <table:table-cell table:style-name="ce53" table:formula="of:=IF([.B866]=&quot;R&quot;;0;COUNTIF([.F866:.I8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mdiParent()-&gt;setIcon(Small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53" table:formula="of:=IF([.B867]=&quot;R&quot;;0;IF([.B867]=&quot;-&quot;;0;4))" office:value-type="float" office:value="4">
            <text:p>4</text:p>
          </table:table-cell>
          <table:table-cell table:style-name="ce53" table:formula="of:=IF([.B867]=&quot;R&quot;;0;COUNTIF([.F867:.I8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.cpp: <text:s text:c="3"/>d-&gt;undoButton-&gt;setIcon(SmallIcon("edit-undo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53" table:formula="of:=IF([.B868]=&quot;R&quot;;0;IF([.B868]=&quot;-&quot;;0;4))" office:value-type="float" office:value="4">
            <text:p>4</text:p>
          </table:table-cell>
          <table:table-cell table:style-name="ce53" table:formula="of:=IF([.B868]=&quot;R&quot;;0;COUNTIF([.F868:.I8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property.cpp:Property::setIcon(const QString &amp;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53" table:formula="of:=IF([.B869]=&quot;R&quot;;0;IF([.B869]=&quot;-&quot;;0;4))" office:value-type="float" office:value="4">
            <text:p>4</text:p>
          </table:table-cell>
          <table:table-cell table:style-name="ce53" table:formula="of:=IF([.B869]=&quot;R&quot;;0;COUNTIF([.F869:.I8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dialog-ok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53" table:formula="of:=IF([.B870]=&quot;R&quot;;0;IF([.B870]=&quot;-&quot;;0;4))" office:value-type="float" office:value="4">
            <text:p>4</text:p>
          </table:table-cell>
          <table:table-cell table:style-name="ce53" table:formula="of:=IF([.B870]=&quot;R&quot;;0;COUNTIF([.F870:.I8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button_no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53" table:formula="of:=IF([.B871]=&quot;R&quot;;0;IF([.B871]=&quot;-&quot;;0;4))" office:value-type="float" office:value="4">
            <text:p>4</text:p>
          </table:table-cell>
          <table:table-cell table:style-name="ce53" table:formula="of:=IF([.B871]=&quot;R&quot;;0;COUNTIF([.F871:.I8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da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53" table:formula="of:=IF([.B872]=&quot;R&quot;;0;IF([.B872]=&quot;-&quot;;0;4))" office:value-type="float" office:value="4">
            <text:p>4</text:p>
          </table:table-cell>
          <table:table-cell table:style-name="ce53" table:formula="of:=IF([.B872]=&quot;R&quot;;0;COUNTIF([.F872:.I8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kpaint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53" table:formula="of:=IF([.B873]=&quot;R&quot;;0;IF([.B873]=&quot;-&quot;;0;4))" office:value-type="float" office:value="4">
            <text:p>4</text:p>
          </table:table-cell>
          <table:table-cell table:style-name="ce53" table:formula="of:=IF([.B873]=&quot;R&quot;;0;COUNTIF([.F873:.I8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fonts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53" table:formula="of:=IF([.B874]=&quot;R&quot;;0;IF([.B874]=&quot;-&quot;;0;4))" office:value-type="float" office:value="4">
            <text:p>4</text:p>
          </table:table-cell>
          <table:table-cell table:style-name="ce53" table:formula="of:=IF([.B874]=&quot;R&quot;;0;COUNTIF([.F874:.I8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editoritem.cpp: <text:s text:c="7"/>void setIcon(const QPixmap &amp;pix) {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53" table:formula="of:=IF([.B875]=&quot;R&quot;;0;IF([.B875]=&quot;-&quot;;0;4))" office:value-type="float" office:value="4">
            <text:p>4</text:p>
          </table:table-cell>
          <table:table-cell table:style-name="ce53" table:formula="of:=IF([.B875]=&quot;R&quot;;0;COUNTIF([.F875:.I8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editoritem.cpp: <text:s text:c="7"/>m_label-&gt;setIcon(Small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53" table:formula="of:=IF([.B876]=&quot;R&quot;;0;IF([.B876]=&quot;-&quot;;0;4))" office:value-type="float" office:value="4">
            <text:p>4</text:p>
          </table:table-cell>
          <table:table-cell table:style-name="ce53" table:formula="of:=IF([.B876]=&quot;R&quot;;0;COUNTIF([.F876:.I8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property.h: <text:s text:c="3"/>void setIcon(const QString &amp;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53" table:formula="of:=IF([.B877]=&quot;R&quot;;0;IF([.B877]=&quot;-&quot;;0;4))" office:value-type="float" office:value="4">
            <text:p>4</text:p>
          </table:table-cell>
          <table:table-cell table:style-name="ce53" table:formula="of:=IF([.B877]=&quot;R&quot;;0;COUNTIF([.F877:.I8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kdevelop_plugin/kfd_kdev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53" table:formula="of:=IF([.B878]=&quot;R&quot;;0;IF([.B878]=&quot;-&quot;;0;4))" office:value-type="float" office:value="4">
            <text:p>4</text:p>
          </table:table-cell>
          <table:table-cell table:style-name="ce53" table:formula="of:=IF([.B878]=&quot;R&quot;;0;COUNTIF([.F878:.I8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newRow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53" table:formula="of:=IF([.B879]=&quot;R&quot;;0;IF([.B879]=&quot;-&quot;;0;4))" office:value-type="float" office:value="4">
            <text:p>4</text:p>
          </table:table-cell>
          <table:table-cell table:style-name="ce53" table:formula="of:=IF([.B879]=&quot;R&quot;;0;COUNTIF([.F879:.I8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newChild-&gt;setIconSet(KIcon("arrow-righ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53" table:formula="of:=IF([.B880]=&quot;R&quot;;0;IF([.B880]=&quot;-&quot;;0;4))" office:value-type="float" office:value="4">
            <text:p>4</text:p>
          </table:table-cell>
          <table:table-cell table:style-name="ce53" table:formula="of:=IF([.B880]=&quot;R&quot;;0;COUNTIF([.F880:.I8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delRow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53" table:formula="of:=IF([.B881]=&quot;R&quot;;0;IF([.B881]=&quot;-&quot;;0;4))" office:value-type="float" office:value="4">
            <text:p>4</text:p>
          </table:table-cell>
          <table:table-cell table:style-name="ce53" table:formula="of:=IF([.B881]=&quot;R&quot;;0;COUNTIF([.F881:.I8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row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53" table:formula="of:=IF([.B882]=&quot;R&quot;;0;IF([.B882]=&quot;-&quot;;0;4))" office:value-type="float" office:value="4">
            <text:p>4</text:p>
          </table:table-cell>
          <table:table-cell table:style-name="ce53" table:formula="of:=IF([.B882]=&quot;R&quot;;0;COUNTIF([.F882:.I8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row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53" table:formula="of:=IF([.B883]=&quot;R&quot;;0;IF([.B883]=&quot;-&quot;;0;4))" office:value-type="float" office:value="4">
            <text:p>4</text:p>
          </table:table-cell>
          <table:table-cell table:style-name="ce53" table:formula="of:=IF([.B883]=&quot;R&quot;;0;COUNTIF([.F883:.I8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add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53" table:formula="of:=IF([.B884]=&quot;R&quot;;0;IF([.B884]=&quot;-&quot;;0;4))" office:value-type="float" office:value="4">
            <text:p>4</text:p>
          </table:table-cell>
          <table:table-cell table:style-name="ce53" table:formula="of:=IF([.B884]=&quot;R&quot;;0;COUNTIF([.F884:.I8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remove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53" table:formula="of:=IF([.B885]=&quot;R&quot;;0;IF([.B885]=&quot;-&quot;;0;4))" office:value-type="float" office:value="4">
            <text:p>4</text:p>
          </table:table-cell>
          <table:table-cell table:style-name="ce53" table:formula="of:=IF([.B885]=&quot;R&quot;;0;COUNTIF([.F885:.I8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53" table:formula="of:=IF([.B886]=&quot;R&quot;;0;IF([.B886]=&quot;-&quot;;0;4))" office:value-type="float" office:value="4">
            <text:p>4</text:p>
          </table:table-cell>
          <table:table-cell table:style-name="ce53" table:formula="of:=IF([.B886]=&quot;R&quot;;0;COUNTIF([.F886:.I8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53" table:formula="of:=IF([.B887]=&quot;R&quot;;0;IF([.B887]=&quot;-&quot;;0;4))" office:value-type="float" office:value="4">
            <text:p>4</text:p>
          </table:table-cell>
          <table:table-cell table:style-name="ce53" table:formula="of:=IF([.B887]=&quot;R&quot;;0;COUNTIF([.F887:.I8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test/kfd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53" table:formula="of:=IF([.B888]=&quot;R&quot;;0;IF([.B888]=&quot;-&quot;;0;4))" office:value-type="float" office:value="4">
            <text:p>4</text:p>
          </table:table-cell>
          <table:table-cell table:style-name="ce53" table:formula="of:=IF([.B888]=&quot;R&quot;;0;COUNTIF([.F888:.I8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maindlg.cpp:// 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53" table:formula="of:=IF([.B889]=&quot;R&quot;;0;IF([.B889]=&quot;-&quot;;0;4))" office:value-type="float" office:value="4">
            <text:p>4</text:p>
          </table:table-cell>
          <table:table-cell table:style-name="ce53" table:formula="of:=IF([.B889]=&quot;R&quot;;0;COUNTIF([.F889:.I8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partimpl.cpp: <text:s/>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53" table:formula="of:=IF([.B890]=&quot;R&quot;;0;IF([.B890]=&quot;-&quot;;0;4))" office:value-type="float" office:value="4">
            <text:p>4</text:p>
          </table:table-cell>
          <table:table-cell table:style-name="ce53" table:formula="of:=IF([.B890]=&quot;R&quot;;0;COUNTIF([.F890:.I8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partimpl.cpp:// 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53" table:formula="of:=IF([.B891]=&quot;R&quot;;0;IF([.B891]=&quot;-&quot;;0;4))" office:value-type="float" office:value="4">
            <text:p>4</text:p>
          </table:table-cell>
          <table:table-cell table:style-name="ce53" table:formula="of:=IF([.B891]=&quot;R&quot;;0;COUNTIF([.F891:.I8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7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53" table:formula="of:=IF([.B892]=&quot;R&quot;;0;IF([.B892]=&quot;-&quot;;0;4))" office:value-type="float" office:value="4">
            <text:p>4</text:p>
          </table:table-cell>
          <table:table-cell table:style-name="ce53" table:formula="of:=IF([.B892]=&quot;R&quot;;0;COUNTIF([.F892:.I8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key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53" table:formula="of:=IF([.B893]=&quot;R&quot;;0;IF([.B893]=&quot;-&quot;;0;4))" office:value-type="float" office:value="4">
            <text:p>4</text:p>
          </table:table-cell>
          <table:table-cell table:style-name="ce53" table:formula="of:=IF([.B893]=&quot;R&quot;;0;COUNTIF([.F893:.I8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autonumber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53" table:formula="of:=IF([.B894]=&quot;R&quot;;0;IF([.B894]=&quot;-&quot;;0;4))" office:value-type="float" office:value="4">
            <text:p>4</text:p>
          </table:table-cell>
          <table:table-cell table:style-name="ce53" table:formula="of:=IF([.B894]=&quot;R&quot;;0;COUNTIF([.F894:.I8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From-&gt;setIcon(partInfo-&gt;item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53" table:formula="of:=IF([.B895]=&quot;R&quot;;0;IF([.B895]=&quot;-&quot;;0;4))" office:value-type="float" office:value="4">
            <text:p>4</text:p>
          </table:table-cell>
          <table:table-cell table:style-name="ce53" table:formula="of:=IF([.B895]=&quot;R&quot;;0;COUNTIF([.F895:.I8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To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53" table:formula="of:=IF([.B896]=&quot;R&quot;;0;IF([.B896]=&quot;-&quot;;0;4))" office:value-type="float" office:value="4">
            <text:p>4</text:p>
          </table:table-cell>
          <table:table-cell table:style-name="ce53" table:formula="of:=IF([.B896]=&quot;R&quot;;0;COUNTIF([.F896:.I8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importexport/csv/kexicsvwidgets.h:// <text:s/>void setIconForFileName(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53" table:formula="of:=IF([.B897]=&quot;R&quot;;0;IF([.B897]=&quot;-&quot;;0;4))" office:value-type="float" office:value="4">
            <text:p>4</text:p>
          </table:table-cell>
          <table:table-cell table:style-name="ce53" table:formula="of:=IF([.B897]=&quot;R&quot;;0;COUNTIF([.F897:.I8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//! sets icon pixmap to \a iconName. Used wher setIconForFilename was false in ctor.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53" table:formula="of:=IF([.B898]=&quot;R&quot;;0;IF([.B898]=&quot;-&quot;;0;4))" office:value-type="float" office:value="4">
            <text:p>4</text:p>
          </table:table-cell>
          <table:table-cell table:style-name="ce53" table:formula="of:=IF([.B898]=&quot;R&quot;;0;COUNTIF([.F898:.I8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void setIcon(const QString&amp; iconName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53" table:formula="of:=IF([.B899]=&quot;R&quot;;0;IF([.B899]=&quot;-&quot;;0;4))" office:value-type="float" office:value="4">
            <text:p>4</text:p>
          </table:table-cell>
          <table:table-cell table:style-name="ce53" table:formula="of:=IF([.B899]=&quot;R&quot;;0;COUNTIF([.F899:.I8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cpp:void KexiCSVInfoLabel::setIcon(const QString&amp; iconName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53" table:formula="of:=IF([.B900]=&quot;R&quot;;0;IF([.B900]=&quot;-&quot;;0;4))" office:value-type="float" office:value="4">
            <text:p>4</text:p>
          </table:table-cell>
          <table:table-cell table:style-name="ce53" table:formula="of:=IF([.B900]=&quot;R&quot;;0;COUNTIF([.F900:.I9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importdialog.cpp: <text:s text:c="7"/>m_infoLbl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53" table:formula="of:=IF([.B901]=&quot;R&quot;;0;IF([.B901]=&quot;-&quot;;0;4))" office:value-type="float" office:value="4">
            <text:p>4</text:p>
          </table:table-cell>
          <table:table-cell table:style-name="ce53" table:formula="of:=IF([.B901]=&quot;R&quot;;0;COUNTIF([.F901:.I9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0">
          <table:table-cell table:style-name="ce7" office:value-type="string">
            <text:p>kexi/webforms/webroot/extjs/ext-all.js:Ext.Action=function(A){this.initialConfig=A;this.items=[]};Ext.Action.prototype={isAction:true,setText:function(A){this.initialConfig.text=A;this.callEach("setText",[A])},getText:function(){return this.initialConfig.text},setIconClass:function(A){this.initialConfig.iconCls=A;this.callEach("setIconClass",[A])},getIconClass:function(){return this.initialConfig.iconCls},setDisabled:function(A){this.initialConfig.disabled=A;this.callEach("setDisabled",[A])},enable:function(){this.setDisabled(false)},disable:function(){this.setDisabled(true)},isDisabled:function(){return this.initialConfig.disabled},setHidden:function(A){this.initialConfig.hidden=A;this.callEach("setVisible",[!A])},show:function(){this.setHidden(false)},hide:function(){this.setHidden(true)},isHidden:function(){return this.initialConfig.hidden},setHandler:function(B,A){this.initialConfig.handler=B;this.initialConfig.scope=A;this.callEach("setHandler",[B,A])},each:function(B,A){Ext.each(this.items,B,A)},callEach:function(E,B){var D=this.items;for(var C=0,A=D.length;C&lt;A;C++){D[C][E].apply(D[C],B)}},addComponent:function(A){this.items.push(A);A.on("destroy",this.removeComponent,this)},removeComponent:function(A){this.items.remove(A)},execute:function(){this.initialConfig.handler.apply(this.initialConfig.scope||window,arguments)}}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53" table:formula="of:=IF([.B902]=&quot;R&quot;;0;IF([.B902]=&quot;-&quot;;0;4))" office:value-type="float" office:value="4">
            <text:p>4</text:p>
          </table:table-cell>
          <table:table-cell table:style-name="ce53" table:formula="of:=IF([.B902]=&quot;R&quot;;0;COUNTIF([.F902:.I9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1">
          <table:table-cell table:style-name="ce7" office:value-type="string">
            <text:p>kexi/webforms/webroot/extjs/ext-all.js:Ext.Panel=Ext.extend(Ext.Container,{baseCls:"x-panel",collapsedCls:"x-panel-collapsed",maskDisabled:true,animCollapse:Ext.enableFx,headerAsText:true,buttonAlign:"right",collapsed:false,collapseFirst:true,minButtonWidth:75,elements:"body",toolTarget:"header",collapseEl:"bwrap",slideAnchor:"t",deferHeight:true,expandDefaults:{duration:0.25},collapseDefaults:{duration:0.25},initComponent:function(){Ext.Panel.superclass.initComponent.call(this);this.addEvents("bodyresize","titlechange","collapse","expand","beforecollapse","beforeexpand","beforeclose","close","activate","deactivate");if(this.tbar){this.elements+=",tbar";if(typeof this.tbar=="object"){this.topToolbar=this.tbar}delete this.tbar}if(this.bbar){this.elements+=",bbar";if(typeof this.bbar=="object"){this.bottomToolbar=this.bbar}delete this.bbar}if(this.header===true){this.elements+=",header";delete this.header}else{if(this.title&amp;&amp;this.header!==false){this.elements+=",header"}}if(this.footer===true){this.elements+=",footer";delete this.footer}if(this.buttons){var C=this.buttons;this.buttons=[];for(var B=0,A=C.length;B&lt;A;B++){if(C[B].render){this.buttons.push(C[B])}else{this.addButton(C[B])}}}if(this.autoLoad){this.on("render",this.doAutoLoad,this,{delay:10})}},createElement:function(A,C){if(this[A]){C.appendChild(this[A].dom);return }if(A==="bwrap"||this.elements.indexOf(A)!=-1){if(this[A+"Cfg"]){this[A]=Ext.fly(C).createChild(this[A+"Cfg"])}else{var B=document.createElement("div");B.className=this[A+"Cls"];this[A]=Ext.get(C.appendChild(B))}}},onRender:function(H,G){Ext.Panel.superclass.onRender.call(this,H,G);this.createClasses();if(this.el){this.el.addClass(this.baseCls);this.header=this.el.down("."+this.headerCls);this.bwrap=this.el.down("."+this.bwrapCls);var M=this.bwrap?this.bwrap:this.el;this.tbar=M.down("."+this.tbarCls);this.body=M.down("."+this.bodyCls);this.bbar=M.down("."+this.bbarCls);this.footer=M.down("."+this.footerCls);this.fromMarkup=true}else{this.el=H.createChild({id:this.id,cls:this.baseCls},G)}var A=this.el,K=A.dom;if(this.cls){this.el.addClass(this.cls)}if(this.buttons){this.elements+=",footer"}if(this.frame){A.insertHtml("afterBegin",String.format(Ext.Element.boxMarkup,this.baseCls));this.createElement("header",K.firstChild.firstChild.firstChild);this.createElement("bwrap",K);var O=this.bwrap.dom;var E=K.childNodes[1],B=K.childNodes[2];O.appendChild(E);O.appendChild(B);var P=O.firstChild.firstChild.firstChild;this.createElement("tbar",P);this.createElement("body",P);this.createElement("bbar",P);this.createElement("footer",O.lastChild.firstChild.firstChild);if(!this.footer){this.bwrap.dom.lastChild.className+=" x-panel-nofooter"}}else{this.createElement("header",K);this.createElement("bwrap",K);var O=this.bwrap.dom;this.createElement("tbar",O);this.createElement("body",O);this.createElement("bbar",O);this.createElement("footer",O);if(!this.header){this.body.addClass(this.bodyCls+"-noheader");if(this.tbar){this.tbar.addClass(this.tbarCls+"-noheader")}}}if(this.border===false){this.el.addClass(this.baseCls+"-noborder");this.body.addClass(this.bodyCls+"-noborder");if(this.header){this.header.addClass(this.headerCls+"-noborder")}if(this.footer){this.footer.addClass(this.footerCls+"-noborder")}if(this.tbar){this.tbar.addClass(this.tbarCls+"-noborder")}if(this.bbar){this.bbar.addClass(this.bbarCls+"-noborder")}}if(this.bodyBorder===false){this.body.addClass(this.bodyCls+"-noborder")}if(this.bodyStyle){this.body.applyStyles(this.bodyStyle)}this.bwrap.enableDisplayMode("block");if(this.header){this.header.unselectable();if(this.headerAsText){this.header.dom.innerHTML="&lt;span class=\""+this.headerTextCls+"\"&gt;"+this.header.dom.innerHTML+"&lt;/span&gt;";if(this.iconCls){this.setIconClass(this.iconCls)}}}if(this.floating){this.makeFloating(this.floating)}if(this.collapsible){this.tools=this.tools?this.tools.slice(0):[];if(!this.hideCollapseTool){this.tools[this.collapseFirst?"unshift":"push"]({id:"toggle",handler:this.toggleCollapse,scope:this})}if(this.titleCollapse&amp;&amp;this.header){this.header.on("click",this.toggleCollapse,this);this.header.setStyle("cursor","pointer")}}if(this.tools){var J=this.tools;this.tools={};this.addTool.apply(this,J)}else{this.tools={}}if(this.buttons&amp;&amp;this.buttons.length&gt;0){var D=this.footer.createChild({cls:"x-panel-btns-ct",cn:{cls:"x-panel-btns x-panel-btns-"+this.buttonAlign,html:"&lt;table cellspacing=\"0\"&gt;&lt;tbody&gt;&lt;tr&gt;&lt;/tr&gt;&lt;/tbody&gt;&lt;/table&gt;&lt;div class=\"x-clear\"&gt;&lt;/div&gt;"}},null,true);var L=D.getElementsByTagName("tr")[0];for(var F=0,I=this.buttons.length;F&lt;I;F++){var N=this.buttons[F];var C=document.createElement("td");C.className="x-panel-btn-td";N.render(L.appendChild(C))}}if(this.tbar&amp;&amp;this.topToolbar){if(Ext.isArray(this.topToolbar)){this.topToolbar=new Ext.Toolbar(this.topToolbar)}this.topToolbar.render(this.tbar);this.topToolbar.ownerCt=this}if(this.bbar&amp;&amp;this.bottomToolbar){if(Ext.isArray(this.bottomToolbar)){this.bottomToolbar=new Ext.Toolbar(this.bottomToolbar)}this.bottomToolbar.render(this.bbar);this.bottomToolbar.ownerCt=this}},setIconClass:function(B){var A=this.iconCls;this.iconCls=B;if(this.rendered&amp;&amp;this.header){if(this.frame){this.header.addClass("x-panel-icon");this.header.replaceClass(A,this.iconCls)}else{var D=this.header.dom;var C=D.firstChild&amp;&amp;String(D.firstChild.tagName).toLowerCase()=="img"?D.firstChild:null;if(C){Ext.fly(C).replaceClass(A,this.iconCls)}else{Ext.DomHelper.insertBefore(D.firstChild,{tag:"img",src:Ext.BLANK_IMAGE_URL,cls:"x-panel-inline-icon "+this.iconCls})}}}},makeFloating:function(A){this.floating=true;this.el=new Ext.Layer(typeof A=="object"?A:{shadow:this.shadow!==undefined?this.shadow:"sides",shadowOffset:this.shadowOffset,constrain:false,shim:this.shim===false?false:undefined},this.el)},getTopToolbar:function(){return this.topToolbar},getBottomToolbar:function(){return this.bottomToolbar},addButton:function(A,D,C){var E={handler:D,scope:C,minWidth:this.minButtonWidth,hideParent:true};if(typeof A=="string"){E.text=A}else{Ext.apply(E,A)}var B=new Ext.Button(E);B.ownerCt=this;if(!this.buttons){this.buttons=[]}this.buttons.push(B);return B},addTool:function(){if(!this[this.toolTarget]){return }if(!this.toolTemplate){var F=new Ext.Template("&lt;div class=\"x-tool x-tool-{id}\"&gt;&amp;#160;&lt;/div&gt;");F.disableFormats=true;F.compile();Ext.Panel.prototype.toolTemplate=F}for(var E=0,C=arguments,B=C.length;E&lt;B;E++){var A=C[E],G="x-tool-"+A.id+"-over";var D=this.toolTemplate.insertFirst((A.align!=="left")?this[this.toolTarget]:this[this.toolTarget].child("span"),A,true);this.tools[A.id]=D;D.enableDisplayMode("block");D.on("click",this.createToolHandler(D,A,G,this));if(A.on){D.on(A.on)}if(A.hidden){D.hide()}if(A.qtip){if(typeof A.qtip=="object"){Ext.QuickTips.register(Ext.apply({target:D.id},A.qtip))}else{D.dom.qtip=A.qtip}}D.addClassOnOver(G)}},onShow:function(){if(this.floating){return this.el.show()}Ext.Panel.superclass.onShow.call(this)},onHide:function(){if(this.floating){return this.el.hide()}Ext.Panel.superclass.onHide.call(this)},createToolHandler:function(C,A,D,B){return function(E){C.removeClass(D);E.stopEvent();if(A.handler){A.handler.call(A.scope||C,E,C,B)}}},afterRender:function(){if(this.fromMarkup&amp;&amp;this.height===undefined&amp;&amp;!this.autoHeight){this.height=this.el.getHeight()}if(this.floating&amp;&amp;!this.hidden&amp;&amp;!this.initHidden){this.el.show()}if(this.title){this.setTitle(this.title)}this.setAutoScroll();if(this.html){this.body.update(typeof this.html=="object"?Ext.DomHelper.markup(this.html):this.html);delete this.html}if(this.contentEl){var A=Ext.getDom(this.contentEl);Ext.fly(A).removeClass(["x-hidden","x-hide-display"]);this.body.dom.appendChild(A)}if(this.collapsed){this.collapsed=false;this.collapse(false)}Ext.Panel.superclass.afterRender.call(this);this.initEvents()},setAutoScroll:function(){if(this.rendered&amp;&amp;this.autoScroll){this.body.setOverflow("auto")}},getKeyMap:function(){if(!this.keyMap){this.keyMap=new Ext.KeyMap(this.el,this.keys)}return this.keyMap},initEvents:function(){if(this.keys){this.getKeyMap()}if(this.draggable){this.initDraggable()}},initDraggable:function(){this.dd=new Ext.Panel.DD(this,typeof this.draggable=="boolean"?null:this.draggable)},beforeEffect:function(){if(this.floating){this.el.beforeAction()}this.el.addClass("x-panel-animated")},afterEffect:function(){this.syncShadow();this.el.removeClass("x-panel-animated")},createEffect:function(B,A,C){var D={scope:C,block:true};if(B===true){D.callback=A;return D}else{if(!B.callback){D.callback=A}else{D.callback=function(){A.call(C);Ext.callback(B.callback,B.scope)}}}return Ext.applyIf(D,B)},collapse:function(B){if(this.collapsed||this.el.hasFxBlock()||this.fireEvent("beforecollapse",this,B)===false){return }var A=B===true||(B!==false&amp;&amp;this.animCollapse);this.beforeEffect();this.onCollapse(A,B);return this},onCollapse:function(A,B){if(A){this[this.collapseEl].slideOut(this.slideAnchor,Ext.apply(this.createEffect(B||true,this.afterCollapse,this),this.collapseDefaults))}else{this[this.collapseEl].hide();this.afterCollapse()}},afterCollapse:function(){this.collapsed=true;this.el.addClass(this.collapsedCls);this.afterEffect();this.fireEvent("collapse",this)},expand:function(B){if(!this.collapsed||this.el.hasFxBlock()||this.fireEvent("beforeexpand",this,B)===false){return }var A=B===true||(B!==false&amp;&amp;this.animCollapse);this.el.removeClass(this.collapsedCls);this.beforeEffect();this.onExpand(A,B);return this},onExpand:function(A,B){if(A){this[this.collapseEl].slideIn(this.slideAnchor,Ext.apply(this.createEffect(B||true,this.afterExpand,this),this.expandDefaults))}else{this[this.collapseEl].show();this.afterExpand()}},afterExpand:function(){this.collapsed=false;this.afterEffect();this.fireEvent("expand",this)},toggleCollapse:function(A){this[this.collapsed?"expand":"collapse"](A);return this},onDisable:function(){if(this.rendered&amp;&amp;this.maskDisabled){this.el.mask()}Ext.Panel.superclass.onDisable.call(this)},onEnable:function(){if(this.rendered&amp;&amp;this.maskDisabled){this.el.unmask()}Ext.Panel.superclass.onEnable.call(this)},onResize:function(A,B){if(A!==undefined||B!==undefined){if(!this.collapsed){if(typeof A=="number"){this.body.setWidth(this.adjustBodyWidth(A-this.getFrameWidth()))}else{if(A=="auto"){this.body.setWidth(A)}}if(typeof B=="number"){this.body.setHeight(this.adjustBodyHeight(B-this.getFrameHeight()))}else{if(B=="auto"){this.body.setHeight(B)}}}else{this.queuedBodySize={width:A,height:B};if(!this.queuedExpand&amp;&amp;this.allowQueuedExpand!==false){this.queuedExpand=true;this.on("expand",function(){delete this.queuedExpand;this.onResize(this.queuedBodySize.width,this.queuedBodySize.height);this.doLayout()},this,{single:true})}}this.fireEvent("bodyresize",this,A,B)}this.syncShadow()},adjustBodyHeight:function(A){return A},adjustBodyWidth:function(A){return A},onPosition:function(){this.syncShadow()},onDestroy:function(){if(this.tools){for(var B in this.tools){Ext.destroy(this.tools[B])}}if(this.buttons){for(var A in this.buttons){Ext.destroy(this.buttons[A])}}Ext.destroy(this.topToolbar,this.bottomToolbar);Ext.Panel.superclass.onDestroy.call(this)},getFrameWidth:function(){var B=this.el.getFrameWidth("lr");if(this.frame){var A=this.bwrap.dom.firstChild;B+=(Ext.fly(A).getFrameWidth("l")+Ext.fly(A.firstChild).getFrameWidth("r"));var C=this.bwrap.dom.firstChild.firstChild.firstChild;B+=Ext.fly(C).getFrameWidth("lr")}return B},getFrameHeight:function(){var A=this.el.getFrameWidth("tb");A+=(this.tbar?this.tbar.getHeight():0)+(this.bbar?this.bbar.getHeight():0);if(this.frame){var C=this.el.dom.firstChild;var D=this.bwrap.dom.lastChild;A+=(C.offsetHeight+D.offsetHeight);var B=this.bwrap.dom.firstChild.firstChild.firstChild;A+=Ext.fly(B).getFrameWidth("tb")}else{A+=(this.header?this.header.getHeight():0)+(this.footer?this.footer.getHeight():0)}return A},getInnerWidth:function(){return this.getSize().width-this.getFrameWidth()},getInnerHeight:function(){return this.getSize().height-this.getFrameHeight()},syncShadow:function(){if(this.floating){this.el.sync(true)}},getLayoutTarget:function(){return this.body},setTitle:function(B,A){this.title=B;if(this.header&amp;&amp;this.headerAsText){this.header.child("span").update(B)}if(A){this.setIconClass(A)}this.fireEvent("titlechange",this,B);return this},getUpdater:function(){return this.body.getUpdater()},load:function(){var A=this.body.getUpdater();A.update.apply(A,arguments);return this},beforeDestroy:function(){Ext.Element.uncache(this.header,this.tbar,this.bbar,this.footer,this.body)},createClasses:function(){this.headerCls=this.baseCls+"-header";this.headerTextCls=this.baseCls+"-header-text";this.bwrapCls=this.baseCls+"-bwrap";this.tbarCls=this.baseCls+"-tbar";this.bodyCls=this.baseCls+"-body";this.bbarCls=this.baseCls+"-bbar";this.footerCls=this.baseCls+"-footer"},createGhost:function(A,E,B){var D=document.createElement("div");D.className="x-panel-ghost "+(A?A:"");if(this.header){D.appendChild(this.el.dom.firstChild.cloneNode(true))}Ext.fly(D.appendChild(document.createElement("ul"))).setHeight(this.bwrap.getHeight());D.style.width=this.el.dom.offsetWidth+"px";if(!B){this.container.dom.appendChild(D)}else{Ext.getDom(B).appendChild(D)}if(E!==false&amp;&amp;this.el.useShim!==false){var C=new Ext.Layer({shadow:false,useDisplay:true,constrain:false},D);C.show();return C}else{return new Ext.Element(D)}},doAutoLoad:function(){this.body.load(typeof this.autoLoad=="object"?this.autoLoad:{url:this.autoLoad})}});Ext.reg("panel",Ext.Panel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53" table:formula="of:=IF([.B903]=&quot;R&quot;;0;IF([.B903]=&quot;-&quot;;0;4))" office:value-type="float" office:value="4">
            <text:p>4</text:p>
          </table:table-cell>
          <table:table-cell table:style-name="ce53" table:formula="of:=IF([.B903]=&quot;R&quot;;0;COUNTIF([.F903:.I9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2">
          <table:table-cell table:style-name="ce7" office:value-type="string">
            <text:p>kexi/webforms/webroot/extjs/ext-all.js:Ext.Button=Ext.extend(Ext.Component,{hidden:false,disabled:false,pressed:false,enableToggle:false,menuAlign:"tl-bl?",type:"button",menuClassTarget:"tr",clickEvent:"click",handleMouseEvents:true,tooltipType:"qtip",buttonSelector:"button:first",initComponent:function(){Ext.Button.superclass.initComponent.call(this);this.addEvents("click","toggle","mouseover","mouseout","menushow","menuhide","menutriggerover","menutriggerout");if(this.menu){this.menu=Ext.menu.MenuMgr.get(this.menu)}if(typeof this.toggleGroup==="string"){this.enableToggle=true}},onRender:function(C,A){if(!this.template){if(!Ext.Button.buttonTemplate){Ext.Button.buttonTemplate=new Ext.Template("&lt;table border=\"0\" cellpadding=\"0\" cellspacing=\"0\" class=\"x-btn-wrap\"&gt;&lt;tbody&gt;&lt;tr&gt;","&lt;td class=\"x-btn-left\"&gt;&lt;i&gt;&amp;#160;&lt;/i&gt;&lt;/td&gt;&lt;td class=\"x-btn-center\"&gt;&lt;em unselectable=\"on\"&gt;&lt;button class=\"x-btn-text\" type=\"{1}\"&gt;{0}&lt;/button&gt;&lt;/em&gt;&lt;/td&gt;&lt;td class=\"x-btn-right\"&gt;&lt;i&gt;&amp;#160;&lt;/i&gt;&lt;/td&gt;","&lt;/tr&gt;&lt;/tbody&gt;&lt;/table&gt;")}this.template=Ext.Button.buttonTemplate}var B,E=[this.text||"&amp;#160;",this.type];if(A){B=this.template.insertBefore(A,E,true)}else{B=this.template.append(C,E,true)}var D=B.child(this.buttonSelector);D.on("focus",this.onFocus,this);D.on("blur",this.onBlur,this);this.initButtonEl(B,D);if(this.menu){this.el.child(this.menuClassTarget).addClass("x-btn-with-menu")}Ext.ButtonToggleMgr.register(this)},initButtonEl:function(B,C){this.el=B;B.addClass("x-btn");if(this.icon){C.setStyle("background-image","url("+this.icon+")")}if(this.iconCls){C.addClass(this.iconCls);if(!this.cls){B.addClass(this.text?"x-btn-text-icon":"x-btn-icon")}}if(this.tabIndex!==undefined){C.dom.tabIndex=this.tabIndex}if(this.tooltip){if(typeof this.tooltip=="object"){Ext.QuickTips.register(Ext.apply({target:C.id},this.tooltip))}else{C.dom[this.tooltipType]=this.tooltip}}if(this.pressed){this.el.addClass("x-btn-pressed")}if(this.handleMouseEvents){B.on("mouseover",this.onMouseOver,this);B.on("mousedown",this.onMouseDown,this)}if(this.menu){this.menu.on("show",this.onMenuShow,this);this.menu.on("hide",this.onMenuHide,this)}if(this.id){this.el.dom.id=this.el.id=this.id}if(this.repeat){var A=new Ext.util.ClickRepeater(B,typeof this.repeat=="object"?this.repeat:{});A.on("click",this.onClick,this)}B.on(this.clickEvent,this.onClick,this)},afterRender:function(){Ext.Button.superclass.afterRender.call(this);if(Ext.isIE6){this.autoWidth.defer(1,this)}else{this.autoWidth()}},setIconClass:function(A){if(this.el){this.el.child(this.buttonSelector).replaceClass(this.iconCls,A)}this.iconCls=A},beforeDestroy:function(){if(this.rendered){var A=this.el.child(this.buttonSelector);if(A){A.removeAllListeners()}}if(this.menu){Ext.destroy(this.menu)}},onDestroy:function(){if(this.rendered){Ext.ButtonToggleMgr.unregister(this)}},autoWidth:function(){if(this.el){this.el.setWidth("auto");if(Ext.isIE7&amp;&amp;Ext.isStrict){var A=this.el.child(this.buttonSelector);if(A&amp;&amp;A.getWidth()&gt;20){A.clip();A.setWidth(Ext.util.TextMetrics.measure(A,this.text).width+A.getFrameWidth("lr"))}}if(this.minWidth){if(this.el.getWidth()&lt;this.minWidth){this.el.setWidth(this.minWidth)}}}},setHandler:function(B,A){this.handler=B;this.scope=A},setText:function(A){this.text=A;if(this.el){this.el.child("td.x-btn-center "+this.buttonSelector).update(A)}this.autoWidth()},getText:function(){return this.text},toggle:function(A){A=A===undefined?!this.pressed:A;if(A!=this.pressed){if(A){this.el.addClass("x-btn-pressed");this.pressed=true;this.fireEvent("toggle",this,true)}else{this.el.removeClass("x-btn-pressed");this.pressed=false;this.fireEvent("toggle",this,false)}if(this.toggleHandler){this.toggleHandler.call(this.scope||this,this,A)}}},focus:function(){this.el.child(this.buttonSelector).focus()},onDisable:function(){if(this.el){if(!Ext.isIE6||!this.text){this.el.addClass(this.disabledClass)}this.el.dom.disabled=true}this.disabled=true},onEnable:function(){if(this.el){if(!Ext.isIE6||!this.text){this.el.removeClass(this.disabledClass)}this.el.dom.disabled=false}this.disabled=false},showMenu:function(){if(this.menu){this.menu.show(this.el,this.menuAlign)}return this},hideMenu:function(){if(this.menu){this.menu.hide()}return this},hasVisibleMenu:function(){return this.menu&amp;&amp;this.menu.isVisible()},onClick:function(A){if(A){A.preventDefault()}if(A.button!=0){return }if(!this.disabled){if(this.enableToggle&amp;&amp;(this.allowDepress!==false||!this.pressed)){this.toggle()}if(this.menu&amp;&amp;!this.menu.isVisible()&amp;&amp;!this.ignoreNextClick){this.showMenu()}this.fireEvent("click",this,A);if(this.handler){this.handler.call(this.scope||this,this,A)}}},isMenuTriggerOver:function(B,A){return this.menu&amp;&amp;!A},isMenuTriggerOut:function(B,A){return this.menu&amp;&amp;!A},onMouseOver:function(B){if(!this.disabled){var A=B.within(this.el,true);if(!A){this.el.addClass("x-btn-over");Ext.getDoc().on("mouseover",this.monitorMouseOver,this);this.fireEvent("mouseover",this,B)}if(this.isMenuTriggerOver(B,A)){this.fireEvent("menutriggerover",this,this.menu,B)}}},monitorMouseOver:function(A){if(A.target!=this.el.dom&amp;&amp;!A.within(this.el)){Ext.getDoc().un("mouseover",this.monitorMouseOver,this);this.onMouseOut(A)}},onMouseOut:function(B){var A=B.within(this.el)&amp;&amp;B.target!=this.el.dom;this.el.removeClass("x-btn-over");this.fireEvent("mouseout",this,B);if(this.isMenuTriggerOut(B,A)){this.fireEvent("menutriggerout",this,this.menu,B)}},onFocus:function(A){if(!this.disabled){this.el.addClass("x-btn-focus")}},onBlur:function(A){this.el.removeClass("x-btn-focus")},getClickEl:function(B,A){return this.el},onMouseDown:function(A){if(!this.disabled&amp;&amp;A.button==0){this.getClickEl(A).addClass("x-btn-click");Ext.getDoc().on("mouseup",this.onMouseUp,this)}},onMouseUp:function(A){if(A.button==0){this.getClickEl(A,true).removeClass("x-btn-click");Ext.getDoc().un("mouseup",this.onMouseUp,this)}},onMenuShow:function(A){this.ignoreNextClick=0;this.el.addClass("x-btn-menu-active");this.fireEvent("menushow",this,this.menu)},onMenuHide:function(A){this.el.removeClass("x-btn-menu-active");this.ignoreNextClick=this.restoreClick.defer(250,this);this.fireEvent("menuhide",this,this.menu)},restoreClick:function(){this.ignoreNextClick=0}});Ext.reg("button",Ext.Button);Ext.ButtonToggleMgr=function(){var A={};function B(E,G){if(G){var F=A[E.toggleGroup];for(var D=0,C=F.length;D&lt;C;D++){if(F[D]!=E){F[D].toggle(false)}}}}return{register:function(C){if(!C.toggleGroup){return }var D=A[C.toggleGroup];if(!D){D=A[C.toggleGroup]=[]}D.push(C);C.on("toggle",B)},unregister:function(C){if(!C.toggleGroup){return }var D=A[C.toggleGroup];if(D){D.remove(C);C.un("toggle",B)}}}}(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53" table:formula="of:=IF([.B904]=&quot;R&quot;;0;IF([.B904]=&quot;-&quot;;0;4))" office:value-type="float" office:value="4">
            <text:p>4</text:p>
          </table:table-cell>
          <table:table-cell table:style-name="ce53" table:formula="of:=IF([.B904]=&quot;R&quot;;0;COUNTIF([.F904:.I9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3">
          <table:table-cell table:style-name="ce7" office:value-type="string">
            <text:p>kexi/webforms/webroot/extjs/ext-all.js:Ext.CycleButton=Ext.extend(Ext.SplitButton,{getItemText:function(A){if(A&amp;&amp;this.showText===true){var B="";if(this.prependText){B+=this.prependText}B+=A.text;return B}return undefined},setActiveItem:function(C,A){if(typeof C!="object"){C=this.menu.items.get(C)}if(C){if(!this.rendered){this.text=this.getItemText(C);this.iconCls=C.iconCls}else{var B=this.getItemText(C);if(B){this.setText(B)}this.setIconClass(C.iconCls)}this.activeItem=C;if(!C.checked){C.setChecked(true,true)}if(this.forceIcon){this.setIconClass(this.forceIcon)}if(!A){this.fireEvent("change",this,C)}}},getActiveItem:function(){return this.activeItem},initComponent:function(){this.addEvents("change");if(this.changeHandler){this.on("change",this.changeHandler,this.scope||this);delete this.changeHandler}this.itemCount=this.items.length;this.menu={cls:"x-cycle-menu",items:[]};var D;for(var B=0,A=this.itemCount;B&lt;A;B++){var C=this.items[B];C.group=C.group||this.id;C.itemIndex=B;C.checkHandler=this.checkHandler;C.scope=this;C.checked=C.checked||false;this.menu.items.push(C);if(C.checked){D=C}}this.setActiveItem(D,true);Ext.CycleButton.superclass.initComponent.call(this);this.on("click",this.toggleSelected,this)},checkHandler:function(A,B){if(B){this.setActiveItem(A)}},toggleSelected:function(){this.menu.render();var C,A;for(var B=1;B&lt;this.itemCount;B++){C=(this.activeItem.itemIndex+B)%this.itemCount;A=this.menu.items.itemAt(C);if(!A.disabled){A.setChecked(true);break}}}});Ext.reg("cycle",Ext.CycleButt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53" table:formula="of:=IF([.B905]=&quot;R&quot;;0;IF([.B905]=&quot;-&quot;;0;4))" office:value-type="float" office:value="4">
            <text:p>4</text:p>
          </table:table-cell>
          <table:table-cell table:style-name="ce53" table:formula="of:=IF([.B905]=&quot;R&quot;;0;COUNTIF([.F905:.I9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4">
          <table:table-cell table:style-name="ce7" office:value-type="string">
            <text:p>kexi/webforms/webroot/extjs/ext-all.js:Ext.MessageBox=function(){var R,B,N,Q;var G,J,P,A,K,M,H,F;var O,S,L,C="";var D=function(U){if(R.isVisible()){R.hide();Ext.callback(B.fn,B.scope||window,[U,S.dom.value],1)}};var T=function(){if(B&amp;&amp;B.cls){R.el.removeClass(B.cls)}K.reset()};var E=function(W,U,V){if(B&amp;&amp;B.closable!==false){R.hide()}if(V){V.stopEvent()}};var I=function(U){var W=0;if(!U){O["ok"].hide();O["cancel"].hide();O["yes"].hide();O["no"].hide();return W}R.footer.dom.style.display="";for(var V in O){if(typeof O[V]!="function"){if(U[V]){O[V].show();O[V].setText(typeof U[V]=="string"?U[V]:Ext.MessageBox.buttonText[V]);W+=O[V].el.getWidth()+15}else{O[V].hide()}}}return W};return{getDialog:function(U){if(!R){R=new Ext.Window({autoCreate:true,title:U,resizable:false,constrain:true,constrainHeader:true,minimizable:false,maximizable:false,stateful:false,modal:true,shim:true,buttonAlign:"center",width:400,height:100,minHeight:80,plain:true,footer:true,closable:true,close:function(){if(B&amp;&amp;B.buttons&amp;&amp;B.buttons.no&amp;&amp;!B.buttons.cancel){D("no")}else{D("cancel")}}});O={};var V=this.buttonText;O["ok"]=R.addButton(V["ok"],D.createCallback("ok"));O["yes"]=R.addButton(V["yes"],D.createCallback("yes"));O["no"]=R.addButton(V["no"],D.createCallback("no"));O["cancel"]=R.addButton(V["cancel"],D.createCallback("cancel"));O["ok"].hideMode=O["yes"].hideMode=O["no"].hideMode=O["cancel"].hideMode="offsets";R.render(document.body);R.getEl().addClass("x-window-dlg");N=R.mask;G=R.body.createChild({html:"&lt;div class=\"ext-mb-icon\"&gt;&lt;/div&gt;&lt;div class=\"ext-mb-content\"&gt;&lt;span class=\"ext-mb-text\"&gt;&lt;/span&gt;&lt;br /&gt;&lt;div class=\"ext-mb-fix-cursor\"&gt;&lt;input type=\"text\" class=\"ext-mb-input\" /&gt;&lt;textarea class=\"ext-mb-textarea\"&gt;&lt;/textarea&gt;&lt;/div&gt;&lt;/div&gt;"});H=Ext.get(G.dom.firstChild);var W=G.dom.childNodes[1];J=Ext.get(W.firstChild);P=Ext.get(W.childNodes[2].firstChild);P.enableDisplayMode();P.addKeyListener([10,13],function(){if(R.isVisible()&amp;&amp;B&amp;&amp;B.buttons){if(B.buttons.ok){D("ok")}else{if(B.buttons.yes){D("yes")}}}});A=Ext.get(W.childNodes[2].childNodes[1]);A.enableDisplayMode();K=new Ext.ProgressBar({renderTo:G});G.createChild({cls:"x-clear"})}return R},updateText:function(X){if(!R.isVisible()&amp;&amp;!B.width){R.setSize(this.maxWidth,100)}J.update(X||"&amp;#160;");var V=C!=""?(H.getWidth()+H.getMargins("lr")):0;var Z=J.getWidth()+J.getMargins("lr");var W=R.getFrameWidth("lr");var Y=R.body.getFrameWidth("lr");if(Ext.isIE&amp;&amp;V&gt;0){V+=3}var U=Math.max(Math.min(B.width||V+Z+W+Y,this.maxWidth),Math.max(B.minWidth||this.minWidth,L||0));if(B.prompt===true){S.setWidth(U-V-W-Y)}if(B.progress===true||B.wait===true){K.setSize(U-V-W-Y)}R.setSize(U,"auto").center();return this},updateProgress:function(V,U,W){K.updateProgress(V,U);if(W){this.updateText(W)}return this},isVisible:function(){return R&amp;&amp;R.isVisible()},hide:function(){if(this.isVisible()){R.hide();T()}return this},show:function(X){if(this.isVisible()){this.hide()}B=X;var Y=this.getDialog(B.title||"&amp;#160;");Y.setTitle(B.title||"&amp;#160;");var U=(B.closable!==false&amp;&amp;B.progress!==true&amp;&amp;B.wait!==true);Y.tools.close.setDisplayed(U);S=P;B.prompt=B.prompt||(B.multiline?true:false);if(B.prompt){if(B.multiline){P.hide();A.show();A.setHeight(typeof B.multiline=="number"?B.multiline:this.defaultTextHeight);S=A}else{P.show();A.hide()}}else{P.hide();A.hide()}S.dom.value=B.value||"";if(B.prompt){Y.focusEl=S}else{var W=B.buttons;var V=null;if(W&amp;&amp;W.ok){V=O["ok"]}else{if(W&amp;&amp;W.yes){V=O["yes"]}}if(V){Y.focusEl=V}}if(B.iconCls){Y.setIconClass(B.iconCls)}this.setIcon(B.icon);L=I(B.buttons);K.setVisible(B.progress===true||B.wait===true);this.updateProgress(0,B.progressText);this.updateText(B.msg);if(B.cls){Y.el.addClass(B.cls)}Y.proxyDrag=B.proxyDrag===true;Y.modal=B.modal!==false;Y.mask=B.modal!==false?N:false;if(!Y.isVisible()){document.body.appendChild(R.el.dom);Y.setAnimateTarget(B.animEl);Y.show(B.animEl)}Y.on("show",function(){if(U===true){Y.keyMap.enable()}else{Y.keyMap.disable()}},this,{single:true});if(B.wait===true){K.wait(B.waitConfig)}return this},setIcon:function(U){if(U&amp;&amp;U!=""){H.removeClass("x-hidden");H.replaceClass(C,U);C=U}else{H.replaceClass(C,"x-hidden");C=""}return this},progress:function(W,V,U){this.show({title:W,msg:V,buttons:false,progress:true,closable:false,minWidth:this.minProgressWidth,progressText:U});return this},wait:function(W,V,U){this.show({title:V,msg:W,buttons:false,closable:false,wait:true,modal:true,minWidth:this.minProgressWidth,waitConfig:U});return this},alert:function(X,W,V,U){this.show({title:X,msg:W,buttons:this.OK,fn:V,scope:U});return this},confirm:function(X,W,V,U){this.show({title:X,msg:W,buttons:this.YESNO,fn:V,scope:U,icon:this.QUESTION});return this},prompt:function(Z,Y,W,V,U,X){this.show({title:Z,msg:Y,buttons:this.OKCANCEL,fn:W,minWidth:250,scope:V,prompt:true,multiline:U,value:X});return this},OK:{ok:true},CANCEL:{cancel:true},OKCANCEL:{ok:true,cancel:true},YESNO:{yes:true,no:true},YESNOCANCEL:{yes:true,no:true,cancel:true},INFO:"ext-mb-info",WARNING:"ext-mb-warning",QUESTION:"ext-mb-question",ERROR:"ext-mb-error",defaultTextHeight:75,maxWidth:600,minWidth:100,minProgressWidth:250,buttonText:{ok:"OK",cancel:"Cancel",yes:"Yes",no:"No"}}}();Ext.Msg=Ext.MessageBox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53" table:formula="of:=IF([.B906]=&quot;R&quot;;0;IF([.B906]=&quot;-&quot;;0;4))" office:value-type="float" office:value="4">
            <text:p>4</text:p>
          </table:table-cell>
          <table:table-cell table:style-name="ce53" table:formula="of:=IF([.B906]=&quot;R&quot;;0;COUNTIF([.F906:.I9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5">
          <table:table-cell table:style-name="ce7" office:value-type="string">
            <text:p>kexi/webforms/webroot/extjs/ext-all.js:Ext.menu.Item=function(A){Ext.menu.Item.superclass.constructor.call(this,A);if(this.menu){this.menu=Ext.menu.MenuMgr.get(this.menu)}};Ext.extend(Ext.menu.Item,Ext.menu.BaseItem,{itemCls:"x-menu-item",canActivate:true,showDelay:200,hideDelay:200,ctype:"Ext.menu.Item",onRender:function(B,A){var C=document.createElement("a");C.hideFocus=true;C.unselectable="on";C.href=this.href||"#";if(this.hrefTarget){C.target=this.hrefTarget}C.className=this.itemCls+(this.menu?" x-menu-item-arrow":"")+(this.cls?" "+this.cls:"");C.innerHTML=String.format("&lt;img src=\"{0}\" class=\"x-menu-item-icon {2}\" /&gt;{1}",this.icon||Ext.BLANK_IMAGE_URL,this.itemText||this.text,this.iconCls||"");this.el=C;Ext.menu.Item.superclass.onRender.call(this,B,A)},setText:function(A){this.text=A;if(this.rendered){this.el.update(String.format("&lt;img src=\"{0}\" class=\"x-menu-item-icon {2}\"&gt;{1}",this.icon||Ext.BLANK_IMAGE_URL,this.text,this.iconCls||""));this.parentMenu.autoWidth()}},setIconClass:function(A){var B=this.iconCls;this.iconCls=A;if(this.rendered){this.el.child("img.x-menu-item-icon").replaceClass(B,this.iconCls)}},handleClick:function(A){if(!this.href){A.stopEvent()}Ext.menu.Item.superclass.handleClick.apply(this,arguments)},activate:function(A){if(Ext.menu.Item.superclass.activate.apply(this,arguments)){this.focus();if(A){this.expandMenu()}}return true},shouldDeactivate:function(A){if(Ext.menu.Item.superclass.shouldDeactivate.call(this,A)){if(this.menu&amp;&amp;this.menu.isVisible()){return !this.menu.getEl().getRegion().contains(A.getPoint())}return true}return false},deactivate:function(){Ext.menu.Item.superclass.deactivate.apply(this,arguments);this.hideMenu()},expandMenu:function(A){if(!this.disabled&amp;&amp;this.menu){clearTimeout(this.hideTimer);delete this.hideTimer;if(!this.menu.isVisible()&amp;&amp;!this.showTimer){this.showTimer=this.deferExpand.defer(this.showDelay,this,[A])}else{if(this.menu.isVisible()&amp;&amp;A){this.menu.tryActivate(0,1)}}}},deferExpand:function(A){delete this.showTimer;this.menu.show(this.container,this.parentMenu.subMenuAlign||"tl-tr?",this.parentMenu);if(A){this.menu.tryActivate(0,1)}},hideMenu:function(){clearTimeout(this.showTimer);delete this.showTimer;if(!this.hideTimer&amp;&amp;this.menu&amp;&amp;this.menu.isVisible()){this.hideTimer=this.deferHide.defer(this.hideDelay,this)}},deferHide:function(){delete this.hideTimer;this.menu.hide()}}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53" table:formula="of:=IF([.B907]=&quot;R&quot;;0;IF([.B907]=&quot;-&quot;;0;4))" office:value-type="float" office:value="4">
            <text:p>4</text:p>
          </table:table-cell>
          <table:table-cell table:style-name="ce53" table:formula="of:=IF([.B907]=&quot;R&quot;;0;COUNTIF([.F907:.I9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6">
          <table:table-cell table:style-name="ce7" office:value-type="string">
            <text:p>kexi/webforms/webroot/extjs/ext-all.js:Ext.StatusBar=Ext.extend(Ext.Toolbar,{cls:"x-statusbar",busyIconCls:"x-status-busy",busyText:"Loading...",autoClear:5000,activeThreadId:0,initComponent:function(){if(this.statusAlign=="right"){this.cls+=" x-status-right"}Ext.StatusBar.superclass.initComponent.call(this)},afterRender:function(){Ext.StatusBar.superclass.afterRender.call(this);var A=this.statusAlign=="right",B=Ext.get(this.nextBlock());if(A){this.tr.appendChild(B.dom)}else{B.insertBefore(this.tr.firstChild)}this.statusEl=B.createChild({cls:"x-status-text "+(this.iconCls||this.defaultIconCls||""),html:this.text||this.defaultText||""});this.statusEl.unselectable();this.spacerEl=B.insertSibling({tag:"td",style:"width:100%",cn:[{cls:"ytb-spacer"}]},A?"before":"after")},setStatus:function(C){C=C||{};if(typeof C=="string"){C={text:C}}if(C.text!==undefined){this.setText(C.text)}if(C.iconCls!==undefined){this.setIcon(C.iconCls)}if(C.clear){var D=C.clear,B=this.autoClear,A={useDefaults:true,anim:true};if(typeof D=="object"){D=Ext.applyIf(D,A);if(D.wait){B=D.wait}}else{if(typeof D=="number"){B=D;D=A}else{if(typeof D=="boolean"){D=A}}}D.threadId=this.activeThreadId;this.clearStatus.defer(B,this,[D])}return this},clearStatus:function(C){C=C||{};if(C.threadId&amp;&amp;C.threadId!==this.activeThreadId){return this}var B=C.useDefaults?this.defaultText:"",A=C.useDefaults?this.defaultIconCls:"";if(C.anim){this.statusEl.fadeOut({remove:false,useDisplay:true,scope:this,callback:function(){this.setStatus({text:B,iconCls:A});this.statusEl.show()}})}else{this.statusEl.hide();this.setStatus({text:B,iconCls:A});this.statusEl.show()}return this},setText:function(A){this.activeThreadId++;this.text=A||"";if(this.rendered){this.statusEl.update(this.text)}return this},getText:function(){return this.text},setIcon:function(A){this.activeThreadId++;A=A||"";if(this.rendered){if(this.currIconCls){this.statusEl.removeClass(this.currIconCls);this.currIconCls=null}if(A.length&gt;0){this.statusEl.addClass(A);this.currIconCls=A}}else{this.currIconCls=A}return this},showBusy:function(A){if(typeof A=="string"){A={text:A}}A=Ext.applyIf(A||{},{text:this.busyText,iconCls:this.busyIconCls});return this.setStatus(A)}});Ext.reg("statusbar",Ext.StatusBar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53" table:formula="of:=IF([.B908]=&quot;R&quot;;0;IF([.B908]=&quot;-&quot;;0;4))" office:value-type="float" office:value="4">
            <text:p>4</text:p>
          </table:table-cell>
          <table:table-cell table:style-name="ce53" table:formula="of:=IF([.B908]=&quot;R&quot;;0;COUNTIF([.F908:.I9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actionproxy.cpp: <text:s text:c="3"/>alt_act-&gt;setIcon(KIcon(ka-&gt;icon(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53" table:formula="of:=IF([.B909]=&quot;R&quot;;0;IF([.B909]=&quot;-&quot;;0;4))" office:value-type="float" office:value="4">
            <text:p>4</text:p>
          </table:table-cell>
          <table:table-cell table:style-name="ce53" table:formula="of:=IF([.B909]=&quot;R&quot;;0;COUNTIF([.F909:.I9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part.cpp: <text:s text:c="7"/>window-&gt;mdiParent()-&gt;setIcon(*window-&gt;icon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53" table:formula="of:=IF([.B910]=&quot;R&quot;;0;IF([.B910]=&quot;-&quot;;0;4))" office:value-type="float" office:value="4">
            <text:p>4</text:p>
          </table:table-cell>
          <table:table-cell table:style-name="ce53" table:formula="of:=IF([.B910]=&quot;R&quot;;0;COUNTIF([.F910:.I9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core/KexiStandardAction.cpp: <text:s text:c="11"/>pAction-&gt;setIcon(KIcon(pInfo-&gt;psIconName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53" table:formula="of:=IF([.B911]=&quot;R&quot;;0;IF([.B911]=&quot;-&quot;;0;4))" office:value-type="float" office:value="4">
            <text:p>4</text:p>
          </table:table-cell>
          <table:table-cell table:style-name="ce53" table:formula="of:=IF([.B911]=&quot;R&quot;;0;COUNTIF([.F911:.I9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contexthelp.cpp: <text:s text:c="3"/>setIcon(SmallIcon("help-contents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53" table:formula="of:=IF([.B912]=&quot;R&quot;;0;IF([.B912]=&quot;-&quot;;0;4))" office:value-type="float" office:value="4">
            <text:p>4</text:p>
          </table:table-cell>
          <table:table-cell table:style-name="ce53" table:formula="of:=IF([.B912]=&quot;R&quot;;0;COUNTIF([.F912:.I9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Property.cpp:Property::setIcon(const QString &amp;icon)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53" table:formula="of:=IF([.B913]=&quot;R&quot;;0;IF([.B913]=&quot;-&quot;;0;4))" office:value-type="float" office:value="4">
            <text:p>4</text:p>
          </table:table-cell>
          <table:table-cell table:style-name="ce53" table:formula="of:=IF([.B913]=&quot;R&quot;;0;COUNTIF([.F913:.I9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Utils.cpp: <text:s text:c="7"/>void setIcon(const QPixmap &amp;pix) {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53" table:formula="of:=IF([.B914]=&quot;R&quot;;0;IF([.B914]=&quot;-&quot;;0;4))" office:value-type="float" office:value="4">
            <text:p>4</text:p>
          </table:table-cell>
          <table:table-cell table:style-name="ce53" table:formula="of:=IF([.B914]=&quot;R&quot;;0;COUNTIF([.F914:.I9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View.cpp: <text:s text:c="3"/>d-&gt;undoButton-&gt;setIcon(SmallIcon("edit-undo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53" table:formula="of:=IF([.B915]=&quot;R&quot;;0;IF([.B915]=&quot;-&quot;;0;4))" office:value-type="float" office:value="4">
            <text:p>4</text:p>
          </table:table-cell>
          <table:table-cell table:style-name="ce53" table:formula="of:=IF([.B915]=&quot;R&quot;;0;COUNTIF([.F915:.I9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dialog-ok")); //QIcon(g_boolEdit-&gt;yesIcon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53" table:formula="of:=IF([.B916]=&quot;R&quot;;0;IF([.B916]=&quot;-&quot;;0;4))" office:value-type="float" office:value="4">
            <text:p>4</text:p>
          </table:table-cell>
          <table:table-cell table:style-name="ce53" table:formula="of:=IF([.B916]=&quot;R&quot;;0;COUNTIF([.F916:.I9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button_no")); //QIcon(g_boolEdit-&gt;noIcon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53" table:formula="of:=IF([.B917]=&quot;R&quot;;0;IF([.B917]=&quot;-&quot;;0;4))" office:value-type="float" office:value="4">
            <text:p>4</text:p>
          </table:table-cell>
          <table:table-cell table:style-name="ce53" table:formula="of:=IF([.B917]=&quot;R&quot;;0;COUNTIF([.F917:.I9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date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53" table:formula="of:=IF([.B918]=&quot;R&quot;;0;IF([.B918]=&quot;-&quot;;0;4))" office:value-type="float" office:value="4">
            <text:p>4</text:p>
          </table:table-cell>
          <table:table-cell table:style-name="ce53" table:formula="of:=IF([.B918]=&quot;R&quot;;0;COUNTIF([.F918:.I9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kpaint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53" table:formula="of:=IF([.B919]=&quot;R&quot;;0;IF([.B919]=&quot;-&quot;;0;4))" office:value-type="float" office:value="4">
            <text:p>4</text:p>
          </table:table-cell>
          <table:table-cell table:style-name="ce53" table:formula="of:=IF([.B919]=&quot;R&quot;;0;COUNTIF([.F919:.I9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fonts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53" table:formula="of:=IF([.B920]=&quot;R&quot;;0;IF([.B920]=&quot;-&quot;;0;4))" office:value-type="float" office:value="4">
            <text:p>4</text:p>
          </table:table-cell>
          <table:table-cell table:style-name="ce53" table:formula="of:=IF([.B920]=&quot;R&quot;;0;COUNTIF([.F920:.I9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Property.h: <text:s text:c="3"/>void setIcon(const QString &amp;ic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53" table:formula="of:=IF([.B921]=&quot;R&quot;;0;IF([.B921]=&quot;-&quot;;0;4))" office:value-type="float" office:value="4">
            <text:p>4</text:p>
          </table:table-cell>
          <table:table-cell table:style-name="ce53" table:formula="of:=IF([.B921]=&quot;R&quot;;0;COUNTIF([.F921:.I9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forward.iconSet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53" table:formula="of:=IF([.B922]=&quot;R&quot;;0;IF([.B922]=&quot;-&quot;;0;4))" office:value-type="float" office:value="4">
            <text:p>4</text:p>
          </table:table-cell>
          <table:table-cell table:style-name="ce53" table:formula="of:=IF([.B922]=&quot;R&quot;;0;COUNTIF([.F922:.I9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KIcon("dialog-ok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53" table:formula="of:=IF([.B923]=&quot;R&quot;;0;IF([.B923]=&quot;-&quot;;0;4))" office:value-type="float" office:value="4">
            <text:p>4</text:p>
          </table:table-cell>
          <table:table-cell table:style-name="ce53" table:formula="of:=IF([.B923]=&quot;R&quot;;0;COUNTIF([.F923:.I9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tableview/KexiTableViewColumn.h: <text:s text:c="3"/>inline void setIcon(const QIconSet&amp; icon) {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53" table:formula="of:=IF([.B924]=&quot;R&quot;;0;IF([.B924]=&quot;-&quot;;0;4))" office:value-type="float" office:value="4">
            <text:p>4</text:p>
          </table:table-cell>
          <table:table-cell table:style-name="ce53" table:formula="of:=IF([.B924]=&quot;R&quot;;0;COUNTIF([.F924:.I9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relations/KexiRelationsView.cpp: <text:s text:c="7"/>d-&gt;hideTableAction-&gt;setIcon(KIcon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53" table:formula="of:=IF([.B925]=&quot;R&quot;;0;IF([.B925]=&quot;-&quot;;0;4))" office:value-type="float" office:value="4">
            <text:p>4</text:p>
          </table:table-cell>
          <table:table-cell table:style-name="ce53" table:formula="of:=IF([.B925]=&quot;R&quot;;0;COUNTIF([.F925:.I9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bconnectionwidget.cpp: <text:s text:c="3"/>btnLoadDBList-&gt;setIcon(KIcon("view-refresh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53" table:formula="of:=IF([.B926]=&quot;R&quot;;0;IF([.B926]=&quot;-&quot;;0;4))" office:value-type="float" office:value="4">
            <text:p>4</text:p>
          </table:table-cell>
          <table:table-cell table:style-name="ce53" table:formula="of:=IF([.B926]=&quot;R&quot;;0;COUNTIF([.F926:.I9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"kexi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53" table:formula="of:=IF([.B927]=&quot;R&quot;;0;IF([.B927]=&quot;-&quot;;0;4))" office:value-type="float" office:value="4">
            <text:p>4</text:p>
          </table:table-cell>
          <table:table-cell table:style-name="ce53" table:formula="of:=IF([.B927]=&quot;R&quot;;0;COUNTIF([.F927:.I9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Size(KIconLoader::SizeMedium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53" table:formula="of:=IF([.B928]=&quot;R&quot;;0;IF([.B928]=&quot;-&quot;;0;4))" office:value-type="float" office:value="4">
            <text:p>4</text:p>
          </table:table-cell>
          <table:table-cell table:style-name="ce53" table:formula="of:=IF([.B928]=&quot;R&quot;;0;COUNTIF([.F928:.I9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connect(m_nameInput, SIGNAL(textChanged(const QString &amp;)), this, SLOT(setIcon(const QString &amp;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53" table:formula="of:=IF([.B929]=&quot;R&quot;;0;IF([.B929]=&quot;-&quot;;0;4))" office:value-type="float" office:value="4">
            <text:p>4</text:p>
          </table:table-cell>
          <table:table-cell table:style-name="ce53" table:formula="of:=IF([.B929]=&quot;R&quot;;0;COUNTIF([.F929:.I9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LoadIconDialog::setIcon(const QString &amp;icon)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53" table:formula="of:=IF([.B930]=&quot;R&quot;;0;IF([.B930]=&quot;-&quot;;0;4))" office:value-type="float" office:value="4">
            <text:p>4</text:p>
          </table:table-cell>
          <table:table-cell table:style-name="ce53" table:formula="of:=IF([.B930]=&quot;R&quot;;0;COUNTIF([.F930:.I9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ic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53" table:formula="of:=IF([.B931]=&quot;R&quot;;0;IF([.B931]=&quot;-&quot;;0;4))" office:value-type="float" office:value="4">
            <text:p>4</text:p>
          </table:table-cell>
          <table:table-cell table:style-name="ce53" table:formula="of:=IF([.B931]=&quot;R&quot;;0;COUNTIF([.F931:.I9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Size(size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53" table:formula="of:=IF([.B932]=&quot;R&quot;;0;IF([.B932]=&quot;-&quot;;0;4))" office:value-type="float" office:value="4">
            <text:p>4</text:p>
          </table:table-cell>
          <table:table-cell table:style-name="ce53" table:formula="of:=IF([.B932]=&quot;R&quot;;0;COUNTIF([.F932:.I9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newItemPath-&gt;setIconSet(KIcon("document-ope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53" table:formula="of:=IF([.B933]=&quot;R&quot;;0;IF([.B933]=&quot;-&quot;;0;4))" office:value-type="float" office:value="4">
            <text:p>4</text:p>
          </table:table-cell>
          <table:table-cell table:style-name="ce53" table:formula="of:=IF([.B933]=&quot;R&quot;;0;COUNTIF([.F933:.I9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newItemName-&gt;setIconSet(KIcon("icons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53" table:formula="of:=IF([.B934]=&quot;R&quot;;0;IF([.B934]=&quot;-&quot;;0;4))" office:value-type="float" office:value="4">
            <text:p>4</text:p>
          </table:table-cell>
          <table:table-cell table:style-name="ce53" table:formula="of:=IF([.B934]=&quot;R&quot;;0;COUNTIF([.F934:.I9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delItem-&gt;setIconSet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53" table:formula="of:=IF([.B935]=&quot;R&quot;;0;IF([.B935]=&quot;-&quot;;0;4))" office:value-type="float" office:value="0">
            <text:p>0</text:p>
          </table:table-cell>
          <table:table-cell table:style-name="ce53" table:formula="of:=IF([.B935]=&quot;R&quot;;0;COUNTIF([.F935:.I9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utils/kexicontextmenuutils.cpp: <text:s text:c="3"/>action-&gt;setIcon(KIcon(iconName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53" table:formula="of:=IF([.B936]=&quot;R&quot;;0;IF([.B936]=&quot;-&quot;;0;4))" office:value-type="float" office:value="4">
            <text:p>4</text:p>
          </table:table-cell>
          <table:table-cell table:style-name="ce53" table:formula="of:=IF([.B936]=&quot;R&quot;;0;COUNTIF([.F936:.I9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h: <text:s text:c="3"/>void setIcon(const QString &amp;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53" table:formula="of:=IF([.B937]=&quot;R&quot;;0;IF([.B937]=&quot;-&quot;;0;4))" office:value-type="float" office:value="4">
            <text:p>4</text:p>
          </table:table-cell>
          <table:table-cell table:style-name="ce53" table:formula="of:=IF([.B937]=&quot;R&quot;;0;COUNTIF([.F937:.I9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/ <text:s text:c="7"/>m_newObjectAction-&gt;setIcon( KIcon(bit-&gt;partInfo()-&gt;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53" table:formula="of:=IF([.B938]=&quot;R&quot;;0;IF([.B938]=&quot;-&quot;;0;4))" office:value-type="float" office:value="4">
            <text:p>4</text:p>
          </table:table-cell>
          <table:table-cell table:style-name="ce53" table:formula="of:=IF([.B938]=&quot;R&quot;;0;COUNTIF([.F938:.I9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11"/>m_newObjectAction-&gt;setIcon( KIcon(part-&gt;info()-&gt;create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53" table:formula="of:=IF([.B939]=&quot;R&quot;;0;IF([.B939]=&quot;-&quot;;0;4))" office:value-type="float" office:value="4">
            <text:p>4</text:p>
          </table:table-cell>
          <table:table-cell table:style-name="ce53" table:formula="of:=IF([.B939]=&quot;R&quot;;0;COUNTIF([.F939:.I9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part-&gt;info()-&gt;create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53" table:formula="of:=IF([.B940]=&quot;R&quot;;0;IF([.B940]=&quot;-&quot;;0;4))" office:value-type="float" office:value="4">
            <text:p>4</text:p>
          </table:table-cell>
          <table:table-cell table:style-name="ce53" table:formula="of:=IF([.B940]=&quot;R&quot;;0;COUNTIF([.F940:.I9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5"/>// <text:s text:c="2"/>m_newObjectToolbarAction-&gt;setIcon( KIcon("document-new"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53" table:formula="of:=IF([.B941]=&quot;R&quot;;0;IF([.B941]=&quot;-&quot;;0;4))" office:value-type="float" office:value="4">
            <text:p>4</text:p>
          </table:table-cell>
          <table:table-cell table:style-name="ce53" table:formula="of:=IF([.B941]=&quot;R&quot;;0;COUNTIF([.F941:.I9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"document-new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53" table:formula="of:=IF([.B942]=&quot;R&quot;;0;IF([.B942]=&quot;-&quot;;0;4))" office:value-type="float" office:value="4">
            <text:p>4</text:p>
          </table:table-cell>
          <table:table-cell table:style-name="ce53" table:formula="of:=IF([.B942]=&quot;R&quot;;0;COUNTIF([.F942:.I9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exi/doc/dev/CHANGELOG-Kexi-js: <text:s/>-caption's icon is resized on setIcon() when needed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53" table:formula="of:=IF([.B943]=&quot;R&quot;;0;IF([.B943]=&quot;-&quot;;0;4))" office:value-type="float" office:value="4">
            <text:p>4</text:p>
          </table:table-cell>
          <table:table-cell table:style-name="ce53" table:formula="of:=IF([.B943]=&quot;R&quot;;0;COUNTIF([.F943:.I9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icon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53" table:formula="of:=IF([.B944]=&quot;R&quot;;0;IF([.B944]=&quot;-&quot;;0;4))" office:value-type="float" office:value="4">
            <text:p>4</text:p>
          </table:table-cell>
          <table:table-cell table:style-name="ce53" table:formula="of:=IF([.B944]=&quot;R&quot;;0;COUNTIF([.F944:.I9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d-&gt;fileicon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53" table:formula="of:=IF([.B945]=&quot;R&quot;;0;IF([.B945]=&quot;-&quot;;0;4))" office:value-type="float" office:value="4">
            <text:p>4</text:p>
          </table:table-cell>
          <table:table-cell table:style-name="ce53" table:formula="of:=IF([.B945]=&quot;R&quot;;0;COUNTIF([.F945:.I9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ShapeFactory.cpp: <text:s text:c="3"/>setIcon( "x-shape-formula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53" table:formula="of:=IF([.B946]=&quot;R&quot;;0;IF([.B946]=&quot;-&quot;;0;4))" office:value-type="float" office:value="4">
            <text:p>4</text:p>
          </table:table-cell>
          <table:table-cell table:style-name="ce53" table:formula="of:=IF([.B946]=&quot;R&quot;;0;COUNTIF([.F946:.I9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Factory.cpp: <text:s text:c="3"/>setIcon( "edittext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53" table:formula="of:=IF([.B947]=&quot;R&quot;;0;IF([.B947]=&quot;-&quot;;0;4))" office:value-type="float" office:value="4">
            <text:p>4</text:p>
          </table:table-cell>
          <table:table-cell table:style-name="ce53" table:formula="of:=IF([.B947]=&quot;R&quot;;0;COUNTIF([.F947:.I9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bracket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53" table:formula="of:=IF([.B948]=&quot;R&quot;;0;IF([.B948]=&quot;-&quot;;0;4))" office:value-type="float" office:value="4">
            <text:p>4</text:p>
          </table:table-cell>
          <table:table-cell table:style-name="ce53" table:formula="of:=IF([.B948]=&quot;R&quot;;0;COUNTIF([.F948:.I9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53" table:formula="of:=IF([.B949]=&quot;R&quot;;0;IF([.B949]=&quot;-&quot;;0;4))" office:value-type="float" office:value="4">
            <text:p>4</text:p>
          </table:table-cell>
          <table:table-cell table:style-name="ce53" table:formula="of:=IF([.B949]=&quot;R&quot;;0;COUNTIF([.F949:.I9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53" table:formula="of:=IF([.B950]=&quot;R&quot;;0;IF([.B950]=&quot;-&quot;;0;4))" office:value-type="float" office:value="4">
            <text:p>4</text:p>
          </table:table-cell>
          <table:table-cell table:style-name="ce53" table:formula="of:=IF([.B950]=&quot;R&quot;;0;COUNTIF([.F950:.I9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frac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53" table:formula="of:=IF([.B951]=&quot;R&quot;;0;IF([.B951]=&quot;-&quot;;0;4))" office:value-type="float" office:value="4">
            <text:p>4</text:p>
          </table:table-cell>
          <table:table-cell table:style-name="ce53" table:formula="of:=IF([.B951]=&quot;R&quot;;0;COUNTIF([.F951:.I9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matrix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53" table:formula="of:=IF([.B952]=&quot;R&quot;;0;IF([.B952]=&quot;-&quot;;0;4))" office:value-type="float" office:value="4">
            <text:p>4</text:p>
          </table:table-cell>
          <table:table-cell table:style-name="ce53" table:formula="of:=IF([.B952]=&quot;R&quot;;0;COUNTIF([.F952:.I9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 KIcon("rsub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53" table:formula="of:=IF([.B953]=&quot;R&quot;;0;IF([.B953]=&quot;-&quot;;0;4))" office:value-type="float" office:value="4">
            <text:p>4</text:p>
          </table:table-cell>
          <table:table-cell table:style-name="ce53" table:formula="of:=IF([.B953]=&quot;R&quot;;0;COUNTIF([.F953:.I9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KFormulaConfigDialog.cpp: <text:s text:c="3"/>page-&gt;setIcon( KIcon( "kformula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53" table:formula="of:=IF([.B954]=&quot;R&quot;;0;IF([.B954]=&quot;-&quot;;0;4))" office:value-type="float" office:value="4">
            <text:p>4</text:p>
          </table:table-cell>
          <table:table-cell table:style-name="ce53" table:formula="of:=IF([.B954]=&quot;R&quot;;0;COUNTIF([.F954:.I95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KPrPlaceholderToolFactory.cpp: <text:s text:c="3"/>//setIcon("animation-kpresent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53" table:formula="of:=IF([.B955]=&quot;R&quot;;0;IF([.B955]=&quot;-&quot;;0;4))" office:value-type="float" office:value="4">
            <text:p>4</text:p>
          </table:table-cell>
          <table:table-cell table:style-name="ce53" table:formula="of:=IF([.B955]=&quot;R&quot;;0;COUNTIF([.F955:.I9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animationtool/KPrAnimationToolFactory.cpp: <text:s text:c="3"/>setIcon("animation-kpresent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53" table:formula="of:=IF([.B956]=&quot;R&quot;;0;IF([.B956]=&quot;-&quot;;0;4))" office:value-type="float" office:value="4">
            <text:p>4</text:p>
          </table:table-cell>
          <table:table-cell table:style-name="ce53" table:formula="of:=IF([.B956]=&quot;R&quot;;0;COUNTIF([.F956:.I9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previous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53" table:formula="of:=IF([.B957]=&quot;R&quot;;0;IF([.B957]=&quot;-&quot;;0;4))" office:value-type="float" office:value="4">
            <text:p>4</text:p>
          </table:table-cell>
          <table:table-cell table:style-name="ce53" table:formula="of:=IF([.B957]=&quot;R&quot;;0;COUNTIF([.F957:.I9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53" table:formula="of:=IF([.B958]=&quot;R&quot;;0;IF([.B958]=&quot;-&quot;;0;4))" office:value-type="float" office:value="4">
            <text:p>4</text:p>
          </table:table-cell>
          <table:table-cell table:style-name="ce53" table:formula="of:=IF([.B958]=&quot;R&quot;;0;COUNTIF([.F958:.I9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next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53" table:formula="of:=IF([.B959]=&quot;R&quot;;0;IF([.B959]=&quot;-&quot;;0;4))" office:value-type="float" office:value="4">
            <text:p>4</text:p>
          </table:table-cell>
          <table:table-cell table:style-name="ce53" table:formula="of:=IF([.B959]=&quot;R&quot;;0;COUNTIF([.F959:.I95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53" table:formula="of:=IF([.B960]=&quot;R&quot;;0;IF([.B960]=&quot;-&quot;;0;4))" office:value-type="float" office:value="4">
            <text:p>4</text:p>
          </table:table-cell>
          <table:table-cell table:style-name="ce53" table:formula="of:=IF([.B960]=&quot;R&quot;;0;COUNTIF([.F960:.I9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( KIcon( "view-list-icons.png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53" table:formula="of:=IF([.B961]=&quot;R&quot;;0;IF([.B961]=&quot;-&quot;;0;4))" office:value-type="float" office:value="4">
            <text:p>4</text:p>
          </table:table-cell>
          <table:table-cell table:style-name="ce53" table:formula="of:=IF([.B961]=&quot;R&quot;;0;COUNTIF([.F961:.I96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53" table:formula="of:=IF([.B962]=&quot;R&quot;;0;IF([.B962]=&quot;-&quot;;0;4))" office:value-type="float" office:value="4">
            <text:p>4</text:p>
          </table:table-cell>
          <table:table-cell table:style-name="ce53" table:formula="of:=IF([.B962]=&quot;R&quot;;0;COUNTIF([.F962:.I96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availableSlidesList-&gt;setIconSize( QSize(75,75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53" table:formula="of:=IF([.B963]=&quot;R&quot;;0;IF([.B963]=&quot;-&quot;;0;4))" office:value-type="float" office:value="4">
            <text:p>4</text:p>
          </table:table-cell>
          <table:table-cell table:style-name="ce53" table:formula="of:=IF([.B963]=&quot;R&quot;;0;COUNTIF([.F963:.I9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currentSlidesList-&gt;setIconSize( QSize(75,75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53" table:formula="of:=IF([.B964]=&quot;R&quot;;0;IF([.B964]=&quot;-&quot;;0;4))" office:value-type="float" office:value="4">
            <text:p>4</text:p>
          </table:table-cell>
          <table:table-cell table:style-name="ce53" table:formula="of:=IF([.B964]=&quot;R&quot;;0;COUNTIF([.F964:.I9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53" table:formula="of:=IF([.B965]=&quot;R&quot;;0;IF([.B965]=&quot;-&quot;;0;4))" office:value-type="float" office:value="4">
            <text:p>4</text:p>
          </table:table-cell>
          <table:table-cell table:style-name="ce53" table:formula="of:=IF([.B965]=&quot;R&quot;;0;COUNTIF([.F965:.I96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53" table:formula="of:=IF([.B966]=&quot;R&quot;;0;IF([.B966]=&quot;-&quot;;0;4))" office:value-type="float" office:value="4">
            <text:p>4</text:p>
          </table:table-cell>
          <table:table-cell table:style-name="ce53" table:formula="of:=IF([.B966]=&quot;R&quot;;0;COUNTIF([.F966:.I9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53" table:formula="of:=IF([.B967]=&quot;R&quot;;0;IF([.B967]=&quot;-&quot;;0;4))" office:value-type="float" office:value="4">
            <text:p>4</text:p>
          </table:table-cell>
          <table:table-cell table:style-name="ce53" table:formula="of:=IF([.B967]=&quot;R&quot;;0;COUNTIF([.F967:.I96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( KIcon( "pen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53" table:formula="of:=IF([.B968]=&quot;R&quot;;0;IF([.B968]=&quot;-&quot;;0;4))" office:value-type="float" office:value="4">
            <text:p>4</text:p>
          </table:table-cell>
          <table:table-cell table:style-name="ce53" table:formula="of:=IF([.B968]=&quot;R&quot;;0;COUNTIF([.F968:.I9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( KIcon( "highlight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53" table:formula="of:=IF([.B969]=&quot;R&quot;;0;IF([.B969]=&quot;-&quot;;0;4))" office:value-type="float" office:value="4">
            <text:p>4</text:p>
          </table:table-cell>
          <table:table-cell table:style-name="ce53" table:formula="of:=IF([.B969]=&quot;R&quot;;0;COUNTIF([.F969:.I9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( KIcon( "black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53" table:formula="of:=IF([.B970]=&quot;R&quot;;0;IF([.B970]=&quot;-&quot;;0;4))" office:value-type="float" office:value="4">
            <text:p>4</text:p>
          </table:table-cell>
          <table:table-cell table:style-name="ce53" table:formula="of:=IF([.B970]=&quot;R&quot;;0;COUNTIF([.F970:.I9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dockers/KPrPageLayoutDocker.cpp: <text:s text:c="3"/>m_layoutsView-&gt;setIconSize( QSize( 80, 60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53" table:formula="of:=IF([.B971]=&quot;R&quot;;0;IF([.B971]=&quot;-&quot;;0;4))" office:value-type="float" office:value="4">
            <text:p>4</text:p>
          </table:table-cell>
          <table:table-cell table:style-name="ce53" table:formula="of:=IF([.B971]=&quot;R&quot;;0;COUNTIF([.F971:.I9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SlidesInterface.cpp: <text:s text:c="3"/>m_listView-&gt;setIconSize( QSize( 128, 128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53" table:formula="of:=IF([.B972]=&quot;R&quot;;0;IF([.B972]=&quot;-&quot;;0;4))" office:value-type="float" office:value="4">
            <text:p>4</text:p>
          </table:table-cell>
          <table:table-cell table:style-name="ce53" table:formula="of:=IF([.B972]=&quot;R&quot;;0;COUNTIF([.F972:.I97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53" table:formula="of:=IF([.B973]=&quot;R&quot;;0;IF([.B973]=&quot;-&quot;;0;4))" office:value-type="float" office:value="4">
            <text:p>4</text:p>
          </table:table-cell>
          <table:table-cell table:style-name="ce53" table:formula="of:=IF([.B973]=&quot;R&quot;;0;COUNTIF([.F973:.I9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53" table:formula="of:=IF([.B974]=&quot;R&quot;;0;IF([.B974]=&quot;-&quot;;0;4))" office:value-type="float" office:value="4">
            <text:p>4</text:p>
          </table:table-cell>
          <table:table-cell table:style-name="ce53" table:formula="of:=IF([.B974]=&quot;R&quot;;0;COUNTIF([.F974:.I9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configure", KIconLoader::SizeMedium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53" table:formula="of:=IF([.B975]=&quot;R&quot;;0;IF([.B975]=&quot;-&quot;;0;4))" office:value-type="float" office:value="4">
            <text:p>4</text:p>
          </table:table-cell>
          <table:table-cell table:style-name="ce53" table:formula="of:=IF([.B975]=&quot;R&quot;;0;COUNTIF([.F975:.I9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displa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53" table:formula="of:=IF([.B976]=&quot;R&quot;;0;IF([.B976]=&quot;-&quot;;0;4))" office:value-type="float" office:value="4">
            <text:p>4</text:p>
          </table:table-cell>
          <table:table-cell table:style-name="ce53" table:formula="of:=IF([.B976]=&quot;R&quot;;0;COUNTIF([.F976:.I9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colo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53" table:formula="of:=IF([.B977]=&quot;R&quot;;0;IF([.B977]=&quot;-&quot;;0;4))" office:value-type="float" office:value="4">
            <text:p>4</text:p>
          </table:table-cell>
          <table:table-cell table:style-name="ce53" table:formula="of:=IF([.B977]=&quot;R&quot;;0;COUNTIF([.F977:.I9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system-performanc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53" table:formula="of:=IF([.B978]=&quot;R&quot;;0;IF([.B978]=&quot;-&quot;;0;4))" office:value-type="float" office:value="4">
            <text:p>4</text:p>
          </table:table-cell>
          <table:table-cell table:style-name="ce53" table:formula="of:=IF([.B978]=&quot;R&quot;;0;COUNTIF([.F978:.I978];&quot;x&quot;))" office:value-type="float" office:value="0">
            <text:p>0</text:p>
          </table:table-cell>
          <table:table-cell table:number-columns-repeated="245"/>
        </table:table-row>
        <table:table-row table:style-name="ro3">
          <table:table-cell table:style-name="ce7" office:value-type="string">
            <text:p>krita/ui/dialogs/kis_dlg_preferences.cc: <text:s text:c="3"/>page-&gt;setIcon(KIcon(BarIcon("grid", KIconLoader::SizeMedium)));</text:p>
          </table:table-cell>
          <table:table-cell table:style-name="Default"/>
          <table:table-cell table:style-name="Default"/>
          <table:table-cell/>
          <table:table-cell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979]=&quot;R&quot;;0;IF([.B979]=&quot;-&quot;;0;4))" office:value-type="float" office:value="4">
            <text:p>4</text:p>
          </table:table-cell>
          <table:table-cell table:style-name="ce53" table:formula="of:=IF([.B979]=&quot;R&quot;;0;COUNTIF([.F979:.I979];&quot;x&quot;))" office:value-type="float" office:value="4">
            <text:p>4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ViewMode-&gt;setIcon(KIcon("view-choos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53" table:formula="of:=IF([.B980]=&quot;R&quot;;0;IF([.B980]=&quot;-&quot;;0;4))" office:value-type="float" office:value="4">
            <text:p>4</text:p>
          </table:table-cell>
          <table:table-cell table:style-name="ce53" table:formula="of:=IF([.B980]=&quot;R&quot;;0;COUNTIF([.F980:.I9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ui/kis_layer_box.cpp: <text:s text:c="3"/>m_wdgLayerBox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53" table:formula="of:=IF([.B981]=&quot;R&quot;;0;IF([.B981]=&quot;-&quot;;0;4))" office:value-type="float" office:value="0">
            <text:p>0</text:p>
          </table:table-cell>
          <table:table-cell table:style-name="ce53" table:formula="of:=IF([.B981]=&quot;R&quot;;0;COUNTIF([.F981:.I9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53" table:formula="of:=IF([.B982]=&quot;R&quot;;0;IF([.B982]=&quot;-&quot;;0;4))" office:value-type="float" office:value="0">
            <text:p>0</text:p>
          </table:table-cell>
          <table:table-cell table:style-name="ce53" table:formula="of:=IF([.B982]=&quot;R&quot;;0;COUNTIF([.F982:.I9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ui/kis_layer_box.cpp: <text:s text:c="3"/>m_wdgLayerBox-&gt;bnRaise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53" table:formula="of:=IF([.B983]=&quot;R&quot;;0;IF([.B983]=&quot;-&quot;;0;4))" office:value-type="float" office:value="4">
            <text:p>4</text:p>
          </table:table-cell>
          <table:table-cell table:style-name="ce53" table:formula="of:=IF([.B983]=&quot;R&quot;;0;COUNTIF([.F983:.I9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Lower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53" table:formula="of:=IF([.B984]=&quot;R&quot;;0;IF([.B984]=&quot;-&quot;;0;4))" office:value-type="float" office:value="4">
            <text:p>4</text:p>
          </table:table-cell>
          <table:table-cell table:style-name="ce53" table:formula="of:=IF([.B984]=&quot;R&quot;;0;COUNTIF([.F984:.I98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uplicate-&gt;setIcon(SmallIcon("edit-cop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53" table:formula="of:=IF([.B985]=&quot;R&quot;;0;IF([.B985]=&quot;-&quot;;0;4))" office:value-type="float" office:value="4">
            <text:p>4</text:p>
          </table:table-cell>
          <table:table-cell table:style-name="ce53" table:formula="of:=IF([.B985]=&quot;R&quot;;0;COUNTIF([.F985:.I9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grid/kis_tool_perspectivegrid.h: <text:s text:c="7"/>setIcon("tool_perspectivegri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53" table:formula="of:=IF([.B986]=&quot;R&quot;;0;IF([.B986]=&quot;-&quot;;0;4))" office:value-type="float" office:value="4">
            <text:p>4</text:p>
          </table:table-cell>
          <table:table-cell table:style-name="ce53" table:formula="of:=IF([.B986]=&quot;R&quot;;0;COUNTIF([.F986:.I9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star/kis_tool_star.h: <text:s text:c="7"/>setIcon("tool_sta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53" table:formula="of:=IF([.B987]=&quot;R&quot;;0;IF([.B987]=&quot;-&quot;;0;4))" office:value-type="float" office:value="4">
            <text:p>4</text:p>
          </table:table-cell>
          <table:table-cell table:style-name="ce53" table:formula="of:=IF([.B987]=&quot;R&quot;;0;COUNTIF([.F987:.I9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rop/kis_tool_crop.h: <text:s text:c="7"/>setIcon("tool_crop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53" table:formula="of:=IF([.B988]=&quot;R&quot;;0;IF([.B988]=&quot;-&quot;;0;4))" office:value-type="float" office:value="4">
            <text:p>4</text:p>
          </table:table-cell>
          <table:table-cell table:style-name="ce53" table:formula="of:=IF([.B988]=&quot;R&quot;;0;COUNTIF([.F988:.I9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transform/kis_tool_perspectivetransform.h: <text:s text:c="7"/>setIcon("tool_perspectivetransform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53" table:formula="of:=IF([.B989]=&quot;R&quot;;0;IF([.B989]=&quot;-&quot;;0;4))" office:value-type="float" office:value="4">
            <text:p>4</text:p>
          </table:table-cell>
          <table:table-cell table:style-name="ce53" table:formula="of:=IF([.B989]=&quot;R&quot;;0;COUNTIF([.F989:.I9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transform/kis_tool_transform.h: <text:s text:c="7"/>setIcon("transform-rotat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53" table:formula="of:=IF([.B990]=&quot;R&quot;;0;IF([.B990]=&quot;-&quot;;0;4))" office:value-type="float" office:value="4">
            <text:p>4</text:p>
          </table:table-cell>
          <table:table-cell table:style-name="ce53" table:formula="of:=IF([.B990]=&quot;R&quot;;0;COUNTIF([.F990:.I9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line/kis_tool_polyline.h: <text:s text:c="7"/>setIcon("poly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53" table:formula="of:=IF([.B991]=&quot;R&quot;;0;IF([.B991]=&quot;-&quot;;0;4))" office:value-type="float" office:value="4">
            <text:p>4</text:p>
          </table:table-cell>
          <table:table-cell table:style-name="ce53" table:formula="of:=IF([.B991]=&quot;R&quot;;0;COUNTIF([.F991:.I9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grid/kis_tool_grid.h: <text:s text:c="7"/>setIcon("krita_tool_grid");</text:p>
          </table:table-cell>
          <table:table-cell table:style-name="Default"/>
          <table:table-cell table:style-name="Default"/>
          <table:table-cell/>
          <table:table-cell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992]=&quot;R&quot;;0;IF([.B992]=&quot;-&quot;;0;4))" office:value-type="float" office:value="4">
            <text:p>4</text:p>
          </table:table-cell>
          <table:table-cell table:style-name="ce53" table:formula="of:=IF([.B992]=&quot;R&quot;;0;COUNTIF([.F992:.I992];&quot;x&quot;))" office:value-type="float" office:value="4">
            <text:p>4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measure.h: <text:s text:c="7"/>setIcon("krita_tool_measur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53" table:formula="of:=IF([.B993]=&quot;R&quot;;0;IF([.B993]=&quot;-&quot;;0;4))" office:value-type="float" office:value="4">
            <text:p>4</text:p>
          </table:table-cell>
          <table:table-cell table:style-name="ce53" table:formula="of:=IF([.B993]=&quot;R&quot;;0;COUNTIF([.F993:.I9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rectangle.h: <text:s text:c="7"/>setIcon("krita_tool_rectangl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53" table:formula="of:=IF([.B994]=&quot;R&quot;;0;IF([.B994]=&quot;-&quot;;0;4))" office:value-type="float" office:value="4">
            <text:p>4</text:p>
          </table:table-cell>
          <table:table-cell table:style-name="ce53" table:formula="of:=IF([.B994]=&quot;R&quot;;0;COUNTIF([.F994:.I9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fill.h: <text:s text:c="7"/>setIcon("krita_tool_color_fill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53" table:formula="of:=IF([.B995]=&quot;R&quot;;0;IF([.B995]=&quot;-&quot;;0;4))" office:value-type="float" office:value="4">
            <text:p>4</text:p>
          </table:table-cell>
          <table:table-cell table:style-name="ce53" table:formula="of:=IF([.B995]=&quot;R&quot;;0;COUNTIF([.F995:.I9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path.h: <text:s text:c="7"/>setIcon("krita_draw_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53" table:formula="of:=IF([.B996]=&quot;R&quot;;0;IF([.B996]=&quot;-&quot;;0;4))" office:value-type="float" office:value="4">
            <text:p>4</text:p>
          </table:table-cell>
          <table:table-cell table:style-name="ce53" table:formula="of:=IF([.B996]=&quot;R&quot;;0;COUNTIF([.F996:.I9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line.h: <text:s text:c="7"/>setIcon("krita_tool_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53" table:formula="of:=IF([.B997]=&quot;R&quot;;0;IF([.B997]=&quot;-&quot;;0;4))" office:value-type="float" office:value="4">
            <text:p>4</text:p>
          </table:table-cell>
          <table:table-cell table:style-name="ce53" table:formula="of:=IF([.B997]=&quot;R&quot;;0;COUNTIF([.F997:.I9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colorpicker.h: <text:s text:c="7"/>setIcon("krita_tool_color_pick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53" table:formula="of:=IF([.B998]=&quot;R&quot;;0;IF([.B998]=&quot;-&quot;;0;4))" office:value-type="float" office:value="4">
            <text:p>4</text:p>
          </table:table-cell>
          <table:table-cell table:style-name="ce53" table:formula="of:=IF([.B998]=&quot;R&quot;;0;COUNTIF([.F998:.I99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brush.h: <text:s text:c="7"/>setIcon("krita_tool_freehan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53" table:formula="of:=IF([.B999]=&quot;R&quot;;0;IF([.B999]=&quot;-&quot;;0;4))" office:value-type="float" office:value="4">
            <text:p>4</text:p>
          </table:table-cell>
          <table:table-cell table:style-name="ce53" table:formula="of:=IF([.B999]=&quot;R&quot;;0;COUNTIF([.F999:.I99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ellipse.h: <text:s text:c="7"/>setIcon("krita_tool_ellips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53" table:formula="of:=IF([.B1000]=&quot;R&quot;;0;IF([.B1000]=&quot;-&quot;;0;4))" office:value-type="float" office:value="4">
            <text:p>4</text:p>
          </table:table-cell>
          <table:table-cell table:style-name="ce53" table:formula="of:=IF([.B1000]=&quot;R&quot;;0;COUNTIF([.F1000:.I10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move.h: <text:s text:c="7"/>setIcon("krita_tool_mov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53" table:formula="of:=IF([.B1001]=&quot;R&quot;;0;IF([.B1001]=&quot;-&quot;;0;4))" office:value-type="float" office:value="4">
            <text:p>4</text:p>
          </table:table-cell>
          <table:table-cell table:style-name="ce53" table:formula="of:=IF([.B1001]=&quot;R&quot;;0;COUNTIF([.F1001:.I100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gradient.h: <text:s text:c="7"/>setIcon("krita_tool_gradie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53" table:formula="of:=IF([.B1002]=&quot;R&quot;;0;IF([.B1002]=&quot;-&quot;;0;4))" office:value-type="float" office:value="4">
            <text:p>4</text:p>
          </table:table-cell>
          <table:table-cell table:style-name="ce53" table:formula="of:=IF([.B1002]=&quot;R&quot;;0;COUNTIF([.F1002:.I100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example.h: <text:s text:c="7"/>setIcon("tool-exampl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53" table:formula="of:=IF([.B1003]=&quot;R&quot;;0;IF([.B1003]=&quot;-&quot;;0;4))" office:value-type="float" office:value="4">
            <text:p>4</text:p>
          </table:table-cell>
          <table:table-cell table:style-name="ce53" table:formula="of:=IF([.B1003]=&quot;R&quot;;0;COUNTIF([.F1003:.I10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paint.h: <text:s text:c="7"/>setIcon("tool_bezier_pai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53" table:formula="of:=IF([.B1004]=&quot;R&quot;;0;IF([.B1004]=&quot;-&quot;;0;4))" office:value-type="float" office:value="4">
            <text:p>4</text:p>
          </table:table-cell>
          <table:table-cell table:style-name="ce53" table:formula="of:=IF([.B1004]=&quot;R&quot;;0;COUNTIF([.F1004:.I10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select.h: <text:s text:c="7"/>setIcon("tool_bezier_selec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53" table:formula="of:=IF([.B1005]=&quot;R&quot;;0;IF([.B1005]=&quot;-&quot;;0;4))" office:value-type="float" office:value="4">
            <text:p>4</text:p>
          </table:table-cell>
          <table:table-cell table:style-name="ce53" table:formula="of:=IF([.B1005]=&quot;R&quot;;0;COUNTIF([.F1005:.I100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moutline.h: <text:s text:c="7"/>setIcon("tool_mout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53" table:formula="of:=IF([.B1006]=&quot;R&quot;;0;IF([.B1006]=&quot;-&quot;;0;4))" office:value-type="float" office:value="4">
            <text:p>4</text:p>
          </table:table-cell>
          <table:table-cell table:style-name="ce53" table:formula="of:=IF([.B1006]=&quot;R&quot;;0;COUNTIF([.F1006:.I10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selectsimilar/kis_tool_selectsimilar.h: <text:s text:c="7"/>setIcon("tool_similar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53" table:formula="of:=IF([.B1007]=&quot;R&quot;;0;IF([.B1007]=&quot;-&quot;;0;4))" office:value-type="float" office:value="4">
            <text:p>4</text:p>
          </table:table-cell>
          <table:table-cell table:style-name="ce53" table:formula="of:=IF([.B1007]=&quot;R&quot;;0;COUNTIF([.F1007:.I10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gon/kis_tool_polygon.h: <text:s text:c="7"/>setIcon("tool_polyg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53" table:formula="of:=IF([.B1008]=&quot;R&quot;;0;IF([.B1008]=&quot;-&quot;;0;4))" office:value-type="float" office:value="4">
            <text:p>4</text:p>
          </table:table-cell>
          <table:table-cell table:style-name="ce53" table:formula="of:=IF([.B1008]=&quot;R&quot;;0;COUNTIF([.F1008:.I100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dyna/kis_tool_dyna.h: <text:s text:c="7"/>setIcon("krita_tool_dyna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53" table:formula="of:=IF([.B1009]=&quot;R&quot;;0;IF([.B1009]=&quot;-&quot;;0;4))" office:value-type="float" office:value="4">
            <text:p>4</text:p>
          </table:table-cell>
          <table:table-cell table:style-name="ce53" table:formula="of:=IF([.B1009]=&quot;R&quot;;0;COUNTIF([.F1009:.I10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rectangular.h: <text:s text:c="7"/>setIcon("tool_rect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53" table:formula="of:=IF([.B1010]=&quot;R&quot;;0;IF([.B1010]=&quot;-&quot;;0;4))" office:value-type="float" office:value="4">
            <text:p>4</text:p>
          </table:table-cell>
          <table:table-cell table:style-name="ce53" table:formula="of:=IF([.B1010]=&quot;R&quot;;0;COUNTIF([.F1010:.I10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ath.h: <text:s text:c="7"/>setIcon("tool_path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53" table:formula="of:=IF([.B1011]=&quot;R&quot;;0;IF([.B1011]=&quot;-&quot;;0;4))" office:value-type="float" office:value="4">
            <text:p>4</text:p>
          </table:table-cell>
          <table:table-cell table:style-name="ce53" table:formula="of:=IF([.B1011]=&quot;R&quot;;0;COUNTIF([.F1011:.I10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outline.h: <text:s text:c="7"/>setIcon("tool_outline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53" table:formula="of:=IF([.B1012]=&quot;R&quot;;0;IF([.B1012]=&quot;-&quot;;0;4))" office:value-type="float" office:value="4">
            <text:p>4</text:p>
          </table:table-cell>
          <table:table-cell table:style-name="ce53" table:formula="of:=IF([.B1012]=&quot;R&quot;;0;COUNTIF([.F1012:.I10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brush.h: <text:s text:c="7"/>setIcon("tool_brush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53" table:formula="of:=IF([.B1013]=&quot;R&quot;;0;IF([.B1013]=&quot;-&quot;;0;4))" office:value-type="float" office:value="4">
            <text:p>4</text:p>
          </table:table-cell>
          <table:table-cell table:style-name="ce53" table:formula="of:=IF([.B1013]=&quot;R&quot;;0;COUNTIF([.F1013:.I10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contiguous.h: <text:s text:c="7"/>setIcon("tool_contiguous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53" table:formula="of:=IF([.B1014]=&quot;R&quot;;0;IF([.B1014]=&quot;-&quot;;0;4))" office:value-type="float" office:value="4">
            <text:p>4</text:p>
          </table:table-cell>
          <table:table-cell table:style-name="ce53" table:formula="of:=IF([.B1014]=&quot;R&quot;;0;COUNTIF([.F1014:.I10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olygonal.h: <text:s text:c="7"/>setIcon("tool_polygonal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53" table:formula="of:=IF([.B1015]=&quot;R&quot;;0;IF([.B1015]=&quot;-&quot;;0;4))" office:value-type="float" office:value="4">
            <text:p>4</text:p>
          </table:table-cell>
          <table:table-cell table:style-name="ce53" table:formula="of:=IF([.B1015]=&quot;R&quot;;0;COUNTIF([.F1015:.I10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lliptical.h: <text:s text:c="7"/>setIcon("tool_elliptical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53" table:formula="of:=IF([.B1016]=&quot;R&quot;;0;IF([.B1016]=&quot;-&quot;;0;4))" office:value-type="float" office:value="4">
            <text:p>4</text:p>
          </table:table-cell>
          <table:table-cell table:style-name="ce53" table:formula="of:=IF([.B1016]=&quot;R&quot;;0;COUNTIF([.F1016:.I10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raser.h: <text:s text:c="7"/>setIcon("tool_eraser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53" table:formula="of:=IF([.B1017]=&quot;R&quot;;0;IF([.B1017]=&quot;-&quot;;0;4))" office:value-type="float" office:value="4">
            <text:p>4</text:p>
          </table:table-cell>
          <table:table-cell table:style-name="ce53" table:formula="of:=IF([.B1017]=&quot;R&quot;;0;COUNTIF([.F1017:.I10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53" table:formula="of:=IF([.B1018]=&quot;R&quot;;0;IF([.B1018]=&quot;-&quot;;0;4))" office:value-type="float" office:value="4">
            <text:p>4</text:p>
          </table:table-cell>
          <table:table-cell table:style-name="ce53" table:formula="of:=IF([.B1018]=&quot;R&quot;;0;COUNTIF([.F1018:.I10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53" table:formula="of:=IF([.B1019]=&quot;R&quot;;0;IF([.B1019]=&quot;-&quot;;0;4))" office:value-type="float" office:value="4">
            <text:p>4</text:p>
          </table:table-cell>
          <table:table-cell table:style-name="ce53" table:formula="of:=IF([.B1019]=&quot;R&quot;;0;COUNTIF([.F1019:.I10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Add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53" table:formula="of:=IF([.B1020]=&quot;R&quot;;0;IF([.B1020]=&quot;-&quot;;0;4))" office:value-type="float" office:value="0">
            <text:p>0</text:p>
          </table:table-cell>
          <table:table-cell table:style-name="ce53" table:formula="of:=IF([.B1020]=&quot;R&quot;;0;COUNTIF([.F1020:.I10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move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53" table:formula="of:=IF([.B1021]=&quot;R&quot;;0;IF([.B1021]=&quot;-&quot;;0;4))" office:value-type="float" office:value="0">
            <text:p>0</text:p>
          </table:table-cell>
          <table:table-cell table:style-name="ce53" table:formula="of:=IF([.B1021]=&quot;R&quot;;0;COUNTIF([.F1021:.I10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set-&gt;setIcon( SmallIcon( "edit-undo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53" table:formula="of:=IF([.B1022]=&quot;R&quot;;0;IF([.B1022]=&quot;-&quot;;0;4))" office:value-type="float" office:value="4">
            <text:p>4</text:p>
          </table:table-cell>
          <table:table-cell table:style-name="ce53" table:formula="of:=IF([.B1022]=&quot;R&quot;;0;COUNTIF([.F1022:.I102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extensions/imagesize/dlg_canvassize.cc: <text:s text:c="7"/>button-&gt;setIcon(KIcon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53" table:formula="of:=IF([.B1023]=&quot;R&quot;;0;IF([.B1023]=&quot;-&quot;;0;4))" office:value-type="float" office:value="4">
            <text:p>4</text:p>
          </table:table-cell>
          <table:table-cell table:style-name="ce53" table:formula="of:=IF([.B1023]=&quot;R&quot;;0;COUNTIF([.F1023:.I10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imagesize/dlg_canvassize.cc: <text:s text:c="7"/>button-&gt;setIcon(m_anchorIcons[enumAnchorIcon]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53" table:formula="of:=IF([.B1024]=&quot;R&quot;;0;IF([.B1024]=&quot;-&quot;;0;4))" office:value-type="float" office:value="4">
            <text:p>4</text:p>
          </table:table-cell>
          <table:table-cell table:style-name="ce53" table:formula="of:=IF([.B1024]=&quot;R&quot;;0;COUNTIF([.F1024:.I10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53" table:formula="of:=IF([.B1025]=&quot;R&quot;;0;IF([.B1025]=&quot;-&quot;;0;4))" office:value-type="float" office:value="0">
            <text:p>0</text:p>
          </table:table-cell>
          <table:table-cell table:style-name="ce53" table:formula="of:=IF([.B1025]=&quot;R&quot;;0;COUNTIF([.F1025:.I10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53" table:formula="of:=IF([.B1026]=&quot;R&quot;;0;IF([.B1026]=&quot;-&quot;;0;4))" office:value-type="float" office:value="0">
            <text:p>0</text:p>
          </table:table-cell>
          <table:table-cell table:style-name="ce53" table:formula="of:=IF([.B1026]=&quot;R&quot;;0;COUNTIF([.F1026:.I102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53" table:formula="of:=IF([.B1027]=&quot;R&quot;;0;IF([.B1027]=&quot;-&quot;;0;4))" office:value-type="float" office:value="4">
            <text:p>4</text:p>
          </table:table-cell>
          <table:table-cell table:style-name="ce53" table:formula="of:=IF([.B1027]=&quot;R&quot;;0;COUNTIF([.F1027:.I10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53" table:formula="of:=IF([.B1028]=&quot;R&quot;;0;IF([.B1028]=&quot;-&quot;;0;4))" office:value-type="float" office:value="4">
            <text:p>4</text:p>
          </table:table-cell>
          <table:table-cell table:style-name="ce53" table:formula="of:=IF([.B1028]=&quot;R&quot;;0;COUNTIF([.F1028:.I10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53" table:formula="of:=IF([.B1029]=&quot;R&quot;;0;IF([.B1029]=&quot;-&quot;;0;4))" office:value-type="float" office:value="4">
            <text:p>4</text:p>
          </table:table-cell>
          <table:table-cell table:style-name="ce53" table:formula="of:=IF([.B1029]=&quot;R&quot;;0;COUNTIF([.F1029:.I10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interlyframework/kis_painterlymixer.cpp: <text:s text:c="3"/>m_bErase-&gt;setIcon(KIcon("edit-dele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53" table:formula="of:=IF([.B1030]=&quot;R&quot;;0;IF([.B1030]=&quot;-&quot;;0;4))" office:value-type="float" office:value="4">
            <text:p>4</text:p>
          </table:table-cell>
          <table:table-cell table:style-name="ce53" table:formula="of:=IF([.B1030]=&quot;R&quot;;0;COUNTIF([.F1030:.I10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metadataeditor/kis_meta_data_editor.cc: <text:s text:c="11"/>page-&gt;setIcon(KIcon(iconName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53" table:formula="of:=IF([.B1031]=&quot;R&quot;;0;IF([.B1031]=&quot;-&quot;;0;4))" office:value-type="float" office:value="4">
            <text:p>4</text:p>
          </table:table-cell>
          <table:table-cell table:style-name="ce53" table:formula="of:=IF([.B1031]=&quot;R&quot;;0;COUNTIF([.F1031:.I10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53" table:formula="of:=IF([.B1032]=&quot;R&quot;;0;IF([.B1032]=&quot;-&quot;;0;4))" office:value-type="float" office:value="0">
            <text:p>0</text:p>
          </table:table-cell>
          <table:table-cell table:style-name="ce53" table:formula="of:=IF([.B1032]=&quot;R&quot;;0;COUNTIF([.F1032:.I10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Remov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53" table:formula="of:=IF([.B1033]=&quot;R&quot;;0;IF([.B1033]=&quot;-&quot;;0;4))" office:value-type="float" office:value="0">
            <text:p>0</text:p>
          </table:table-cell>
          <table:table-cell table:style-name="ce53" table:formula="of:=IF([.B1033]=&quot;R&quot;;0;COUNTIF([.F1033:.I10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Up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53" table:formula="of:=IF([.B1034]=&quot;R&quot;;0;IF([.B1034]=&quot;-&quot;;0;4))" office:value-type="float" office:value="4">
            <text:p>4</text:p>
          </table:table-cell>
          <table:table-cell table:style-name="ce53" table:formula="of:=IF([.B1034]=&quot;R&quot;;0;COUNTIF([.F1034:.I10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Down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53" table:formula="of:=IF([.B1035]=&quot;R&quot;;0;IF([.B1035]=&quot;-&quot;;0;4))" office:value-type="float" office:value="4">
            <text:p>4</text:p>
          </table:table-cell>
          <table:table-cell table:style-name="ce53" table:formula="of:=IF([.B1035]=&quot;R&quot;;0;COUNTIF([.F1035:.I10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assistants/RulerAssistant/kis_ruler_assistant_tool.h: <text:s text:c="11"/>setIcon("krita_tool_ruler_assista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53" table:formula="of:=IF([.B1036]=&quot;R&quot;;0;IF([.B1036]=&quot;-&quot;;0;4))" office:value-type="float" office:value="4">
            <text:p>4</text:p>
          </table:table-cell>
          <table:table-cell table:style-name="ce53" table:formula="of:=IF([.B1036]=&quot;R&quot;;0;COUNTIF([.F1036:.I10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Size(p.size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53" table:formula="of:=IF([.B1037]=&quot;R&quot;;0;IF([.B1037]=&quot;-&quot;;0;4))" office:value-type="float" office:value="4">
            <text:p>4</text:p>
          </table:table-cell>
          <table:table-cell table:style-name="ce53" table:formula="of:=IF([.B1037]=&quot;R&quot;;0;COUNTIF([.F1037:.I10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(QIcon(p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53" table:formula="of:=IF([.B1038]=&quot;R&quot;;0;IF([.B1038]=&quot;-&quot;;0;4))" office:value-type="float" office:value="4">
            <text:p>4</text:p>
          </table:table-cell>
          <table:table-cell table:style-name="ce53" table:formula="of:=IF([.B1038]=&quot;R&quot;;0;COUNTIF([.F1038:.I10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53" table:formula="of:=IF([.B1039]=&quot;R&quot;;0;IF([.B1039]=&quot;-&quot;;0;4))" office:value-type="float" office:value="4">
            <text:p>4</text:p>
          </table:table-cell>
          <table:table-cell table:style-name="ce53" table:formula="of:=IF([.B1039]=&quot;R&quot;;0;COUNTIF([.F1039:.I103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53" table:formula="of:=IF([.B1040]=&quot;R&quot;;0;IF([.B1040]=&quot;-&quot;;0;4))" office:value-type="float" office:value="4">
            <text:p>4</text:p>
          </table:table-cell>
          <table:table-cell table:style-name="ce53" table:formula="of:=IF([.B1040]=&quot;R&quot;;0;COUNTIF([.F1040:.I10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sdk/templates/tool/kis_tool_APPNAMELC.h: <text:s text:c="11"/>setIcon( "tool_%{APPNAMELC}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53" table:formula="of:=IF([.B1041]=&quot;R&quot;;0;IF([.B1041]=&quot;-&quot;;0;4))" office:value-type="float" office:value="4">
            <text:p>4</text:p>
          </table:table-cell>
          <table:table-cell table:style-name="ce53" table:formula="of:=IF([.B1041]=&quot;R&quot;;0;COUNTIF([.F1041:.I10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Factory.cpp: <text:s text:c="3"/>setIcon("krita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53" table:formula="of:=IF([.B1042]=&quot;R&quot;;0;IF([.B1042]=&quot;-&quot;;0;4))" office:value-type="float" office:value="4">
            <text:p>4</text:p>
          </table:table-cell>
          <table:table-cell table:style-name="ce53" table:formula="of:=IF([.B1042]=&quot;R&quot;;0;COUNTIF([.F1042:.I10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Factory.cpp: <text:s text:c="3"/>setIcon("krita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53" table:formula="of:=IF([.B1043]=&quot;R&quot;;0;IF([.B1043]=&quot;-&quot;;0;4))" office:value-type="float" office:value="4">
            <text:p>4</text:p>
          </table:table-cell>
          <table:table-cell table:style-name="ce53" table:formula="of:=IF([.B1043]=&quot;R&quot;;0;COUNTIF([.F1043:.I10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.cpp: <text:s text:c="3"/>button-&gt;setIcon(SmallIcon("ope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53" table:formula="of:=IF([.B1044]=&quot;R&quot;;0;IF([.B1044]=&quot;-&quot;;0;4))" office:value-type="float" office:value="4">
            <text:p>4</text:p>
          </table:table-cell>
          <table:table-cell table:style-name="ce53" table:formula="of:=IF([.B1044]=&quot;R&quot;;0;COUNTIF([.F1044:.I10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lef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53" table:formula="of:=IF([.B1045]=&quot;R&quot;;0;IF([.B1045]=&quot;-&quot;;0;4))" office:value-type="float" office:value="4">
            <text:p>4</text:p>
          </table:table-cell>
          <table:table-cell table:style-name="ce53" table:formula="of:=IF([.B1045]=&quot;R&quot;;0;COUNTIF([.F1045:.I10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KoTabBar.cpp: <text:s text:c="7"/>scrollBackButton-&gt;setIcon( QIcon( arrow_lef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53" table:formula="of:=IF([.B1046]=&quot;R&quot;;0;IF([.B1046]=&quot;-&quot;;0;4))" office:value-type="float" office:value="4">
            <text:p>4</text:p>
          </table:table-cell>
          <table:table-cell table:style-name="ce53" table:formula="of:=IF([.B1046]=&quot;R&quot;;0;COUNTIF([.F1046:.I10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orwardButton-&gt;setIcon( QIcon( arrow_righ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53" table:formula="of:=IF([.B1047]=&quot;R&quot;;0;IF([.B1047]=&quot;-&quot;;0;4))" office:value-type="float" office:value="4">
            <text:p>4</text:p>
          </table:table-cell>
          <table:table-cell table:style-name="ce53" table:formula="of:=IF([.B1047]=&quot;R&quot;;0;COUNTIF([.F1047:.I10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righ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53" table:formula="of:=IF([.B1048]=&quot;R&quot;;0;IF([.B1048]=&quot;-&quot;;0;4))" office:value-type="float" office:value="4">
            <text:p>4</text:p>
          </table:table-cell>
          <table:table-cell table:style-name="ce53" table:formula="of:=IF([.B1048]=&quot;R&quot;;0;COUNTIF([.F1048:.I10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righ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53" table:formula="of:=IF([.B1049]=&quot;R&quot;;0;IF([.B1049]=&quot;-&quot;;0;4))" office:value-type="float" office:value="4">
            <text:p>4</text:p>
          </table:table-cell>
          <table:table-cell table:style-name="ce53" table:formula="of:=IF([.B1049]=&quot;R&quot;;0;COUNTIF([.F1049:.I10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KoTabBar.cpp: <text:s text:c="7"/>scrollBackButton-&gt;setIcon( QIcon( arrow_righ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53" table:formula="of:=IF([.B1050]=&quot;R&quot;;0;IF([.B1050]=&quot;-&quot;;0;4))" office:value-type="float" office:value="4">
            <text:p>4</text:p>
          </table:table-cell>
          <table:table-cell table:style-name="ce53" table:formula="of:=IF([.B1050]=&quot;R&quot;;0;COUNTIF([.F1050:.I10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KoTabBar.cpp: <text:s text:c="7"/>scrollForwardButton-&gt;setIcon( QIcon( arrow_lef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53" table:formula="of:=IF([.B1051]=&quot;R&quot;;0;IF([.B1051]=&quot;-&quot;;0;4))" office:value-type="float" office:value="4">
            <text:p>4</text:p>
          </table:table-cell>
          <table:table-cell table:style-name="ce53" table:formula="of:=IF([.B1051]=&quot;R&quot;;0;COUNTIF([.F1051:.I10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lef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53" table:formula="of:=IF([.B1052]=&quot;R&quot;;0;IF([.B1052]=&quot;-&quot;;0;4))" office:value-type="float" office:value="4">
            <text:p>4</text:p>
          </table:table-cell>
          <table:table-cell table:style-name="ce53" table:formula="of:=IF([.B1052]=&quot;R&quot;;0;COUNTIF([.F1052:.I10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rma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53" table:formula="of:=IF([.B1053]=&quot;R&quot;;0;IF([.B1053]=&quot;-&quot;;0;4))" office:value-type="float" office:value="4">
            <text:p>4</text:p>
          </table:table-cell>
          <table:table-cell table:style-name="ce53" table:formula="of:=IF([.B1053]=&quot;R&quot;;0;COUNTIF([.F1053:.I10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Style From Ce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53" table:formula="of:=IF([.B1054]=&quot;R&quot;;0;IF([.B1054]=&quot;-&quot;;0;4))" office:value-type="float" office:value="4">
            <text:p>4</text:p>
          </table:table-cell>
          <table:table-cell table:style-name="ce53" table:formula="of:=IF([.B1054]=&quot;R&quot;;0;COUNTIF([.F1054:.I10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53" table:formula="of:=IF([.B1055]=&quot;R&quot;;0;IF([.B1055]=&quot;-&quot;;0;4))" office:value-type="float" office:value="4">
            <text:p>4</text:p>
          </table:table-cell>
          <table:table-cell table:style-name="ce53" table:formula="of:=IF([.B1055]=&quot;R&quot;;0;COUNTIF([.F1055:.I10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 Siz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53" table:formula="of:=IF([.B1056]=&quot;R&quot;;0;IF([.B1056]=&quot;-&quot;;0;4))" office:value-type="float" office:value="4">
            <text:p>4</text:p>
          </table:table-cell>
          <table:table-cell table:style-name="ce53" table:formula="of:=IF([.B1056]=&quot;R&quot;;0;COUNTIF([.F1056:.I10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53" table:formula="of:=IF([.B1057]=&quot;R&quot;;0;IF([.B1057]=&quot;-&quot;;0;4))" office:value-type="float" office:value="4">
            <text:p>4</text:p>
          </table:table-cell>
          <table:table-cell table:style-name="ce53" table:formula="of:=IF([.B1057]=&quot;R&quot;;0;COUNTIF([.F1057:.I10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ent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53" table:formula="of:=IF([.B1058]=&quot;R&quot;;0;IF([.B1058]=&quot;-&quot;;0;4))" office:value-type="float" office:value="4">
            <text:p>4</text:p>
          </table:table-cell>
          <table:table-cell table:style-name="ce53" table:formula="of:=IF([.B1058]=&quot;R&quot;;0;COUNTIF([.F1058:.I10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53" table:formula="of:=IF([.B1059]=&quot;R&quot;;0;IF([.B1059]=&quot;-&quot;;0;4))" office:value-type="float" office:value="4">
            <text:p>4</text:p>
          </table:table-cell>
          <table:table-cell table:style-name="ce53" table:formula="of:=IF([.B1059]=&quot;R&quot;;0;COUNTIF([.F1059:.I10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53" table:formula="of:=IF([.B1060]=&quot;R&quot;;0;IF([.B1060]=&quot;-&quot;;0;4))" office:value-type="float" office:value="4">
            <text:p>4</text:p>
          </table:table-cell>
          <table:table-cell table:style-name="ce53" table:formula="of:=IF([.B1060]=&quot;R&quot;;0;COUNTIF([.F1060:.I10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idd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53" table:formula="of:=IF([.B1061]=&quot;R&quot;;0;IF([.B1061]=&quot;-&quot;;0;4))" office:value-type="float" office:value="4">
            <text:p>4</text:p>
          </table:table-cell>
          <table:table-cell table:style-name="ce53" table:formula="of:=IF([.B1061]=&quot;R&quot;;0;COUNTIF([.F1061:.I10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53" table:formula="of:=IF([.B1062]=&quot;R&quot;;0;IF([.B1062]=&quot;-&quot;;0;4))" office:value-type="float" office:value="4">
            <text:p>4</text:p>
          </table:table-cell>
          <table:table-cell table:style-name="ce53" table:formula="of:=IF([.B1062]=&quot;R&quot;;0;COUNTIF([.F1062:.I10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53" table:formula="of:=IF([.B1063]=&quot;R&quot;;0;IF([.B1063]=&quot;-&quot;;0;4))" office:value-type="float" office:value="4">
            <text:p>4</text:p>
          </table:table-cell>
          <table:table-cell table:style-name="ce53" table:formula="of:=IF([.B1063]=&quot;R&quot;;0;COUNTIF([.F1063:.I10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53" table:formula="of:=IF([.B1064]=&quot;R&quot;;0;IF([.B1064]=&quot;-&quot;;0;4))" office:value-type="float" office:value="4">
            <text:p>4</text:p>
          </table:table-cell>
          <table:table-cell table:style-name="ce53" table:formula="of:=IF([.B1064]=&quot;R&quot;;0;COUNTIF([.F1064:.I106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53" table:formula="of:=IF([.B1065]=&quot;R&quot;;0;IF([.B1065]=&quot;-&quot;;0;4))" office:value-type="float" office:value="4">
            <text:p>4</text:p>
          </table:table-cell>
          <table:table-cell table:style-name="ce53" table:formula="of:=IF([.B1065]=&quot;R&quot;;0;COUNTIF([.F1065:.I10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53" table:formula="of:=IF([.B1066]=&quot;R&quot;;0;IF([.B1066]=&quot;-&quot;;0;4))" office:value-type="float" office:value="4">
            <text:p>4</text:p>
          </table:table-cell>
          <table:table-cell table:style-name="ce53" table:formula="of:=IF([.B1066]=&quot;R&quot;;0;COUNTIF([.F1066:.I106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53" table:formula="of:=IF([.B1067]=&quot;R&quot;;0;IF([.B1067]=&quot;-&quot;;0;4))" office:value-type="float" office:value="4">
            <text:p>4</text:p>
          </table:table-cell>
          <table:table-cell table:style-name="ce53" table:formula="of:=IF([.B1067]=&quot;R&quot;;0;COUNTIF([.F1067:.I10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o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53" table:formula="of:=IF([.B1068]=&quot;R&quot;;0;IF([.B1068]=&quot;-&quot;;0;4))" office:value-type="float" office:value="4">
            <text:p>4</text:p>
          </table:table-cell>
          <table:table-cell table:style-name="ce53" table:formula="of:=IF([.B1068]=&quot;R&quot;;0;COUNTIF([.F1068:.I106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Outli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53" table:formula="of:=IF([.B1069]=&quot;R&quot;;0;IF([.B1069]=&quot;-&quot;;0;4))" office:value-type="float" office:value="4">
            <text:p>4</text:p>
          </table:table-cell>
          <table:table-cell table:style-name="ce53" table:formula="of:=IF([.B1069]=&quot;R&quot;;0;COUNTIF([.F1069:.I106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Wra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53" table:formula="of:=IF([.B1070]=&quot;R&quot;;0;IF([.B1070]=&quot;-&quot;;0;4))" office:value-type="float" office:value="4">
            <text:p>4</text:p>
          </table:table-cell>
          <table:table-cell table:style-name="ce53" table:formula="of:=IF([.B1070]=&quot;R&quot;;0;COUNTIF([.F1070:.I107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Vertica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53" table:formula="of:=IF([.B1071]=&quot;R&quot;;0;IF([.B1071]=&quot;-&quot;;0;4))" office:value-type="float" office:value="4">
            <text:p>4</text:p>
          </table:table-cell>
          <table:table-cell table:style-name="ce53" table:formula="of:=IF([.B1071]=&quot;R&quot;;0;COUNTIF([.F1071:.I107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ng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53" table:formula="of:=IF([.B1072]=&quot;R&quot;;0;IF([.B1072]=&quot;-&quot;;0;4))" office:value-type="float" office:value="4">
            <text:p>4</text:p>
          </table:table-cell>
          <table:table-cell table:style-name="ce53" table:formula="of:=IF([.B1072]=&quot;R&quot;;0;COUNTIF([.F1072:.I107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Perce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53" table:formula="of:=IF([.B1073]=&quot;R&quot;;0;IF([.B1073]=&quot;-&quot;;0;4))" office:value-type="float" office:value="4">
            <text:p>4</text:p>
          </table:table-cell>
          <table:table-cell table:style-name="ce53" table:formula="of:=IF([.B1073]=&quot;R&quot;;0;COUNTIF([.F1073:.I107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one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53" table:formula="of:=IF([.B1074]=&quot;R&quot;;0;IF([.B1074]=&quot;-&quot;;0;4))" office:value-type="float" office:value="4">
            <text:p>4</text:p>
          </table:table-cell>
          <table:table-cell table:style-name="ce53" table:formula="of:=IF([.B1074]=&quot;R&quot;;0;COUNTIF([.F1074:.I107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Upp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53" table:formula="of:=IF([.B1075]=&quot;R&quot;;0;IF([.B1075]=&quot;-&quot;;0;4))" office:value-type="float" office:value="4">
            <text:p>4</text:p>
          </table:table-cell>
          <table:table-cell table:style-name="ce53" table:formula="of:=IF([.B1075]=&quot;R&quot;;0;COUNTIF([.F1075:.I107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ow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53" table:formula="of:=IF([.B1076]=&quot;R&quot;;0;IF([.B1076]=&quot;-&quot;;0;4))" office:value-type="float" office:value="4">
            <text:p>4</text:p>
          </table:table-cell>
          <table:table-cell table:style-name="ce53" table:formula="of:=IF([.B1076]=&quot;R&quot;;0;COUNTIF([.F1076:.I107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irst Letter Upp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53" table:formula="of:=IF([.B1077]=&quot;R&quot;;0;IF([.B1077]=&quot;-&quot;;0;4))" office:value-type="float" office:value="4">
            <text:p>4</text:p>
          </table:table-cell>
          <table:table-cell table:style-name="ce53" table:formula="of:=IF([.B1077]=&quot;R&quot;;0;COUNTIF([.F1077:.I107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olumn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53" table:formula="of:=IF([.B1078]=&quot;R&quot;;0;IF([.B1078]=&quot;-&quot;;0;4))" office:value-type="float" office:value="4">
            <text:p>4</text:p>
          </table:table-cell>
          <table:table-cell table:style-name="ce53" table:formula="of:=IF([.B1078]=&quot;R&quot;;0;COUNTIF([.F1078:.I107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lumn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53" table:formula="of:=IF([.B1079]=&quot;R&quot;;0;IF([.B1079]=&quot;-&quot;;0;4))" office:value-type="float" office:value="4">
            <text:p>4</text:p>
          </table:table-cell>
          <table:table-cell table:style-name="ce53" table:formula="of:=IF([.B1079]=&quot;R&quot;;0;COUNTIF([.F1079:.I107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Row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53" table:formula="of:=IF([.B1080]=&quot;R&quot;;0;IF([.B1080]=&quot;-&quot;;0;4))" office:value-type="float" office:value="4">
            <text:p>4</text:p>
          </table:table-cell>
          <table:table-cell table:style-name="ce53" table:formula="of:=IF([.B1080]=&quot;R&quot;;0;COUNTIF([.F1080:.I10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Row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53" table:formula="of:=IF([.B1081]=&quot;R&quot;;0;IF([.B1081]=&quot;-&quot;;0;4))" office:value-type="float" office:value="4">
            <text:p>4</text:p>
          </table:table-cell>
          <table:table-cell table:style-name="ce53" table:formula="of:=IF([.B1081]=&quot;R&quot;;0;COUNTIF([.F1081:.I108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ells...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53" table:formula="of:=IF([.B1082]=&quot;R&quot;;0;IF([.B1082]=&quot;-&quot;;0;4))" office:value-type="float" office:value="4">
            <text:p>4</text:p>
          </table:table-cell>
          <table:table-cell table:style-name="ce53" table:formula="of:=IF([.B1082]=&quot;R&quot;;0;COUNTIF([.F1082:.I10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ells...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53" table:formula="of:=IF([.B1083]=&quot;R&quot;;0;IF([.B1083]=&quot;-&quot;;0;4))" office:value-type="float" office:value="4">
            <text:p>4</text:p>
          </table:table-cell>
          <table:table-cell table:style-name="ce53" table:formula="of:=IF([.B1083]=&quot;R&quot;;0;COUNTIF([.F1083:.I108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A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53" table:formula="of:=IF([.B1084]=&quot;R&quot;;0;IF([.B1084]=&quot;-&quot;;0;4))" office:value-type="float" office:value="4">
            <text:p>4</text:p>
          </table:table-cell>
          <table:table-cell table:style-name="ce53" table:formula="of:=IF([.B1084]=&quot;R&quot;;0;COUNTIF([.F1084:.I10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Content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53" table:formula="of:=IF([.B1085]=&quot;R&quot;;0;IF([.B1085]=&quot;-&quot;;0;4))" office:value-type="float" office:value="4">
            <text:p>4</text:p>
          </table:table-cell>
          <table:table-cell table:style-name="ce53" table:formula="of:=IF([.B1085]=&quot;R&quot;;0;COUNTIF([.F1085:.I108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mme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53" table:formula="of:=IF([.B1086]=&quot;R&quot;;0;IF([.B1086]=&quot;-&quot;;0;4))" office:value-type="float" office:value="4">
            <text:p>4</text:p>
          </table:table-cell>
          <table:table-cell table:style-name="ce53" table:formula="of:=IF([.B1086]=&quot;R&quot;;0;COUNTIF([.F1086:.I108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ui/CellToolBase.cpp: <text:s text:c="3"/>action-&gt;setIconText(i18n("Remove Conditional Style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53" table:formula="of:=IF([.B1087]=&quot;R&quot;;0;IF([.B1087]=&quot;-&quot;;0;4))" office:value-type="float" office:value="4">
            <text:p>4</text:p>
          </table:table-cell>
          <table:table-cell table:style-name="ce53" table:formula="of:=IF([.B1087]=&quot;R&quot;;0;COUNTIF([.F1087:.I10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Link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53" table:formula="of:=IF([.B1088]=&quot;R&quot;;0;IF([.B1088]=&quot;-&quot;;0;4))" office:value-type="float" office:value="4">
            <text:p>4</text:p>
          </table:table-cell>
          <table:table-cell table:style-name="ce53" table:formula="of:=IF([.B1088]=&quot;R&quot;;0;COUNTIF([.F1088:.I108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Validit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53" table:formula="of:=IF([.B1089]=&quot;R&quot;;0;IF([.B1089]=&quot;-&quot;;0;4))" office:value-type="float" office:value="4">
            <text:p>4</text:p>
          </table:table-cell>
          <table:table-cell table:style-name="ce53" table:formula="of:=IF([.B1089]=&quot;R&quot;;0;COUNTIF([.F1089:.I10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Databas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53" table:formula="of:=IF([.B1090]=&quot;R&quot;;0;IF([.B1090]=&quot;-&quot;;0;4))" office:value-type="float" office:value="4">
            <text:p>4</text:p>
          </table:table-cell>
          <table:table-cell table:style-name="ce53" table:formula="of:=IF([.B1090]=&quot;R&quot;;0;COUNTIF([.F1090:.I10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ext Fi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53" table:formula="of:=IF([.B1091]=&quot;R&quot;;0;IF([.B1091]=&quot;-&quot;;0;4))" office:value-type="float" office:value="4">
            <text:p>4</text:p>
          </table:table-cell>
          <table:table-cell table:style-name="ce53" table:formula="of:=IF([.B1091]=&quot;R&quot;;0;COUNTIF([.F1091:.I10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ipboard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53" table:formula="of:=IF([.B1092]=&quot;R&quot;;0;IF([.B1092]=&quot;-&quot;;0;4))" office:value-type="float" office:value="4">
            <text:p>4</text:p>
          </table:table-cell>
          <table:table-cell table:style-name="ce53" table:formula="of:=IF([.B1092]=&quot;R&quot;;0;COUNTIF([.F1092:.I10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amed Area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53" table:formula="of:=IF([.B1093]=&quot;R&quot;;0;IF([.B1093]=&quot;-&quot;;0;4))" office:value-type="float" office:value="4">
            <text:p>4</text:p>
          </table:table-cell>
          <table:table-cell table:style-name="ce53" table:formula="of:=IF([.B1093]=&quot;R&quot;;0;COUNTIF([.F1093:.I10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(KIcon("bookmark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53" table:formula="of:=IF([.B1094]=&quot;R&quot;;0;IF([.B1094]=&quot;-&quot;;0;4))" office:value-type="float" office:value="4">
            <text:p>4</text:p>
          </table:table-cell>
          <table:table-cell table:style-name="ce53" table:formula="of:=IF([.B1094]=&quot;R&quot;;0;COUNTIF([.F1094:.I10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Goto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53" table:formula="of:=IF([.B1095]=&quot;R&quot;;0;IF([.B1095]=&quot;-&quot;;0;4))" office:value-type="float" office:value="4">
            <text:p>4</text:p>
          </table:table-cell>
          <table:table-cell table:style-name="ce53" table:formula="of:=IF([.B1095]=&quot;R&quot;;0;COUNTIF([.F1095:.I10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d-&gt;applyButton-&gt;setIcon(KIcon("dialog-ok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53" table:formula="of:=IF([.B1096]=&quot;R&quot;;0;IF([.B1096]=&quot;-&quot;;0;4))" office:value-type="float" office:value="4">
            <text:p>4</text:p>
          </table:table-cell>
          <table:table-cell table:style-name="ce53" table:formula="of:=IF([.B1096]=&quot;R&quot;;0;COUNTIF([.F1096:.I10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d-&gt;cancelButton-&gt;setIcon(KIcon("dialog-cance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53" table:formula="of:=IF([.B1097]=&quot;R&quot;;0;IF([.B1097]=&quot;-&quot;;0;4))" office:value-type="float" office:value="4">
            <text:p>4</text:p>
          </table:table-cell>
          <table:table-cell table:style-name="ce53" table:formula="of:=IF([.B1097]=&quot;R&quot;;0;COUNTIF([.F1097:.I109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Editors.cpp: <text:s/>d-&gt;button-&gt;setIcon( KIcon( "selection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53" table:formula="of:=IF([.B1098]=&quot;R&quot;;0;IF([.B1098]=&quot;-&quot;;0;4))" office:value-type="float" office:value="4">
            <text:p>4</text:p>
          </table:table-cell>
          <table:table-cell table:style-name="ce53" table:formula="of:=IF([.B1098]=&quot;R&quot;;0;COUNTIF([.F1098:.I10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ToolRegistry.cpp: <text:s text:c="11"/>toolFactory-&gt;setIcon(pluginInfo.service()-&gt;icon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53" table:formula="of:=IF([.B1099]=&quot;R&quot;;0;IF([.B1099]=&quot;-&quot;;0;4))" office:value-type="float" office:value="4">
            <text:p>4</text:p>
          </table:table-cell>
          <table:table-cell table:style-name="ce53" table:formula="of:=IF([.B1099]=&quot;R&quot;;0;COUNTIF([.F1099:.I10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desktop-them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53" table:formula="of:=IF([.B1100]=&quot;R&quot;;0;IF([.B1100]=&quot;-&quot;;0;4))" office:value-type="float" office:value="4">
            <text:p>4</text:p>
          </table:table-cell>
          <table:table-cell table:style-name="ce53" table:formula="of:=IF([.B1100]=&quot;R&quot;;0;COUNTIF([.F1100:.I11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PreferenceDialog.cpp: <text:s text:c="3"/>page-&gt;setIcon(KIcon("document-sav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53" table:formula="of:=IF([.B1101]=&quot;R&quot;;0;IF([.B1101]=&quot;-&quot;;0;4))" office:value-type="float" office:value="4">
            <text:p>4</text:p>
          </table:table-cell>
          <table:table-cell table:style-name="ce53" table:formula="of:=IF([.B1101]=&quot;R&quot;;0;COUNTIF([.F1101:.I11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plugi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53" table:formula="of:=IF([.B1102]=&quot;R&quot;;0;IF([.B1102]=&quot;-&quot;;0;4))" office:value-type="float" office:value="4">
            <text:p>4</text:p>
          </table:table-cell>
          <table:table-cell table:style-name="ce53" table:formula="of:=IF([.B1102]=&quot;R&quot;;0;COUNTIF([.F1102:.I110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tools-check-spelling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53" table:formula="of:=IF([.B1103]=&quot;R&quot;;0;IF([.B1103]=&quot;-&quot;;0;4))" office:value-type="float" office:value="4">
            <text:p>4</text:p>
          </table:table-cell>
          <table:table-cell table:style-name="ce53" table:formula="of:=IF([.B1103]=&quot;R&quot;;0;COUNTIF([.F1103:.I110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SelectAll-&gt;setIcon(KIcon("go-la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53" table:formula="of:=IF([.B1104]=&quot;R&quot;;0;IF([.B1104]=&quot;-&quot;;0;4))" office:value-type="float" office:value="4">
            <text:p>4</text:p>
          </table:table-cell>
          <table:table-cell table:style-name="ce53" table:formula="of:=IF([.B1104]=&quot;R&quot;;0;COUNTIF([.F1104:.I110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Select-&gt;setIcon(KIcon("go-nex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53" table:formula="of:=IF([.B1105]=&quot;R&quot;;0;IF([.B1105]=&quot;-&quot;;0;4))" office:value-type="float" office:value="4">
            <text:p>4</text:p>
          </table:table-cell>
          <table:table-cell table:style-name="ce53" table:formula="of:=IF([.B1105]=&quot;R&quot;;0;COUNTIF([.F1105:.I11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-&gt;setIcon(KIcon("go-previou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53" table:formula="of:=IF([.B1106]=&quot;R&quot;;0;IF([.B1106]=&quot;-&quot;;0;4))" office:value-type="float" office:value="4">
            <text:p>4</text:p>
          </table:table-cell>
          <table:table-cell table:style-name="ce53" table:formula="of:=IF([.B1106]=&quot;R&quot;;0;COUNTIF([.F1106:.I11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All-&gt;setIcon(KIcon("go-fir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53" table:formula="of:=IF([.B1107]=&quot;R&quot;;0;IF([.B1107]=&quot;-&quot;;0;4))" office:value-type="float" office:value="4">
            <text:p>4</text:p>
          </table:table-cell>
          <table:table-cell table:style-name="ce53" table:formula="of:=IF([.B1107]=&quot;R&quot;;0;COUNTIF([.F1107:.I11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MoveTop-&gt;setIcon(KIcon("go-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53" table:formula="of:=IF([.B1108]=&quot;R&quot;;0;IF([.B1108]=&quot;-&quot;;0;4))" office:value-type="float" office:value="4">
            <text:p>4</text:p>
          </table:table-cell>
          <table:table-cell table:style-name="ce53" table:formula="of:=IF([.B1108]=&quot;R&quot;;0;COUNTIF([.F1108:.I110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MoveUp-&gt;setIcon(K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53" table:formula="of:=IF([.B1109]=&quot;R&quot;;0;IF([.B1109]=&quot;-&quot;;0;4))" office:value-type="float" office:value="4">
            <text:p>4</text:p>
          </table:table-cell>
          <table:table-cell table:style-name="ce53" table:formula="of:=IF([.B1109]=&quot;R&quot;;0;COUNTIF([.F1109:.I11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Down-&gt;setIcon(K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53" table:formula="of:=IF([.B1110]=&quot;R&quot;;0;IF([.B1110]=&quot;-&quot;;0;4))" office:value-type="float" office:value="4">
            <text:p>4</text:p>
          </table:table-cell>
          <table:table-cell table:style-name="ce53" table:formula="of:=IF([.B1110]=&quot;R&quot;;0;COUNTIF([.F1110:.I11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Bottom-&gt;setIcon(KIcon("go-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53" table:formula="of:=IF([.B1111]=&quot;R&quot;;0;IF([.B1111]=&quot;-&quot;;0;4))" office:value-type="float" office:value="4">
            <text:p>4</text:p>
          </table:table-cell>
          <table:table-cell table:style-name="ce53" table:formula="of:=IF([.B1111]=&quot;R&quot;;0;COUNTIF([.F1111:.I111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actions-&gt;insertSheet-&gt;setIconText(i18n("Insert Shee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53" table:formula="of:=IF([.B1112]=&quot;R&quot;;0;IF([.B1112]=&quot;-&quot;;0;4))" office:value-type="float" office:value="4">
            <text:p>4</text:p>
          </table:table-cell>
          <table:table-cell table:style-name="ce53" table:formula="of:=IF([.B1112]=&quot;R&quot;;0;COUNTIF([.F1112:.I111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actions-&gt;deleteSheet-&gt;setIconText(i18n("Remove Shee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53" table:formula="of:=IF([.B1113]=&quot;R&quot;;0;IF([.B1113]=&quot;-&quot;;0;4))" office:value-type="float" office:value="4">
            <text:p>4</text:p>
          </table:table-cell>
          <table:table-cell table:style-name="ce53" table:formula="of:=IF([.B1113]=&quot;R&quot;;0;COUNTIF([.F1113:.I111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sheet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53" table:formula="of:=IF([.B1114]=&quot;R&quot;;0;IF([.B1114]=&quot;-&quot;;0;4))" office:value-type="float" office:value="4">
            <text:p>4</text:p>
          </table:table-cell>
          <table:table-cell table:style-name="ce53" table:formula="of:=IF([.B1114]=&quot;R&quot;;0;COUNTIF([.F1114:.I111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sheet-&gt;setIconText(i18n("Recalcula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53" table:formula="of:=IF([.B1115]=&quot;R&quot;;0;IF([.B1115]=&quot;-&quot;;0;4))" office:value-type="float" office:value="4">
            <text:p>4</text:p>
          </table:table-cell>
          <table:table-cell table:style-name="ce53" table:formula="of:=IF([.B1115]=&quot;R&quot;;0;COUNTIF([.F1115:.I111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book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53" table:formula="of:=IF([.B1116]=&quot;R&quot;;0;IF([.B1116]=&quot;-&quot;;0;4))" office:value-type="float" office:value="4">
            <text:p>4</text:p>
          </table:table-cell>
          <table:table-cell table:style-name="ce53" table:formula="of:=IF([.B1116]=&quot;R&quot;;0;COUNTIF([.F1116:.I111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book-&gt;setIconText(i18n("Recalcula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53" table:formula="of:=IF([.B1117]=&quot;R&quot;;0;IF([.B1117]=&quot;-&quot;;0;4))" office:value-type="float" office:value="4">
            <text:p>4</text:p>
          </table:table-cell>
          <table:table-cell table:style-name="ce53" table:formula="of:=IF([.B1117]=&quot;R&quot;;0;COUNTIF([.F1117:.I111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nextSheet-&gt;setIconText(i18n("Nex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53" table:formula="of:=IF([.B1118]=&quot;R&quot;;0;IF([.B1118]=&quot;-&quot;;0;4))" office:value-type="float" office:value="4">
            <text:p>4</text:p>
          </table:table-cell>
          <table:table-cell table:style-name="ce53" table:formula="of:=IF([.B1118]=&quot;R&quot;;0;COUNTIF([.F1118:.I111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prevSheet-&gt;setIconText(i18n("Previou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53" table:formula="of:=IF([.B1119]=&quot;R&quot;;0;IF([.B1119]=&quot;-&quot;;0;4))" office:value-type="float" office:value="4">
            <text:p>4</text:p>
          </table:table-cell>
          <table:table-cell table:style-name="ce53" table:formula="of:=IF([.B1119]=&quot;R&quot;;0;COUNTIF([.F1119:.I111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firstSheet-&gt;setIconText(i18n("Fir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53" table:formula="of:=IF([.B1120]=&quot;R&quot;;0;IF([.B1120]=&quot;-&quot;;0;4))" office:value-type="float" office:value="4">
            <text:p>4</text:p>
          </table:table-cell>
          <table:table-cell table:style-name="ce53" table:formula="of:=IF([.B1120]=&quot;R&quot;;0;COUNTIF([.F1120:.I112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lastSheet-&gt;setIconText(i18n("La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53" table:formula="of:=IF([.B1121]=&quot;R&quot;;0;IF([.B1121]=&quot;-&quot;;0;4))" office:value-type="float" office:value="4">
            <text:p>4</text:p>
          </table:table-cell>
          <table:table-cell table:style-name="ce53" table:formula="of:=IF([.B1121]=&quot;R&quot;;0;COUNTIF([.F1121:.I112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53" table:formula="of:=IF([.B1122]=&quot;R&quot;;0;IF([.B1122]=&quot;-&quot;;0;4))" office:value-type="float" office:value="4">
            <text:p>4</text:p>
          </table:table-cell>
          <table:table-cell table:style-name="ce53" table:formula="of:=IF([.B1122]=&quot;R&quot;;0;COUNTIF([.F1122:.I112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53" table:formula="of:=IF([.B1123]=&quot;R&quot;;0;IF([.B1123]=&quot;-&quot;;0;4))" office:value-type="float" office:value="4">
            <text:p>4</text:p>
          </table:table-cell>
          <table:table-cell table:style-name="ce53" table:formula="of:=IF([.B1123]=&quot;R&quot;;0;COUNTIF([.F1123:.I112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h: <text:s text:c="3"/>void setIcon(const QString&amp; icon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53" table:formula="of:=IF([.B1124]=&quot;R&quot;;0;IF([.B1124]=&quot;-&quot;;0;4))" office:value-type="float" office:value="4">
            <text:p>4</text:p>
          </table:table-cell>
          <table:table-cell table:style-name="ce53" table:formula="of:=IF([.B1124]=&quot;R&quot;;0;COUNTIF([.F1124:.I112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setIcon( "kspread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53" table:formula="of:=IF([.B1125]=&quot;R&quot;;0;IF([.B1125]=&quot;-&quot;;0;4))" office:value-type="float" office:value="4">
            <text:p>4</text:p>
          </table:table-cell>
          <table:table-cell table:style-name="ce53" table:formula="of:=IF([.B1125]=&quot;R&quot;;0;COUNTIF([.F1125:.I112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void CellToolFactory::setIcon(const QString&amp; icon)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53" table:formula="of:=IF([.B1126]=&quot;R&quot;;0;IF([.B1126]=&quot;-&quot;;0;4))" office:value-type="float" office:value="4">
            <text:p>4</text:p>
          </table:table-cell>
          <table:table-cell table:style-name="ce53" table:formula="of:=IF([.B1126]=&quot;R&quot;;0;COUNTIF([.F1126:.I11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KoToolFactory::setIcon(icon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53" table:formula="of:=IF([.B1127]=&quot;R&quot;;0;IF([.B1127]=&quot;-&quot;;0;4))" office:value-type="float" office:value="4">
            <text:p>4</text:p>
          </table:table-cell>
          <table:table-cell table:style-name="ce53" table:formula="of:=IF([.B1127]=&quot;R&quot;;0;COUNTIF([.F1127:.I11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StartDateButton-&gt;setIcon(KIcon("office-calenda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53" table:formula="of:=IF([.B1128]=&quot;R&quot;;0;IF([.B1128]=&quot;-&quot;;0;4))" office:value-type="float" office:value="4">
            <text:p>4</text:p>
          </table:table-cell>
          <table:table-cell table:style-name="ce53" table:formula="of:=IF([.B1128]=&quot;R&quot;;0;COUNTIF([.F1128:.I11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EndDateButton-&gt;setIcon(KIcon("office-calenda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53" table:formula="of:=IF([.B1129]=&quot;R&quot;;0;IF([.B1129]=&quot;-&quot;;0;4))" office:value-type="float" office:value="4">
            <text:p>4</text:p>
          </table:table-cell>
          <table:table-cell table:style-name="ce53" table:formula="of:=IF([.B1129]=&quot;R&quot;;0;COUNTIF([.F1129:.I11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.cpp: <text:s text:c="3"/>importAction-&gt;setIconText(i18n("Im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53" table:formula="of:=IF([.B1130]=&quot;R&quot;;0;IF([.B1130]=&quot;-&quot;;0;4))" office:value-type="float" office:value="4">
            <text:p>4</text:p>
          </table:table-cell>
          <table:table-cell table:style-name="ce53" table:formula="of:=IF([.B1130]=&quot;R&quot;;0;COUNTIF([.F1130:.I11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DocumentSettingsDialog.cpp: <text:s text:c="3"/>d-&gt;page1-&gt;setIcon(KIcon("preferences-desktop-loca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53" table:formula="of:=IF([.B1131]=&quot;R&quot;;0;IF([.B1131]=&quot;-&quot;;0;4))" office:value-type="float" office:value="4">
            <text:p>4</text:p>
          </table:table-cell>
          <table:table-cell table:style-name="ce53" table:formula="of:=IF([.B1131]=&quot;R&quot;;0;COUNTIF([.F1131:.I11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FormulaDialog.cpp: <text:s text:c="3"/>selectFunction-&gt;setIcon( BarIcon( "go-down", KIconLoader::SizeSmall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53" table:formula="of:=IF([.B1132]=&quot;R&quot;;0;IF([.B1132]=&quot;-&quot;;0;4))" office:value-type="float" office:value="4">
            <text:p>4</text:p>
          </table:table-cell>
          <table:table-cell table:style-name="ce53" table:formula="of:=IF([.B1132]=&quot;R&quot;;0;COUNTIF([.F1132:.I113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1-&gt;setIcon( KIcon("internet-web-browser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53" table:formula="of:=IF([.B1133]=&quot;R&quot;;0;IF([.B1133]=&quot;-&quot;;0;4))" office:value-type="float" office:value="4">
            <text:p>4</text:p>
          </table:table-cell>
          <table:table-cell table:style-name="ce53" table:formula="of:=IF([.B1133]=&quot;R&quot;;0;COUNTIF([.F1133:.I113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2-&gt;setIcon( KIcon("mail-message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53" table:formula="of:=IF([.B1134]=&quot;R&quot;;0;IF([.B1134]=&quot;-&quot;;0;4))" office:value-type="float" office:value="4">
            <text:p>4</text:p>
          </table:table-cell>
          <table:table-cell table:style-name="ce53" table:formula="of:=IF([.B1134]=&quot;R&quot;;0;COUNTIF([.F1134:.I113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3-&gt;setIcon( KIcon("system-file-manager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53" table:formula="of:=IF([.B1135]=&quot;R&quot;;0;IF([.B1135]=&quot;-&quot;;0;4))" office:value-type="float" office:value="4">
            <text:p>4</text:p>
          </table:table-cell>
          <table:table-cell table:style-name="ce53" table:formula="of:=IF([.B1135]=&quot;R&quot;;0;COUNTIF([.F1135:.I113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4-&gt;setIcon( KIcon("table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53" table:formula="of:=IF([.B1136]=&quot;R&quot;;0;IF([.B1136]=&quot;-&quot;;0;4))" office:value-type="float" office:value="4">
            <text:p>4</text:p>
          </table:table-cell>
          <table:table-cell table:style-name="ce53" table:formula="of:=IF([.B1136]=&quot;R&quot;;0;COUNTIF([.F1136:.I113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 text:c="3"/>format-&gt;setIconSize(QSize(150, 14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53" table:formula="of:=IF([.B1137]=&quot;R&quot;;0;IF([.B1137]=&quot;-&quot;;0;4))" office:value-type="float" office:value="4">
            <text:p>4</text:p>
          </table:table-cell>
          <table:table-cell table:style-name="ce53" table:formula="of:=IF([.B1137]=&quot;R&quot;;0;COUNTIF([.F1137:.I113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/>style-&gt;setIconSize(QSize(100, 14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53" table:formula="of:=IF([.B1138]=&quot;R&quot;;0;IF([.B1138]=&quot;-&quot;;0;4))" office:value-type="float" office:value="4">
            <text:p>4</text:p>
          </table:table-cell>
          <table:table-cell table:style-name="ce53" table:formula="of:=IF([.B1138]=&quot;R&quot;;0;COUNTIF([.F1138:.I11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ayoutDialog.cpp: <text:s/>_button-&gt;setIcon( KIcon(_pix, Factory::iconLoader()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53" table:formula="of:=IF([.B1139]=&quot;R&quot;;0;IF([.B1139]=&quot;-&quot;;0;4))" office:value-type="float" office:value="4">
            <text:p>4</text:p>
          </table:table-cell>
          <table:table-cell table:style-name="ce53" table:formula="of:=IF([.B1139]=&quot;R&quot;;0;COUNTIF([.F1139:.I11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Factory.cpp: <text:s text:c="3"/>setIcon( "spreadsheetshape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53" table:formula="of:=IF([.B1140]=&quot;R&quot;;0;IF([.B1140]=&quot;-&quot;;0;4))" office:value-type="float" office:value="4">
            <text:p>4</text:p>
          </table:table-cell>
          <table:table-cell table:style-name="ce53" table:formula="of:=IF([.B1140]=&quot;R&quot;;0;COUNTIF([.F1140:.I114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importAction-&gt;setIconText(i18n("Im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53" table:formula="of:=IF([.B1141]=&quot;R&quot;;0;IF([.B1141]=&quot;-&quot;;0;4))" office:value-type="float" office:value="4">
            <text:p>4</text:p>
          </table:table-cell>
          <table:table-cell table:style-name="ce53" table:formula="of:=IF([.B1141]=&quot;R&quot;;0;COUNTIF([.F1141:.I11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exportAction-&gt;setIconText(i18n("Ex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53" table:formula="of:=IF([.B1142]=&quot;R&quot;;0;IF([.B1142]=&quot;-&quot;;0;4))" office:value-type="float" office:value="4">
            <text:p>4</text:p>
          </table:table-cell>
          <table:table-cell table:style-name="ce53" table:formula="of:=IF([.B1142]=&quot;R&quot;;0;COUNTIF([.F1142:.I11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ShapeFactory.cpp: <text:s text:c="3"/>setIcon( "spreadsheetshape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53" table:formula="of:=IF([.B1143]=&quot;R&quot;;0;IF([.B1143]=&quot;-&quot;;0;4))" office:value-type="float" office:value="4">
            <text:p>4</text:p>
          </table:table-cell>
          <table:table-cell table:style-name="ce53" table:formula="of:=IF([.B1143]=&quot;R&quot;;0;COUNTIF([.F1143:.I11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word/part/dialogs/KWStatistics.cpp: <text:s text:c="7"/>widgetDocker.refresh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53" table:formula="of:=IF([.B1144]=&quot;R&quot;;0;IF([.B1144]=&quot;-&quot;;0;4))" office:value-type="float" office:value="4">
            <text:p>4</text:p>
          </table:table-cell>
          <table:table-cell table:style-name="ce53" table:formula="of:=IF([.B1144]=&quot;R&quot;;0;COUNTIF([.F1144:.I11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word/part/KWView.cpp: <text:s text:c="3"/>action-&gt;setIcon(KIcon("bookmark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53" table:formula="of:=IF([.B1145]=&quot;R&quot;;0;IF([.B1145]=&quot;-&quot;;0;4))" office:value-type="float" office:value="4">
            <text:p>4</text:p>
          </table:table-cell>
          <table:table-cell table:style-name="ce53" table:formula="of:=IF([.B1145]=&quot;R&quot;;0;COUNTIF([.F1145:.I11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Widget.cpp: <text:s text:c="3"/>zoomInButton-&gt;setIcon(KIcon("zoom-i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53" table:formula="of:=IF([.B1146]=&quot;R&quot;;0;IF([.B1146]=&quot;-&quot;;0;4))" office:value-type="float" office:value="4">
            <text:p>4</text:p>
          </table:table-cell>
          <table:table-cell table:style-name="ce53" table:formula="of:=IF([.B1146]=&quot;R&quot;;0;COUNTIF([.F1146:.I11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Widget.cpp: <text:s text:c="3"/>zoomOutButton-&gt;setIcon(KIcon("zoom-ou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53" table:formula="of:=IF([.B1147]=&quot;R&quot;;0;IF([.B1147]=&quot;-&quot;;0;4))" office:value-type="float" office:value="4">
            <text:p>4</text:p>
          </table:table-cell>
          <table:table-cell table:style-name="ce53" table:formula="of:=IF([.B1147]=&quot;R&quot;;0;COUNTIF([.F1147:.I11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Factory.cpp: <text:s text:c="3"/>setIcon("zoom-original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53" table:formula="of:=IF([.B1148]=&quot;R&quot;;0;IF([.B1148]=&quot;-&quot;;0;4))" office:value-type="float" office:value="4">
            <text:p>4</text:p>
          </table:table-cell>
          <table:table-cell table:style-name="ce53" table:formula="of:=IF([.B1148]=&quot;R&quot;;0;COUNTIF([.F1148:.I11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nToolFactory.cpp: <text:s text:c="3"/>setIcon("han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53" table:formula="of:=IF([.B1149]=&quot;R&quot;;0;IF([.B1149]=&quot;-&quot;;0;4))" office:value-type="float" office:value="4">
            <text:p>4</text:p>
          </table:table-cell>
          <table:table-cell table:style-name="ce53" table:formula="of:=IF([.B1149]=&quot;R&quot;;0;COUNTIF([.F1149:.I11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thToolFactory.cpp: <text:s text:c="3"/>setIcon("edit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53" table:formula="of:=IF([.B1150]=&quot;R&quot;;0;IF([.B1150]=&quot;-&quot;;0;4))" office:value-type="float" office:value="4">
            <text:p>4</text:p>
          </table:table-cell>
          <table:table-cell table:style-name="ce53" table:formula="of:=IF([.B1150]=&quot;R&quot;;0;COUNTIF([.F1150:.I11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CreatePathToolFactory.cpp: <text:s text:c="3"/>setIcon("create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53" table:formula="of:=IF([.B1151]=&quot;R&quot;;0;IF([.B1151]=&quot;-&quot;;0;4))" office:value-type="float" office:value="4">
            <text:p>4</text:p>
          </table:table-cell>
          <table:table-cell table:style-name="ce53" table:formula="of:=IF([.B1151]=&quot;R&quot;;0;COUNTIF([.F1151:.I11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KoShapeFactory.cpp:void KoShapeFactory::setIcon(const QString &amp; iconName)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53" table:formula="of:=IF([.B1152]=&quot;R&quot;;0;IF([.B1152]=&quot;-&quot;;0;4))" office:value-type="float" office:value="4">
            <text:p>4</text:p>
          </table:table-cell>
          <table:table-cell table:style-name="ce53" table:formula="of:=IF([.B1152]=&quot;R&quot;;0;COUNTIF([.F1152:.I11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PathShapeFactory.cpp: <text:s text:c="3"/>setIcon("path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53" table:formula="of:=IF([.B1153]=&quot;R&quot;;0;IF([.B1153]=&quot;-&quot;;0;4))" office:value-type="float" office:value="4">
            <text:p>4</text:p>
          </table:table-cell>
          <table:table-cell table:style-name="ce53" table:formula="of:=IF([.B1153]=&quot;R&quot;;0;COUNTIF([.F1153:.I115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orthogonalSnapGuide-&gt;setIcon(KIcon("snap-orto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53" table:formula="of:=IF([.B1154]=&quot;R&quot;;0;IF([.B1154]=&quot;-&quot;;0;4))" office:value-type="float" office:value="4">
            <text:p>4</text:p>
          </table:table-cell>
          <table:table-cell table:style-name="ce53" table:formula="of:=IF([.B1154]=&quot;R&quot;;0;COUNTIF([.F1154:.I115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nodeSnapGuide-&gt;setIcon(KIcon("snap-nod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53" table:formula="of:=IF([.B1155]=&quot;R&quot;;0;IF([.B1155]=&quot;-&quot;;0;4))" office:value-type="float" office:value="4">
            <text:p>4</text:p>
          </table:table-cell>
          <table:table-cell table:style-name="ce53" table:formula="of:=IF([.B1155]=&quot;R&quot;;0;COUNTIF([.F1155:.I11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extensionSnapGuide-&gt;setIcon(KIcon("snap-extensio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53" table:formula="of:=IF([.B1156]=&quot;R&quot;;0;IF([.B1156]=&quot;-&quot;;0;4))" office:value-type="float" office:value="4">
            <text:p>4</text:p>
          </table:table-cell>
          <table:table-cell table:style-name="ce53" table:formula="of:=IF([.B1156]=&quot;R&quot;;0;COUNTIF([.F1156:.I11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intersectionSnapGuide-&gt;setIcon(KIcon("snap-intersectio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53" table:formula="of:=IF([.B1157]=&quot;R&quot;;0;IF([.B1157]=&quot;-&quot;;0;4))" office:value-type="float" office:value="4">
            <text:p>4</text:p>
          </table:table-cell>
          <table:table-cell table:style-name="ce53" table:formula="of:=IF([.B1157]=&quot;R&quot;;0;COUNTIF([.F1157:.I11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boundingBoxSnapGuide-&gt;setIcon(KIcon("snap-boundingbox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53" table:formula="of:=IF([.B1158]=&quot;R&quot;;0;IF([.B1158]=&quot;-&quot;;0;4))" office:value-type="float" office:value="4">
            <text:p>4</text:p>
          </table:table-cell>
          <table:table-cell table:style-name="ce53" table:formula="of:=IF([.B1158]=&quot;R&quot;;0;COUNTIF([.F1158:.I11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lineGuideSnapGuide-&gt;setIcon(KIcon("snap-guideli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53" table:formula="of:=IF([.B1159]=&quot;R&quot;;0;IF([.B1159]=&quot;-&quot;;0;4))" office:value-type="float" office:value="4">
            <text:p>4</text:p>
          </table:table-cell>
          <table:table-cell table:style-name="ce53" table:formula="of:=IF([.B1159]=&quot;R&quot;;0;COUNTIF([.F1159:.I11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ConnectionShapeFactory.cpp: <text:s text:c="3"/>setIcon("x-shape-conn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53" table:formula="of:=IF([.B1160]=&quot;R&quot;;0;IF([.B1160]=&quot;-&quot;;0;4))" office:value-type="float" office:value="4">
            <text:p>4</text:p>
          </table:table-cell>
          <table:table-cell table:style-name="ce53" table:formula="of:=IF([.B1160]=&quot;R&quot;;0;COUNTIF([.F1160:.I11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53" table:formula="of:=IF([.B1161]=&quot;R&quot;;0;IF([.B1161]=&quot;-&quot;;0;4))" office:value-type="float" office:value="4">
            <text:p>4</text:p>
          </table:table-cell>
          <table:table-cell table:style-name="ce53" table:formula="of:=IF([.B1161]=&quot;R&quot;;0;COUNTIF([.F1161:.I11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cpp:void KoToolFactory::setIcon(const QString &amp; icon)</text:p>
          </table:table-cell>
          <table:table-cell table:number-columns-repeated="2"/>
          <table:table-cell table:number-columns-repeated="2"/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53" table:formula="of:=IF([.B1162]=&quot;R&quot;;0;IF([.B1162]=&quot;-&quot;;0;4))" office:value-type="float" office:value="4">
            <text:p>4</text:p>
          </table:table-cell>
          <table:table-cell table:style-name="ce53" table:formula="of:=IF([.B1162]=&quot;R&quot;;0;COUNTIF([.F1162:.I11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Shape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53" table:formula="of:=IF([.B1163]=&quot;R&quot;;0;IF([.B1163]=&quot;-&quot;;0;4))" office:value-type="float" office:value="4">
            <text:p>4</text:p>
          </table:table-cell>
          <table:table-cell table:style-name="ce53" table:formula="of:=IF([.B1163]=&quot;R&quot;;0;COUNTIF([.F1163:.I11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flake/KoToolManager_p.cpp: <text:s text:c="3"/>but-&gt;setIcon(KIcon(m_toolFactory-&gt;icon()).pixmap(22));</text:p>
          </table:table-cell>
          <table:table-cell table:number-columns-repeated="2"/>
          <table:table-cell table:number-columns-repeated="2"/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53" table:formula="of:=IF([.B1164]=&quot;R&quot;;0;IF([.B1164]=&quot;-&quot;;0;4))" office:value-type="float" office:value="4">
            <text:p>4</text:p>
          </table:table-cell>
          <table:table-cell table:style-name="ce53" table:formula="of:=IF([.B1164]=&quot;R&quot;;0;COUNTIF([.F1164:.I11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page-&gt;setIcon(KIcon(KIconLoader::global()-&gt;loadMimeTypeIcon(mime-&gt;iconName(), KIconLoader::Desktop, 48)));</text:p>
          </table:table-cell>
          <table:table-cell table:number-columns-repeated="2"/>
          <table:table-cell table:number-columns-repeated="2"/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53" table:formula="of:=IF([.B1165]=&quot;R&quot;;0;IF([.B1165]=&quot;-&quot;;0;4))" office:value-type="float" office:value="4">
            <text:p>4</text:p>
          </table:table-cell>
          <table:table-cell table:style-name="ce53" table:formula="of:=IF([.B1165]=&quot;R&quot;;0;COUNTIF([.F1165:.I11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page-&gt;setIcon(KIcon("user-identity"));</text:p>
          </table:table-cell>
          <table:table-cell table:number-columns-repeated="2"/>
          <table:table-cell table:number-columns-repeated="2"/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53" table:formula="of:=IF([.B1166]=&quot;R&quot;;0;IF([.B1166]=&quot;-&quot;;0;4))" office:value-type="float" office:value="4">
            <text:p>4</text:p>
          </table:table-cell>
          <table:table-cell table:style-name="ce53" table:formula="of:=IF([.B1166]=&quot;R&quot;;0;COUNTIF([.F1166:.I116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d-&gt;m_authorUi-&gt;pbLoadKABC-&gt;setIcon(QIcon(p));</text:p>
          </table:table-cell>
          <table:table-cell table:number-columns-repeated="2"/>
          <table:table-cell table:number-columns-repeated="2"/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53" table:formula="of:=IF([.B1167]=&quot;R&quot;;0;IF([.B1167]=&quot;-&quot;;0;4))" office:value-type="float" office:value="4">
            <text:p>4</text:p>
          </table:table-cell>
          <table:table-cell table:style-name="ce53" table:formula="of:=IF([.B1167]=&quot;R&quot;;0;COUNTIF([.F1167:.I11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d-&gt;m_authorUi-&gt;pbDelete-&gt;setIcon(QIcon(p));</text:p>
          </table:table-cell>
          <table:table-cell table:number-columns-repeated="2"/>
          <table:table-cell table:number-columns-repeated="2"/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53" table:formula="of:=IF([.B1168]=&quot;R&quot;;0;IF([.B1168]=&quot;-&quot;;0;4))" office:value-type="float" office:value="4">
            <text:p>4</text:p>
          </table:table-cell>
          <table:table-cell table:style-name="ce53" table:formula="of:=IF([.B1168]=&quot;R&quot;;0;COUNTIF([.F1168:.I11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floatButton-&gt;setIcon(q-&gt;style()-&gt;standardIcon(QStyle::SP_TitleBarNormalButton, 0, q));</text:p>
          </table:table-cell>
          <table:table-cell table:number-columns-repeated="2"/>
          <table:table-cell table:number-columns-repeated="2"/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53" table:formula="of:=IF([.B1169]=&quot;R&quot;;0;IF([.B1169]=&quot;-&quot;;0;4))" office:value-type="float" office:value="4">
            <text:p>4</text:p>
          </table:table-cell>
          <table:table-cell table:style-name="ce53" table:formula="of:=IF([.B1169]=&quot;R&quot;;0;COUNTIF([.F1169:.I11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closeButton-&gt;setIcon(q-&gt;style()-&gt;standardIcon(QStyle::SP_TitleBarCloseButton, 0, q));</text:p>
          </table:table-cell>
          <table:table-cell table:number-columns-repeated="2"/>
          <table:table-cell table:number-columns-repeated="2"/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53" table:formula="of:=IF([.B1170]=&quot;R&quot;;0;IF([.B1170]=&quot;-&quot;;0;4))" office:value-type="float" office:value="4">
            <text:p>4</text:p>
          </table:table-cell>
          <table:table-cell table:style-name="ce53" table:formula="of:=IF([.B1170]=&quot;R&quot;;0;COUNTIF([.F1170:.I117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kWidgetTitleBar.cpp: <text:s text:c="3"/>d-&gt;collapseButton-&gt;setIcon(d-&gt;openIcon);</text:p>
          </table:table-cell>
          <table:table-cell table:number-columns-repeated="2"/>
          <table:table-cell table:number-columns-repeated="2"/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53" table:formula="of:=IF([.B1171]=&quot;R&quot;;0;IF([.B1171]=&quot;-&quot;;0;4))" office:value-type="float" office:value="4">
            <text:p>4</text:p>
          </table:table-cell>
          <table:table-cell table:style-name="ce53" table:formula="of:=IF([.B1171]=&quot;R&quot;;0;COUNTIF([.F1171:.I11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collapseButton-&gt;setIcon(q-&gt;widget()-&gt;isHidden() ? closeIcon : openIcon);</text:p>
          </table:table-cell>
          <table:table-cell table:number-columns-repeated="2"/>
          <table:table-cell table:number-columns-repeated="2"/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53" table:formula="of:=IF([.B1172]=&quot;R&quot;;0;IF([.B1172]=&quot;-&quot;;0;4))" office:value-type="float" office:value="4">
            <text:p>4</text:p>
          </table:table-cell>
          <table:table-cell table:style-name="ce53" table:formula="of:=IF([.B1172]=&quot;R&quot;;0;COUNTIF([.F1172:.I117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MainWindow.cpp: <text:s text:c="3"/>d-&gt;m_exportPdf-&gt;setIcon(KIcon("application-pdf"));</text:p>
          </table:table-cell>
          <table:table-cell table:number-columns-repeated="2"/>
          <table:table-cell table:number-columns-repeated="2"/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53" table:formula="of:=IF([.B1173]=&quot;R&quot;;0;IF([.B1173]=&quot;-&quot;;0;4))" office:value-type="float" office:value="4">
            <text:p>4</text:p>
          </table:table-cell>
          <table:table-cell table:style-name="ce53" table:formula="of:=IF([.B1173]=&quot;R&quot;;0;COUNTIF([.F1173:.I11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kross/KoScriptManagerAdd.cpp: <text:s text:c="7"/>action-&gt;setIconName(KMimeType::iconNameForUrl(KUrl(file)));</text:p>
          </table:table-cell>
          <table:table-cell table:number-columns-repeated="2"/>
          <table:table-cell table:number-columns-repeated="2"/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53" table:formula="of:=IF([.B1174]=&quot;R&quot;;0;IF([.B1174]=&quot;-&quot;;0;4))" office:value-type="float" office:value="4">
            <text:p>4</text:p>
          </table:table-cell>
          <table:table-cell table:style-name="ce53" table:formula="of:=IF([.B1174]=&quot;R&quot;;0;COUNTIF([.F1174:.I11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53" table:formula="of:=IF([.B1175]=&quot;R&quot;;0;IF([.B1175]=&quot;-&quot;;0;4))" office:value-type="float" office:value="0">
            <text:p>0</text:p>
          </table:table-cell>
          <table:table-cell table:style-name="ce53" table:formula="of:=IF([.B1175]=&quot;R&quot;;0;COUNTIF([.F1175:.I11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53" table:formula="of:=IF([.B1176]=&quot;R&quot;;0;IF([.B1176]=&quot;-&quot;;0;4))" office:value-type="float" office:value="0">
            <text:p>0</text:p>
          </table:table-cell>
          <table:table-cell table:style-name="ce53" table:formula="of:=IF([.B1176]=&quot;R&quot;;0;COUNTIF([.F1176:.I11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add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53" table:formula="of:=IF([.B1177]=&quot;R&quot;;0;IF([.B1177]=&quot;-&quot;;0;4))" office:value-type="float" office:value="0">
            <text:p>0</text:p>
          </table:table-cell>
          <table:table-cell table:style-name="ce53" table:formula="of:=IF([.B1177]=&quot;R&quot;;0;COUNTIF([.F1177:.I11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remov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53" table:formula="of:=IF([.B1178]=&quot;R&quot;;0;IF([.B1178]=&quot;-&quot;;0;4))" office:value-type="float" office:value="0">
            <text:p>0</text:p>
          </table:table-cell>
          <table:table-cell table:style-name="ce53" table:formula="of:=IF([.B1178]=&quot;R&quot;;0;COUNTIF([.F1178:.I11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open-&gt;setIcon(KIcon("document-open"));</text:p>
          </table:table-cell>
          <table:table-cell table:number-columns-repeated="2"/>
          <table:table-cell table:number-columns-repeated="2"/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53" table:formula="of:=IF([.B1179]=&quot;R&quot;;0;IF([.B1179]=&quot;-&quot;;0;4))" office:value-type="float" office:value="4">
            <text:p>4</text:p>
          </table:table-cell>
          <table:table-cell table:style-name="ce53" table:formula="of:=IF([.B1179]=&quot;R&quot;;0;COUNTIF([.F1179:.I11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save-&gt;setIcon(KIcon("document-save"));</text:p>
          </table:table-cell>
          <table:table-cell table:number-columns-repeated="2"/>
          <table:table-cell table:number-columns-repeated="2"/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53" table:formula="of:=IF([.B1180]=&quot;R&quot;;0;IF([.B1180]=&quot;-&quot;;0;4))" office:value-type="float" office:value="4">
            <text:p>4</text:p>
          </table:table-cell>
          <table:table-cell table:style-name="ce53" table:formula="of:=IF([.B1180]=&quot;R&quot;;0;COUNTIF([.F1180:.I11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colorwidgets/KoColorPopupAction.cpp: <text:s text:c="3"/>setIcon(QIcon(pm));</text:p>
          </table:table-cell>
          <table:table-cell table:number-columns-repeated="2"/>
          <table:table-cell table:number-columns-repeated="2"/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53" table:formula="of:=IF([.B1181]=&quot;R&quot;;0;IF([.B1181]=&quot;-&quot;;0;4))" office:value-type="float" office:value="4">
            <text:p>4</text:p>
          </table:table-cell>
          <table:table-cell table:style-name="ce53" table:formula="of:=IF([.B1181]=&quot;R&quot;;0;COUNTIF([.F1181:.I11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53" table:formula="of:=IF([.B1182]=&quot;R&quot;;0;IF([.B1182]=&quot;-&quot;;0;4))" office:value-type="float" office:value="4">
            <text:p>4</text:p>
          </table:table-cell>
          <table:table-cell table:style-name="ce53" table:formula="of:=IF([.B1182]=&quot;R&quot;;0;COUNTIF([.F1182:.I118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53" table:formula="of:=IF([.B1183]=&quot;R&quot;;0;IF([.B1183]=&quot;-&quot;;0;4))" office:value-type="float" office:value="4">
            <text:p>4</text:p>
          </table:table-cell>
          <table:table-cell table:style-name="ce53" table:formula="of:=IF([.B1183]=&quot;R&quot;;0;COUNTIF([.F1183:.I11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DetailsPane.cpp: <text:s text:c="3"/>m_documentList-&gt;setIconSize(QSize(64, 64));</text:p>
          </table:table-cell>
          <table:table-cell table:number-columns-repeated="2"/>
          <table:table-cell table:number-columns-repeated="2"/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53" table:formula="of:=IF([.B1184]=&quot;R&quot;;0;IF([.B1184]=&quot;-&quot;;0;4))" office:value-type="float" office:value="4">
            <text:p>4</text:p>
          </table:table-cell>
          <table:table-cell table:style-name="ce53" table:formula="of:=IF([.B1184]=&quot;R&quot;;0;COUNTIF([.F1184:.I11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openpane/KoOpenPane.cpp: <text:s text:c="3"/>listItem-&gt;setIcon(0, KIcon(icon));</text:p>
          </table:table-cell>
          <table:table-cell table:number-columns-repeated="2"/>
          <table:table-cell table:number-columns-repeated="2"/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53" table:formula="of:=IF([.B1185]=&quot;R&quot;;0;IF([.B1185]=&quot;-&quot;;0;4))" office:value-type="float" office:value="4">
            <text:p>4</text:p>
          </table:table-cell>
          <table:table-cell table:style-name="ce53" table:formula="of:=IF([.B1185]=&quot;R&quot;;0;COUNTIF([.F1185:.I11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OpenPane.cpp: <text:s text:c="7"/>listItem-&gt;setIcon(0, QIcon(QPixmap::fromImage(image)));</text:p>
          </table:table-cell>
          <table:table-cell table:number-columns-repeated="2"/>
          <table:table-cell table:number-columns-repeated="2"/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53" table:formula="of:=IF([.B1186]=&quot;R&quot;;0;IF([.B1186]=&quot;-&quot;;0;4))" office:value-type="float" office:value="4">
            <text:p>4</text:p>
          </table:table-cell>
          <table:table-cell table:style-name="ce53" table:formula="of:=IF([.B1186]=&quot;R&quot;;0;COUNTIF([.F1186:.I11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zoom/KoZoomAction.cpp: <text:s text:c="3"/>setIcon(KIcon("zoom-original"));</text:p>
          </table:table-cell>
          <table:table-cell table:number-columns-repeated="2"/>
          <table:table-cell table:number-columns-repeated="2"/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53" table:formula="of:=IF([.B1187]=&quot;R&quot;;0;IF([.B1187]=&quot;-&quot;;0;4))" office:value-type="float" office:value="4">
            <text:p>4</text:p>
          </table:table-cell>
          <table:table-cell table:style-name="ce53" table:formula="of:=IF([.B1187]=&quot;R&quot;;0;COUNTIF([.F1187:.I118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aspectButton-&gt;setIcon(KIcon("zoom-pixels").pixmap(22));</text:p>
          </table:table-cell>
          <table:table-cell table:number-columns-repeated="2"/>
          <table:table-cell table:number-columns-repeated="2"/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53" table:formula="of:=IF([.B1188]=&quot;R&quot;;0;IF([.B1188]=&quot;-&quot;;0;4))" office:value-type="float" office:value="4">
            <text:p>4</text:p>
          </table:table-cell>
          <table:table-cell table:style-name="ce53" table:formula="of:=IF([.B1188]=&quot;R&quot;;0;COUNTIF([.F1188:.I11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SelectionButton-&gt;setIcon(KIcon("zoom-selection").pixmap(22));</text:p>
          </table:table-cell>
          <table:table-cell table:number-columns-repeated="2"/>
          <table:table-cell table:number-columns-repeated="2"/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53" table:formula="of:=IF([.B1189]=&quot;R&quot;;0;IF([.B1189]=&quot;-&quot;;0;4))" office:value-type="float" office:value="4">
            <text:p>4</text:p>
          </table:table-cell>
          <table:table-cell table:style-name="ce53" table:formula="of:=IF([.B1189]=&quot;R&quot;;0;COUNTIF([.F1189:.I118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AllButton-&gt;setIcon(KIcon("zoom-all").pixmap(22));</text:p>
          </table:table-cell>
          <table:table-cell table:number-columns-repeated="2"/>
          <table:table-cell table:number-columns-repeated="2"/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53" table:formula="of:=IF([.B1190]=&quot;R&quot;;0;IF([.B1190]=&quot;-&quot;;0;4))" office:value-type="float" office:value="4">
            <text:p>4</text:p>
          </table:table-cell>
          <table:table-cell table:style-name="ce53" table:formula="of:=IF([.B1190]=&quot;R&quot;;0;COUNTIF([.F1190:.I119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tools/backgroundTool/KoPABackgroundToolFactory.cpp: <text:s text:c="3"/>setIcon( "backgroundtool" );</text:p>
          </table:table-cell>
          <table:table-cell table:number-columns-repeated="2"/>
          <table:table-cell table:number-columns-repeated="2"/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53" table:formula="of:=IF([.B1191]=&quot;R&quot;;0;IF([.B1191]=&quot;-&quot;;0;4))" office:value-type="float" office:value="4">
            <text:p>4</text:p>
          </table:table-cell>
          <table:table-cell table:style-name="ce53" table:formula="of:=IF([.B1191]=&quot;R&quot;;0;COUNTIF([.F1191:.I119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53" table:formula="of:=IF([.B1192]=&quot;R&quot;;0;IF([.B1192]=&quot;-&quot;;0;4))" office:value-type="float" office:value="0">
            <text:p>0</text:p>
          </table:table-cell>
          <table:table-cell table:style-name="ce53" table:formula="of:=IF([.B1192]=&quot;R&quot;;0;COUNTIF([.F1192:.I119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53" table:formula="of:=IF([.B1193]=&quot;R&quot;;0;IF([.B1193]=&quot;-&quot;;0;4))" office:value-type="float" office:value="0">
            <text:p>0</text:p>
          </table:table-cell>
          <table:table-cell table:style-name="ce53" table:formula="of:=IF([.B1193]=&quot;R&quot;;0;COUNTIF([.F1193:.I119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up" ) );</text:p>
          </table:table-cell>
          <table:table-cell table:number-columns-repeated="2"/>
          <table:table-cell table:number-columns-repeated="2"/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53" table:formula="of:=IF([.B1194]=&quot;R&quot;;0;IF([.B1194]=&quot;-&quot;;0;4))" office:value-type="float" office:value="4">
            <text:p>4</text:p>
          </table:table-cell>
          <table:table-cell table:style-name="ce53" table:formula="of:=IF([.B1194]=&quot;R&quot;;0;COUNTIF([.F1194:.I119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down" ) );</text:p>
          </table:table-cell>
          <table:table-cell table:number-columns-repeated="2"/>
          <table:table-cell table:number-columns-repeated="2"/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53" table:formula="of:=IF([.B1195]=&quot;R&quot;;0;IF([.B1195]=&quot;-&quot;;0;4))" office:value-type="float" office:value="4">
            <text:p>4</text:p>
          </table:table-cell>
          <table:table-cell table:style-name="ce53" table:formula="of:=IF([.B1195]=&quot;R&quot;;0;COUNTIF([.F1195:.I119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SmallIcon("view-choose"));</text:p>
          </table:table-cell>
          <table:table-cell table:number-columns-repeated="2"/>
          <table:table-cell table:number-columns-repeated="2"/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53" table:formula="of:=IF([.B1196]=&quot;R&quot;;0;IF([.B1196]=&quot;-&quot;;0;4))" office:value-type="float" office:value="4">
            <text:p>4</text:p>
          </table:table-cell>
          <table:table-cell table:style-name="ce53" table:formula="of:=IF([.B1196]=&quot;R&quot;;0;COUNTIF([.F1196:.I11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kopageapp/KoPAPageThumbnailModel.h: <text:s text:c="3"/>void setIconSize(const QSize &amp;size);</text:p>
          </table:table-cell>
          <table:table-cell table:number-columns-repeated="2"/>
          <table:table-cell table:number-columns-repeated="2"/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53" table:formula="of:=IF([.B1197]=&quot;R&quot;;0;IF([.B1197]=&quot;-&quot;;0;4))" office:value-type="float" office:value="4">
            <text:p>4</text:p>
          </table:table-cell>
          <table:table-cell table:style-name="ce53" table:formula="of:=IF([.B1197]=&quot;R&quot;;0;COUNTIF([.F1197:.I11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listView-&gt;setIconSize(iconSize);</text:p>
          </table:table-cell>
          <table:table-cell table:number-columns-repeated="2"/>
          <table:table-cell table:number-columns-repeated="2"/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53" table:formula="of:=IF([.B1198]=&quot;R&quot;;0;IF([.B1198]=&quot;-&quot;;0;4))" office:value-type="float" office:value="4">
            <text:p>4</text:p>
          </table:table-cell>
          <table:table-cell table:style-name="ce53" table:formula="of:=IF([.B1198]=&quot;R&quot;;0;COUNTIF([.F1198:.I11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pageThumbnailModel-&gt;setIconSize(iconSize);</text:p>
          </table:table-cell>
          <table:table-cell table:number-columns-repeated="2"/>
          <table:table-cell table:number-columns-repeated="2"/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53" table:formula="of:=IF([.B1199]=&quot;R&quot;;0;IF([.B1199]=&quot;-&quot;;0;4))" office:value-type="float" office:value="4">
            <text:p>4</text:p>
          </table:table-cell>
          <table:table-cell table:style-name="ce53" table:formula="of:=IF([.B1199]=&quot;R&quot;;0;COUNTIF([.F1199:.I11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PageThumbnailModel.cpp:void KoPAPageThumbnailModel::setIconSize(const QSize &amp;size)</text:p>
          </table:table-cell>
          <table:table-cell table:number-columns-repeated="2"/>
          <table:table-cell table:number-columns-repeated="2"/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53" table:formula="of:=IF([.B1200]=&quot;R&quot;;0;IF([.B1200]=&quot;-&quot;;0;4))" office:value-type="float" office:value="4">
            <text:p>4</text:p>
          </table:table-cell>
          <table:table-cell table:style-name="ce53" table:formula="of:=IF([.B1200]=&quot;R&quot;;0;COUNTIF([.F1200:.I12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///@todo setIcon( "musicflake" );</text:p>
          </table:table-cell>
          <table:table-cell table:number-columns-repeated="2"/>
          <table:table-cell table:number-columns-repeated="2"/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53" table:formula="of:=IF([.B1201]=&quot;R&quot;;0;IF([.B1201]=&quot;-&quot;;0;4))" office:value-type="float" office:value="4">
            <text:p>4</text:p>
          </table:table-cell>
          <table:table-cell table:style-name="ce53" table:formula="of:=IF([.B1201]=&quot;R&quot;;0;COUNTIF([.F1201:.I120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53" table:formula="of:=IF([.B1202]=&quot;R&quot;;0;IF([.B1202]=&quot;-&quot;;0;4))" office:value-type="float" office:value="4">
            <text:p>4</text:p>
          </table:table-cell>
          <table:table-cell table:style-name="ce53" table:formula="of:=IF([.B1202]=&quot;R&quot;;0;COUNTIF([.F1202:.I120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addPar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53" table:formula="of:=IF([.B1203]=&quot;R&quot;;0;IF([.B1203]=&quot;-&quot;;0;4))" office:value-type="float" office:value="0">
            <text:p>0</text:p>
          </table:table-cell>
          <table:table-cell table:style-name="ce53" table:formula="of:=IF([.B1203]=&quot;R&quot;;0;COUNTIF([.F1203:.I12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removePar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53" table:formula="of:=IF([.B1204]=&quot;R&quot;;0;IF([.B1204]=&quot;-&quot;;0;4))" office:value-type="float" office:value="0">
            <text:p>0</text:p>
          </table:table-cell>
          <table:table-cell table:style-name="ce53" table:formula="of:=IF([.B1204]=&quot;R&quot;;0;COUNTIF([.F1204:.I12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editPart-&gt;setIcon(KIcon("document-properties"));</text:p>
          </table:table-cell>
          <table:table-cell table:number-columns-repeated="2"/>
          <table:table-cell table:number-columns-repeated="2"/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53" table:formula="of:=IF([.B1205]=&quot;R&quot;;0;IF([.B1205]=&quot;-&quot;;0;4))" office:value-type="float" office:value="4">
            <text:p>4</text:p>
          </table:table-cell>
          <table:table-cell table:style-name="ce53" table:formula="of:=IF([.B1205]=&quot;R&quot;;0;COUNTIF([.F1205:.I120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SimpleEntryTool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53" table:formula="of:=IF([.B1206]=&quot;R&quot;;0;IF([.B1206]=&quot;-&quot;;0;4))" office:value-type="float" office:value="4">
            <text:p>4</text:p>
          </table:table-cell>
          <table:table-cell table:style-name="ce53" table:formula="of:=IF([.B1206]=&quot;R&quot;;0;COUNTIF([.F1206:.I120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ToolFactory.cpp: <text:s text:c="3"/>setIcon( "musicshape" );</text:p>
          </table:table-cell>
          <table:table-cell table:number-columns-repeated="2"/>
          <table:table-cell table:number-columns-repeated="2"/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53" table:formula="of:=IF([.B1207]=&quot;R&quot;;0;IF([.B1207]=&quot;-&quot;;0;4))" office:value-type="float" office:value="4">
            <text:p>4</text:p>
          </table:table-cell>
          <table:table-cell table:style-name="ce53" table:formula="of:=IF([.B1207]=&quot;R&quot;;0;COUNTIF([.F1207:.I120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addButton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53" table:formula="of:=IF([.B1208]=&quot;R&quot;;0;IF([.B1208]=&quot;-&quot;;0;4))" office:value-type="float" office:value="0">
            <text:p>0</text:p>
          </table:table-cell>
          <table:table-cell table:style-name="ce53" table:formula="of:=IF([.B1208]=&quot;R&quot;;0;COUNTIF([.F1208:.I12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removeButton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53" table:formula="of:=IF([.B1209]=&quot;R&quot;;0;IF([.B1209]=&quot;-&quot;;0;4))" office:value-type="float" office:value="0">
            <text:p>0</text:p>
          </table:table-cell>
          <table:table-cell table:style-name="ce53" table:formula="of:=IF([.B1209]=&quot;R&quot;;0;COUNTIF([.F1209:.I12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connectionTool/KoConnectionToolFactory.cpp: <text:s text:c="3"/>setIcon("x-shape-connection");</text:p>
          </table:table-cell>
          <table:table-cell table:number-columns-repeated="2"/>
          <table:table-cell table:number-columns-repeated="2"/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53" table:formula="of:=IF([.B1210]=&quot;R&quot;;0;IF([.B1210]=&quot;-&quot;;0;4))" office:value-type="float" office:value="4">
            <text:p>4</text:p>
          </table:table-cell>
          <table:table-cell table:style-name="ce53" table:formula="of:=IF([.B1210]=&quot;R&quot;;0;COUNTIF([.F1210:.I121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efaultTools/defaulttool/DefaultToolFactory.cpp: <text:s text:c="3"/>setIcon("select");</text:p>
          </table:table-cell>
          <table:table-cell table:number-columns-repeated="2"/>
          <table:table-cell table:number-columns-repeated="2"/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53" table:formula="of:=IF([.B1211]=&quot;R&quot;;0;IF([.B1211]=&quot;-&quot;;0;4))" office:value-type="float" office:value="4">
            <text:p>4</text:p>
          </table:table-cell>
          <table:table-cell table:style-name="ce53" table:formula="of:=IF([.B1211]=&quot;R&quot;;0;COUNTIF([.F1211:.I12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variables/FixedDateFormat.cpp: <text:s text:c="3"/>widget.formatButton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53" table:formula="of:=IF([.B1212]=&quot;R&quot;;0;IF([.B1212]=&quot;-&quot;;0;4))" office:value-type="float" office:value="0">
            <text:p>0</text:p>
          </table:table-cell>
          <table:table-cell table:style-name="ce53" table:formula="of:=IF([.B1212]=&quot;R&quot;;0;COUNTIF([.F1212:.I12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Size(QSize(32, 32));</text:p>
          </table:table-cell>
          <table:table-cell table:number-columns-repeated="2"/>
          <table:table-cell table:number-columns-repeated="2"/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53" table:formula="of:=IF([.B1213]=&quot;R&quot;;0;IF([.B1213]=&quot;-&quot;;0;4))" office:value-type="float" office:value="4">
            <text:p>4</text:p>
          </table:table-cell>
          <table:table-cell table:style-name="ce53" table:formula="of:=IF([.B1213]=&quot;R&quot;;0;COUNTIF([.F1213:.I12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(KIcon("shape-choose"));</text:p>
          </table:table-cell>
          <table:table-cell table:number-columns-repeated="2"/>
          <table:table-cell table:number-columns-repeated="2"/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53" table:formula="of:=IF([.B1214]=&quot;R&quot;;0;IF([.B1214]=&quot;-&quot;;0;4))" office:value-type="float" office:value="4">
            <text:p>4</text:p>
          </table:table-cell>
          <table:table-cell table:style-name="ce53" table:formula="of:=IF([.B1214]=&quot;R&quot;;0;COUNTIF([.F1214:.I12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53" table:formula="of:=IF([.B1215]=&quot;R&quot;;0;IF([.B1215]=&quot;-&quot;;0;4))" office:value-type="float" office:value="0">
            <text:p>0</text:p>
          </table:table-cell>
          <table:table-cell table:style-name="ce53" table:formula="of:=IF([.B1215]=&quot;R&quot;;0;COUNTIF([.F1215:.I12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53" table:formula="of:=IF([.B1216]=&quot;R&quot;;0;IF([.B1216]=&quot;-&quot;;0;4))" office:value-type="float" office:value="4">
            <text:p>4</text:p>
          </table:table-cell>
          <table:table-cell table:style-name="ce53" table:formula="of:=IF([.B1216]=&quot;R&quot;;0;COUNTIF([.F1216:.I12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53" table:formula="of:=IF([.B1217]=&quot;R&quot;;0;IF([.B1217]=&quot;-&quot;;0;4))" office:value-type="float" office:value="0">
            <text:p>0</text:p>
          </table:table-cell>
          <table:table-cell table:style-name="ce53" table:formula="of:=IF([.B1217]=&quot;R&quot;;0;COUNTIF([.F1217:.I12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53" table:formula="of:=IF([.B1218]=&quot;R&quot;;0;IF([.B1218]=&quot;-&quot;;0;4))" office:value-type="float" office:value="4">
            <text:p>4</text:p>
          </table:table-cell>
          <table:table-cell table:style-name="ce53" table:formula="of:=IF([.B1218]=&quot;R&quot;;0;COUNTIF([.F1218:.I12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7"/>action-&gt;setIconText(name);</text:p>
          </table:table-cell>
          <table:table-cell table:number-columns-repeated="2"/>
          <table:table-cell table:number-columns-repeated="2"/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53" table:formula="of:=IF([.B1219]=&quot;R&quot;;0;IF([.B1219]=&quot;-&quot;;0;4))" office:value-type="float" office:value="4">
            <text:p>4</text:p>
          </table:table-cell>
          <table:table-cell table:style-name="ce53" table:formula="of:=IF([.B1219]=&quot;R&quot;;0;COUNTIF([.F1219:.I12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butt" ) );</text:p>
          </table:table-cell>
          <table:table-cell table:number-columns-repeated="2"/>
          <table:table-cell table:number-columns-repeated="2"/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53" table:formula="of:=IF([.B1220]=&quot;R&quot;;0;IF([.B1220]=&quot;-&quot;;0;4))" office:value-type="float" office:value="4">
            <text:p>4</text:p>
          </table:table-cell>
          <table:table-cell table:style-name="ce53" table:formula="of:=IF([.B1220]=&quot;R&quot;;0;COUNTIF([.F1220:.I12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round" ) );</text:p>
          </table:table-cell>
          <table:table-cell table:number-columns-repeated="2"/>
          <table:table-cell table:number-columns-repeated="2"/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53" table:formula="of:=IF([.B1221]=&quot;R&quot;;0;IF([.B1221]=&quot;-&quot;;0;4))" office:value-type="float" office:value="4">
            <text:p>4</text:p>
          </table:table-cell>
          <table:table-cell table:style-name="ce53" table:formula="of:=IF([.B1221]=&quot;R&quot;;0;COUNTIF([.F1221:.I12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square" ) );</text:p>
          </table:table-cell>
          <table:table-cell table:number-columns-repeated="2"/>
          <table:table-cell table:number-columns-repeated="2"/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53" table:formula="of:=IF([.B1222]=&quot;R&quot;;0;IF([.B1222]=&quot;-&quot;;0;4))" office:value-type="float" office:value="4">
            <text:p>4</text:p>
          </table:table-cell>
          <table:table-cell table:style-name="ce53" table:formula="of:=IF([.B1222]=&quot;R&quot;;0;COUNTIF([.F1222:.I12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miter" ) );</text:p>
          </table:table-cell>
          <table:table-cell table:number-columns-repeated="2"/>
          <table:table-cell table:number-columns-repeated="2"/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53" table:formula="of:=IF([.B1223]=&quot;R&quot;;0;IF([.B1223]=&quot;-&quot;;0;4))" office:value-type="float" office:value="4">
            <text:p>4</text:p>
          </table:table-cell>
          <table:table-cell table:style-name="ce53" table:formula="of:=IF([.B1223]=&quot;R&quot;;0;COUNTIF([.F1223:.I12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round" ) );</text:p>
          </table:table-cell>
          <table:table-cell table:number-columns-repeated="2"/>
          <table:table-cell table:number-columns-repeated="2"/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53" table:formula="of:=IF([.B1224]=&quot;R&quot;;0;IF([.B1224]=&quot;-&quot;;0;4))" office:value-type="float" office:value="4">
            <text:p>4</text:p>
          </table:table-cell>
          <table:table-cell table:style-name="ce53" table:formula="of:=IF([.B1224]=&quot;R&quot;;0;COUNTIF([.F1224:.I12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bevel" ) );</text:p>
          </table:table-cell>
          <table:table-cell table:number-columns-repeated="2"/>
          <table:table-cell table:number-columns-repeated="2"/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53" table:formula="of:=IF([.B1225]=&quot;R&quot;;0;IF([.B1225]=&quot;-&quot;;0;4))" office:value-type="float" office:value="4">
            <text:p>4</text:p>
          </table:table-cell>
          <table:table-cell table:style-name="ce53" table:formula="of:=IF([.B1225]=&quot;R&quot;;0;COUNTIF([.F1225:.I122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piral/KoSpiralShapeFactory.cpp: <text:s text:c="3"/>setIcon("spiral-shape");</text:p>
          </table:table-cell>
          <table:table-cell table:number-columns-repeated="2"/>
          <table:table-cell table:number-columns-repeated="2"/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53" table:formula="of:=IF([.B1226]=&quot;R&quot;;0;IF([.B1226]=&quot;-&quot;;0;4))" office:value-type="float" office:value="4">
            <text:p>4</text:p>
          </table:table-cell>
          <table:table-cell table:style-name="ce53" table:formula="of:=IF([.B1226]=&quot;R&quot;;0;COUNTIF([.F1226:.I12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tar/KoStarShapeFactory.cpp: <text:s text:c="3"/>setIcon("star");</text:p>
          </table:table-cell>
          <table:table-cell table:number-columns-repeated="2"/>
          <table:table-cell table:number-columns-repeated="2"/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53" table:formula="of:=IF([.B1227]=&quot;R&quot;;0;IF([.B1227]=&quot;-&quot;;0;4))" office:value-type="float" office:value="4">
            <text:p>4</text:p>
          </table:table-cell>
          <table:table-cell table:style-name="ce53" table:formula="of:=IF([.B1227]=&quot;R&quot;;0;COUNTIF([.F1227:.I122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ellipse/KoEllipseShapeFactory.cpp: <text:s text:c="3"/>setIcon("ellipse-shape");</text:p>
          </table:table-cell>
          <table:table-cell table:number-columns-repeated="2"/>
          <table:table-cell table:number-columns-repeated="2"/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53" table:formula="of:=IF([.B1228]=&quot;R&quot;;0;IF([.B1228]=&quot;-&quot;;0;4))" office:value-type="float" office:value="4">
            <text:p>4</text:p>
          </table:table-cell>
          <table:table-cell table:style-name="ce53" table:formula="of:=IF([.B1228]=&quot;R&quot;;0;COUNTIF([.F1228:.I12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enhancedpath/KoEnhancedPathShapeFactory.cpp: <text:s text:c="3"/>setIcon("enhancedpath");</text:p>
          </table:table-cell>
          <table:table-cell table:number-columns-repeated="2"/>
          <table:table-cell table:number-columns-repeated="2"/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53" table:formula="of:=IF([.B1229]=&quot;R&quot;;0;IF([.B1229]=&quot;-&quot;;0;4))" office:value-type="float" office:value="4">
            <text:p>4</text:p>
          </table:table-cell>
          <table:table-cell table:style-name="ce53" table:formula="of:=IF([.B1229]=&quot;R&quot;;0;COUNTIF([.F1229:.I12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rectangle/KoRectangleShapeFactory.cpp: <text:s text:c="3"/>setIcon("rectangle-shape");</text:p>
          </table:table-cell>
          <table:table-cell table:number-columns-repeated="2"/>
          <table:table-cell table:number-columns-repeated="2"/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53" table:formula="of:=IF([.B1230]=&quot;R&quot;;0;IF([.B1230]=&quot;-&quot;;0;4))" office:value-type="float" office:value="4">
            <text:p>4</text:p>
          </table:table-cell>
          <table:table-cell table:style-name="ce53" table:formula="of:=IF([.B1230]=&quot;R&quot;;0;COUNTIF([.F1230:.I123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artistictextshape/ArtisticTextToolFactory.cpp: <text:s text:c="3"/>setIcon ("artistictext-tool");</text:p>
          </table:table-cell>
          <table:table-cell table:number-columns-repeated="2"/>
          <table:table-cell table:number-columns-repeated="2"/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53" table:formula="of:=IF([.B1231]=&quot;R&quot;;0;IF([.B1231]=&quot;-&quot;;0;4))" office:value-type="float" office:value="4">
            <text:p>4</text:p>
          </table:table-cell>
          <table:table-cell table:style-name="ce53" table:formula="of:=IF([.B1231]=&quot;R&quot;;0;COUNTIF([.F1231:.I123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artistictextshape/ArtisticTextShapeFactory.cpp: <text:s text:c="3"/>setIcon( "text" );</text:p>
          </table:table-cell>
          <table:table-cell table:number-columns-repeated="2"/>
          <table:table-cell table:number-columns-repeated="2"/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53" table:formula="of:=IF([.B1232]=&quot;R&quot;;0;IF([.B1232]=&quot;-&quot;;0;4))" office:value-type="float" office:value="4">
            <text:p>4</text:p>
          </table:table-cell>
          <table:table-cell table:style-name="ce53" table:formula="of:=IF([.B1232]=&quot;R&quot;;0;COUNTIF([.F1232:.I12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bold-&gt;setIcon( KIcon( "format-text-bold" ) );</text:p>
          </table:table-cell>
          <table:table-cell table:number-columns-repeated="2"/>
          <table:table-cell table:number-columns-repeated="2"/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53" table:formula="of:=IF([.B1233]=&quot;R&quot;;0;IF([.B1233]=&quot;-&quot;;0;4))" office:value-type="float" office:value="4">
            <text:p>4</text:p>
          </table:table-cell>
          <table:table-cell table:style-name="ce53" table:formula="of:=IF([.B1233]=&quot;R&quot;;0;COUNTIF([.F1233:.I12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italic-&gt;setIcon( KIcon( "format-text-italic" ) );</text:p>
          </table:table-cell>
          <table:table-cell table:number-columns-repeated="2"/>
          <table:table-cell table:number-columns-repeated="2"/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53" table:formula="of:=IF([.B1234]=&quot;R&quot;;0;IF([.B1234]=&quot;-&quot;;0;4))" office:value-type="float" office:value="4">
            <text:p>4</text:p>
          </table:table-cell>
          <table:table-cell table:style-name="ce53" table:formula="of:=IF([.B1234]=&quot;R&quot;;0;COUNTIF([.F1234:.I12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Start-&gt;setIcon( KIcon( "format-justify-left" ) );</text:p>
          </table:table-cell>
          <table:table-cell table:number-columns-repeated="2"/>
          <table:table-cell table:number-columns-repeated="2"/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53" table:formula="of:=IF([.B1235]=&quot;R&quot;;0;IF([.B1235]=&quot;-&quot;;0;4))" office:value-type="float" office:value="4">
            <text:p>4</text:p>
          </table:table-cell>
          <table:table-cell table:style-name="ce53" table:formula="of:=IF([.B1235]=&quot;R&quot;;0;COUNTIF([.F1235:.I12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Middle-&gt;setIcon( KIcon( "format-justify-center" ) );</text:p>
          </table:table-cell>
          <table:table-cell table:number-columns-repeated="2"/>
          <table:table-cell table:number-columns-repeated="2"/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53" table:formula="of:=IF([.B1236]=&quot;R&quot;;0;IF([.B1236]=&quot;-&quot;;0;4))" office:value-type="float" office:value="4">
            <text:p>4</text:p>
          </table:table-cell>
          <table:table-cell table:style-name="ce53" table:formula="of:=IF([.B1236]=&quot;R&quot;;0;COUNTIF([.F1236:.I12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End-&gt;setIcon( KIcon( "format-justify-right" ) );</text:p>
          </table:table-cell>
          <table:table-cell table:number-columns-repeated="2"/>
          <table:table-cell table:number-columns-repeated="2"/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53" table:formula="of:=IF([.B1237]=&quot;R&quot;;0;IF([.B1237]=&quot;-&quot;;0;4))" office:value-type="float" office:value="4">
            <text:p>4</text:p>
          </table:table-cell>
          <table:table-cell table:style-name="ce53" table:formula="of:=IF([.B1237]=&quot;R&quot;;0;COUNTIF([.F1237:.I12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TextColor-&gt;setIcon(KIcon("format-text-color"));</text:p>
          </table:table-cell>
          <table:table-cell table:number-columns-repeated="2"/>
          <table:table-cell table:number-columns-repeated="2"/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53" table:formula="of:=IF([.B1238]=&quot;R&quot;;0;IF([.B1238]=&quot;-&quot;;0;4))" office:value-type="float" office:value="4">
            <text:p>4</text:p>
          </table:table-cell>
          <table:table-cell table:style-name="ce53" table:formula="of:=IF([.B1238]=&quot;R&quot;;0;COUNTIF([.F1238:.I12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BackgroundColor-&gt;setIcon(KIcon("format-fill-color"));</text:p>
          </table:table-cell>
          <table:table-cell table:number-columns-repeated="2"/>
          <table:table-cell table:number-columns-repeated="2"/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53" table:formula="of:=IF([.B1239]=&quot;R&quot;;0;IF([.B1239]=&quot;-&quot;;0;4))" office:value-type="float" office:value="4">
            <text:p>4</text:p>
          </table:table-cell>
          <table:table-cell table:style-name="ce53" table:formula="of:=IF([.B1239]=&quot;R&quot;;0;COUNTIF([.F1239:.I12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.cpp: <text:s text:c="3"/>action-&gt;setIcon(KIcon("character-set"));</text:p>
          </table:table-cell>
          <table:table-cell table:number-columns-repeated="2"/>
          <table:table-cell table:number-columns-repeated="2"/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53" table:formula="of:=IF([.B1240]=&quot;R&quot;;0;IF([.B1240]=&quot;-&quot;;0;4))" office:value-type="float" office:value="4">
            <text:p>4</text:p>
          </table:table-cell>
          <table:table-cell table:style-name="ce53" table:formula="of:=IF([.B1240]=&quot;R&quot;;0;COUNTIF([.F1240:.I124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53" table:formula="of:=IF([.B1241]=&quot;R&quot;;0;IF([.B1241]=&quot;-&quot;;0;4))" office:value-type="float" office:value="4">
            <text:p>4</text:p>
          </table:table-cell>
          <table:table-cell table:style-name="ce53" table:formula="of:=IF([.B1241]=&quot;R&quot;;0;COUNTIF([.F1241:.I124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newStyle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53" table:formula="of:=IF([.B1242]=&quot;R&quot;;0;IF([.B1242]=&quot;-&quot;;0;4))" office:value-type="float" office:value="0">
            <text:p>0</text:p>
          </table:table-cell>
          <table:table-cell table:style-name="ce53" table:formula="of:=IF([.B1242]=&quot;R&quot;;0;COUNTIF([.F1242:.I12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deleteStyl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53" table:formula="of:=IF([.B1243]=&quot;R&quot;;0;IF([.B1243]=&quot;-&quot;;0;4))" office:value-type="float" office:value="0">
            <text:p>0</text:p>
          </table:table-cell>
          <table:table-cell table:style-name="ce53" table:formula="of:=IF([.B1243]=&quot;R&quot;;0;COUNTIF([.F1243:.I12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modifyStyle-&gt;setIcon(KIcon("configure"));</text:p>
          </table:table-cell>
          <table:table-cell table:number-columns-repeated="2"/>
          <table:table-cell table:number-columns-repeated="2"/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53" table:formula="of:=IF([.B1244]=&quot;R&quot;;0;IF([.B1244]=&quot;-&quot;;0;4))" office:value-type="float" office:value="4">
            <text:p>4</text:p>
          </table:table-cell>
          <table:table-cell table:style-name="ce53" table:formula="of:=IF([.B1244]=&quot;R&quot;;0;COUNTIF([.F1244:.I12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applyStyle-&gt;setIcon(KIcon("dialog-ok-apply"));</text:p>
          </table:table-cell>
          <table:table-cell table:number-columns-repeated="2"/>
          <table:table-cell table:number-columns-repeated="2"/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53" table:formula="of:=IF([.B1245]=&quot;R&quot;;0;IF([.B1245]=&quot;-&quot;;0;4))" office:value-type="float" office:value="4">
            <text:p>4</text:p>
          </table:table-cell>
          <table:table-cell table:style-name="ce53" table:formula="of:=IF([.B1245]=&quot;R&quot;;0;COUNTIF([.F1245:.I12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TextColor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53" table:formula="of:=IF([.B1246]=&quot;R&quot;;0;IF([.B1246]=&quot;-&quot;;0;4))" office:value-type="float" office:value="4">
            <text:p>4</text:p>
          </table:table-cell>
          <table:table-cell table:style-name="ce53" table:formula="of:=IF([.B1246]=&quot;R&quot;;0;COUNTIF([.F1246:.I12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Background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53" table:formula="of:=IF([.B1247]=&quot;R&quot;;0;IF([.B1247]=&quot;-&quot;;0;4))" office:value-type="float" office:value="4">
            <text:p>4</text:p>
          </table:table-cell>
          <table:table-cell table:style-name="ce53" table:formula="of:=IF([.B1247]=&quot;R&quot;;0;COUNTIF([.F1247:.I12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LanguageTab.cpp: <text:s text:c="11"/>item-&gt;setIcon(SmallIcon("tools-check-spelling"));</text:p>
          </table:table-cell>
          <table:table-cell table:number-columns-repeated="2"/>
          <table:table-cell table:number-columns-repeated="2"/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53" table:formula="of:=IF([.B1248]=&quot;R&quot;;0;IF([.B1248]=&quot;-&quot;;0;4))" office:value-type="float" office:value="4">
            <text:p>4</text:p>
          </table:table-cell>
          <table:table-cell table:style-name="ce53" table:formula="of:=IF([.B1248]=&quot;R&quot;;0;COUNTIF([.F1248:.I12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back-&gt;setIcon(KIcon(QString::fromLatin1("go-previous")));</text:p>
          </table:table-cell>
          <table:table-cell table:number-columns-repeated="2"/>
          <table:table-cell table:number-columns-repeated="2"/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53" table:formula="of:=IF([.B1249]=&quot;R&quot;;0;IF([.B1249]=&quot;-&quot;;0;4))" office:value-type="float" office:value="4">
            <text:p>4</text:p>
          </table:table-cell>
          <table:table-cell table:style-name="ce53" table:formula="of:=IF([.B1249]=&quot;R&quot;;0;COUNTIF([.F1249:.I12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forward-&gt;setIcon(KIcon(QString::fromLatin1("go-next")));</text:p>
          </table:table-cell>
          <table:table-cell table:number-columns-repeated="2"/>
          <table:table-cell table:number-columns-repeated="2"/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53" table:formula="of:=IF([.B1250]=&quot;R&quot;;0;IF([.B1250]=&quot;-&quot;;0;4))" office:value-type="float" office:value="4">
            <text:p>4</text:p>
          </table:table-cell>
          <table:table-cell table:style-name="ce53" table:formula="of:=IF([.B1250]=&quot;R&quot;;0;COUNTIF([.F1250:.I12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ragraphtool/Paragraph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53" table:formula="of:=IF([.B1251]=&quot;R&quot;;0;IF([.B1251]=&quot;-&quot;;0;4))" office:value-type="float" office:value="4">
            <text:p>4</text:p>
          </table:table-cell>
          <table:table-cell table:style-name="ce53" table:formula="of:=IF([.B1251]=&quot;R&quot;;0;COUNTIF([.F1251:.I12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Factory.cpp: <text:s text:c="3"/>setIcon( "pictureshape" );</text:p>
          </table:table-cell>
          <table:table-cell table:number-columns-repeated="2"/>
          <table:table-cell table:number-columns-repeated="2"/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53" table:formula="of:=IF([.B1252]=&quot;R&quot;;0;IF([.B1252]=&quot;-&quot;;0;4))" office:value-type="float" office:value="4">
            <text:p>4</text:p>
          </table:table-cell>
          <table:table-cell table:style-name="ce53" table:formula="of:=IF([.B1252]=&quot;R&quot;;0;COUNTIF([.F1252:.I12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ShapeFactory.cpp: <text:s text:c="3"/>setIcon( "x-shape-image" );</text:p>
          </table:table-cell>
          <table:table-cell table:number-columns-repeated="2"/>
          <table:table-cell table:number-columns-repeated="2"/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53" table:formula="of:=IF([.B1253]=&quot;R&quot;;0;IF([.B1253]=&quot;-&quot;;0;4))" office:value-type="float" office:value="4">
            <text:p>4</text:p>
          </table:table-cell>
          <table:table-cell table:style-name="ce53" table:formula="of:=IF([.B1253]=&quot;R&quot;;0;COUNTIF([.F1253:.I12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.cpp: <text:s text:c="3"/>button-&gt;setIcon(SmallIcon("open"));</text:p>
          </table:table-cell>
          <table:table-cell table:number-columns-repeated="2"/>
          <table:table-cell table:number-columns-repeated="2"/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53" table:formula="of:=IF([.B1254]=&quot;R&quot;;0;IF([.B1254]=&quot;-&quot;;0;4))" office:value-type="float" office:value="4">
            <text:p>4</text:p>
          </table:table-cell>
          <table:table-cell table:style-name="ce53" table:formula="of:=IF([.B1254]=&quot;R&quot;;0;COUNTIF([.F1254:.I12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53" table:formula="of:=IF([.B1255]=&quot;R&quot;;0;IF([.B1255]=&quot;-&quot;;0;4))" office:value-type="float" office:value="4">
            <text:p>4</text:p>
          </table:table-cell>
          <table:table-cell table:style-name="ce53" table:formula="of:=IF([.B1255]=&quot;R&quot;;0;COUNTIF([.F1255:.I12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simpletextedit/Panel.cpp: <text:s text:c="3"/>button-&gt;setIcon(KIcon("koffice_simple_format_"+ name +"_inactive"));</text:p>
          </table:table-cell>
          <table:table-cell table:number-columns-repeated="2"/>
          <table:table-cell table:number-columns-repeated="2"/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53" table:formula="of:=IF([.B1256]=&quot;R&quot;;0;IF([.B1256]=&quot;-&quot;;0;4))" office:value-type="float" office:value="4">
            <text:p>4</text:p>
          </table:table-cell>
          <table:table-cell table:style-name="ce53" table:formula="of:=IF([.B1256]=&quot;R&quot;;0;COUNTIF([.F1256:.I12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53" table:formula="of:=IF([.B1257]=&quot;R&quot;;0;IF([.B1257]=&quot;-&quot;;0;4))" office:value-type="float" office:value="4">
            <text:p>4</text:p>
          </table:table-cell>
          <table:table-cell table:style-name="ce53" table:formula="of:=IF([.B1257]=&quot;R&quot;;0;COUNTIF([.F1257:.I12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7"/>button-&gt;setIcon(icon);</text:p>
          </table:table-cell>
          <table:table-cell table:number-columns-repeated="2"/>
          <table:table-cell table:number-columns-repeated="2"/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53" table:formula="of:=IF([.B1258]=&quot;R&quot;;0;IF([.B1258]=&quot;-&quot;;0;4))" office:value-type="float" office:value="4">
            <text:p>4</text:p>
          </table:table-cell>
          <table:table-cell table:style-name="ce53" table:formula="of:=IF([.B1258]=&quot;R&quot;;0;COUNTIF([.F1258:.I12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newAction-&gt;setIcon(icon);</text:p>
          </table:table-cell>
          <table:table-cell table:number-columns-repeated="2"/>
          <table:table-cell table:number-columns-repeated="2"/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53" table:formula="of:=IF([.B1259]=&quot;R&quot;;0;IF([.B1259]=&quot;-&quot;;0;4))" office:value-type="float" office:value="4">
            <text:p>4</text:p>
          </table:table-cell>
          <table:table-cell table:style-name="ce53" table:formula="of:=IF([.B1259]=&quot;R&quot;;0;COUNTIF([.F1259:.I12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ivineProportion/DivineProportionToolFactory.cpp: <text:s text:c="3"/>//setIcon ("");</text:p>
          </table:table-cell>
          <table:table-cell table:number-columns-repeated="2"/>
          <table:table-cell table:number-columns-repeated="2"/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53" table:formula="of:=IF([.B1260]=&quot;R&quot;;0;IF([.B1260]=&quot;-&quot;;0;4))" office:value-type="float" office:value="4">
            <text:p>4</text:p>
          </table:table-cell>
          <table:table-cell table:style-name="ce53" table:formula="of:=IF([.B1260]=&quot;R&quot;;0;COUNTIF([.F1260:.I12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ivineProportion/DivineProportionShapeFactory.cpp: <text:s text:c="3"/>setIcon( "divine-shape" );</text:p>
          </table:table-cell>
          <table:table-cell table:number-columns-repeated="2"/>
          <table:table-cell table:number-columns-repeated="2"/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53" table:formula="of:=IF([.B1261]=&quot;R&quot;;0;IF([.B1261]=&quot;-&quot;;0;4))" office:value-type="float" office:value="4">
            <text:p>4</text:p>
          </table:table-cell>
          <table:table-cell table:style-name="ce53" table:formula="of:=IF([.B1261]=&quot;R&quot;;0;COUNTIF([.F1261:.I12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>
          <table:table-cell table:style-name="ce10"/>
          <table:table-cell table:style-name="ce17" table:formula="of:=COUNTBLANK([.B5:.B1261])" office:value-type="float" office:value="474">
            <text:p>474</text:p>
          </table:table-cell>
          <table:table-cell table:style-name="ce17" table:formula="of:=ROWS([.B5:.B1261])" office:value-type="float" office:value="1257">
            <text:p>1257</text:p>
          </table:table-cell>
          <table:table-cell table:style-name="ce32"/>
          <table:table-cell table:style-name="ce39"/>
          <table:table-cell table:style-name="ce47" table:number-columns-repeated="4"/>
          <table:table-cell table:style-name="ce56" table:formula="of:=SUM([.J5:.J1262])" office:value-type="float" office:value="3168">
            <text:p>3168</text:p>
          </table:table-cell>
          <table:table-cell table:style-name="ce56" table:formula="of:=SUM([.K5:.K1262])" office:value-type="float" office:value="588">
            <text:p>588</text:p>
          </table:table-cell>
          <table:table-cell table:number-columns-repeated="245"/>
        </table:table-row>
        <table:table-row table:style-name="ro1" table:number-rows-repeated="139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 table:number-rows-repeated="6413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1.A1:Sheet1.A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  <style:style style:name="kexi" style:family="table-cell" style:parent-style-name="red">
      <style:text-properties fo:color="#ff66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6">16-01-2010</text:date>, <text:time>04:3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uno pinheiro</meta:initial-creator>
    <meta:creation-date>2009-07-26T22:03:46</meta:creation-date>
    <dc:date>2010-01-16T04:34:35</dc:date>
    <meta:editing-cycles>213</meta:editing-cycles>
    <meta:editing-duration>PT61H14M49S</meta:editing-duration>
    <dc:creator>nuno pinheiro</dc:creator>
    <meta:document-statistic meta:table-count="1" meta:cell-count="11930" meta:object-count="0"/>
    <meta:user-defined meta:name="Info 1"/>
    <meta:user-defined meta:name="Info 2"/>
    <meta:user-defined meta:name="Info 3"/>
    <meta:user-defined meta:name="Info 4"/>
  </office:meta>
</office:document-meta>
</file>